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3.962cm"/>
    </style:style>
    <style:style style:name="co14" style:family="table-column">
      <style:table-column-properties fo:break-before="auto" style:column-width="7.842cm"/>
    </style:style>
    <style:style style:name="co15" style:family="table-column">
      <style:table-column-properties fo:break-before="auto" style:column-width="3.034cm"/>
    </style:style>
    <style:style style:name="co16" style:family="table-column">
      <style:table-column-properties fo:break-before="auto" style:column-width="6.481cm"/>
    </style:style>
    <style:style style:name="co5" style:family="table-column">
      <style:table-column-properties fo:break-before="auto" style:column-width="1.734cm"/>
    </style:style>
    <style:style style:name="co6" style:family="table-column">
      <style:table-column-properties fo:break-before="auto" style:column-width="3.447cm"/>
    </style:style>
    <style:style style:name="co7" style:family="table-column">
      <style:table-column-properties fo:break-before="auto" style:column-width="2.868cm"/>
    </style:style>
    <style:style style:name="co8" style:family="table-column">
      <style:table-column-properties fo:break-before="auto" style:column-width="2.683cm"/>
    </style:style>
    <style:style style:name="co9" style:family="table-column">
      <style:table-column-properties fo:break-before="auto" style:column-width="1.568cm"/>
    </style:style>
    <style:style style:name="co10" style:family="table-column">
      <style:table-column-properties fo:break-before="auto" style:column-width="2.267cm"/>
    </style:style>
    <style:style style:name="co11" style:family="table-column">
      <style:table-column-properties fo:break-before="auto" style:column-width="4.417cm"/>
    </style:style>
    <style:style style:name="co12" style:family="table-column">
      <style:table-column-properties fo:break-before="auto" style:column-width="4.725cm"/>
    </style:style>
    <style:style style:name="co17" style:family="table-column">
      <style:table-column-properties fo:break-before="auto" style:column-width="0.792cm"/>
    </style:style>
    <style:style style:name="co18" style:family="table-column">
      <style:table-column-properties fo:break-before="auto" style:column-width="3.179cm"/>
    </style:style>
    <style:style style:name="co19" style:family="table-column">
      <style:table-column-properties fo:break-before="auto" style:column-width="3.205cm"/>
    </style:style>
    <style:style style:name="co20" style:family="table-column">
      <style:table-column-properties fo:break-before="auto" style:column-width="3cm"/>
    </style:style>
    <style:style style:name="co21" style:family="table-column">
      <style:table-column-properties fo:break-before="auto" style:column-width="1.774cm"/>
    </style:style>
    <style:style style:name="ro2" style:family="table-row">
      <style:table-row-properties style:row-height="0.45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53cm" fo:break-before="auto" style:use-optimal-row-height="false"/>
    </style:style>
    <style:style style:name="ta3" style:family="table" style:master-page-name="PageStyle_5f_Menu">
      <style:table-properties table:display="true" style:writing-mode="lr-tb"/>
    </style:style>
    <style:style style:name="ta2" style:family="table" style:master-page-name="PageStyle_5f_New_20_words">
      <style:table-properties table:display="true" style:writing-mode="lr-tb"/>
    </style:style>
    <style:style style:name="ta4" style:family="table" style:master-page-name="PageStyle_5f_Old">
      <style:table-properties table:display="true" style:writing-mode="lr-tb"/>
    </style:style>
    <style:style style:name="ce1" style:family="table-cell" style:parent-style-name="Default">
      <style:table-cell-properties fo:background-color="#ff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table-cell-properties fo:background-color="#cc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ffff99"/>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table-cell-properties fo:background-color="#ccffcc"/>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99"/>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99"/>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ccffcc"/>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5"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ext-properties style:use-window-font-color="true" style:text-outline="false" style:text-line-through-styl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style>
    <style:style style:name="ce21" style:family="table-cell" style:parent-style-name="Default">
      <style:table-cell-properties fo:background-color="#ffffcc"/>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ext-properties style:font-name="Tahoma1"/>
    </style:style>
    <style:style style:name="ce24"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glyph-orientation-vertical="0" fo:background-color="#ffffcc"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7" style:family="table-cell" style:parent-style-name="Default">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420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微软雅黑" fo:font-size="10pt" fo:language="en" fo:country="US" fo:font-style="normal" fo:text-shadow="none" style:text-underline-style="none" fo:font-weight="normal" style:text-underline-mode="continuous" style:text-overline-mode="continuous" style:text-line-through-mode="continuous" style:font-name-asian="微软雅黑"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8pt" fo:language="en" fo:country="US" fo:font-style="normal" fo:text-shadow="none" style:text-underline-style="none" fo:font-weight="normal" style:text-underline-mode="continuous" style:text-overline-mode="continuous" style:text-line-through-mode="continuous" style:font-name-asian="微软雅黑"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T4"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5" style:family="text">
      <style:text-properties fo:color="#ff0000"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New words" table:style-name="ta2" table:print="false">
        <office:forms form:automatic-focus="false" form:apply-design-mode="false"/>
        <table:table-column table:style-name="co6" table:default-cell-style-name="ce5"/>
        <table:table-column table:style-name="co7" table:default-cell-style-name="ce5"/>
        <table:table-column table:style-name="co8" table:default-cell-style-name="ce6"/>
        <table:table-column table:style-name="co9" table:default-cell-style-name="ce5"/>
        <table:table-column table:style-name="co5" table:default-cell-style-name="ce5"/>
        <table:table-column table:style-name="co5" table:number-columns-repeated="251" table:default-cell-style-name="Default"/>
        <table:table-row table:style-name="ro3">
          <table:table-cell table:style-name="ce1" office:value-type="string">
            <text:p>New word</text:p>
          </table:table-cell>
          <table:table-cell table:style-name="ce1" office:value-type="string">
            <text:p>Dico EN</text:p>
          </table:table-cell>
          <table:table-cell table:style-name="ce1" office:value-type="string">
            <text:p>Dico CN</text:p>
          </table:table-cell>
          <table:table-cell table:style-name="ce1" office:value-type="string">
            <text:p>Menu EN</text:p>
          </table:table-cell>
          <table:table-cell table:style-name="ce1" office:value-type="string">
            <text:p>Menu CN</text:p>
          </table:table-cell>
          <table:table-cell table:number-columns-repeated="251"/>
        </table:table-row>
        <table:table-row table:style-name="ro3">
          <table:table-cell table:style-name="ce17" office:value-type="string">
            <text:p>New item</text:p>
          </table:table-cell>
          <table:table-cell table:formula="of:=VLOOKUP([.A2];[$Dico.A$1:.B$9398];2;0)" office:value-type="float" office:value="0">
            <text:p>#N/A</text:p>
          </table:table-cell>
          <table:table-cell table:formula="of:=VLOOKUP([.A2];[$Dico.A$1:.C$9398];3;0)" office:value-type="float" office:value="0">
            <text:p>#N/A</text:p>
          </table:table-cell>
          <table:table-cell table:formula="of:=VLOOKUP([.A2];$menu.$#ref!$#REF!:#REF!#REF!;2;0)))))))))))))))))))))))))))))" office:value-type="string" office:string-value="Err:508">
            <text:p>Err:508</text:p>
          </table:table-cell>
          <table:table-cell table:formula="of:=VLOOKUP([.A2];$menu.$#ref!$#REF!:#REF!#REF!;3;0)))))))))))))))))))))))))))))" office:value-type="string" office:string-value="Err:508">
            <text:p>Err:508</text:p>
          </table:table-cell>
          <table:table-cell table:number-columns-repeated="251"/>
        </table:table-row>
        <table:table-row table:style-name="ro3">
          <table:table-cell table:style-name="ce18" office:value-type="string">
            <text:p>Copy item</text:p>
          </table:table-cell>
          <table:table-cell table:formula="of:=VLOOKUP([.A3];[$Dico.A$1:.B$9398];2;0)" office:value-type="float" office:value="0">
            <text:p>#N/A</text:p>
          </table:table-cell>
          <table:table-cell table:formula="of:=VLOOKUP([.A3];[$Dico.A$1:.C$9398];3;0)" office:value-type="float" office:value="0">
            <text:p>#N/A</text:p>
          </table:table-cell>
          <table:table-cell table:formula="of:=VLOOKUP([.A3];$menu.$#ref!$#REF!:#REF!#REF!;2;0)))))))))))))))))))))))))))))" office:value-type="string" office:string-value="Err:508">
            <text:p>Err:508</text:p>
          </table:table-cell>
          <table:table-cell table:formula="of:=VLOOKUP([.A3];$menu.$#ref!$#REF!:#REF!#REF!;3;0)))))))))))))))))))))))))))))" office:value-type="string" office:string-value="Err:508">
            <text:p>Err:508</text:p>
          </table:table-cell>
          <table:table-cell table:number-columns-repeated="251"/>
        </table:table-row>
        <table:table-row table:style-name="ro3">
          <table:table-cell table:style-name="ce19" office:value-type="string">
            <text:p>Country</text:p>
          </table:table-cell>
          <table:table-cell table:formula="of:=VLOOKUP([.A4];[$Dico.A$1:.B$9398];2;0)" office:value-type="float" office:value="0">
            <text:p>#N/A</text:p>
          </table:table-cell>
          <table:table-cell table:formula="of:=VLOOKUP([.A4];[$Dico.A$1:.C$9398];3;0)" office:value-type="float" office:value="0">
            <text:p>#N/A</text:p>
          </table:table-cell>
          <table:table-cell table:formula="of:=VLOOKUP([.A4];$menu.$#ref!$#REF!:#REF!#REF!;2;0)))))))))))))))))))))))))))))" office:value-type="string" office:string-value="Err:508">
            <text:p>Err:508</text:p>
          </table:table-cell>
          <table:table-cell table:formula="of:=VLOOKUP([.A4];$menu.$#ref!$#REF!:#REF!#REF!;3;0)))))))))))))))))))))))))))))" office:value-type="string" office:string-value="Err:508">
            <text:p>Err:508</text:p>
          </table:table-cell>
          <table:table-cell table:number-columns-repeated="251"/>
        </table:table-row>
        <table:table-row table:style-name="ro3">
          <table:table-cell table:style-name="ce19" office:value-type="string">
            <text:p>Cancelled</text:p>
          </table:table-cell>
          <table:table-cell table:formula="of:=VLOOKUP([.A5];[$Dico.A$1:.B$9398];2;0)" office:value-type="float" office:value="0">
            <text:p>#N/A</text:p>
          </table:table-cell>
          <table:table-cell table:formula="of:=VLOOKUP([.A5];[$Dico.A$1:.C$9398];3;0)" office:value-type="float" office:value="0">
            <text:p>#N/A</text:p>
          </table:table-cell>
          <table:table-cell table:formula="of:=VLOOKUP([.A5];$menu.$#ref!$#REF!:#REF!#REF!;2;0)))))))))))))))))))))))))))))" office:value-type="string" office:string-value="Err:508">
            <text:p>Err:508</text:p>
          </table:table-cell>
          <table:table-cell table:formula="of:=VLOOKUP([.A5];$menu.$#ref!$#REF!:#REF!#REF!;3;0)))))))))))))))))))))))))))))" office:value-type="string" office:string-value="Err:508">
            <text:p>Err:508</text:p>
          </table:table-cell>
          <table:table-cell table:number-columns-repeated="251"/>
        </table:table-row>
        <table:table-row table:style-name="ro3">
          <table:table-cell table:style-name="ce18" office:value-type="string">
            <text:p>region</text:p>
          </table:table-cell>
          <table:table-cell table:formula="of:=VLOOKUP([.A6];[$Dico.A$1:.B$9398];2;0)" office:value-type="float" office:value="0">
            <text:p>#N/A</text:p>
          </table:table-cell>
          <table:table-cell table:formula="of:=VLOOKUP([.A6];[$Dico.A$1:.C$9398];3;0)" office:value-type="float" office:value="0">
            <text:p>#N/A</text:p>
          </table:table-cell>
          <table:table-cell table:formula="of:=VLOOKUP([.A6];$menu.$#ref!$#REF!:#REF!#REF!;2;0)))))))))))))))))))))))))))))" office:value-type="string" office:string-value="Err:508">
            <text:p>Err:508</text:p>
          </table:table-cell>
          <table:table-cell table:formula="of:=VLOOKUP([.A6];$menu.$#ref!$#REF!:#REF!#REF!;3;0)))))))))))))))))))))))))))))" office:value-type="string" office:string-value="Err:508">
            <text:p>Err:508</text:p>
          </table:table-cell>
          <table:table-cell table:number-columns-repeated="251"/>
        </table:table-row>
        <table:table-row table:style-name="ro3">
          <table:table-cell table:style-name="ce18" office:value-type="string">
            <text:p>CURRENCY</text:p>
          </table:table-cell>
          <table:table-cell table:formula="of:=VLOOKUP([.A7];[$Dico.A$1:.B$9398];2;0)" office:value-type="float" office:value="0">
            <text:p>#N/A</text:p>
          </table:table-cell>
          <table:table-cell table:formula="of:=VLOOKUP([.A7];[$Dico.A$1:.C$9398];3;0)" office:value-type="float" office:value="0">
            <text:p>#N/A</text:p>
          </table:table-cell>
          <table:table-cell table:formula="of:=VLOOKUP([.A7];$menu.$#ref!$#REF!:#REF!#REF!;2;0)))))))))))))))))))))))))))))" office:value-type="string" office:string-value="Err:508">
            <text:p>Err:508</text:p>
          </table:table-cell>
          <table:table-cell table:formula="of:=VLOOKUP([.A7];$menu.$#ref!$#REF!:#REF!#REF!;3;0)))))))))))))))))))))))))))))" office:value-type="string" office:string-value="Err:508">
            <text:p>Err:508</text:p>
          </table:table-cell>
          <table:table-cell table:number-columns-repeated="251"/>
        </table:table-row>
        <table:table-row table:style-name="ro3">
          <table:table-cell table:style-name="ce18" office:value-type="string">
            <text:p>cost total</text:p>
          </table:table-cell>
          <table:table-cell table:formula="of:=VLOOKUP([.A8];[$Dico.A$1:.B$9398];2;0)" office:value-type="float" office:value="0">
            <text:p>#N/A</text:p>
          </table:table-cell>
          <table:table-cell table:formula="of:=VLOOKUP([.A8];[$Dico.A$1:.C$9398];3;0)" office:value-type="float" office:value="0">
            <text:p>#N/A</text:p>
          </table:table-cell>
          <table:table-cell table:formula="of:=VLOOKUP([.A8];$menu.$#ref!$#REF!:#REF!#REF!;2;0)))))))))))))))))))))))))))))" office:value-type="string" office:string-value="Err:508">
            <text:p>Err:508</text:p>
          </table:table-cell>
          <table:table-cell table:formula="of:=VLOOKUP([.A8];$menu.$#ref!$#REF!:#REF!#REF!;3;0)))))))))))))))))))))))))))))" office:value-type="string" office:string-value="Err:508">
            <text:p>Err:508</text:p>
          </table:table-cell>
          <table:table-cell table:number-columns-repeated="251"/>
        </table:table-row>
        <table:table-row table:style-name="ro3">
          <table:table-cell office:value-type="string">
            <text:p>Tariff</text:p>
          </table:table-cell>
          <table:table-cell table:formula="of:=VLOOKUP([.A9];[$Dico.A$1:.B$9398];2;0)" office:value-type="float" office:value="0">
            <text:p>#N/A</text:p>
          </table:table-cell>
          <table:table-cell table:formula="of:=VLOOKUP([.A9];[$Dico.A$1:.C$9398];3;0)" office:value-type="float" office:value="0">
            <text:p>#N/A</text:p>
          </table:table-cell>
          <table:table-cell table:formula="of:=VLOOKUP([.A9];$menu.$#ref!$#REF!:#REF!#REF!;2;0)))))))))))))))))))))))))))))" office:value-type="string" office:string-value="Err:508">
            <text:p>Err:508</text:p>
          </table:table-cell>
          <table:table-cell table:formula="of:=VLOOKUP([.A9];$menu.$#ref!$#REF!:#REF!#REF!;3;0)))))))))))))))))))))))))))))" office:value-type="string" office:string-value="Err:508">
            <text:p>Err:508</text:p>
          </table:table-cell>
          <table:table-cell table:number-columns-repeated="251"/>
        </table:table-row>
        <table:table-row table:style-name="ro3">
          <table:table-cell office:value-type="string">
            <text:p>tariff total</text:p>
          </table:table-cell>
          <table:table-cell table:formula="of:=VLOOKUP([.A10];[$Dico.A$1:.B$9398];2;0)" office:value-type="float" office:value="0">
            <text:p>#N/A</text:p>
          </table:table-cell>
          <table:table-cell table:formula="of:=VLOOKUP([.A10];[$Dico.A$1:.C$9398];3;0)" office:value-type="float" office:value="0">
            <text:p>#N/A</text:p>
          </table:table-cell>
          <table:table-cell table:formula="of:=VLOOKUP([.A10];$menu.$#ref!$#REF!:#REF!#REF!;2;0)))))))))))))))))))))))))))))" office:value-type="string" office:string-value="Err:508">
            <text:p>Err:508</text:p>
          </table:table-cell>
          <table:table-cell table:formula="of:=VLOOKUP([.A10];$menu.$#ref!$#REF!:#REF!#REF!;3;0)))))))))))))))))))))))))))))" office:value-type="string" office:string-value="Err:508">
            <text:p>Err:508</text:p>
          </table:table-cell>
          <table:table-cell table:number-columns-repeated="251"/>
        </table:table-row>
        <table:table-row table:style-name="ro3">
          <table:table-cell office:value-type="string">
            <text:p>Logistic fee total</text:p>
          </table:table-cell>
          <table:table-cell table:formula="of:=VLOOKUP([.A11];[$Dico.A$1:.B$9398];2;0)" office:value-type="float" office:value="0">
            <text:p>#N/A</text:p>
          </table:table-cell>
          <table:table-cell table:formula="of:=VLOOKUP([.A11];[$Dico.A$1:.C$9398];3;0)" office:value-type="float" office:value="0">
            <text:p>#N/A</text:p>
          </table:table-cell>
          <table:table-cell table:formula="of:=VLOOKUP([.A11];$menu.$#ref!$#REF!:#REF!#REF!;2;0)))))))))))))))))))))))))))))" office:value-type="string" office:string-value="Err:508">
            <text:p>Err:508</text:p>
          </table:table-cell>
          <table:table-cell table:formula="of:=VLOOKUP([.A11];$menu.$#ref!$#REF!:#REF!#REF!;3;0)))))))))))))))))))))))))))))" office:value-type="string" office:string-value="Err:508">
            <text:p>Err:508</text:p>
          </table:table-cell>
          <table:table-cell table:number-columns-repeated="251"/>
        </table:table-row>
        <table:table-row table:style-name="ro3">
          <table:table-cell office:value-type="string">
            <text:p>exchange rate</text:p>
          </table:table-cell>
          <table:table-cell table:formula="of:=VLOOKUP([.A12];[$Dico.A$1:.B$9398];2;0)" office:value-type="float" office:value="0">
            <text:p>#N/A</text:p>
          </table:table-cell>
          <table:table-cell table:formula="of:=VLOOKUP([.A12];[$Dico.A$1:.C$9398];3;0)" office:value-type="float" office:value="0">
            <text:p>#N/A</text:p>
          </table:table-cell>
          <table:table-cell table:formula="of:=VLOOKUP([.A12];$menu.$#ref!$#REF!:#REF!#REF!;2;0)))))))))))))))))))))))))))))" office:value-type="string" office:string-value="Err:508">
            <text:p>Err:508</text:p>
          </table:table-cell>
          <table:table-cell table:formula="of:=VLOOKUP([.A12];$menu.$#ref!$#REF!:#REF!#REF!;3;0)))))))))))))))))))))))))))))" office:value-type="string" office:string-value="Err:508">
            <text:p>Err:508</text:p>
          </table:table-cell>
          <table:table-cell table:number-columns-repeated="251"/>
        </table:table-row>
        <table:table-row table:style-name="ro3">
          <table:table-cell office:value-type="string">
            <text:p>item cost total</text:p>
          </table:table-cell>
          <table:table-cell table:formula="of:=VLOOKUP([.A13];[$Dico.A$1:.B$9398];2;0)" office:value-type="float" office:value="0">
            <text:p>#N/A</text:p>
          </table:table-cell>
          <table:table-cell table:formula="of:=VLOOKUP([.A13];[$Dico.A$1:.C$9398];3;0)" office:value-type="float" office:value="0">
            <text:p>#N/A</text:p>
          </table:table-cell>
          <table:table-cell table:formula="of:=VLOOKUP([.A13];$menu.$#ref!$#REF!:#REF!#REF!;2;0)))))))))))))))))))))))))))))" office:value-type="string" office:string-value="Err:508">
            <text:p>Err:508</text:p>
          </table:table-cell>
          <table:table-cell table:formula="of:=VLOOKUP([.A13];$menu.$#ref!$#REF!:#REF!#REF!;3;0)))))))))))))))))))))))))))))" office:value-type="string" office:string-value="Err:508">
            <text:p>Err:508</text:p>
          </table:table-cell>
          <table:table-cell table:number-columns-repeated="251"/>
        </table:table-row>
        <table:table-row table:style-name="ro3">
          <table:table-cell table:style-name="ce18" office:value-type="string">
            <text:p>Invoice no</text:p>
          </table:table-cell>
          <table:table-cell table:formula="of:=VLOOKUP([.A14];[$Dico.A$1:.B$9398];2;0)" office:value-type="float" office:value="0">
            <text:p>#N/A</text:p>
          </table:table-cell>
          <table:table-cell table:formula="of:=VLOOKUP([.A14];[$Dico.A$1:.C$9398];3;0)" office:value-type="float" office:value="0">
            <text:p>#N/A</text:p>
          </table:table-cell>
          <table:table-cell table:formula="of:=VLOOKUP([.A14];$menu.$#ref!$#REF!:#REF!#REF!;2;0)))))))))))))))))))))))))))))" office:value-type="string" office:string-value="Err:508">
            <text:p>Err:508</text:p>
          </table:table-cell>
          <table:table-cell table:formula="of:=VLOOKUP([.A14];$menu.$#ref!$#REF!:#REF!#REF!;3;0)))))))))))))))))))))))))))))" office:value-type="string" office:string-value="Err:508">
            <text:p>Err:508</text:p>
          </table:table-cell>
          <table:table-cell table:number-columns-repeated="251"/>
        </table:table-row>
        <table:table-row table:style-name="ro3">
          <table:table-cell office:value-type="string">
            <text:p>fee type</text:p>
          </table:table-cell>
          <table:table-cell table:formula="of:=VLOOKUP([.A15];[$Dico.A$1:.B$9398];2;0)" office:value-type="float" office:value="0">
            <text:p>#N/A</text:p>
          </table:table-cell>
          <table:table-cell table:formula="of:=VLOOKUP([.A15];[$Dico.A$1:.C$9398];3;0)" office:value-type="float" office:value="0">
            <text:p>#N/A</text:p>
          </table:table-cell>
          <table:table-cell table:formula="of:=VLOOKUP([.A15];$menu.$#ref!$#REF!:#REF!#REF!;2;0)))))))))))))))))))))))))))))" office:value-type="string" office:string-value="Err:508">
            <text:p>Err:508</text:p>
          </table:table-cell>
          <table:table-cell table:formula="of:=VLOOKUP([.A15];$menu.$#ref!$#REF!:#REF!#REF!;3;0)))))))))))))))))))))))))))))" office:value-type="string" office:string-value="Err:508">
            <text:p>Err:508</text:p>
          </table:table-cell>
          <table:table-cell table:number-columns-repeated="251"/>
        </table:table-row>
        <table:table-row table:style-name="ro3">
          <table:table-cell office:value-type="string">
            <text:p>approved</text:p>
          </table:table-cell>
          <table:table-cell table:formula="of:=VLOOKUP([.A16];[$Dico.A$1:.B$9398];2;0)" office:value-type="float" office:value="0">
            <text:p>#N/A</text:p>
          </table:table-cell>
          <table:table-cell table:formula="of:=VLOOKUP([.A16];[$Dico.A$1:.C$9398];3;0)" office:value-type="float" office:value="0">
            <text:p>#N/A</text:p>
          </table:table-cell>
          <table:table-cell table:formula="of:=VLOOKUP([.A16];$menu.$#ref!$#REF!:#REF!#REF!;2;0)))))))))))))))))))))))))))))" office:value-type="string" office:string-value="Err:508">
            <text:p>Err:508</text:p>
          </table:table-cell>
          <table:table-cell table:formula="of:=VLOOKUP([.A16];$menu.$#ref!$#REF!:#REF!#REF!;3;0)))))))))))))))))))))))))))))" office:value-type="string" office:string-value="Err:508">
            <text:p>Err:508</text:p>
          </table:table-cell>
          <table:table-cell table:number-columns-repeated="251"/>
        </table:table-row>
        <table:table-row table:style-name="ro3">
          <table:table-cell office:value-type="string">
            <text:p>order approved</text:p>
          </table:table-cell>
          <table:table-cell table:formula="of:=VLOOKUP([.A17];[$Dico.A$1:.B$9398];2;0)" office:value-type="float" office:value="0">
            <text:p>#N/A</text:p>
          </table:table-cell>
          <table:table-cell table:formula="of:=VLOOKUP([.A17];[$Dico.A$1:.C$9398];3;0)" office:value-type="float" office:value="0">
            <text:p>#N/A</text:p>
          </table:table-cell>
          <table:table-cell table:formula="of:=VLOOKUP([.A17];$menu.$#ref!$#REF!:#REF!#REF!;2;0)))))))))))))))))))))))))))))" office:value-type="string" office:string-value="Err:508">
            <text:p>Err:508</text:p>
          </table:table-cell>
          <table:table-cell table:formula="of:=VLOOKUP([.A17];$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8];[$Dico.A$1:.B$9398];2;0)" office:value-type="float" office:value="0">
            <text:p>#N/A</text:p>
          </table:table-cell>
          <table:table-cell table:formula="of:=VLOOKUP([.A18];[$Dico.A$1:.C$9398];3;0)" office:value-type="float" office:value="0">
            <text:p>#N/A</text:p>
          </table:table-cell>
          <table:table-cell table:formula="of:=VLOOKUP([.A18];$menu.$#ref!$#REF!:#REF!#REF!;2;0)))))))))))))))))))))))))))))" office:value-type="string" office:string-value="Err:508">
            <text:p>Err:508</text:p>
          </table:table-cell>
          <table:table-cell table:formula="of:=VLOOKUP([.A18];$menu.$#ref!$#REF!:#REF!#REF!;3;0)))))))))))))))))))))))))))))" office:value-type="string" office:string-value="Err:508">
            <text:p>Err:508</text:p>
          </table:table-cell>
          <table:table-cell table:number-columns-repeated="251"/>
        </table:table-row>
        <table:table-row table:style-name="ro3">
          <table:table-cell office:value-type="string">
            <text:p>factory</text:p>
          </table:table-cell>
          <table:table-cell table:formula="of:=VLOOKUP([.A19];[$Dico.A$1:.B$9398];2;0)" office:value-type="float" office:value="0">
            <text:p>#N/A</text:p>
          </table:table-cell>
          <table:table-cell table:formula="of:=VLOOKUP([.A19];[$Dico.A$1:.C$9398];3;0)" office:value-type="float" office:value="0">
            <text:p>#N/A</text:p>
          </table:table-cell>
          <table:table-cell table:formula="of:=VLOOKUP([.A19];$menu.$#ref!$#REF!:#REF!#REF!;2;0)))))))))))))))))))))))))))))" office:value-type="string" office:string-value="Err:508">
            <text:p>Err:508</text:p>
          </table:table-cell>
          <table:table-cell table:formula="of:=VLOOKUP([.A19];$menu.$#ref!$#REF!:#REF!#REF!;3;0)))))))))))))))))))))))))))))" office:value-type="string" office:string-value="Err:508">
            <text:p>Err:508</text:p>
          </table:table-cell>
          <table:table-cell table:number-columns-repeated="251"/>
        </table:table-row>
        <table:table-row table:style-name="ro3">
          <table:table-cell office:value-type="string">
            <text:p>internal receipt</text:p>
          </table:table-cell>
          <table:table-cell table:formula="of:=VLOOKUP([.A20];[$Dico.A$1:.B$9398];2;0)" office:value-type="float" office:value="0">
            <text:p>#N/A</text:p>
          </table:table-cell>
          <table:table-cell table:formula="of:=VLOOKUP([.A20];[$Dico.A$1:.C$9398];3;0)" office:value-type="float" office:value="0">
            <text:p>#N/A</text:p>
          </table:table-cell>
          <table:table-cell table:formula="of:=VLOOKUP([.A20];$menu.$#ref!$#REF!:#REF!#REF!;2;0)))))))))))))))))))))))))))))" office:value-type="string" office:string-value="Err:508">
            <text:p>Err:508</text:p>
          </table:table-cell>
          <table:table-cell table:formula="of:=VLOOKUP([.A20];$menu.$#ref!$#REF!:#REF!#REF!;3;0)))))))))))))))))))))))))))))" office:value-type="string" office:string-value="Err:508">
            <text:p>Err:508</text:p>
          </table:table-cell>
          <table:table-cell table:number-columns-repeated="251"/>
        </table:table-row>
        <table:table-row table:style-name="ro3">
          <table:table-cell office:value-type="string">
            <text:p>INTRERNAL RECEIPT</text:p>
          </table:table-cell>
          <table:table-cell table:formula="of:=VLOOKUP([.A21];[$Dico.A$1:.B$9398];2;0)" office:value-type="float" office:value="0">
            <text:p>#N/A</text:p>
          </table:table-cell>
          <table:table-cell table:formula="of:=VLOOKUP([.A21];[$Dico.A$1:.C$9398];3;0)" office:value-type="float" office:value="0">
            <text:p>#N/A</text:p>
          </table:table-cell>
          <table:table-cell table:formula="of:=VLOOKUP([.A21];$menu.$#ref!$#REF!:#REF!#REF!;2;0)))))))))))))))))))))))))))))" office:value-type="string" office:string-value="Err:508">
            <text:p>Err:508</text:p>
          </table:table-cell>
          <table:table-cell table:formula="of:=VLOOKUP([.A21];$menu.$#ref!$#REF!:#REF!#REF!;3;0)))))))))))))))))))))))))))))" office:value-type="string" office:string-value="Err:508">
            <text:p>Err:508</text:p>
          </table:table-cell>
          <table:table-cell table:number-columns-repeated="4"/>
          <table:table-cell table:style-name="ce20"/>
          <table:table-cell table:number-columns-repeated="246"/>
        </table:table-row>
      </table:table>
      <table:table table:name="Dico" table:style-name="ta4" table:print="false">
        <office:forms form:automatic-focus="false" form:apply-design-mode="false"/>
        <table:table-column table:style-name="co11" table:default-cell-style-name="ce22"/>
        <table:table-column table:style-name="co12" table:default-cell-style-name="ce22"/>
        <table:table-column table:style-name="co17" table:default-cell-style-name="ce22"/>
        <table:table-column table:style-name="co18" table:default-cell-style-name="ce22"/>
        <table:table-column table:style-name="co19" table:default-cell-style-name="ce26"/>
        <table:table-column table:style-name="co20" table:default-cell-style-name="ce22"/>
        <table:table-column table:style-name="co21" table:number-columns-repeated="250" table:default-cell-style-name="ce22"/>
        <table:table-column table:style-name="co10" table:number-columns-repeated="768" table:default-cell-style-name="ce23"/>
        <table:table-row table:style-name="ro2">
          <table:table-cell table:style-name="ce21" office:value-type="string">
            <text:p>Key</text:p>
          </table:table-cell>
          <table:table-cell table:style-name="ce21" office:value-type="string">
            <text:p>English</text:p>
          </table:table-cell>
          <table:table-cell table:style-name="ce21" office:value-type="string">
            <text:p>Chinese</text:p>
          </table:table-cell>
          <table:table-cell table:style-name="ce24" office:value-type="string">
            <text:p>English</text:p>
          </table:table-cell>
          <table:table-cell table:style-name="ce25" office:value-type="string">
            <text:p>Chinese</text:p>
          </table:table-cell>
          <table:table-cell table:number-columns-repeated="1019"/>
        </table:table-row>
        <table:table-row table:style-name="ro2">
          <table:table-cell office:value-type="string">
            <text:p>Account</text:p>
          </table:table-cell>
          <table:table-cell office:value-type="string">
            <text:p>Account name</text:p>
          </table:table-cell>
          <table:table-cell office:value-type="string">
            <text:p>xxx</text:p>
          </table:table-cell>
          <table:table-cell table:formula="of:=&quot;  &lt;data name=&quot;&quot;&quot;&amp;[.A2]&amp;&quot;&quot;&quot; xml:space=&quot;&quot;preserve&quot;&quot;&gt; &lt;value&gt;&quot;&amp;[.B2]&amp;&quot;&lt;/value&gt; &lt;/data&gt;&quot;" office:value-type="string" office:string-value="  &lt;data name=&quot;Account&quot; xml:space=&quot;preserve&quot;&gt; &lt;value&gt;Account name&lt;/value&gt; &lt;/data&gt;">
            <text:p><text:s text:c="2"/>&lt;data name="Account" xml:space="preserve"&gt; &lt;value&gt;Account name&lt;/value&gt; &lt;/data&gt;</text:p>
          </table:table-cell>
          <table:table-cell table:formula="of:=&quot;  &lt;data name=&quot;&quot;&quot;&amp;[.A2]&amp;&quot;&quot;&quot; xml:space=&quot;&quot;preserve&quot;&quot;&gt; &lt;value&gt;&quot;&amp;[.C2]&amp;&quot;&lt;/value&gt; &lt;/data&gt;&quot;" office:value-type="string" office:string-value="  &lt;data name=&quot;Account&quot; xml:space=&quot;preserve&quot;&gt; &lt;value&gt;xxx&lt;/value&gt; &lt;/data&gt;">
            <text:p><text:s text:c="2"/>&lt;data name="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dded to car</text:p>
          </table:table-cell>
          <table:table-cell office:value-type="string">
            <text:p>Added to this car</text:p>
          </table:table-cell>
          <table:table-cell office:value-type="string">
            <text:p>xxx</text:p>
          </table:table-cell>
          <table:table-cell table:formula="of:=&quot;  &lt;data name=&quot;&quot;&quot;&amp;[.A3]&amp;&quot;&quot;&quot; xml:space=&quot;&quot;preserve&quot;&quot;&gt; &lt;value&gt;&quot;&amp;[.B3]&amp;&quot;&lt;/value&gt; &lt;/data&gt;&quot;" office:value-type="string" office:string-value="  &lt;data name=&quot;Added to car&quot; xml:space=&quot;preserve&quot;&gt; &lt;value&gt;Added to this car&lt;/value&gt; &lt;/data&gt;">
            <text:p><text:s text:c="2"/>&lt;data name="Added to car" xml:space="preserve"&gt; &lt;value&gt;Added to this car&lt;/value&gt; &lt;/data&gt;</text:p>
          </table:table-cell>
          <table:table-cell table:formula="of:=&quot;  &lt;data name=&quot;&quot;&quot;&amp;[.A3]&amp;&quot;&quot;&quot; xml:space=&quot;&quot;preserve&quot;&quot;&gt; &lt;value&gt;&quot;&amp;[.C3]&amp;&quot;&lt;/value&gt; &lt;/data&gt;&quot;" office:value-type="string" office:string-value="  &lt;data name=&quot;Added to car&quot; xml:space=&quot;preserve&quot;&gt; &lt;value&gt;xxx&lt;/value&gt; &lt;/data&gt;">
            <text:p><text:s text:c="2"/>&lt;data name="Added to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lready in car</text:p>
          </table:table-cell>
          <table:table-cell office:value-type="string">
            <text:p>Already in this car</text:p>
          </table:table-cell>
          <table:table-cell office:value-type="string">
            <text:p>xxx</text:p>
          </table:table-cell>
          <table:table-cell table:formula="of:=&quot;  &lt;data name=&quot;&quot;&quot;&amp;[.A4]&amp;&quot;&quot;&quot; xml:space=&quot;&quot;preserve&quot;&quot;&gt; &lt;value&gt;&quot;&amp;[.B4]&amp;&quot;&lt;/value&gt; &lt;/data&gt;&quot;" office:value-type="string" office:string-value="  &lt;data name=&quot;Already in car&quot; xml:space=&quot;preserve&quot;&gt; &lt;value&gt;Already in this car&lt;/value&gt; &lt;/data&gt;">
            <text:p><text:s text:c="2"/>&lt;data name="Already in car" xml:space="preserve"&gt; &lt;value&gt;Already in this car&lt;/value&gt; &lt;/data&gt;</text:p>
          </table:table-cell>
          <table:table-cell table:formula="of:=&quot;  &lt;data name=&quot;&quot;&quot;&amp;[.A4]&amp;&quot;&quot;&quot; xml:space=&quot;&quot;preserve&quot;&quot;&gt; &lt;value&gt;&quot;&amp;[.C4]&amp;&quot;&lt;/value&gt; &lt;/data&gt;&quot;" office:value-type="string" office:string-value="  &lt;data name=&quot;Already in car&quot; xml:space=&quot;preserve&quot;&gt; &lt;value&gt;xxx&lt;/value&gt; &lt;/data&gt;">
            <text:p><text:s text:c="2"/>&lt;data name="Already in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mazon picture HTTP</text:p>
          </table:table-cell>
          <table:table-cell office:value-type="string">
            <text:p><text:a xlink:href="https://s3-eu-west-1.amazonaws.com/commute/Pictures/">https://s3-eu-west-1.amazonaws.com/commute/Pictures/</text:a></text:p>
          </table:table-cell>
          <table:table-cell office:value-type="string">
            <text:p>xxx</text:p>
          </table:table-cell>
          <table:table-cell table:formula="of:=&quot;  &lt;data name=&quot;&quot;&quot;&amp;[.A5]&amp;&quot;&quot;&quot; xml:space=&quot;&quot;preserve&quot;&quot;&gt; &lt;value&gt;&quot;&amp;[.B5]&amp;&quot;&lt;/value&gt; &lt;/data&gt;&quot;" office:value-type="string" office:string-value="  &lt;data name=&quot;Amazon picture HTTP&quot; xml:space=&quot;preserve&quot;&gt; &lt;value&gt;https://s3-eu-west-1.amazonaws.com/commute/Pictures/&lt;/value&gt; &lt;/data&gt;">
            <text:p><text:s text:c="2"/>&lt;data name="Amazon picture HTTP" xml:space="preserve"&gt; &lt;value&gt;https://s3-eu-west-1.amazonaws.com/commute/Pictures/&lt;/value&gt; &lt;/data&gt;</text:p>
          </table:table-cell>
          <table:table-cell table:formula="of:=&quot;  &lt;data name=&quot;&quot;&quot;&amp;[.A5]&amp;&quot;&quot;&quot; xml:space=&quot;&quot;preserve&quot;&quot;&gt; &lt;value&gt;&quot;&amp;[.C5]&amp;&quot;&lt;/value&gt; &lt;/data&gt;&quot;" office:value-type="string" office:string-value="  &lt;data name=&quot;Amazon picture HTTP&quot; xml:space=&quot;preserve&quot;&gt; &lt;value&gt;xxx&lt;/value&gt; &lt;/data&gt;">
            <text:p><text:s text:c="2"/>&lt;data name="Amazon picture HTT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Application name</text:p>
          </table:table-cell>
          <table:table-cell office:value-type="string">
            <text:p>Commute</text:p>
          </table:table-cell>
          <table:table-cell office:value-type="string">
            <text:p>xxx</text:p>
          </table:table-cell>
          <table:table-cell table:formula="of:=&quot;  &lt;data name=&quot;&quot;&quot;&amp;[.A6]&amp;&quot;&quot;&quot; xml:space=&quot;&quot;preserve&quot;&quot;&gt; &lt;value&gt;&quot;&amp;[.B6]&amp;&quot;&lt;/value&gt; &lt;/data&gt;&quot;" office:value-type="string" office:string-value="  &lt;data name=&quot;Application name&quot; xml:space=&quot;preserve&quot;&gt; &lt;value&gt;Commute&lt;/value&gt; &lt;/data&gt;">
            <text:p><text:s text:c="2"/>&lt;data name="Application name" xml:space="preserve"&gt; &lt;value&gt;Commute&lt;/value&gt; &lt;/data&gt;</text:p>
          </table:table-cell>
          <table:table-cell table:formula="of:=&quot;  &lt;data name=&quot;&quot;&quot;&amp;[.A6]&amp;&quot;&quot;&quot; xml:space=&quot;&quot;preserve&quot;&quot;&gt; &lt;value&gt;&quot;&amp;[.C6]&amp;&quot;&lt;/value&gt; &lt;/data&gt;&quot;" office:value-type="string" office:string-value="  &lt;data name=&quot;Application name&quot; xml:space=&quot;preserve&quot;&gt; &lt;value&gt;xxx&lt;/value&gt; &lt;/data&gt;">
            <text:p><text:s text:c="2"/>&lt;data name="Application nam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ancel</text:p>
          </table:table-cell>
          <table:table-cell office:value-type="string">
            <text:p>xxx</text:p>
          </table:table-cell>
          <table:table-cell table:formula="of:=&quot;  &lt;data name=&quot;&quot;&quot;&amp;[.A7]&amp;&quot;&quot;&quot; xml:space=&quot;&quot;preserve&quot;&quot;&gt; &lt;value&gt;&quot;&amp;[.B7]&amp;&quot;&lt;/value&gt; &lt;/data&gt;&quot;" office:value-type="string" office:string-value="  &lt;data name=&quot;Cancel&quot; xml:space=&quot;preserve&quot;&gt; &lt;value&gt;Cancel&lt;/value&gt; &lt;/data&gt;">
            <text:p><text:s text:c="2"/>&lt;data name="Cancel" xml:space="preserve"&gt; &lt;value&gt;Cancel&lt;/value&gt; &lt;/data&gt;</text:p>
          </table:table-cell>
          <table:table-cell table:formula="of:=&quot;  &lt;data name=&quot;&quot;&quot;&amp;[.A7]&amp;&quot;&quot;&quot; xml:space=&quot;&quot;preserve&quot;&quot;&gt; &lt;value&gt;&quot;&amp;[.C7]&amp;&quot;&lt;/value&gt; &lt;/data&gt;&quot;" office:value-type="string" office:string-value="  &lt;data name=&quot;Cancel&quot; xml:space=&quot;preserve&quot;&gt; &lt;value&gt;xxx&lt;/value&gt; &lt;/data&gt;">
            <text:p><text:s text:c="2"/>&lt;data name="Cancel"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onnection agenda</text:p>
          </table:table-cell>
          <table:table-cell office:value-type="string">
            <text:p>xxx</text:p>
          </table:table-cell>
          <table:table-cell table:formula="of:=&quot;  &lt;data name=&quot;&quot;&quot;&amp;[.A8]&amp;&quot;&quot;&quot; xml:space=&quot;&quot;preserve&quot;&quot;&gt; &lt;value&gt;&quot;&amp;[.B8]&amp;&quot;&lt;/value&gt; &lt;/data&gt;&quot;" office:value-type="string" office:string-value="  &lt;data name=&quot;Connection agenda&quot; xml:space=&quot;preserve&quot;&gt; &lt;value&gt;Connection agenda&lt;/value&gt; &lt;/data&gt;">
            <text:p><text:s text:c="2"/>&lt;data name="Connection agenda" xml:space="preserve"&gt; &lt;value&gt;Connection agenda&lt;/value&gt; &lt;/data&gt;</text:p>
          </table:table-cell>
          <table:table-cell table:formula="of:=&quot;  &lt;data name=&quot;&quot;&quot;&amp;[.A8]&amp;&quot;&quot;&quot; xml:space=&quot;&quot;preserve&quot;&quot;&gt; &lt;value&gt;&quot;&amp;[.C8]&amp;&quot;&lt;/value&gt; &lt;/data&gt;&quot;" office:value-type="string" office:string-value="  &lt;data name=&quot;Connection agenda&quot; xml:space=&quot;preserve&quot;&gt; &lt;value&gt;xxx&lt;/value&gt; &lt;/data&gt;">
            <text:p><text:s text:c="2"/>&lt;data name="Connection agenda"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reate account</text:p>
          </table:table-cell>
          <table:table-cell office:value-type="string">
            <text:p>xxx</text:p>
          </table:table-cell>
          <table:table-cell table:formula="of:=&quot;  &lt;data name=&quot;&quot;&quot;&amp;[.A9]&amp;&quot;&quot;&quot; xml:space=&quot;&quot;preserve&quot;&quot;&gt; &lt;value&gt;&quot;&amp;[.B9]&amp;&quot;&lt;/value&gt; &lt;/data&gt;&quot;" office:value-type="string" office:string-value="  &lt;data name=&quot;Create account&quot; xml:space=&quot;preserve&quot;&gt; &lt;value&gt;Create account&lt;/value&gt; &lt;/data&gt;">
            <text:p><text:s text:c="2"/>&lt;data name="Create account" xml:space="preserve"&gt; &lt;value&gt;Create account&lt;/value&gt; &lt;/data&gt;</text:p>
          </table:table-cell>
          <table:table-cell table:formula="of:=&quot;  &lt;data name=&quot;&quot;&quot;&amp;[.A9]&amp;&quot;&quot;&quot; xml:space=&quot;&quot;preserve&quot;&quot;&gt; &lt;value&gt;&quot;&amp;[.C9]&amp;&quot;&lt;/value&gt; &lt;/data&gt;&quot;" office:value-type="string" office:string-value="  &lt;data name=&quot;Create account&quot; xml:space=&quot;preserve&quot;&gt; &lt;value&gt;xxx&lt;/value&gt; &lt;/data&gt;">
            <text:p><text:s text:c="2"/>&lt;data name="Creat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created</text:p>
          </table:table-cell>
          <table:table-cell office:value-type="string">
            <text:p>You are now a driver, drive safe</text:p>
          </table:table-cell>
          <table:table-cell office:value-type="string">
            <text:p>xxx</text:p>
          </table:table-cell>
          <table:table-cell table:formula="of:=&quot;  &lt;data name=&quot;&quot;&quot;&amp;[.A10]&amp;&quot;&quot;&quot; xml:space=&quot;&quot;preserve&quot;&quot;&gt; &lt;value&gt;&quot;&amp;[.B10]&amp;&quot;&lt;/value&gt; &lt;/data&gt;&quot;" office:value-type="string" office:string-value="  &lt;data name=&quot;Driver created&quot; xml:space=&quot;preserve&quot;&gt; &lt;value&gt;You are now a driver, drive safe&lt;/value&gt; &lt;/data&gt;">
            <text:p><text:s text:c="2"/>&lt;data name="Driver created" xml:space="preserve"&gt; &lt;value&gt;You are now a driver, drive safe&lt;/value&gt; &lt;/data&gt;</text:p>
          </table:table-cell>
          <table:table-cell table:formula="of:=&quot;  &lt;data name=&quot;&quot;&quot;&amp;[.A10]&amp;&quot;&quot;&quot; xml:space=&quot;&quot;preserve&quot;&quot;&gt; &lt;value&gt;&quot;&amp;[.C10]&amp;&quot;&lt;/value&gt; &lt;/data&gt;&quot;" office:value-type="string" office:string-value="  &lt;data name=&quot;Driver created&quot; xml:space=&quot;preserve&quot;&gt; &lt;value&gt;xxx&lt;/value&gt; &lt;/data&gt;">
            <text:p><text:s text:c="2"/>&lt;data name="Driver crea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deleted</text:p>
          </table:table-cell>
          <table:table-cell office:value-type="string">
            <text:p>Driver removed from connection</text:p>
          </table:table-cell>
          <table:table-cell office:value-type="string">
            <text:p>xxx</text:p>
          </table:table-cell>
          <table:table-cell table:formula="of:=&quot;  &lt;data name=&quot;&quot;&quot;&amp;[.A11]&amp;&quot;&quot;&quot; xml:space=&quot;&quot;preserve&quot;&quot;&gt; &lt;value&gt;&quot;&amp;[.B11]&amp;&quot;&lt;/value&gt; &lt;/data&gt;&quot;" office:value-type="string" office:string-value="  &lt;data name=&quot;Driver deleted&quot; xml:space=&quot;preserve&quot;&gt; &lt;value&gt;Driver removed from connection&lt;/value&gt; &lt;/data&gt;">
            <text:p><text:s text:c="2"/>&lt;data name="Driver deleted" xml:space="preserve"&gt; &lt;value&gt;Driver removed from connection&lt;/value&gt; &lt;/data&gt;</text:p>
          </table:table-cell>
          <table:table-cell table:formula="of:=&quot;  &lt;data name=&quot;&quot;&quot;&amp;[.A11]&amp;&quot;&quot;&quot; xml:space=&quot;&quot;preserve&quot;&quot;&gt; &lt;value&gt;&quot;&amp;[.C11]&amp;&quot;&lt;/value&gt; &lt;/data&gt;&quot;" office:value-type="string" office:string-value="  &lt;data name=&quot;Driver deleted&quot; xml:space=&quot;preserve&quot;&gt; &lt;value&gt;xxx&lt;/value&gt; &lt;/data&gt;">
            <text:p><text:s text:c="2"/>&lt;data name="Driver dele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for this connection</text:p>
          </table:table-cell>
          <table:table-cell office:value-type="string">
            <text:p>You are already the driver for this connection</text:p>
          </table:table-cell>
          <table:table-cell office:value-type="string">
            <text:p>xxx</text:p>
          </table:table-cell>
          <table:table-cell table:formula="of:=&quot;  &lt;data name=&quot;&quot;&quot;&amp;[.A12]&amp;&quot;&quot;&quot; xml:space=&quot;&quot;preserve&quot;&quot;&gt; &lt;value&gt;&quot;&amp;[.B12]&amp;&quot;&lt;/value&gt; &lt;/data&gt;&quot;" office:value-type="string" office:string-value="  &lt;data name=&quot;Driver for this connection&quot; xml:space=&quot;preserve&quot;&gt; &lt;value&gt;You are already the driver for this connection&lt;/value&gt; &lt;/data&gt;">
            <text:p><text:s text:c="2"/>&lt;data name="Driver for this connection" xml:space="preserve"&gt; &lt;value&gt;You are already the driver for this connection&lt;/value&gt; &lt;/data&gt;</text:p>
          </table:table-cell>
          <table:table-cell table:formula="of:=&quot;  &lt;data name=&quot;&quot;&quot;&amp;[.A12]&amp;&quot;&quot;&quot; xml:space=&quot;&quot;preserve&quot;&quot;&gt; &lt;value&gt;&quot;&amp;[.C12]&amp;&quot;&lt;/value&gt; &lt;/data&gt;&quot;" office:value-type="string" office:string-value="  &lt;data name=&quot;Driver for this connection&quot; xml:space=&quot;preserve&quot;&gt; &lt;value&gt;xxx&lt;/value&gt; &lt;/data&gt;">
            <text:p><text:s text:c="2"/>&lt;data name="Driver for this connec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not passenger</text:p>
          </table:table-cell>
          <table:table-cell office:value-type="string">
            <text:p>You are the driver for this connection, not a passenger</text:p>
          </table:table-cell>
          <table:table-cell office:value-type="string">
            <text:p>xxx</text:p>
          </table:table-cell>
          <table:table-cell table:formula="of:=&quot;  &lt;data name=&quot;&quot;&quot;&amp;[.A13]&amp;&quot;&quot;&quot; xml:space=&quot;&quot;preserve&quot;&quot;&gt; &lt;value&gt;&quot;&amp;[.B13]&amp;&quot;&lt;/value&gt; &lt;/data&gt;&quot;" office:value-type="string" office:string-value="  &lt;data name=&quot;Driver not passenger&quot; xml:space=&quot;preserve&quot;&gt; &lt;value&gt;You are the driver for this connection, not a passenger&lt;/value&gt; &lt;/data&gt;">
            <text:p><text:s text:c="2"/>&lt;data name="Driver not passenger" xml:space="preserve"&gt; &lt;value&gt;You are the driver for this connection, not a passenger&lt;/value&gt; &lt;/data&gt;</text:p>
          </table:table-cell>
          <table:table-cell table:formula="of:=&quot;  &lt;data name=&quot;&quot;&quot;&amp;[.A13]&amp;&quot;&quot;&quot; xml:space=&quot;&quot;preserve&quot;&quot;&gt; &lt;value&gt;&quot;&amp;[.C13]&amp;&quot;&lt;/value&gt; &lt;/data&gt;&quot;" office:value-type="string" office:string-value="  &lt;data name=&quot;Driver not passenger&quot; xml:space=&quot;preserve&quot;&gt; &lt;value&gt;xxx&lt;/value&gt; &lt;/data&gt;">
            <text:p><text:s text:c="2"/>&lt;data name="Driver not passenge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river updated</text:p>
          </table:table-cell>
          <table:table-cell office:value-type="string">
            <text:p>You are now the driver</text:p>
          </table:table-cell>
          <table:table-cell office:value-type="string">
            <text:p>xxx</text:p>
          </table:table-cell>
          <table:table-cell table:formula="of:=&quot;  &lt;data name=&quot;&quot;&quot;&amp;[.A14]&amp;&quot;&quot;&quot; xml:space=&quot;&quot;preserve&quot;&quot;&gt; &lt;value&gt;&quot;&amp;[.B14]&amp;&quot;&lt;/value&gt; &lt;/data&gt;&quot;" office:value-type="string" office:string-value="  &lt;data name=&quot;Driver updated&quot; xml:space=&quot;preserve&quot;&gt; &lt;value&gt;You are now the driver&lt;/value&gt; &lt;/data&gt;">
            <text:p><text:s text:c="2"/>&lt;data name="Driver updated" xml:space="preserve"&gt; &lt;value&gt;You are now the driver&lt;/value&gt; &lt;/data&gt;</text:p>
          </table:table-cell>
          <table:table-cell table:formula="of:=&quot;  &lt;data name=&quot;&quot;&quot;&amp;[.A14]&amp;&quot;&quot;&quot; xml:space=&quot;&quot;preserve&quot;&quot;&gt; &lt;value&gt;&quot;&amp;[.C14]&amp;&quot;&lt;/value&gt; &lt;/data&gt;&quot;" office:value-type="string" office:string-value="  &lt;data name=&quot;Driver updated&quot; xml:space=&quot;preserve&quot;&gt; &lt;value&gt;xxx&lt;/value&gt; &lt;/data&gt;">
            <text:p><text:s text:c="2"/>&lt;data name="Driver updat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Dir image upload</text:p>
          </table:table-cell>
          <table:table-cell office:value-type="string">
            <text:p>/Content/Images/Upload/</text:p>
          </table:table-cell>
          <table:table-cell office:value-type="string">
            <text:p>xxx</text:p>
          </table:table-cell>
          <table:table-cell table:formula="of:=&quot;  &lt;data name=&quot;&quot;&quot;&amp;[.A15]&amp;&quot;&quot;&quot; xml:space=&quot;&quot;preserve&quot;&quot;&gt; &lt;value&gt;&quot;&amp;[.B15]&amp;&quot;&lt;/value&gt; &lt;/data&gt;&quot;" office:value-type="string" office:string-value="  &lt;data name=&quot;Dir image upload&quot; xml:space=&quot;preserve&quot;&gt; &lt;value&gt;/Content/Images/Upload/&lt;/value&gt; &lt;/data&gt;">
            <text:p><text:s text:c="2"/>&lt;data name="Dir image upload" xml:space="preserve"&gt; &lt;value&gt;/Content/Images/Upload/&lt;/value&gt; &lt;/data&gt;</text:p>
          </table:table-cell>
          <table:table-cell table:formula="of:=&quot;  &lt;data name=&quot;&quot;&quot;&amp;[.A15]&amp;&quot;&quot;&quot; xml:space=&quot;&quot;preserve&quot;&quot;&gt; &lt;value&gt;&quot;&amp;[.C15]&amp;&quot;&lt;/value&gt; &lt;/data&gt;&quot;" office:value-type="string" office:string-value="  &lt;data name=&quot;Dir image upload&quot; xml:space=&quot;preserve&quot;&gt; &lt;value&gt;xxx&lt;/value&gt; &lt;/data&gt;">
            <text:p><text:s text:c="2"/>&lt;data name="Dir image upload"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Connection not found</text:p>
          </table:table-cell>
          <table:table-cell office:value-type="string">
            <text:p>xxx</text:p>
          </table:table-cell>
          <table:table-cell table:formula="of:=&quot;  &lt;data name=&quot;&quot;&quot;&amp;[.A16]&amp;&quot;&quot;&quot; xml:space=&quot;&quot;preserve&quot;&quot;&gt; &lt;value&gt;&quot;&amp;[.B16]&amp;&quot;&lt;/value&gt; &lt;/data&gt;&quot;" office:value-type="string" office:string-value="  &lt;data name=&quot;Connection not found&quot; xml:space=&quot;preserve&quot;&gt; &lt;value&gt;Connection not found&lt;/value&gt; &lt;/data&gt;">
            <text:p><text:s text:c="2"/>&lt;data name="Connection not found" xml:space="preserve"&gt; &lt;value&gt;Connection not found&lt;/value&gt; &lt;/data&gt;</text:p>
          </table:table-cell>
          <table:table-cell table:formula="of:=&quot;  &lt;data name=&quot;&quot;&quot;&amp;[.A16]&amp;&quot;&quot;&quot; xml:space=&quot;&quot;preserve&quot;&quot;&gt; &lt;value&gt;&quot;&amp;[.C16]&amp;&quot;&lt;/value&gt; &lt;/data&gt;&quot;" office:value-type="string" office:string-value="  &lt;data name=&quot;Connection not found&quot; xml:space=&quot;preserve&quot;&gt; &lt;value&gt;xxx&lt;/value&gt; &lt;/data&gt;">
            <text:p><text:s text:c="2"/>&lt;data name="Connection not foun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mail</text:p>
          </table:table-cell>
          <table:table-cell office:value-type="string">
            <text:p>E-mail address</text:p>
          </table:table-cell>
          <table:table-cell office:value-type="string">
            <text:p>xxx</text:p>
          </table:table-cell>
          <table:table-cell table:formula="of:=&quot;  &lt;data name=&quot;&quot;&quot;&amp;[.A17]&amp;&quot;&quot;&quot; xml:space=&quot;&quot;preserve&quot;&quot;&gt; &lt;value&gt;&quot;&amp;[.B17]&amp;&quot;&lt;/value&gt; &lt;/data&gt;&quot;" office:value-type="string" office:string-value="  &lt;data name=&quot;Email&quot; xml:space=&quot;preserve&quot;&gt; &lt;value&gt;E-mail address&lt;/value&gt; &lt;/data&gt;">
            <text:p><text:s text:c="2"/>&lt;data name="Email" xml:space="preserve"&gt; &lt;value&gt;E-mail address&lt;/value&gt; &lt;/data&gt;</text:p>
          </table:table-cell>
          <table:table-cell table:formula="of:=&quot;  &lt;data name=&quot;&quot;&quot;&amp;[.A17]&amp;&quot;&quot;&quot; xml:space=&quot;&quot;preserve&quot;&quot;&gt; &lt;value&gt;&quot;&amp;[.C17]&amp;&quot;&lt;/value&gt; &lt;/data&gt;&quot;" office:value-type="string" office:string-value="  &lt;data name=&quot;Email&quot; xml:space=&quot;preserve&quot;&gt; &lt;value&gt;xxx&lt;/value&gt; &lt;/data&gt;">
            <text:p><text:s text:c="2"/>&lt;data name="E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database access</text:p>
          </table:table-cell>
          <table:table-cell office:value-type="string">
            <text:p>Database error</text:p>
          </table:table-cell>
          <table:table-cell office:value-type="string">
            <text:p>xxx</text:p>
          </table:table-cell>
          <table:table-cell table:formula="of:=&quot;  &lt;data name=&quot;&quot;&quot;&amp;[.A18]&amp;&quot;&quot;&quot; xml:space=&quot;&quot;preserve&quot;&quot;&gt; &lt;value&gt;&quot;&amp;[.B18]&amp;&quot;&lt;/value&gt; &lt;/data&gt;&quot;" office:value-type="string" office:string-value="  &lt;data name=&quot;Error database access&quot; xml:space=&quot;preserve&quot;&gt; &lt;value&gt;Database error&lt;/value&gt; &lt;/data&gt;">
            <text:p><text:s text:c="2"/>&lt;data name="Error database access" xml:space="preserve"&gt; &lt;value&gt;Database error&lt;/value&gt; &lt;/data&gt;</text:p>
          </table:table-cell>
          <table:table-cell table:formula="of:=&quot;  &lt;data name=&quot;&quot;&quot;&amp;[.A18]&amp;&quot;&quot;&quot; xml:space=&quot;&quot;preserve&quot;&quot;&gt; &lt;value&gt;&quot;&amp;[.C18]&amp;&quot;&lt;/value&gt; &lt;/data&gt;&quot;" office:value-type="string" office:string-value="  &lt;data name=&quot;Error database access&quot; xml:space=&quot;preserve&quot;&gt; &lt;value&gt;xxx&lt;/value&gt; &lt;/data&gt;">
            <text:p><text:s text:c="2"/>&lt;data name="Error database access"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duplicate account</text:p>
          </table:table-cell>
          <table:table-cell office:value-type="string">
            <text:p>This account already exists</text:p>
          </table:table-cell>
          <table:table-cell office:value-type="string">
            <text:p>xxx</text:p>
          </table:table-cell>
          <table:table-cell table:formula="of:=&quot;  &lt;data name=&quot;&quot;&quot;&amp;[.A19]&amp;&quot;&quot;&quot; xml:space=&quot;&quot;preserve&quot;&quot;&gt; &lt;value&gt;&quot;&amp;[.B19]&amp;&quot;&lt;/value&gt; &lt;/data&gt;&quot;" office:value-type="string" office:string-value="  &lt;data name=&quot;Error duplicate account&quot; xml:space=&quot;preserve&quot;&gt; &lt;value&gt;This account already exists&lt;/value&gt; &lt;/data&gt;">
            <text:p><text:s text:c="2"/>&lt;data name="Error duplicate account" xml:space="preserve"&gt; &lt;value&gt;This account already exists&lt;/value&gt; &lt;/data&gt;</text:p>
          </table:table-cell>
          <table:table-cell table:formula="of:=&quot;  &lt;data name=&quot;&quot;&quot;&amp;[.A19]&amp;&quot;&quot;&quot; xml:space=&quot;&quot;preserve&quot;&quot;&gt; &lt;value&gt;&quot;&amp;[.C19]&amp;&quot;&lt;/value&gt; &lt;/data&gt;&quot;" office:value-type="string" office:string-value="  &lt;data name=&quot;Error duplicate account&quot; xml:space=&quot;preserve&quot;&gt; &lt;value&gt;xxx&lt;/value&gt; &lt;/data&gt;">
            <text:p><text:s text:c="2"/>&lt;data name="Error duplicat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invalid mail</text:p>
          </table:table-cell>
          <table:table-cell office:value-type="string">
            <text:p>This does not look like a valid mail address</text:p>
          </table:table-cell>
          <table:table-cell office:value-type="string">
            <text:p>xxx</text:p>
          </table:table-cell>
          <table:table-cell table:formula="of:=&quot;  &lt;data name=&quot;&quot;&quot;&amp;[.A20]&amp;&quot;&quot;&quot; xml:space=&quot;&quot;preserve&quot;&quot;&gt; &lt;value&gt;&quot;&amp;[.B20]&amp;&quot;&lt;/value&gt; &lt;/data&gt;&quot;" office:value-type="string" office:string-value="  &lt;data name=&quot;Error invalid mail&quot; xml:space=&quot;preserve&quot;&gt; &lt;value&gt;This does not look like a valid mail address&lt;/value&gt; &lt;/data&gt;">
            <text:p><text:s text:c="2"/>&lt;data name="Error invalid mail" xml:space="preserve"&gt; &lt;value&gt;This does not look like a valid mail address&lt;/value&gt; &lt;/data&gt;</text:p>
          </table:table-cell>
          <table:table-cell table:formula="of:=&quot;  &lt;data name=&quot;&quot;&quot;&amp;[.A20]&amp;&quot;&quot;&quot; xml:space=&quot;&quot;preserve&quot;&quot;&gt; &lt;value&gt;&quot;&amp;[.C20]&amp;&quot;&lt;/value&gt; &lt;/data&gt;&quot;" office:value-type="string" office:string-value="  &lt;data name=&quot;Error invalid mail&quot; xml:space=&quot;preserve&quot;&gt; &lt;value&gt;xxx&lt;/value&gt; &lt;/data&gt;">
            <text:p><text:s text:c="2"/>&lt;data name="Error invalid 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string too long</text:p>
          </table:table-cell>
          <table:table-cell office:value-type="string">
            <text:p>String is too long</text:p>
          </table:table-cell>
          <table:table-cell office:value-type="string">
            <text:p>xxx</text:p>
          </table:table-cell>
          <table:table-cell table:formula="of:=&quot;  &lt;data name=&quot;&quot;&quot;&amp;[.A21]&amp;&quot;&quot;&quot; xml:space=&quot;&quot;preserve&quot;&quot;&gt; &lt;value&gt;&quot;&amp;[.B21]&amp;&quot;&lt;/value&gt; &lt;/data&gt;&quot;" office:value-type="string" office:string-value="  &lt;data name=&quot;Error string too long&quot; xml:space=&quot;preserve&quot;&gt; &lt;value&gt;String is too long&lt;/value&gt; &lt;/data&gt;">
            <text:p><text:s text:c="2"/>&lt;data name="Error string too long" xml:space="preserve"&gt; &lt;value&gt;String is too long&lt;/value&gt; &lt;/data&gt;</text:p>
          </table:table-cell>
          <table:table-cell table:formula="of:=&quot;  &lt;data name=&quot;&quot;&quot;&amp;[.A21]&amp;&quot;&quot;&quot; xml:space=&quot;&quot;preserve&quot;&quot;&gt; &lt;value&gt;&quot;&amp;[.C21]&amp;&quot;&lt;/value&gt; &lt;/data&gt;&quot;" office:value-type="string" office:string-value="  &lt;data name=&quot;Error string too long&quot; xml:space=&quot;preserve&quot;&gt; &lt;value&gt;xxx&lt;/value&gt; &lt;/data&gt;">
            <text:p><text:s text:c="2"/>&lt;data name="Error string too long"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unknown account</text:p>
          </table:table-cell>
          <table:table-cell office:value-type="string">
            <text:p>This account does not exists</text:p>
          </table:table-cell>
          <table:table-cell office:value-type="string">
            <text:p>xxx</text:p>
          </table:table-cell>
          <table:table-cell table:formula="of:=&quot;  &lt;data name=&quot;&quot;&quot;&amp;[.A22]&amp;&quot;&quot;&quot; xml:space=&quot;&quot;preserve&quot;&quot;&gt; &lt;value&gt;&quot;&amp;[.B22]&amp;&quot;&lt;/value&gt; &lt;/data&gt;&quot;" office:value-type="string" office:string-value="  &lt;data name=&quot;Error unknown account&quot; xml:space=&quot;preserve&quot;&gt; &lt;value&gt;This account does not exists&lt;/value&gt; &lt;/data&gt;">
            <text:p><text:s text:c="2"/>&lt;data name="Error unknown account" xml:space="preserve"&gt; &lt;value&gt;This account does not exists&lt;/value&gt; &lt;/data&gt;</text:p>
          </table:table-cell>
          <table:table-cell table:formula="of:=&quot;  &lt;data name=&quot;&quot;&quot;&amp;[.A22]&amp;&quot;&quot;&quot; xml:space=&quot;&quot;preserve&quot;&quot;&gt; &lt;value&gt;&quot;&amp;[.C22]&amp;&quot;&lt;/value&gt; &lt;/data&gt;&quot;" office:value-type="string" office:string-value="  &lt;data name=&quot;Error unknown account&quot; xml:space=&quot;preserve&quot;&gt; &lt;value&gt;xxx&lt;/value&gt; &lt;/data&gt;">
            <text:p><text:s text:c="2"/>&lt;data name="Error unknown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Error wrong password</text:p>
          </table:table-cell>
          <table:table-cell office:value-type="string">
            <text:p>Wrong password, did you forget it...too bad !</text:p>
          </table:table-cell>
          <table:table-cell/>
          <table:table-cell table:formula="of:=&quot;  &lt;data name=&quot;&quot;&quot;&amp;[.A23]&amp;&quot;&quot;&quot; xml:space=&quot;&quot;preserve&quot;&quot;&gt; &lt;value&gt;&quot;&amp;[.B23]&amp;&quot;&lt;/value&gt; &lt;/data&gt;&quot;" office:value-type="string" office:string-value="  &lt;data name=&quot;Error wrong password&quot; xml:space=&quot;preserve&quot;&gt; &lt;value&gt;Wrong password, did you forget it...too bad !&lt;/value&gt; &lt;/data&gt;">
            <text:p><text:s text:c="2"/>&lt;data name="Error wrong password" xml:space="preserve"&gt; &lt;value&gt;Wrong password, did you forget it...too bad !&lt;/value&gt; &lt;/data&gt;</text:p>
          </table:table-cell>
          <table:table-cell table:formula="of:=&quot;  &lt;data name=&quot;&quot;&quot;&amp;[.A23]&amp;&quot;&quot;&quot; xml:space=&quot;&quot;preserve&quot;&quot;&gt; &lt;value&gt;&quot;&amp;[.C23]&amp;&quot;&lt;/value&gt; &lt;/data&gt;&quot;" office:value-type="string" office:string-value="  &lt;data name=&quot;Error wrong password&quot; xml:space=&quot;preserve&quot;&gt; &lt;value&gt;&lt;/value&gt; &lt;/data&gt;">
            <text:p><text:s text:c="2"/>&lt;data name="Error wrong password" xml:space="preserve"&gt; &lt;value&gt;&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Forum</text:p>
          </table:table-cell>
          <table:table-cell office:value-type="string">
            <text:p>xxx</text:p>
          </table:table-cell>
          <table:table-cell table:formula="of:=&quot;  &lt;data name=&quot;&quot;&quot;&amp;[.A24]&amp;&quot;&quot;&quot; xml:space=&quot;&quot;preserve&quot;&quot;&gt; &lt;value&gt;&quot;&amp;[.B24]&amp;&quot;&lt;/value&gt; &lt;/data&gt;&quot;" office:value-type="string" office:string-value="  &lt;data name=&quot;Forum&quot; xml:space=&quot;preserve&quot;&gt; &lt;value&gt;Forum&lt;/value&gt; &lt;/data&gt;">
            <text:p><text:s text:c="2"/>&lt;data name="Forum" xml:space="preserve"&gt; &lt;value&gt;Forum&lt;/value&gt; &lt;/data&gt;</text:p>
          </table:table-cell>
          <table:table-cell table:formula="of:=&quot;  &lt;data name=&quot;&quot;&quot;&amp;[.A24]&amp;&quot;&quot;&quot; xml:space=&quot;&quot;preserve&quot;&quot;&gt; &lt;value&gt;&quot;&amp;[.C24]&amp;&quot;&lt;/value&gt; &lt;/data&gt;&quot;" office:value-type="string" office:string-value="  &lt;data name=&quot;Forum&quot; xml:space=&quot;preserve&quot;&gt; &lt;value&gt;xxx&lt;/value&gt; &lt;/data&gt;">
            <text:p><text:s text:c="2"/>&lt;data name="Forum"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From</text:p>
          </table:table-cell>
          <table:table-cell office:value-type="string">
            <text:p>xxx</text:p>
          </table:table-cell>
          <table:table-cell table:formula="of:=&quot;  &lt;data name=&quot;&quot;&quot;&amp;[.A25]&amp;&quot;&quot;&quot; xml:space=&quot;&quot;preserve&quot;&quot;&gt; &lt;value&gt;&quot;&amp;[.B25]&amp;&quot;&lt;/value&gt; &lt;/data&gt;&quot;" office:value-type="string" office:string-value="  &lt;data name=&quot;From&quot; xml:space=&quot;preserve&quot;&gt; &lt;value&gt;From&lt;/value&gt; &lt;/data&gt;">
            <text:p><text:s text:c="2"/>&lt;data name="From" xml:space="preserve"&gt; &lt;value&gt;From&lt;/value&gt; &lt;/data&gt;</text:p>
          </table:table-cell>
          <table:table-cell table:formula="of:=&quot;  &lt;data name=&quot;&quot;&quot;&amp;[.A25]&amp;&quot;&quot;&quot; xml:space=&quot;&quot;preserve&quot;&quot;&gt; &lt;value&gt;&quot;&amp;[.C25]&amp;&quot;&lt;/value&gt; &lt;/data&gt;&quot;" office:value-type="string" office:string-value="  &lt;data name=&quot;From&quot; xml:space=&quot;preserve&quot;&gt; &lt;value&gt;xxx&lt;/value&gt; &lt;/data&gt;">
            <text:p><text:s text:c="2"/>&lt;data name="From"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Guest</text:p>
          </table:table-cell>
          <table:table-cell office:value-type="string">
            <text:p>xxx</text:p>
          </table:table-cell>
          <table:table-cell table:formula="of:=&quot;  &lt;data name=&quot;&quot;&quot;&amp;[.A26]&amp;&quot;&quot;&quot; xml:space=&quot;&quot;preserve&quot;&quot;&gt; &lt;value&gt;&quot;&amp;[.B26]&amp;&quot;&lt;/value&gt; &lt;/data&gt;&quot;" office:value-type="string" office:string-value="  &lt;data name=&quot;Guest&quot; xml:space=&quot;preserve&quot;&gt; &lt;value&gt;Guest&lt;/value&gt; &lt;/data&gt;">
            <text:p><text:s text:c="2"/>&lt;data name="Guest" xml:space="preserve"&gt; &lt;value&gt;Guest&lt;/value&gt; &lt;/data&gt;</text:p>
          </table:table-cell>
          <table:table-cell table:formula="of:=&quot;  &lt;data name=&quot;&quot;&quot;&amp;[.A26]&amp;&quot;&quot;&quot; xml:space=&quot;&quot;preserve&quot;&quot;&gt; &lt;value&gt;&quot;&amp;[.C26]&amp;&quot;&lt;/value&gt; &lt;/data&gt;&quot;" office:value-type="string" office:string-value="  &lt;data name=&quot;Guest&quot; xml:space=&quot;preserve&quot;&gt; &lt;value&gt;xxx&lt;/value&gt; &lt;/data&gt;">
            <text:p><text:s text:c="2"/>&lt;data name="Gues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Help</text:p>
          </table:table-cell>
          <table:table-cell office:value-type="string">
            <text:p>xxx</text:p>
          </table:table-cell>
          <table:table-cell table:formula="of:=&quot;  &lt;data name=&quot;&quot;&quot;&amp;[.A27]&amp;&quot;&quot;&quot; xml:space=&quot;&quot;preserve&quot;&quot;&gt; &lt;value&gt;&quot;&amp;[.B27]&amp;&quot;&lt;/value&gt; &lt;/data&gt;&quot;" office:value-type="string" office:string-value="  &lt;data name=&quot;Help&quot; xml:space=&quot;preserve&quot;&gt; &lt;value&gt;Help&lt;/value&gt; &lt;/data&gt;">
            <text:p><text:s text:c="2"/>&lt;data name="Help" xml:space="preserve"&gt; &lt;value&gt;Help&lt;/value&gt; &lt;/data&gt;</text:p>
          </table:table-cell>
          <table:table-cell table:formula="of:=&quot;  &lt;data name=&quot;&quot;&quot;&amp;[.A27]&amp;&quot;&quot;&quot; xml:space=&quot;&quot;preserve&quot;&quot;&gt; &lt;value&gt;&quot;&amp;[.C27]&amp;&quot;&lt;/value&gt; &lt;/data&gt;&quot;" office:value-type="string" office:string-value="  &lt;data name=&quot;Help&quot; xml:space=&quot;preserve&quot;&gt; &lt;value&gt;xxx&lt;/value&gt; &lt;/data&gt;">
            <text:p><text:s text:c="2"/>&lt;data name="Hel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are the same</text:p>
          </table:table-cell>
          <table:table-cell office:value-type="string">
            <text:p>The 2 locations are the same</text:p>
          </table:table-cell>
          <table:table-cell office:value-type="string">
            <text:p>xxx</text:p>
          </table:table-cell>
          <table:table-cell table:formula="of:=&quot;  &lt;data name=&quot;&quot;&quot;&amp;[.A28]&amp;&quot;&quot;&quot; xml:space=&quot;&quot;preserve&quot;&quot;&gt; &lt;value&gt;&quot;&amp;[.B28]&amp;&quot;&lt;/value&gt; &lt;/data&gt;&quot;" office:value-type="string" office:string-value="  &lt;data name=&quot;Location are the same&quot; xml:space=&quot;preserve&quot;&gt; &lt;value&gt;The 2 locations are the same&lt;/value&gt; &lt;/data&gt;">
            <text:p><text:s text:c="2"/>&lt;data name="Location are the same" xml:space="preserve"&gt; &lt;value&gt;The 2 locations are the same&lt;/value&gt; &lt;/data&gt;</text:p>
          </table:table-cell>
          <table:table-cell table:formula="of:=&quot;  &lt;data name=&quot;&quot;&quot;&amp;[.A28]&amp;&quot;&quot;&quot; xml:space=&quot;&quot;preserve&quot;&quot;&gt; &lt;value&gt;&quot;&amp;[.C28]&amp;&quot;&lt;/value&gt; &lt;/data&gt;&quot;" office:value-type="string" office:string-value="  &lt;data name=&quot;Location are the same&quot; xml:space=&quot;preserve&quot;&gt; &lt;value&gt;xxx&lt;/value&gt; &lt;/data&gt;">
            <text:p><text:s text:c="2"/>&lt;data name="Location are the sa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create</text:p>
          </table:table-cell>
          <table:table-cell office:value-type="string">
            <text:p>Create new location</text:p>
          </table:table-cell>
          <table:table-cell office:value-type="string">
            <text:p>xxx</text:p>
          </table:table-cell>
          <table:table-cell table:formula="of:=&quot;  &lt;data name=&quot;&quot;&quot;&amp;[.A29]&amp;&quot;&quot;&quot; xml:space=&quot;&quot;preserve&quot;&quot;&gt; &lt;value&gt;&quot;&amp;[.B29]&amp;&quot;&lt;/value&gt; &lt;/data&gt;&quot;" office:value-type="string" office:string-value="  &lt;data name=&quot;Location create&quot; xml:space=&quot;preserve&quot;&gt; &lt;value&gt;Create new location&lt;/value&gt; &lt;/data&gt;">
            <text:p><text:s text:c="2"/>&lt;data name="Location create" xml:space="preserve"&gt; &lt;value&gt;Create new location&lt;/value&gt; &lt;/data&gt;</text:p>
          </table:table-cell>
          <table:table-cell table:formula="of:=&quot;  &lt;data name=&quot;&quot;&quot;&amp;[.A29]&amp;&quot;&quot;&quot; xml:space=&quot;&quot;preserve&quot;&quot;&gt; &lt;value&gt;&quot;&amp;[.C29]&amp;&quot;&lt;/value&gt; &lt;/data&gt;&quot;" office:value-type="string" office:string-value="  &lt;data name=&quot;Location create&quot; xml:space=&quot;preserve&quot;&gt; &lt;value&gt;xxx&lt;/value&gt; &lt;/data&gt;">
            <text:p><text:s text:c="2"/>&lt;data name="Location creat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cation name</text:p>
          </table:table-cell>
          <table:table-cell office:value-type="string">
            <text:p>xxx</text:p>
          </table:table-cell>
          <table:table-cell table:formula="of:=&quot;  &lt;data name=&quot;&quot;&quot;&amp;[.A30]&amp;&quot;&quot;&quot; xml:space=&quot;&quot;preserve&quot;&quot;&gt; &lt;value&gt;&quot;&amp;[.B30]&amp;&quot;&lt;/value&gt; &lt;/data&gt;&quot;" office:value-type="string" office:string-value="  &lt;data name=&quot;Location name&quot; xml:space=&quot;preserve&quot;&gt; &lt;value&gt;Location name&lt;/value&gt; &lt;/data&gt;">
            <text:p><text:s text:c="2"/>&lt;data name="Location name" xml:space="preserve"&gt; &lt;value&gt;Location name&lt;/value&gt; &lt;/data&gt;</text:p>
          </table:table-cell>
          <table:table-cell table:formula="of:=&quot;  &lt;data name=&quot;&quot;&quot;&amp;[.A30]&amp;&quot;&quot;&quot; xml:space=&quot;&quot;preserve&quot;&quot;&gt; &lt;value&gt;&quot;&amp;[.C30]&amp;&quot;&lt;/value&gt; &lt;/data&gt;&quot;" office:value-type="string" office:string-value="  &lt;data name=&quot;Location name&quot; xml:space=&quot;preserve&quot;&gt; &lt;value&gt;xxx&lt;/value&gt; &lt;/data&gt;">
            <text:p><text:s text:c="2"/>&lt;data name="Location na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update</text:p>
          </table:table-cell>
          <table:table-cell office:value-type="string">
            <text:p>Update location</text:p>
          </table:table-cell>
          <table:table-cell office:value-type="string">
            <text:p>xxx</text:p>
          </table:table-cell>
          <table:table-cell table:formula="of:=&quot;  &lt;data name=&quot;&quot;&quot;&amp;[.A31]&amp;&quot;&quot;&quot; xml:space=&quot;&quot;preserve&quot;&quot;&gt; &lt;value&gt;&quot;&amp;[.B31]&amp;&quot;&lt;/value&gt; &lt;/data&gt;&quot;" office:value-type="string" office:string-value="  &lt;data name=&quot;Location update&quot; xml:space=&quot;preserve&quot;&gt; &lt;value&gt;Update location&lt;/value&gt; &lt;/data&gt;">
            <text:p><text:s text:c="2"/>&lt;data name="Location update" xml:space="preserve"&gt; &lt;value&gt;Update location&lt;/value&gt; &lt;/data&gt;</text:p>
          </table:table-cell>
          <table:table-cell table:formula="of:=&quot;  &lt;data name=&quot;&quot;&quot;&amp;[.A31]&amp;&quot;&quot;&quot; xml:space=&quot;&quot;preserve&quot;&quot;&gt; &lt;value&gt;&quot;&amp;[.C31]&amp;&quot;&lt;/value&gt; &lt;/data&gt;&quot;" office:value-type="string" office:string-value="  &lt;data name=&quot;Location update&quot; xml:space=&quot;preserve&quot;&gt; &lt;value&gt;xxx&lt;/value&gt; &lt;/data&gt;">
            <text:p><text:s text:c="2"/>&lt;data name="Location upd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ocation type</text:p>
          </table:table-cell>
          <table:table-cell office:value-type="string">
            <text:p>Type</text:p>
          </table:table-cell>
          <table:table-cell office:value-type="string">
            <text:p>xxx</text:p>
          </table:table-cell>
          <table:table-cell table:formula="of:=&quot;  &lt;data name=&quot;&quot;&quot;&amp;[.A32]&amp;&quot;&quot;&quot; xml:space=&quot;&quot;preserve&quot;&quot;&gt; &lt;value&gt;&quot;&amp;[.B32]&amp;&quot;&lt;/value&gt; &lt;/data&gt;&quot;" office:value-type="string" office:string-value="  &lt;data name=&quot;Location type&quot; xml:space=&quot;preserve&quot;&gt; &lt;value&gt;Type&lt;/value&gt; &lt;/data&gt;">
            <text:p><text:s text:c="2"/>&lt;data name="Location type" xml:space="preserve"&gt; &lt;value&gt;Type&lt;/value&gt; &lt;/data&gt;</text:p>
          </table:table-cell>
          <table:table-cell table:formula="of:=&quot;  &lt;data name=&quot;&quot;&quot;&amp;[.A32]&amp;&quot;&quot;&quot; xml:space=&quot;&quot;preserve&quot;&quot;&gt; &lt;value&gt;&quot;&amp;[.C32]&amp;&quot;&lt;/value&gt; &lt;/data&gt;&quot;" office:value-type="string" office:string-value="  &lt;data name=&quot;Location type&quot; xml:space=&quot;preserve&quot;&gt; &lt;value&gt;xxx&lt;/value&gt; &lt;/data&gt;">
            <text:p><text:s text:c="2"/>&lt;data name="Location typ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gin</text:p>
          </table:table-cell>
          <table:table-cell office:value-type="string">
            <text:p>xxx</text:p>
          </table:table-cell>
          <table:table-cell table:formula="of:=&quot;  &lt;data name=&quot;&quot;&quot;&amp;[.A33]&amp;&quot;&quot;&quot; xml:space=&quot;&quot;preserve&quot;&quot;&gt; &lt;value&gt;&quot;&amp;[.B33]&amp;&quot;&lt;/value&gt; &lt;/data&gt;&quot;" office:value-type="string" office:string-value="  &lt;data name=&quot;Login&quot; xml:space=&quot;preserve&quot;&gt; &lt;value&gt;Login&lt;/value&gt; &lt;/data&gt;">
            <text:p><text:s text:c="2"/>&lt;data name="Login" xml:space="preserve"&gt; &lt;value&gt;Login&lt;/value&gt; &lt;/data&gt;</text:p>
          </table:table-cell>
          <table:table-cell table:formula="of:=&quot;  &lt;data name=&quot;&quot;&quot;&amp;[.A33]&amp;&quot;&quot;&quot; xml:space=&quot;&quot;preserve&quot;&quot;&gt; &lt;value&gt;&quot;&amp;[.C33]&amp;&quot;&lt;/value&gt; &lt;/data&gt;&quot;" office:value-type="string" office:string-value="  &lt;data name=&quot;Login&quot; xml:space=&quot;preserve&quot;&gt; &lt;value&gt;xxx&lt;/value&gt; &lt;/data&gt;">
            <text:p><text:s text:c="2"/>&lt;data name="Logi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Logout</text:p>
          </table:table-cell>
          <table:table-cell office:value-type="string">
            <text:p>xxx</text:p>
          </table:table-cell>
          <table:table-cell table:formula="of:=&quot;  &lt;data name=&quot;&quot;&quot;&amp;[.A34]&amp;&quot;&quot;&quot; xml:space=&quot;&quot;preserve&quot;&quot;&gt; &lt;value&gt;&quot;&amp;[.B34]&amp;&quot;&lt;/value&gt; &lt;/data&gt;&quot;" office:value-type="string" office:string-value="  &lt;data name=&quot;Logout&quot; xml:space=&quot;preserve&quot;&gt; &lt;value&gt;Logout&lt;/value&gt; &lt;/data&gt;">
            <text:p><text:s text:c="2"/>&lt;data name="Logout" xml:space="preserve"&gt; &lt;value&gt;Logout&lt;/value&gt; &lt;/data&gt;</text:p>
          </table:table-cell>
          <table:table-cell table:formula="of:=&quot;  &lt;data name=&quot;&quot;&quot;&amp;[.A34]&amp;&quot;&quot;&quot; xml:space=&quot;&quot;preserve&quot;&quot;&gt; &lt;value&gt;&quot;&amp;[.C34]&amp;&quot;&lt;/value&gt; &lt;/data&gt;&quot;" office:value-type="string" office:string-value="  &lt;data name=&quot;Logout&quot; xml:space=&quot;preserve&quot;&gt; &lt;value&gt;xxx&lt;/value&gt; &lt;/data&gt;">
            <text:p><text:s text:c="2"/>&lt;data name="Logou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andatory</text:p>
          </table:table-cell>
          <table:table-cell office:value-type="string">
            <text:p>This field is mandatory</text:p>
          </table:table-cell>
          <table:table-cell office:value-type="string">
            <text:p>xxx</text:p>
          </table:table-cell>
          <table:table-cell table:formula="of:=&quot;  &lt;data name=&quot;&quot;&quot;&amp;[.A35]&amp;&quot;&quot;&quot; xml:space=&quot;&quot;preserve&quot;&quot;&gt; &lt;value&gt;&quot;&amp;[.B35]&amp;&quot;&lt;/value&gt; &lt;/data&gt;&quot;" office:value-type="string" office:string-value="  &lt;data name=&quot;Mandatory&quot; xml:space=&quot;preserve&quot;&gt; &lt;value&gt;This field is mandatory&lt;/value&gt; &lt;/data&gt;">
            <text:p><text:s text:c="2"/>&lt;data name="Mandatory" xml:space="preserve"&gt; &lt;value&gt;This field is mandatory&lt;/value&gt; &lt;/data&gt;</text:p>
          </table:table-cell>
          <table:table-cell table:formula="of:=&quot;  &lt;data name=&quot;&quot;&quot;&amp;[.A35]&amp;&quot;&quot;&quot; xml:space=&quot;&quot;preserve&quot;&quot;&gt; &lt;value&gt;&quot;&amp;[.C35]&amp;&quot;&lt;/value&gt; &lt;/data&gt;&quot;" office:value-type="string" office:string-value="  &lt;data name=&quot;Mandatory&quot; xml:space=&quot;preserve&quot;&gt; &lt;value&gt;xxx&lt;/value&gt; &lt;/data&gt;">
            <text:p><text:s text:c="2"/>&lt;data name="Mandatory"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Map</text:p>
          </table:table-cell>
          <table:table-cell office:value-type="string">
            <text:p>xxx</text:p>
          </table:table-cell>
          <table:table-cell table:formula="of:=&quot;  &lt;data name=&quot;&quot;&quot;&amp;[.A36]&amp;&quot;&quot;&quot; xml:space=&quot;&quot;preserve&quot;&quot;&gt; &lt;value&gt;&quot;&amp;[.B36]&amp;&quot;&lt;/value&gt; &lt;/data&gt;&quot;" office:value-type="string" office:string-value="  &lt;data name=&quot;Map&quot; xml:space=&quot;preserve&quot;&gt; &lt;value&gt;Map&lt;/value&gt; &lt;/data&gt;">
            <text:p><text:s text:c="2"/>&lt;data name="Map" xml:space="preserve"&gt; &lt;value&gt;Map&lt;/value&gt; &lt;/data&gt;</text:p>
          </table:table-cell>
          <table:table-cell table:formula="of:=&quot;  &lt;data name=&quot;&quot;&quot;&amp;[.A36]&amp;&quot;&quot;&quot; xml:space=&quot;&quot;preserve&quot;&quot;&gt; &lt;value&gt;&quot;&amp;[.C36]&amp;&quot;&lt;/value&gt; &lt;/data&gt;&quot;" office:value-type="string" office:string-value="  &lt;data name=&quot;Map&quot; xml:space=&quot;preserve&quot;&gt; &lt;value&gt;xxx&lt;/value&gt; &lt;/data&gt;">
            <text:p><text:s text:c="2"/>&lt;data name="Map"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Menu</text:p>
          </table:table-cell>
          <table:table-cell office:value-type="string">
            <text:p>xxx</text:p>
          </table:table-cell>
          <table:table-cell table:formula="of:=&quot;  &lt;data name=&quot;&quot;&quot;&amp;[.A37]&amp;&quot;&quot;&quot; xml:space=&quot;&quot;preserve&quot;&quot;&gt; &lt;value&gt;&quot;&amp;[.B37]&amp;&quot;&lt;/value&gt; &lt;/data&gt;&quot;" office:value-type="string" office:string-value="  &lt;data name=&quot;Menu&quot; xml:space=&quot;preserve&quot;&gt; &lt;value&gt;Menu&lt;/value&gt; &lt;/data&gt;">
            <text:p><text:s text:c="2"/>&lt;data name="Menu" xml:space="preserve"&gt; &lt;value&gt;Menu&lt;/value&gt; &lt;/data&gt;</text:p>
          </table:table-cell>
          <table:table-cell table:formula="of:=&quot;  &lt;data name=&quot;&quot;&quot;&amp;[.A37]&amp;&quot;&quot;&quot; xml:space=&quot;&quot;preserve&quot;&quot;&gt; &lt;value&gt;&quot;&amp;[.C37]&amp;&quot;&lt;/value&gt; &lt;/data&gt;&quot;" office:value-type="string" office:string-value="  &lt;data name=&quot;Menu&quot; xml:space=&quot;preserve&quot;&gt; &lt;value&gt;xxx&lt;/value&gt; &lt;/data&gt;">
            <text:p><text:s text:c="2"/>&lt;data name="Menu"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No record</text:p>
          </table:table-cell>
          <table:table-cell office:value-type="string">
            <text:p>This record does not exists</text:p>
          </table:table-cell>
          <table:table-cell office:value-type="string">
            <text:p>xxx</text:p>
          </table:table-cell>
          <table:table-cell table:formula="of:=&quot;  &lt;data name=&quot;&quot;&quot;&amp;[.A38]&amp;&quot;&quot;&quot; xml:space=&quot;&quot;preserve&quot;&quot;&gt; &lt;value&gt;&quot;&amp;[.B38]&amp;&quot;&lt;/value&gt; &lt;/data&gt;&quot;" office:value-type="string" office:string-value="  &lt;data name=&quot;No record&quot; xml:space=&quot;preserve&quot;&gt; &lt;value&gt;This record does not exists&lt;/value&gt; &lt;/data&gt;">
            <text:p><text:s text:c="2"/>&lt;data name="No record" xml:space="preserve"&gt; &lt;value&gt;This record does not exists&lt;/value&gt; &lt;/data&gt;</text:p>
          </table:table-cell>
          <table:table-cell table:formula="of:=&quot;  &lt;data name=&quot;&quot;&quot;&amp;[.A38]&amp;&quot;&quot;&quot; xml:space=&quot;&quot;preserve&quot;&quot;&gt; &lt;value&gt;&quot;&amp;[.C38]&amp;&quot;&lt;/value&gt; &lt;/data&gt;&quot;" office:value-type="string" office:string-value="  &lt;data name=&quot;No record&quot; xml:space=&quot;preserve&quot;&gt; &lt;value&gt;xxx&lt;/value&gt; &lt;/data&gt;">
            <text:p><text:s text:c="2"/>&lt;data name="No record" xml:space="preserve"&gt; &lt;value&gt;xxx&lt;/value&gt; &lt;/data&gt;</text:p>
          </table:table-cell>
          <table:table-cell table:number-columns-repeated="1019"/>
        </table:table-row>
        <table:table-row table:style-name="ro2">
          <table:table-cell table:number-columns-repeated="2" office:value-type="string">
            <text:p>Offer</text:p>
          </table:table-cell>
          <table:table-cell office:value-type="string">
            <text:p>xxx</text:p>
          </table:table-cell>
          <table:table-cell table:formula="of:=&quot;  &lt;data name=&quot;&quot;&quot;&amp;[.A39]&amp;&quot;&quot;&quot; xml:space=&quot;&quot;preserve&quot;&quot;&gt; &lt;value&gt;&quot;&amp;[.B39]&amp;&quot;&lt;/value&gt; &lt;/data&gt;&quot;" office:value-type="string" office:string-value="  &lt;data name=&quot;Offer&quot; xml:space=&quot;preserve&quot;&gt; &lt;value&gt;Offer&lt;/value&gt; &lt;/data&gt;">
            <text:p><text:s text:c="2"/>&lt;data name="Offer" xml:space="preserve"&gt; &lt;value&gt;Offer&lt;/value&gt; &lt;/data&gt;</text:p>
          </table:table-cell>
          <table:table-cell table:formula="of:=&quot;  &lt;data name=&quot;&quot;&quot;&amp;[.A39]&amp;&quot;&quot;&quot; xml:space=&quot;&quot;preserve&quot;&quot;&gt; &lt;value&gt;&quot;&amp;[.C39]&amp;&quot;&lt;/value&gt; &lt;/data&gt;&quot;" office:value-type="string" office:string-value="  &lt;data name=&quot;Offer&quot; xml:space=&quot;preserve&quot;&gt; &lt;value&gt;xxx&lt;/value&gt; &lt;/data&gt;">
            <text:p><text:s text:c="2"/>&lt;data name="Offe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Password</text:p>
          </table:table-cell>
          <table:table-cell office:value-type="string">
            <text:p>xxx</text:p>
          </table:table-cell>
          <table:table-cell table:formula="of:=&quot;  &lt;data name=&quot;&quot;&quot;&amp;[.A40]&amp;&quot;&quot;&quot; xml:space=&quot;&quot;preserve&quot;&quot;&gt; &lt;value&gt;&quot;&amp;[.B40]&amp;&quot;&lt;/value&gt; &lt;/data&gt;&quot;" office:value-type="string" office:string-value="  &lt;data name=&quot;Password&quot; xml:space=&quot;preserve&quot;&gt; &lt;value&gt;Password&lt;/value&gt; &lt;/data&gt;">
            <text:p><text:s text:c="2"/>&lt;data name="Password" xml:space="preserve"&gt; &lt;value&gt;Password&lt;/value&gt; &lt;/data&gt;</text:p>
          </table:table-cell>
          <table:table-cell table:formula="of:=&quot;  &lt;data name=&quot;&quot;&quot;&amp;[.A40]&amp;&quot;&quot;&quot; xml:space=&quot;&quot;preserve&quot;&quot;&gt; &lt;value&gt;&quot;&amp;[.C40]&amp;&quot;&lt;/value&gt; &lt;/data&gt;&quot;" office:value-type="string" office:string-value="  &lt;data name=&quot;Password&quot; xml:space=&quot;preserve&quot;&gt; &lt;value&gt;xxx&lt;/value&gt; &lt;/data&gt;">
            <text:p><text:s text:c="2"/>&lt;data name="Password" xml:space="preserve"&gt; &lt;value&gt;xxx&lt;/value&gt; &lt;/data&gt;</text:p>
          </table:table-cell>
          <table:table-cell table:number-columns-repeated="1019"/>
        </table:table-row>
        <table:table-row table:style-name="ro2">
          <table:table-cell office:value-type="string">
            <text:p>Password confirm</text:p>
          </table:table-cell>
          <table:table-cell office:value-type="string">
            <text:p>Confirm password</text:p>
          </table:table-cell>
          <table:table-cell office:value-type="string">
            <text:p>xxx</text:p>
          </table:table-cell>
          <table:table-cell table:formula="of:=&quot;  &lt;data name=&quot;&quot;&quot;&amp;[.A41]&amp;&quot;&quot;&quot; xml:space=&quot;&quot;preserve&quot;&quot;&gt; &lt;value&gt;&quot;&amp;[.B41]&amp;&quot;&lt;/value&gt; &lt;/data&gt;&quot;" office:value-type="string" office:string-value="  &lt;data name=&quot;Password confirm&quot; xml:space=&quot;preserve&quot;&gt; &lt;value&gt;Confirm password&lt;/value&gt; &lt;/data&gt;">
            <text:p><text:s text:c="2"/>&lt;data name="Password confirm" xml:space="preserve"&gt; &lt;value&gt;Confirm password&lt;/value&gt; &lt;/data&gt;</text:p>
          </table:table-cell>
          <table:table-cell table:formula="of:=&quot;  &lt;data name=&quot;&quot;&quot;&amp;[.A41]&amp;&quot;&quot;&quot; xml:space=&quot;&quot;preserve&quot;&quot;&gt; &lt;value&gt;&quot;&amp;[.C41]&amp;&quot;&lt;/value&gt; &lt;/data&gt;&quot;" office:value-type="string" office:string-value="  &lt;data name=&quot;Password confirm&quot; xml:space=&quot;preserve&quot;&gt; &lt;value&gt;xxx&lt;/value&gt; &lt;/data&gt;">
            <text:p><text:s text:c="2"/>&lt;data name="Password confirm" xml:space="preserve"&gt; &lt;value&gt;xxx&lt;/value&gt; &lt;/data&gt;</text:p>
          </table:table-cell>
          <table:table-cell table:number-columns-repeated="1019"/>
        </table:table-row>
        <table:table-row table:style-name="ro2">
          <table:table-cell table:number-columns-repeated="2" office:value-type="string">
            <text:p>Picture</text:p>
          </table:table-cell>
          <table:table-cell office:value-type="string">
            <text:p>xxx</text:p>
          </table:table-cell>
          <table:table-cell table:formula="of:=&quot;  &lt;data name=&quot;&quot;&quot;&amp;[.A42]&amp;&quot;&quot;&quot; xml:space=&quot;&quot;preserve&quot;&quot;&gt; &lt;value&gt;&quot;&amp;[.B42]&amp;&quot;&lt;/value&gt; &lt;/data&gt;&quot;" office:value-type="string" office:string-value="  &lt;data name=&quot;Picture&quot; xml:space=&quot;preserve&quot;&gt; &lt;value&gt;Picture&lt;/value&gt; &lt;/data&gt;">
            <text:p><text:s text:c="2"/>&lt;data name="Picture" xml:space="preserve"&gt; &lt;value&gt;Picture&lt;/value&gt; &lt;/data&gt;</text:p>
          </table:table-cell>
          <table:table-cell table:formula="of:=&quot;  &lt;data name=&quot;&quot;&quot;&amp;[.A42]&amp;&quot;&quot;&quot; xml:space=&quot;&quot;preserve&quot;&quot;&gt; &lt;value&gt;&quot;&amp;[.C42]&amp;&quot;&lt;/value&gt; &lt;/data&gt;&quot;" office:value-type="string" office:string-value="  &lt;data name=&quot;Picture&quot; xml:space=&quot;preserve&quot;&gt; &lt;value&gt;xxx&lt;/value&gt; &lt;/data&gt;">
            <text:p><text:s text:c="2"/>&lt;data name="Picture" xml:space="preserve"&gt; &lt;value&gt;xxx&lt;/value&gt; &lt;/data&gt;</text:p>
          </table:table-cell>
          <table:table-cell table:number-columns-repeated="1019"/>
        </table:table-row>
        <table:table-row table:style-name="ro2">
          <table:table-cell table:number-columns-repeated="2" office:value-type="string">
            <text:p>Register</text:p>
          </table:table-cell>
          <table:table-cell office:value-type="string">
            <text:p>xxx</text:p>
          </table:table-cell>
          <table:table-cell table:formula="of:=&quot;  &lt;data name=&quot;&quot;&quot;&amp;[.A43]&amp;&quot;&quot;&quot; xml:space=&quot;&quot;preserve&quot;&quot;&gt; &lt;value&gt;&quot;&amp;[.B43]&amp;&quot;&lt;/value&gt; &lt;/data&gt;&quot;" office:value-type="string" office:string-value="  &lt;data name=&quot;Register&quot; xml:space=&quot;preserve&quot;&gt; &lt;value&gt;Register&lt;/value&gt; &lt;/data&gt;">
            <text:p><text:s text:c="2"/>&lt;data name="Register" xml:space="preserve"&gt; &lt;value&gt;Register&lt;/value&gt; &lt;/data&gt;</text:p>
          </table:table-cell>
          <table:table-cell table:formula="of:=&quot;  &lt;data name=&quot;&quot;&quot;&amp;[.A43]&amp;&quot;&quot;&quot; xml:space=&quot;&quot;preserve&quot;&quot;&gt; &lt;value&gt;&quot;&amp;[.C43]&amp;&quot;&lt;/value&gt; &lt;/data&gt;&quot;" office:value-type="string" office:string-value="  &lt;data name=&quot;Register&quot; xml:space=&quot;preserve&quot;&gt; &lt;value&gt;xxx&lt;/value&gt; &lt;/data&gt;">
            <text:p><text:s text:c="2"/>&lt;data name="Register" xml:space="preserve"&gt; &lt;value&gt;xxx&lt;/value&gt; &lt;/data&gt;</text:p>
          </table:table-cell>
          <table:table-cell table:number-columns-repeated="1019"/>
        </table:table-row>
        <table:table-row table:style-name="ro2">
          <table:table-cell office:value-type="string">
            <text:p>Removed from car</text:p>
          </table:table-cell>
          <table:table-cell office:value-type="string">
            <text:p>Removed from this car</text:p>
          </table:table-cell>
          <table:table-cell office:value-type="string">
            <text:p>xxx</text:p>
          </table:table-cell>
          <table:table-cell table:formula="of:=&quot;  &lt;data name=&quot;&quot;&quot;&amp;[.A44]&amp;&quot;&quot;&quot; xml:space=&quot;&quot;preserve&quot;&quot;&gt; &lt;value&gt;&quot;&amp;[.B44]&amp;&quot;&lt;/value&gt; &lt;/data&gt;&quot;" office:value-type="string" office:string-value="  &lt;data name=&quot;Removed from car&quot; xml:space=&quot;preserve&quot;&gt; &lt;value&gt;Removed from this car&lt;/value&gt; &lt;/data&gt;">
            <text:p><text:s text:c="2"/>&lt;data name="Removed from car" xml:space="preserve"&gt; &lt;value&gt;Removed from this car&lt;/value&gt; &lt;/data&gt;</text:p>
          </table:table-cell>
          <table:table-cell table:formula="of:=&quot;  &lt;data name=&quot;&quot;&quot;&amp;[.A44]&amp;&quot;&quot;&quot; xml:space=&quot;&quot;preserve&quot;&quot;&gt; &lt;value&gt;&quot;&amp;[.C44]&amp;&quot;&lt;/value&gt; &lt;/data&gt;&quot;" office:value-type="string" office:string-value="  &lt;data name=&quot;Removed from car&quot; xml:space=&quot;preserve&quot;&gt; &lt;value&gt;xxx&lt;/value&gt; &lt;/data&gt;">
            <text:p><text:s text:c="2"/>&lt;data name="Removed from ca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Route</text:p>
          </table:table-cell>
          <table:table-cell office:value-type="string">
            <text:p>xxx</text:p>
          </table:table-cell>
          <table:table-cell table:formula="of:=&quot;  &lt;data name=&quot;&quot;&quot;&amp;[.A45]&amp;&quot;&quot;&quot; xml:space=&quot;&quot;preserve&quot;&quot;&gt; &lt;value&gt;&quot;&amp;[.B45]&amp;&quot;&lt;/value&gt; &lt;/data&gt;&quot;" office:value-type="string" office:string-value="  &lt;data name=&quot;Route&quot; xml:space=&quot;preserve&quot;&gt; &lt;value&gt;Route&lt;/value&gt; &lt;/data&gt;">
            <text:p><text:s text:c="2"/>&lt;data name="Route" xml:space="preserve"&gt; &lt;value&gt;Route&lt;/value&gt; &lt;/data&gt;</text:p>
          </table:table-cell>
          <table:table-cell table:formula="of:=&quot;  &lt;data name=&quot;&quot;&quot;&amp;[.A45]&amp;&quot;&quot;&quot; xml:space=&quot;&quot;preserve&quot;&quot;&gt; &lt;value&gt;&quot;&amp;[.C45]&amp;&quot;&lt;/value&gt; &lt;/data&gt;&quot;" office:value-type="string" office:string-value="  &lt;data name=&quot;Route&quot; xml:space=&quot;preserve&quot;&gt; &lt;value&gt;xxx&lt;/value&gt; &lt;/data&gt;">
            <text:p><text:s text:c="2"/>&lt;data name="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create</text:p>
          </table:table-cell>
          <table:table-cell office:value-type="string">
            <text:p>Create route</text:p>
          </table:table-cell>
          <table:table-cell office:value-type="string">
            <text:p>xxx</text:p>
          </table:table-cell>
          <table:table-cell table:formula="of:=&quot;  &lt;data name=&quot;&quot;&quot;&amp;[.A46]&amp;&quot;&quot;&quot; xml:space=&quot;&quot;preserve&quot;&quot;&gt; &lt;value&gt;&quot;&amp;[.B46]&amp;&quot;&lt;/value&gt; &lt;/data&gt;&quot;" office:value-type="string" office:string-value="  &lt;data name=&quot;Route create&quot; xml:space=&quot;preserve&quot;&gt; &lt;value&gt;Create route&lt;/value&gt; &lt;/data&gt;">
            <text:p><text:s text:c="2"/>&lt;data name="Route create" xml:space="preserve"&gt; &lt;value&gt;Create route&lt;/value&gt; &lt;/data&gt;</text:p>
          </table:table-cell>
          <table:table-cell table:formula="of:=&quot;  &lt;data name=&quot;&quot;&quot;&amp;[.A46]&amp;&quot;&quot;&quot; xml:space=&quot;&quot;preserve&quot;&quot;&gt; &lt;value&gt;&quot;&amp;[.C46]&amp;&quot;&lt;/value&gt; &lt;/data&gt;&quot;" office:value-type="string" office:string-value="  &lt;data name=&quot;Route create&quot; xml:space=&quot;preserve&quot;&gt; &lt;value&gt;xxx&lt;/value&gt; &lt;/data&gt;">
            <text:p><text:s text:c="2"/>&lt;data name="Route cre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create update</text:p>
          </table:table-cell>
          <table:table-cell office:value-type="string">
            <text:p>Update route</text:p>
          </table:table-cell>
          <table:table-cell office:value-type="string">
            <text:p>xxx</text:p>
          </table:table-cell>
          <table:table-cell table:formula="of:=&quot;  &lt;data name=&quot;&quot;&quot;&amp;[.A47]&amp;&quot;&quot;&quot; xml:space=&quot;&quot;preserve&quot;&quot;&gt; &lt;value&gt;&quot;&amp;[.B47]&amp;&quot;&lt;/value&gt; &lt;/data&gt;&quot;" office:value-type="string" office:string-value="  &lt;data name=&quot;Route create update&quot; xml:space=&quot;preserve&quot;&gt; &lt;value&gt;Update route&lt;/value&gt; &lt;/data&gt;">
            <text:p><text:s text:c="2"/>&lt;data name="Route create update" xml:space="preserve"&gt; &lt;value&gt;Update route&lt;/value&gt; &lt;/data&gt;</text:p>
          </table:table-cell>
          <table:table-cell table:formula="of:=&quot;  &lt;data name=&quot;&quot;&quot;&amp;[.A47]&amp;&quot;&quot;&quot; xml:space=&quot;&quot;preserve&quot;&quot;&gt; &lt;value&gt;&quot;&amp;[.C47]&amp;&quot;&lt;/value&gt; &lt;/data&gt;&quot;" office:value-type="string" office:string-value="  &lt;data name=&quot;Route create update&quot; xml:space=&quot;preserve&quot;&gt; &lt;value&gt;xxx&lt;/value&gt; &lt;/data&gt;">
            <text:p><text:s text:c="2"/>&lt;data name="Route create upda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id</text:p>
          </table:table-cell>
          <table:table-cell office:value-type="string">
            <text:p>Route no</text:p>
          </table:table-cell>
          <table:table-cell office:value-type="string">
            <text:p>xxx</text:p>
          </table:table-cell>
          <table:table-cell table:formula="of:=&quot;  &lt;data name=&quot;&quot;&quot;&amp;[.A48]&amp;&quot;&quot;&quot; xml:space=&quot;&quot;preserve&quot;&quot;&gt; &lt;value&gt;&quot;&amp;[.B48]&amp;&quot;&lt;/value&gt; &lt;/data&gt;&quot;" office:value-type="string" office:string-value="  &lt;data name=&quot;Route id&quot; xml:space=&quot;preserve&quot;&gt; &lt;value&gt;Route no&lt;/value&gt; &lt;/data&gt;">
            <text:p><text:s text:c="2"/>&lt;data name="Route id" xml:space="preserve"&gt; &lt;value&gt;Route no&lt;/value&gt; &lt;/data&gt;</text:p>
          </table:table-cell>
          <table:table-cell table:formula="of:=&quot;  &lt;data name=&quot;&quot;&quot;&amp;[.A48]&amp;&quot;&quot;&quot; xml:space=&quot;&quot;preserve&quot;&quot;&gt; &lt;value&gt;&quot;&amp;[.C48]&amp;&quot;&lt;/value&gt; &lt;/data&gt;&quot;" office:value-type="string" office:string-value="  &lt;data name=&quot;Route id&quot; xml:space=&quot;preserve&quot;&gt; &lt;value&gt;xxx&lt;/value&gt; &lt;/data&gt;">
            <text:p><text:s text:c="2"/>&lt;data name="Route i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new</text:p>
          </table:table-cell>
          <table:table-cell office:value-type="string">
            <text:p>New route</text:p>
          </table:table-cell>
          <table:table-cell office:value-type="string">
            <text:p>xxx</text:p>
          </table:table-cell>
          <table:table-cell table:formula="of:=&quot;  &lt;data name=&quot;&quot;&quot;&amp;[.A49]&amp;&quot;&quot;&quot; xml:space=&quot;&quot;preserve&quot;&quot;&gt; &lt;value&gt;&quot;&amp;[.B49]&amp;&quot;&lt;/value&gt; &lt;/data&gt;&quot;" office:value-type="string" office:string-value="  &lt;data name=&quot;Route new&quot; xml:space=&quot;preserve&quot;&gt; &lt;value&gt;New route&lt;/value&gt; &lt;/data&gt;">
            <text:p><text:s text:c="2"/>&lt;data name="Route new" xml:space="preserve"&gt; &lt;value&gt;New route&lt;/value&gt; &lt;/data&gt;</text:p>
          </table:table-cell>
          <table:table-cell table:formula="of:=&quot;  &lt;data name=&quot;&quot;&quot;&amp;[.A49]&amp;&quot;&quot;&quot; xml:space=&quot;&quot;preserve&quot;&quot;&gt; &lt;value&gt;&quot;&amp;[.C49]&amp;&quot;&lt;/value&gt; &lt;/data&gt;&quot;" office:value-type="string" office:string-value="  &lt;data name=&quot;Route new&quot; xml:space=&quot;preserve&quot;&gt; &lt;value&gt;xxx&lt;/value&gt; &lt;/data&gt;">
            <text:p><text:s text:c="2"/>&lt;data name="Route new"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list</text:p>
          </table:table-cell>
          <table:table-cell office:value-type="string">
            <text:p>My routes</text:p>
          </table:table-cell>
          <table:table-cell office:value-type="string">
            <text:p>xxx</text:p>
          </table:table-cell>
          <table:table-cell table:formula="of:=&quot;  &lt;data name=&quot;&quot;&quot;&amp;[.A50]&amp;&quot;&quot;&quot; xml:space=&quot;&quot;preserve&quot;&quot;&gt; &lt;value&gt;&quot;&amp;[.B50]&amp;&quot;&lt;/value&gt; &lt;/data&gt;&quot;" office:value-type="string" office:string-value="  &lt;data name=&quot;Route list&quot; xml:space=&quot;preserve&quot;&gt; &lt;value&gt;My routes&lt;/value&gt; &lt;/data&gt;">
            <text:p><text:s text:c="2"/>&lt;data name="Route list" xml:space="preserve"&gt; &lt;value&gt;My routes&lt;/value&gt; &lt;/data&gt;</text:p>
          </table:table-cell>
          <table:table-cell table:formula="of:=&quot;  &lt;data name=&quot;&quot;&quot;&amp;[.A50]&amp;&quot;&quot;&quot; xml:space=&quot;&quot;preserve&quot;&quot;&gt; &lt;value&gt;&quot;&amp;[.C50]&amp;&quot;&lt;/value&gt; &lt;/data&gt;&quot;" office:value-type="string" office:string-value="  &lt;data name=&quot;Route list&quot; xml:space=&quot;preserve&quot;&gt; &lt;value&gt;xxx&lt;/value&gt; &lt;/data&gt;">
            <text:p><text:s text:c="2"/>&lt;data name="Route lis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search</text:p>
          </table:table-cell>
          <table:table-cell office:value-type="string">
            <text:p>Search route</text:p>
          </table:table-cell>
          <table:table-cell office:value-type="string">
            <text:p>xxx</text:p>
          </table:table-cell>
          <table:table-cell table:formula="of:=&quot;  &lt;data name=&quot;&quot;&quot;&amp;[.A51]&amp;&quot;&quot;&quot; xml:space=&quot;&quot;preserve&quot;&quot;&gt; &lt;value&gt;&quot;&amp;[.B51]&amp;&quot;&lt;/value&gt; &lt;/data&gt;&quot;" office:value-type="string" office:string-value="  &lt;data name=&quot;Route search&quot; xml:space=&quot;preserve&quot;&gt; &lt;value&gt;Search route&lt;/value&gt; &lt;/data&gt;">
            <text:p><text:s text:c="2"/>&lt;data name="Route search" xml:space="preserve"&gt; &lt;value&gt;Search route&lt;/value&gt; &lt;/data&gt;</text:p>
          </table:table-cell>
          <table:table-cell table:formula="of:=&quot;  &lt;data name=&quot;&quot;&quot;&amp;[.A51]&amp;&quot;&quot;&quot; xml:space=&quot;&quot;preserve&quot;&quot;&gt; &lt;value&gt;&quot;&amp;[.C51]&amp;&quot;&lt;/value&gt; &lt;/data&gt;&quot;" office:value-type="string" office:string-value="  &lt;data name=&quot;Route search&quot; xml:space=&quot;preserve&quot;&gt; &lt;value&gt;xxx&lt;/value&gt; &lt;/data&gt;">
            <text:p><text:s text:c="2"/>&lt;data name="Route search"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Route view</text:p>
          </table:table-cell>
          <table:table-cell office:value-type="string">
            <text:p>View route</text:p>
          </table:table-cell>
          <table:table-cell office:value-type="string">
            <text:p>xxx</text:p>
          </table:table-cell>
          <table:table-cell table:formula="of:=&quot;  &lt;data name=&quot;&quot;&quot;&amp;[.A52]&amp;&quot;&quot;&quot; xml:space=&quot;&quot;preserve&quot;&quot;&gt; &lt;value&gt;&quot;&amp;[.B52]&amp;&quot;&lt;/value&gt; &lt;/data&gt;&quot;" office:value-type="string" office:string-value="  &lt;data name=&quot;Route view&quot; xml:space=&quot;preserve&quot;&gt; &lt;value&gt;View route&lt;/value&gt; &lt;/data&gt;">
            <text:p><text:s text:c="2"/>&lt;data name="Route view" xml:space="preserve"&gt; &lt;value&gt;View route&lt;/value&gt; &lt;/data&gt;</text:p>
          </table:table-cell>
          <table:table-cell table:formula="of:=&quot;  &lt;data name=&quot;&quot;&quot;&amp;[.A52]&amp;&quot;&quot;&quot; xml:space=&quot;&quot;preserve&quot;&quot;&gt; &lt;value&gt;&quot;&amp;[.C52]&amp;&quot;&lt;/value&gt; &lt;/data&gt;&quot;" office:value-type="string" office:string-value="  &lt;data name=&quot;Route view&quot; xml:space=&quot;preserve&quot;&gt; &lt;value&gt;xxx&lt;/value&gt; &lt;/data&gt;">
            <text:p><text:s text:c="2"/>&lt;data name="Route view"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ave</text:p>
          </table:table-cell>
          <table:table-cell office:value-type="string">
            <text:p>xxx</text:p>
          </table:table-cell>
          <table:table-cell table:formula="of:=&quot;  &lt;data name=&quot;&quot;&quot;&amp;[.A53]&amp;&quot;&quot;&quot; xml:space=&quot;&quot;preserve&quot;&quot;&gt; &lt;value&gt;&quot;&amp;[.B53]&amp;&quot;&lt;/value&gt; &lt;/data&gt;&quot;" office:value-type="string" office:string-value="  &lt;data name=&quot;Save&quot; xml:space=&quot;preserve&quot;&gt; &lt;value&gt;Save&lt;/value&gt; &lt;/data&gt;">
            <text:p><text:s text:c="2"/>&lt;data name="Save" xml:space="preserve"&gt; &lt;value&gt;Save&lt;/value&gt; &lt;/data&gt;</text:p>
          </table:table-cell>
          <table:table-cell table:formula="of:=&quot;  &lt;data name=&quot;&quot;&quot;&amp;[.A53]&amp;&quot;&quot;&quot; xml:space=&quot;&quot;preserve&quot;&quot;&gt; &lt;value&gt;&quot;&amp;[.C53]&amp;&quot;&lt;/value&gt; &lt;/data&gt;&quot;" office:value-type="string" office:string-value="  &lt;data name=&quot;Save&quot; xml:space=&quot;preserve&quot;&gt; &lt;value&gt;xxx&lt;/value&gt; &lt;/data&gt;">
            <text:p><text:s text:c="2"/>&lt;data name="Sav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earch</text:p>
          </table:table-cell>
          <table:table-cell office:value-type="string">
            <text:p>xxx</text:p>
          </table:table-cell>
          <table:table-cell table:formula="of:=&quot;  &lt;data name=&quot;&quot;&quot;&amp;[.A54]&amp;&quot;&quot;&quot; xml:space=&quot;&quot;preserve&quot;&quot;&gt; &lt;value&gt;&quot;&amp;[.B54]&amp;&quot;&lt;/value&gt; &lt;/data&gt;&quot;" office:value-type="string" office:string-value="  &lt;data name=&quot;Search&quot; xml:space=&quot;preserve&quot;&gt; &lt;value&gt;Search&lt;/value&gt; &lt;/data&gt;">
            <text:p><text:s text:c="2"/>&lt;data name="Search" xml:space="preserve"&gt; &lt;value&gt;Search&lt;/value&gt; &lt;/data&gt;</text:p>
          </table:table-cell>
          <table:table-cell table:formula="of:=&quot;  &lt;data name=&quot;&quot;&quot;&amp;[.A54]&amp;&quot;&quot;&quot; xml:space=&quot;&quot;preserve&quot;&quot;&gt; &lt;value&gt;&quot;&amp;[.C54]&amp;&quot;&lt;/value&gt; &lt;/data&gt;&quot;" office:value-type="string" office:string-value="  &lt;data name=&quot;Search&quot; xml:space=&quot;preserve&quot;&gt; &lt;value&gt;xxx&lt;/value&gt; &lt;/data&gt;">
            <text:p><text:s text:c="2"/>&lt;data name="Search"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Seek</text:p>
          </table:table-cell>
          <table:table-cell office:value-type="string">
            <text:p>xxx</text:p>
          </table:table-cell>
          <table:table-cell table:formula="of:=&quot;  &lt;data name=&quot;&quot;&quot;&amp;[.A55]&amp;&quot;&quot;&quot; xml:space=&quot;&quot;preserve&quot;&quot;&gt; &lt;value&gt;&quot;&amp;[.B55]&amp;&quot;&lt;/value&gt; &lt;/data&gt;&quot;" office:value-type="string" office:string-value="  &lt;data name=&quot;Seek&quot; xml:space=&quot;preserve&quot;&gt; &lt;value&gt;Seek&lt;/value&gt; &lt;/data&gt;">
            <text:p><text:s text:c="2"/>&lt;data name="Seek" xml:space="preserve"&gt; &lt;value&gt;Seek&lt;/value&gt; &lt;/data&gt;</text:p>
          </table:table-cell>
          <table:table-cell table:formula="of:=&quot;  &lt;data name=&quot;&quot;&quot;&amp;[.A55]&amp;&quot;&quot;&quot; xml:space=&quot;&quot;preserve&quot;&quot;&gt; &lt;value&gt;&quot;&amp;[.C55]&amp;&quot;&lt;/value&gt; &lt;/data&gt;&quot;" office:value-type="string" office:string-value="  &lt;data name=&quot;Seek&quot; xml:space=&quot;preserve&quot;&gt; &lt;value&gt;xxx&lt;/value&gt; &lt;/data&gt;">
            <text:p><text:s text:c="2"/>&lt;data name="Seek"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Specify seat in car</text:p>
          </table:table-cell>
          <table:table-cell office:value-type="string">
            <text:p>Select the maximum number of passengers you can drive (driver not included)</text:p>
          </table:table-cell>
          <table:table-cell office:value-type="string">
            <text:p>xxx</text:p>
          </table:table-cell>
          <table:table-cell table:formula="of:=&quot;  &lt;data name=&quot;&quot;&quot;&amp;[.A56]&amp;&quot;&quot;&quot; xml:space=&quot;&quot;preserve&quot;&quot;&gt; &lt;value&gt;&quot;&amp;[.B56]&amp;&quot;&lt;/value&gt; &lt;/data&gt;&quot;" office:value-type="string" office:string-value="  &lt;data name=&quot;Specify seat in car&quot; xml:space=&quot;preserve&quot;&gt; &lt;value&gt;Select the maximum number of passengers you can drive (driver not included)&lt;/value&gt; &lt;/data&gt;">
            <text:p><text:s text:c="2"/>&lt;data name="Specify seat in car" xml:space="preserve"&gt; &lt;value&gt;Select the maximum number of passengers you can drive (driver not included)&lt;/value&gt; &lt;/data&gt;</text:p>
          </table:table-cell>
          <table:table-cell table:formula="of:=&quot;  &lt;data name=&quot;&quot;&quot;&amp;[.A56]&amp;&quot;&quot;&quot; xml:space=&quot;&quot;preserve&quot;&quot;&gt; &lt;value&gt;&quot;&amp;[.C56]&amp;&quot;&lt;/value&gt; &lt;/data&gt;&quot;" office:value-type="string" office:string-value="  &lt;data name=&quot;Specify seat in car&quot; xml:space=&quot;preserve&quot;&gt; &lt;value&gt;xxx&lt;/value&gt; &lt;/data&gt;">
            <text:p><text:s text:c="2"/>&lt;data name="Specify seat in car"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Time updated</text:p>
          </table:table-cell>
          <table:table-cell office:value-type="string">
            <text:p>Updated time</text:p>
          </table:table-cell>
          <table:table-cell office:value-type="string">
            <text:p>xxx</text:p>
          </table:table-cell>
          <table:table-cell table:formula="of:=&quot;  &lt;data name=&quot;&quot;&quot;&amp;[.A57]&amp;&quot;&quot;&quot; xml:space=&quot;&quot;preserve&quot;&quot;&gt; &lt;value&gt;&quot;&amp;[.B57]&amp;&quot;&lt;/value&gt; &lt;/data&gt;&quot;" office:value-type="string" office:string-value="  &lt;data name=&quot;Time updated&quot; xml:space=&quot;preserve&quot;&gt; &lt;value&gt;Updated time&lt;/value&gt; &lt;/data&gt;">
            <text:p><text:s text:c="2"/>&lt;data name="Time updated" xml:space="preserve"&gt; &lt;value&gt;Updated time&lt;/value&gt; &lt;/data&gt;</text:p>
          </table:table-cell>
          <table:table-cell table:formula="of:=&quot;  &lt;data name=&quot;&quot;&quot;&amp;[.A57]&amp;&quot;&quot;&quot; xml:space=&quot;&quot;preserve&quot;&quot;&gt; &lt;value&gt;&quot;&amp;[.C57]&amp;&quot;&lt;/value&gt; &lt;/data&gt;&quot;" office:value-type="string" office:string-value="  &lt;data name=&quot;Time updated&quot; xml:space=&quot;preserve&quot;&gt; &lt;value&gt;xxx&lt;/value&gt; &lt;/data&gt;">
            <text:p><text:s text:c="2"/>&lt;data name="Time updated"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To</text:p>
          </table:table-cell>
          <table:table-cell office:value-type="string">
            <text:p>xxx</text:p>
          </table:table-cell>
          <table:table-cell table:formula="of:=&quot;  &lt;data name=&quot;&quot;&quot;&amp;[.A58]&amp;&quot;&quot;&quot; xml:space=&quot;&quot;preserve&quot;&quot;&gt; &lt;value&gt;&quot;&amp;[.B58]&amp;&quot;&lt;/value&gt; &lt;/data&gt;&quot;" office:value-type="string" office:string-value="  &lt;data name=&quot;To&quot; xml:space=&quot;preserve&quot;&gt; &lt;value&gt;To&lt;/value&gt; &lt;/data&gt;">
            <text:p><text:s text:c="2"/>&lt;data name="To" xml:space="preserve"&gt; &lt;value&gt;To&lt;/value&gt; &lt;/data&gt;</text:p>
          </table:table-cell>
          <table:table-cell table:formula="of:=&quot;  &lt;data name=&quot;&quot;&quot;&amp;[.A58]&amp;&quot;&quot;&quot; xml:space=&quot;&quot;preserve&quot;&quot;&gt; &lt;value&gt;&quot;&amp;[.C58]&amp;&quot;&lt;/value&gt; &lt;/data&gt;&quot;" office:value-type="string" office:string-value="  &lt;data name=&quot;To&quot; xml:space=&quot;preserve&quot;&gt; &lt;value&gt;xxx&lt;/value&gt; &lt;/data&gt;">
            <text:p><text:s text:c="2"/>&lt;data name="To"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text:p>
          </table:table-cell>
          <table:table-cell office:value-type="string">
            <text:p>xxx</text:p>
          </table:table-cell>
          <table:table-cell table:formula="of:=&quot;  &lt;data name=&quot;&quot;&quot;&amp;[.A59]&amp;&quot;&quot;&quot; xml:space=&quot;&quot;preserve&quot;&quot;&gt; &lt;value&gt;&quot;&amp;[.B59]&amp;&quot;&lt;/value&gt; &lt;/data&gt;&quot;" office:value-type="string" office:string-value="  &lt;data name=&quot;Update&quot; xml:space=&quot;preserve&quot;&gt; &lt;value&gt;Update&lt;/value&gt; &lt;/data&gt;">
            <text:p><text:s text:c="2"/>&lt;data name="Update" xml:space="preserve"&gt; &lt;value&gt;Update&lt;/value&gt; &lt;/data&gt;</text:p>
          </table:table-cell>
          <table:table-cell table:formula="of:=&quot;  &lt;data name=&quot;&quot;&quot;&amp;[.A59]&amp;&quot;&quot;&quot; xml:space=&quot;&quot;preserve&quot;&quot;&gt; &lt;value&gt;&quot;&amp;[.C59]&amp;&quot;&lt;/value&gt; &lt;/data&gt;&quot;" office:value-type="string" office:string-value="  &lt;data name=&quot;Update&quot; xml:space=&quot;preserve&quot;&gt; &lt;value&gt;xxx&lt;/value&gt; &lt;/data&gt;">
            <text:p><text:s text:c="2"/>&lt;data name="Updat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account</text:p>
          </table:table-cell>
          <table:table-cell office:value-type="string">
            <text:p>xxx</text:p>
          </table:table-cell>
          <table:table-cell table:formula="of:=&quot;  &lt;data name=&quot;&quot;&quot;&amp;[.A60]&amp;&quot;&quot;&quot; xml:space=&quot;&quot;preserve&quot;&quot;&gt; &lt;value&gt;&quot;&amp;[.B60]&amp;&quot;&lt;/value&gt; &lt;/data&gt;&quot;" office:value-type="string" office:string-value="  &lt;data name=&quot;Update account&quot; xml:space=&quot;preserve&quot;&gt; &lt;value&gt;Update account&lt;/value&gt; &lt;/data&gt;">
            <text:p><text:s text:c="2"/>&lt;data name="Update account" xml:space="preserve"&gt; &lt;value&gt;Update account&lt;/value&gt; &lt;/data&gt;</text:p>
          </table:table-cell>
          <table:table-cell table:formula="of:=&quot;  &lt;data name=&quot;&quot;&quot;&amp;[.A60]&amp;&quot;&quot;&quot; xml:space=&quot;&quot;preserve&quot;&quot;&gt; &lt;value&gt;&quot;&amp;[.C60]&amp;&quot;&lt;/value&gt; &lt;/data&gt;&quot;" office:value-type="string" office:string-value="  &lt;data name=&quot;Update account&quot; xml:space=&quot;preserve&quot;&gt; &lt;value&gt;xxx&lt;/value&gt; &lt;/data&gt;">
            <text:p><text:s text:c="2"/>&lt;data name="Update accoun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data</text:p>
          </table:table-cell>
          <table:table-cell office:value-type="string">
            <text:p>xxx</text:p>
          </table:table-cell>
          <table:table-cell table:formula="of:=&quot;  &lt;data name=&quot;&quot;&quot;&amp;[.A61]&amp;&quot;&quot;&quot; xml:space=&quot;&quot;preserve&quot;&quot;&gt; &lt;value&gt;&quot;&amp;[.B61]&amp;&quot;&lt;/value&gt; &lt;/data&gt;&quot;" office:value-type="string" office:string-value="  &lt;data name=&quot;Update data&quot; xml:space=&quot;preserve&quot;&gt; &lt;value&gt;Update data&lt;/value&gt; &lt;/data&gt;">
            <text:p><text:s text:c="2"/>&lt;data name="Update data" xml:space="preserve"&gt; &lt;value&gt;Update data&lt;/value&gt; &lt;/data&gt;</text:p>
          </table:table-cell>
          <table:table-cell table:formula="of:=&quot;  &lt;data name=&quot;&quot;&quot;&amp;[.A61]&amp;&quot;&quot;&quot; xml:space=&quot;&quot;preserve&quot;&quot;&gt; &lt;value&gt;&quot;&amp;[.C61]&amp;&quot;&lt;/value&gt; &lt;/data&gt;&quot;" office:value-type="string" office:string-value="  &lt;data name=&quot;Update data&quot; xml:space=&quot;preserve&quot;&gt; &lt;value&gt;xxx&lt;/value&gt; &lt;/data&gt;">
            <text:p><text:s text:c="2"/>&lt;data name="Update data"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pdate picture</text:p>
          </table:table-cell>
          <table:table-cell office:value-type="string">
            <text:p>xxx</text:p>
          </table:table-cell>
          <table:table-cell table:formula="of:=&quot;  &lt;data name=&quot;&quot;&quot;&amp;[.A62]&amp;&quot;&quot;&quot; xml:space=&quot;&quot;preserve&quot;&quot;&gt; &lt;value&gt;&quot;&amp;[.B62]&amp;&quot;&lt;/value&gt; &lt;/data&gt;&quot;" office:value-type="string" office:string-value="  &lt;data name=&quot;Update picture&quot; xml:space=&quot;preserve&quot;&gt; &lt;value&gt;Update picture&lt;/value&gt; &lt;/data&gt;">
            <text:p><text:s text:c="2"/>&lt;data name="Update picture" xml:space="preserve"&gt; &lt;value&gt;Update picture&lt;/value&gt; &lt;/data&gt;</text:p>
          </table:table-cell>
          <table:table-cell table:formula="of:=&quot;  &lt;data name=&quot;&quot;&quot;&amp;[.A62]&amp;&quot;&quot;&quot; xml:space=&quot;&quot;preserve&quot;&quot;&gt; &lt;value&gt;&quot;&amp;[.C62]&amp;&quot;&lt;/value&gt; &lt;/data&gt;&quot;" office:value-type="string" office:string-value="  &lt;data name=&quot;Update picture&quot; xml:space=&quot;preserve&quot;&gt; &lt;value&gt;xxx&lt;/value&gt; &lt;/data&gt;">
            <text:p><text:s text:c="2"/>&lt;data name="Update picture"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text:p>
          </table:table-cell>
          <table:table-cell office:value-type="string">
            <text:p>xxx</text:p>
          </table:table-cell>
          <table:table-cell table:formula="of:=&quot;  &lt;data name=&quot;&quot;&quot;&amp;[.A63]&amp;&quot;&quot;&quot; xml:space=&quot;&quot;preserve&quot;&quot;&gt; &lt;value&gt;&quot;&amp;[.B63]&amp;&quot;&lt;/value&gt; &lt;/data&gt;&quot;" office:value-type="string" office:string-value="  &lt;data name=&quot;User&quot; xml:space=&quot;preserve&quot;&gt; &lt;value&gt;User&lt;/value&gt; &lt;/data&gt;">
            <text:p><text:s text:c="2"/>&lt;data name="User" xml:space="preserve"&gt; &lt;value&gt;User&lt;/value&gt; &lt;/data&gt;</text:p>
          </table:table-cell>
          <table:table-cell table:formula="of:=&quot;  &lt;data name=&quot;&quot;&quot;&amp;[.A63]&amp;&quot;&quot;&quot; xml:space=&quot;&quot;preserve&quot;&quot;&gt; &lt;value&gt;&quot;&amp;[.C63]&amp;&quot;&lt;/value&gt; &lt;/data&gt;&quot;" office:value-type="string" office:string-value="  &lt;data name=&quot;User&quot; xml:space=&quot;preserve&quot;&gt; &lt;value&gt;xxx&lt;/value&gt; &lt;/data&gt;">
            <text:p><text:s text:c="2"/>&lt;data name="User"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table:style-name="ce23" office:value-type="string">
            <text:p>User account</text:p>
          </table:table-cell>
          <table:table-cell office:value-type="string">
            <text:p>xxx</text:p>
          </table:table-cell>
          <table:table-cell table:formula="of:=&quot;  &lt;data name=&quot;&quot;&quot;&amp;[.A64]&amp;&quot;&quot;&quot; xml:space=&quot;&quot;preserve&quot;&quot;&gt; &lt;value&gt;&quot;&amp;[.B64]&amp;&quot;&lt;/value&gt; &lt;/data&gt;&quot;" office:value-type="string" office:string-value="  &lt;data name=&quot;User account&quot; xml:space=&quot;preserve&quot;&gt; &lt;value&gt;User account&lt;/value&gt; &lt;/data&gt;">
            <text:p><text:s text:c="2"/>&lt;data name="User account" xml:space="preserve"&gt; &lt;value&gt;User account&lt;/value&gt; &lt;/data&gt;</text:p>
          </table:table-cell>
          <table:table-cell table:formula="of:=&quot;  &lt;data name=&quot;&quot;&quot;&amp;[.A64]&amp;&quot;&quot;&quot; xml:space=&quot;&quot;preserve&quot;&quot;&gt; &lt;value&gt;&quot;&amp;[.C64]&amp;&quot;&lt;/value&gt; &lt;/data&gt;&quot;" office:value-type="string" office:string-value="  &lt;data name=&quot;User account&quot; xml:space=&quot;preserve&quot;&gt; &lt;value&gt;xxx&lt;/value&gt; &lt;/data&gt;">
            <text:p><text:s text:c="2"/>&lt;data name="User accoun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login</text:p>
          </table:table-cell>
          <table:table-cell office:value-type="string">
            <text:p>xxx</text:p>
          </table:table-cell>
          <table:table-cell table:formula="of:=&quot;  &lt;data name=&quot;&quot;&quot;&amp;[.A65]&amp;&quot;&quot;&quot; xml:space=&quot;&quot;preserve&quot;&quot;&gt; &lt;value&gt;&quot;&amp;[.B65]&amp;&quot;&lt;/value&gt; &lt;/data&gt;&quot;" office:value-type="string" office:string-value="  &lt;data name=&quot;User login&quot; xml:space=&quot;preserve&quot;&gt; &lt;value&gt;User login&lt;/value&gt; &lt;/data&gt;">
            <text:p><text:s text:c="2"/>&lt;data name="User login" xml:space="preserve"&gt; &lt;value&gt;User login&lt;/value&gt; &lt;/data&gt;</text:p>
          </table:table-cell>
          <table:table-cell table:formula="of:=&quot;  &lt;data name=&quot;&quot;&quot;&amp;[.A65]&amp;&quot;&quot;&quot; xml:space=&quot;&quot;preserve&quot;&quot;&gt; &lt;value&gt;&quot;&amp;[.C65]&amp;&quot;&lt;/value&gt; &lt;/data&gt;&quot;" office:value-type="string" office:string-value="  &lt;data name=&quot;User login&quot; xml:space=&quot;preserve&quot;&gt; &lt;value&gt;xxx&lt;/value&gt; &lt;/data&gt;">
            <text:p><text:s text:c="2"/>&lt;data name="User logi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logout</text:p>
          </table:table-cell>
          <table:table-cell office:value-type="string">
            <text:p>xxx</text:p>
          </table:table-cell>
          <table:table-cell table:formula="of:=&quot;  &lt;data name=&quot;&quot;&quot;&amp;[.A66]&amp;&quot;&quot;&quot; xml:space=&quot;&quot;preserve&quot;&quot;&gt; &lt;value&gt;&quot;&amp;[.B66]&amp;&quot;&lt;/value&gt; &lt;/data&gt;&quot;" office:value-type="string" office:string-value="  &lt;data name=&quot;User logout&quot; xml:space=&quot;preserve&quot;&gt; &lt;value&gt;User logout&lt;/value&gt; &lt;/data&gt;">
            <text:p><text:s text:c="2"/>&lt;data name="User logout" xml:space="preserve"&gt; &lt;value&gt;User logout&lt;/value&gt; &lt;/data&gt;</text:p>
          </table:table-cell>
          <table:table-cell table:formula="of:=&quot;  &lt;data name=&quot;&quot;&quot;&amp;[.A66]&amp;&quot;&quot;&quot; xml:space=&quot;&quot;preserve&quot;&quot;&gt; &lt;value&gt;&quot;&amp;[.C66]&amp;&quot;&lt;/value&gt; &lt;/data&gt;&quot;" office:value-type="string" office:string-value="  &lt;data name=&quot;User logout&quot; xml:space=&quot;preserve&quot;&gt; &lt;value&gt;xxx&lt;/value&gt; &lt;/data&gt;">
            <text:p><text:s text:c="2"/>&lt;data name="User logout"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User registration</text:p>
          </table:table-cell>
          <table:table-cell office:value-type="string">
            <text:p>xxx</text:p>
          </table:table-cell>
          <table:table-cell table:formula="of:=&quot;  &lt;data name=&quot;&quot;&quot;&amp;[.A67]&amp;&quot;&quot;&quot; xml:space=&quot;&quot;preserve&quot;&quot;&gt; &lt;value&gt;&quot;&amp;[.B67]&amp;&quot;&lt;/value&gt; &lt;/data&gt;&quot;" office:value-type="string" office:string-value="  &lt;data name=&quot;User registration&quot; xml:space=&quot;preserve&quot;&gt; &lt;value&gt;User registration&lt;/value&gt; &lt;/data&gt;">
            <text:p><text:s text:c="2"/>&lt;data name="User registration" xml:space="preserve"&gt; &lt;value&gt;User registration&lt;/value&gt; &lt;/data&gt;</text:p>
          </table:table-cell>
          <table:table-cell table:formula="of:=&quot;  &lt;data name=&quot;&quot;&quot;&amp;[.A67]&amp;&quot;&quot;&quot; xml:space=&quot;&quot;preserve&quot;&quot;&gt; &lt;value&gt;&quot;&amp;[.C67]&amp;&quot;&lt;/value&gt; &lt;/data&gt;&quot;" office:value-type="string" office:string-value="  &lt;data name=&quot;User registration&quot; xml:space=&quot;preserve&quot;&gt; &lt;value&gt;xxx&lt;/value&gt; &lt;/data&gt;">
            <text:p><text:s text:c="2"/>&lt;data name="User registr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User set location</text:p>
          </table:table-cell>
          <table:table-cell office:value-type="string">
            <text:p>Set location</text:p>
          </table:table-cell>
          <table:table-cell office:value-type="string">
            <text:p>xxx</text:p>
          </table:table-cell>
          <table:table-cell table:formula="of:=&quot;  &lt;data name=&quot;&quot;&quot;&amp;[.A68]&amp;&quot;&quot;&quot; xml:space=&quot;&quot;preserve&quot;&quot;&gt; &lt;value&gt;&quot;&amp;[.B68]&amp;&quot;&lt;/value&gt; &lt;/data&gt;&quot;" office:value-type="string" office:string-value="  &lt;data name=&quot;User set location&quot; xml:space=&quot;preserve&quot;&gt; &lt;value&gt;Set location&lt;/value&gt; &lt;/data&gt;">
            <text:p><text:s text:c="2"/>&lt;data name="User set location" xml:space="preserve"&gt; &lt;value&gt;Set location&lt;/value&gt; &lt;/data&gt;</text:p>
          </table:table-cell>
          <table:table-cell table:formula="of:=&quot;  &lt;data name=&quot;&quot;&quot;&amp;[.A68]&amp;&quot;&quot;&quot; xml:space=&quot;&quot;preserve&quot;&quot;&gt; &lt;value&gt;&quot;&amp;[.C68]&amp;&quot;&lt;/value&gt; &lt;/data&gt;&quot;" office:value-type="string" office:string-value="  &lt;data name=&quot;User set location&quot; xml:space=&quot;preserve&quot;&gt; &lt;value&gt;xxx&lt;/value&gt; &lt;/data&gt;">
            <text:p><text:s text:c="2"/>&lt;data name="User set location" xml:space="preserve"&gt; &lt;value&gt;xxx&lt;/value&gt; &lt;/data&gt;</text:p>
          </table:table-cell>
          <table:table-cell table:style-name="ce27" office:value-type="string">
            <text:p><text:s/></text:p>
          </table:table-cell>
          <table:table-cell table:number-columns-repeated="1018"/>
        </table:table-row>
        <table:table-row table:style-name="ro2">
          <table:table-cell table:number-columns-repeated="2" office:value-type="string">
            <text:p>Welcome</text:p>
          </table:table-cell>
          <table:table-cell office:value-type="string">
            <text:p>xxx</text:p>
          </table:table-cell>
          <table:table-cell table:formula="of:=&quot;  &lt;data name=&quot;&quot;&quot;&amp;[.A69]&amp;&quot;&quot;&quot; xml:space=&quot;&quot;preserve&quot;&quot;&gt; &lt;value&gt;&quot;&amp;[.B69]&amp;&quot;&lt;/value&gt; &lt;/data&gt;&quot;" office:value-type="string" office:string-value="  &lt;data name=&quot;Welcome&quot; xml:space=&quot;preserve&quot;&gt; &lt;value&gt;Welcome&lt;/value&gt; &lt;/data&gt;">
            <text:p><text:s text:c="2"/>&lt;data name="Welcome" xml:space="preserve"&gt; &lt;value&gt;Welcome&lt;/value&gt; &lt;/data&gt;</text:p>
          </table:table-cell>
          <table:table-cell table:formula="of:=&quot;  &lt;data name=&quot;&quot;&quot;&amp;[.A69]&amp;&quot;&quot;&quot; xml:space=&quot;&quot;preserve&quot;&quot;&gt; &lt;value&gt;&quot;&amp;[.C69]&amp;&quot;&lt;/value&gt; &lt;/data&gt;&quot;" office:value-type="string" office:string-value="  &lt;data name=&quot;Welcome&quot; xml:space=&quot;preserve&quot;&gt; &lt;value&gt;xxx&lt;/value&gt; &lt;/data&gt;">
            <text:p><text:s text:c="2"/>&lt;data name="Welco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account</text:p>
          </table:table-cell>
          <table:table-cell office:value-type="string">
            <text:p>You can now update data (upload picture) on your account</text:p>
          </table:table-cell>
          <table:table-cell office:value-type="string">
            <text:p>xxx</text:p>
          </table:table-cell>
          <table:table-cell table:formula="of:=&quot;  &lt;data name=&quot;&quot;&quot;&amp;[.A70]&amp;&quot;&quot;&quot; xml:space=&quot;&quot;preserve&quot;&quot;&gt; &lt;value&gt;&quot;&amp;[.B70]&amp;&quot;&lt;/value&gt; &lt;/data&gt;&quot;" office:value-type="string" office:string-value="  &lt;data name=&quot;Welcome account&quot; xml:space=&quot;preserve&quot;&gt; &lt;value&gt;You can now update data (upload picture) on your account&lt;/value&gt; &lt;/data&gt;">
            <text:p><text:s text:c="2"/>&lt;data name="Welcome account" xml:space="preserve"&gt; &lt;value&gt;You can now update data (upload picture) on your account&lt;/value&gt; &lt;/data&gt;</text:p>
          </table:table-cell>
          <table:table-cell table:formula="of:=&quot;  &lt;data name=&quot;&quot;&quot;&amp;[.A70]&amp;&quot;&quot;&quot; xml:space=&quot;&quot;preserve&quot;&quot;&gt; &lt;value&gt;&quot;&amp;[.C70]&amp;&quot;&lt;/value&gt; &lt;/data&gt;&quot;" office:value-type="string" office:string-value="  &lt;data name=&quot;Welcome account&quot; xml:space=&quot;preserve&quot;&gt; &lt;value&gt;xxx&lt;/value&gt; &lt;/data&gt;">
            <text:p><text:s text:c="2"/>&lt;data name="Welcome accoun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help</text:p>
          </table:table-cell>
          <table:table-cell office:value-type="string">
            <text:p>Read the quick start documentation to have an overview of Commute features.</text:p>
          </table:table-cell>
          <table:table-cell office:value-type="string">
            <text:p>xxx</text:p>
          </table:table-cell>
          <table:table-cell table:formula="of:=&quot;  &lt;data name=&quot;&quot;&quot;&amp;[.A71]&amp;&quot;&quot;&quot; xml:space=&quot;&quot;preserve&quot;&quot;&gt; &lt;value&gt;&quot;&amp;[.B71]&amp;&quot;&lt;/value&gt; &lt;/data&gt;&quot;" office:value-type="string" office:string-value="  &lt;data name=&quot;Welcome help&quot; xml:space=&quot;preserve&quot;&gt; &lt;value&gt;Read the quick start documentation to have an overview of Commute features.&lt;/value&gt; &lt;/data&gt;">
            <text:p><text:s text:c="2"/>&lt;data name="Welcome help" xml:space="preserve"&gt; &lt;value&gt;Read the quick start documentation to have an overview of Commute features.&lt;/value&gt; &lt;/data&gt;</text:p>
          </table:table-cell>
          <table:table-cell table:formula="of:=&quot;  &lt;data name=&quot;&quot;&quot;&amp;[.A71]&amp;&quot;&quot;&quot; xml:space=&quot;&quot;preserve&quot;&quot;&gt; &lt;value&gt;&quot;&amp;[.C71]&amp;&quot;&lt;/value&gt; &lt;/data&gt;&quot;" office:value-type="string" office:string-value="  &lt;data name=&quot;Welcome help&quot; xml:space=&quot;preserve&quot;&gt; &lt;value&gt;xxx&lt;/value&gt; &lt;/data&gt;">
            <text:p><text:s text:c="2"/>&lt;data name="Welcome help"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join</text:p>
          </table:table-cell>
          <table:table-cell office:value-type="string">
            <text:p>First, create an account to join Commute community</text:p>
          </table:table-cell>
          <table:table-cell office:value-type="string">
            <text:p>xxx</text:p>
          </table:table-cell>
          <table:table-cell table:formula="of:=&quot;  &lt;data name=&quot;&quot;&quot;&amp;[.A72]&amp;&quot;&quot;&quot; xml:space=&quot;&quot;preserve&quot;&quot;&gt; &lt;value&gt;&quot;&amp;[.B72]&amp;&quot;&lt;/value&gt; &lt;/data&gt;&quot;" office:value-type="string" office:string-value="  &lt;data name=&quot;Welcome join&quot; xml:space=&quot;preserve&quot;&gt; &lt;value&gt;First, create an account to join Commute community&lt;/value&gt; &lt;/data&gt;">
            <text:p><text:s text:c="2"/>&lt;data name="Welcome join" xml:space="preserve"&gt; &lt;value&gt;First, create an account to join Commute community&lt;/value&gt; &lt;/data&gt;</text:p>
          </table:table-cell>
          <table:table-cell table:formula="of:=&quot;  &lt;data name=&quot;&quot;&quot;&amp;[.A72]&amp;&quot;&quot;&quot; xml:space=&quot;&quot;preserve&quot;&quot;&gt; &lt;value&gt;&quot;&amp;[.C72]&amp;&quot;&lt;/value&gt; &lt;/data&gt;&quot;" office:value-type="string" office:string-value="  &lt;data name=&quot;Welcome join&quot; xml:space=&quot;preserve&quot;&gt; &lt;value&gt;xxx&lt;/value&gt; &lt;/data&gt;">
            <text:p><text:s text:c="2"/>&lt;data name="Welcome joi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mail</text:p>
          </table:table-cell>
          <table:table-cell office:value-type="string">
            <text:p>We just sent you a welcome mail with more instructions at your address: </text:p>
          </table:table-cell>
          <table:table-cell office:value-type="string">
            <text:p>xxx</text:p>
          </table:table-cell>
          <table:table-cell table:formula="of:=&quot;  &lt;data name=&quot;&quot;&quot;&amp;[.A73]&amp;&quot;&quot;&quot; xml:space=&quot;&quot;preserve&quot;&quot;&gt; &lt;value&gt;&quot;&amp;[.B73]&amp;&quot;&lt;/value&gt; &lt;/data&gt;&quot;" office:value-type="string" office:string-value="  &lt;data name=&quot;Welcome mail&quot; xml:space=&quot;preserve&quot;&gt; &lt;value&gt;We just sent you a welcome mail with more instructions at your address: &lt;/value&gt; &lt;/data&gt;">
            <text:p><text:s text:c="2"/>&lt;data name="Welcome mail" xml:space="preserve"&gt; &lt;value&gt;We just sent you a welcome mail with more instructions at your address: &lt;/value&gt; &lt;/data&gt;</text:p>
          </table:table-cell>
          <table:table-cell table:formula="of:=&quot;  &lt;data name=&quot;&quot;&quot;&amp;[.A73]&amp;&quot;&quot;&quot; xml:space=&quot;&quot;preserve&quot;&quot;&gt; &lt;value&gt;&quot;&amp;[.C73]&amp;&quot;&lt;/value&gt; &lt;/data&gt;&quot;" office:value-type="string" office:string-value="  &lt;data name=&quot;Welcome mail&quot; xml:space=&quot;preserve&quot;&gt; &lt;value&gt;xxx&lt;/value&gt; &lt;/data&gt;">
            <text:p><text:s text:c="2"/>&lt;data name="Welcome mail"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message</text:p>
          </table:table-cell>
          <table:table-cell office:value-type="string">
            <text:p>Welcome to Commute, the green and friendly way to commute.</text:p>
            <text:p>&amp;lt;div&amp;gt;- Define the commute routes you seek/offer&amp;lt;/div&amp;gt;</text:p>
            <text:p>&amp;lt;div&amp;gt;- Find other commuters with similar route&amp;lt;/div&amp;gt;</text:p>
            <text:p>&amp;lt;div&amp;gt;- Get in touch with them to commute together&amp;lt;/div&amp;gt;</text:p>
            <text:p>&amp;lt;div&amp;gt;- Keep track of the expenses to share&amp;lt;/div&amp;gt;</text:p>
          </table:table-cell>
          <table:table-cell office:value-type="string">
            <text:p>xxx</text:p>
          </table:table-cell>
          <table:table-cell table:formula="of:=&quot;  &lt;data name=&quot;&quot;&quot;&amp;[.A74]&amp;&quot;&quot;&quot; xml:space=&quot;&quot;preserve&quot;&quot;&gt; &lt;value&gt;&quot;&amp;[.B74]&amp;&quot;&lt;/value&gt; &lt;/data&gt;&quot;" office:value-type="string" office:string-value="  &lt;data name=&quot;Welcome message&quot; xml:space=&quot;preserve&quot;&gt; &lt;value&gt;Welcome to Commute, the green and friendly way to commute.&#10;&amp;lt;div&amp;gt;- Define the commute routes you seek/offer&amp;lt;/div&amp;gt;&#10;&amp;lt;div&amp;gt;- Find other commuters with similar route&amp;lt;/div&amp;gt;&#10;&amp;lt;div&amp;gt;- Get in touch with them to commute together&amp;lt;/div&amp;gt;&#10;&amp;lt;div&amp;gt;- Keep track of the expenses to share&amp;lt;/div&amp;gt;&lt;/value&gt; &lt;/data&gt;">
            <text:p><text:s text:c="2"/>&lt;data name="Welcome message" xml:space="preserve"&gt; &lt;value&gt;Welcome to Commute, the green and friendly way to commute.<text:line-break/>&amp;lt;div&amp;gt;- Define the commute routes you seek/offer&amp;lt;/div&amp;gt;<text:line-break/>&amp;lt;div&amp;gt;- Find other commuters with similar route&amp;lt;/div&amp;gt;<text:line-break/>&amp;lt;div&amp;gt;- Get in touch with them to commute together&amp;lt;/div&amp;gt;<text:line-break/>&amp;lt;div&amp;gt;- Keep track of the expenses to share&amp;lt;/div&amp;gt;&lt;/value&gt; &lt;/data&gt;</text:p>
          </table:table-cell>
          <table:table-cell table:formula="of:=&quot;  &lt;data name=&quot;&quot;&quot;&amp;[.A74]&amp;&quot;&quot;&quot; xml:space=&quot;&quot;preserve&quot;&quot;&gt; &lt;value&gt;&quot;&amp;[.C74]&amp;&quot;&lt;/value&gt; &lt;/data&gt;&quot;" office:value-type="string" office:string-value="  &lt;data name=&quot;Welcome message&quot; xml:space=&quot;preserve&quot;&gt; &lt;value&gt;xxx&lt;/value&gt; &lt;/data&gt;">
            <text:p><text:s text:c="2"/>&lt;data name="Welcome messag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registred</text:p>
          </table:table-cell>
          <table:table-cell office:value-type="string">
            <text:p><text:s/>to Commute community.</text:p>
          </table:table-cell>
          <table:table-cell office:value-type="string">
            <text:p>xxx</text:p>
          </table:table-cell>
          <table:table-cell table:formula="of:=&quot;  &lt;data name=&quot;&quot;&quot;&amp;[.A75]&amp;&quot;&quot;&quot; xml:space=&quot;&quot;preserve&quot;&quot;&gt; &lt;value&gt;&quot;&amp;[.B75]&amp;&quot;&lt;/value&gt; &lt;/data&gt;&quot;" office:value-type="string" office:string-value="  &lt;data name=&quot;Welcome registred&quot; xml:space=&quot;preserve&quot;&gt; &lt;value&gt; to Commute community.&lt;/value&gt; &lt;/data&gt;">
            <text:p><text:s text:c="2"/>&lt;data name="Welcome registred" xml:space="preserve"&gt; &lt;value&gt; to Commute community.&lt;/value&gt; &lt;/data&gt;</text:p>
          </table:table-cell>
          <table:table-cell table:formula="of:=&quot;  &lt;data name=&quot;&quot;&quot;&amp;[.A75]&amp;&quot;&quot;&quot; xml:space=&quot;&quot;preserve&quot;&quot;&gt; &lt;value&gt;&quot;&amp;[.C75]&amp;&quot;&lt;/value&gt; &lt;/data&gt;&quot;" office:value-type="string" office:string-value="  &lt;data name=&quot;Welcome registred&quot; xml:space=&quot;preserve&quot;&gt; &lt;value&gt;xxx&lt;/value&gt; &lt;/data&gt;">
            <text:p><text:s text:c="2"/>&lt;data name="Welcome registred"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route</text:p>
          </table:table-cell>
          <table:table-cell office:value-type="string">
            <text:p>And then your are ready to define your first commute route</text:p>
          </table:table-cell>
          <table:table-cell office:value-type="string">
            <text:p>xxx</text:p>
          </table:table-cell>
          <table:table-cell table:formula="of:=&quot;  &lt;data name=&quot;&quot;&quot;&amp;[.A76]&amp;&quot;&quot;&quot; xml:space=&quot;&quot;preserve&quot;&quot;&gt; &lt;value&gt;&quot;&amp;[.B76]&amp;&quot;&lt;/value&gt; &lt;/data&gt;&quot;" office:value-type="string" office:string-value="  &lt;data name=&quot;Welcome route&quot; xml:space=&quot;preserve&quot;&gt; &lt;value&gt;And then your are ready to define your first commute route&lt;/value&gt; &lt;/data&gt;">
            <text:p><text:s text:c="2"/>&lt;data name="Welcome route" xml:space="preserve"&gt; &lt;value&gt;And then your are ready to define your first commute route&lt;/value&gt; &lt;/data&gt;</text:p>
          </table:table-cell>
          <table:table-cell table:formula="of:=&quot;  &lt;data name=&quot;&quot;&quot;&amp;[.A76]&amp;&quot;&quot;&quot; xml:space=&quot;&quot;preserve&quot;&quot;&gt; &lt;value&gt;&quot;&amp;[.C76]&amp;&quot;&lt;/value&gt; &lt;/data&gt;&quot;" office:value-type="string" office:string-value="  &lt;data name=&quot;Welcome route&quot; xml:space=&quot;preserve&quot;&gt; &lt;value&gt;xxx&lt;/value&gt; &lt;/data&gt;">
            <text:p><text:s text:c="2"/>&lt;data name="Welcome 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set location</text:p>
          </table:table-cell>
          <table:table-cell office:value-type="string">
            <text:p>Set your default location</text:p>
          </table:table-cell>
          <table:table-cell office:value-type="string">
            <text:p>xxx</text:p>
          </table:table-cell>
          <table:table-cell table:formula="of:=&quot;  &lt;data name=&quot;&quot;&quot;&amp;[.A77]&amp;&quot;&quot;&quot; xml:space=&quot;&quot;preserve&quot;&quot;&gt; &lt;value&gt;&quot;&amp;[.B77]&amp;&quot;&lt;/value&gt; &lt;/data&gt;&quot;" office:value-type="string" office:string-value="  &lt;data name=&quot;Welcome set location&quot; xml:space=&quot;preserve&quot;&gt; &lt;value&gt;Set your default location&lt;/value&gt; &lt;/data&gt;">
            <text:p><text:s text:c="2"/>&lt;data name="Welcome set location" xml:space="preserve"&gt; &lt;value&gt;Set your default location&lt;/value&gt; &lt;/data&gt;</text:p>
          </table:table-cell>
          <table:table-cell table:formula="of:=&quot;  &lt;data name=&quot;&quot;&quot;&amp;[.A77]&amp;&quot;&quot;&quot; xml:space=&quot;&quot;preserve&quot;&quot;&gt; &lt;value&gt;&quot;&amp;[.C77]&amp;&quot;&lt;/value&gt; &lt;/data&gt;&quot;" office:value-type="string" office:string-value="  &lt;data name=&quot;Welcome set location&quot; xml:space=&quot;preserve&quot;&gt; &lt;value&gt;xxx&lt;/value&gt; &lt;/data&gt;">
            <text:p><text:s text:c="2"/>&lt;data name="Welcome set loc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Welcome view route</text:p>
          </table:table-cell>
          <table:table-cell office:value-type="string">
            <text:p>Alternatively, you can view available routes for your commute path witout creating an account.</text:p>
          </table:table-cell>
          <table:table-cell office:value-type="string">
            <text:p>xxx</text:p>
          </table:table-cell>
          <table:table-cell table:formula="of:=&quot;  &lt;data name=&quot;&quot;&quot;&amp;[.A78]&amp;&quot;&quot;&quot; xml:space=&quot;&quot;preserve&quot;&quot;&gt; &lt;value&gt;&quot;&amp;[.B78]&amp;&quot;&lt;/value&gt; &lt;/data&gt;&quot;" office:value-type="string" office:string-value="  &lt;data name=&quot;Welcome view route&quot; xml:space=&quot;preserve&quot;&gt; &lt;value&gt;Alternatively, you can view available routes for your commute path witout creating an account.&lt;/value&gt; &lt;/data&gt;">
            <text:p><text:s text:c="2"/>&lt;data name="Welcome view route" xml:space="preserve"&gt; &lt;value&gt;Alternatively, you can view available routes for your commute path witout creating an account.&lt;/value&gt; &lt;/data&gt;</text:p>
          </table:table-cell>
          <table:table-cell table:formula="of:=&quot;  &lt;data name=&quot;&quot;&quot;&amp;[.A78]&amp;&quot;&quot;&quot; xml:space=&quot;&quot;preserve&quot;&quot;&gt; &lt;value&gt;&quot;&amp;[.C78]&amp;&quot;&lt;/value&gt; &lt;/data&gt;&quot;" office:value-type="string" office:string-value="  &lt;data name=&quot;Welcome view route&quot; xml:space=&quot;preserve&quot;&gt; &lt;value&gt;xxx&lt;/value&gt; &lt;/data&gt;">
            <text:p><text:s text:c="2"/>&lt;data name="Welcome view rout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default</text:p>
          </table:table-cell>
          <table:table-cell office:value-type="string">
            <text:p>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text:p>
          </table:table-cell>
          <table:table-cell office:value-type="string">
            <text:p>xxx</text:p>
          </table:table-cell>
          <table:table-cell table:formula="of:=&quot;  &lt;data name=&quot;&quot;&quot;&amp;[.A79]&amp;&quot;&quot;&quot; xml:space=&quot;&quot;preserve&quot;&quot;&gt; &lt;value&gt;&quot;&amp;[.B79]&amp;&quot;&lt;/value&gt; &lt;/data&gt;&quot;" office:value-type="string" office:string-value="  &lt;data name=&quot;Metadesc default&quot; xml:space=&quot;preserve&quot;&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default" xml:space="preserve"&gt; &lt;value&gt;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79]&amp;&quot;&quot;&quot; xml:space=&quot;&quot;preserve&quot;&quot;&gt; &lt;value&gt;&quot;&amp;[.C79]&amp;&quot;&lt;/value&gt; &lt;/data&gt;&quot;" office:value-type="string" office:string-value="  &lt;data name=&quot;Metadesc default&quot; xml:space=&quot;preserve&quot;&gt; &lt;value&gt;xxx&lt;/value&gt; &lt;/data&gt;">
            <text:p><text:s text:c="2"/>&lt;data name="Metadesc default" xml:space="preserve"&gt; &lt;value&gt;xxx&lt;/value&gt; &lt;/data&gt;</text:p>
          </table:table-cell>
          <table:table-cell table:style-name="ce28" office:value-type="string">
            <text:p>Meta descriptions</text:p>
          </table:table-cell>
          <table:table-cell table:number-columns-repeated="1018"/>
        </table:table-row>
        <table:table-row table:style-name="ro2">
          <table:table-cell office:value-type="string">
            <text:p>Metadesc home welcome</text:p>
          </table:table-cell>
          <table:table-cell office:value-type="string">
            <text:p>Welcome to Commute the green and friendly way to commute. Find routes in your area. Get started with Commute. Joint Commute community.</text:p>
          </table:table-cell>
          <table:table-cell office:value-type="string">
            <text:p>xxx</text:p>
          </table:table-cell>
          <table:table-cell table:formula="of:=&quot;  &lt;data name=&quot;&quot;&quot;&amp;[.A80]&amp;&quot;&quot;&quot; xml:space=&quot;&quot;preserve&quot;&quot;&gt; &lt;value&gt;&quot;&amp;[.B80]&amp;  &quot; &quot; &amp; [.B$79] &amp;&quot;&lt;/value&gt; &lt;/data&gt;&quot;" office:value-type="string" office:string-value="  &lt;data name=&quot;Metadesc home welcome&quot; xml:space=&quot;preserve&quot;&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home welcome" xml:space="preserve"&gt; &lt;value&gt;Welcome to Commute the green and friendly way to commute. Find routes in your area. Get started with Commute. Joint Commute community.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80]&amp;&quot;&quot;&quot; xml:space=&quot;&quot;preserve&quot;&quot;&gt; &lt;value&gt;&quot;&amp;[.C80]&amp;&quot;&lt;/value&gt; &lt;/data&gt;&quot;" office:value-type="string" office:string-value="  &lt;data name=&quot;Metadesc home welcome&quot; xml:space=&quot;preserve&quot;&gt; &lt;value&gt;xxx&lt;/value&gt; &lt;/data&gt;">
            <text:p><text:s text:c="2"/>&lt;data name="Metadesc home welcome"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user setlocation</text:p>
          </table:table-cell>
          <table:table-cell office:value-type="string">
            <text:p>Set default map location when creating new route. Commute is a friendly and green way to commute between home and work.</text:p>
          </table:table-cell>
          <table:table-cell office:value-type="string">
            <text:p>xxx</text:p>
          </table:table-cell>
          <table:table-cell table:formula="of:=&quot;  &lt;data name=&quot;&quot;&quot;&amp;[.A81]&amp;&quot;&quot;&quot; xml:space=&quot;&quot;preserve&quot;&quot;&gt; &lt;value&gt;&quot;&amp;[.B81]&amp;  &quot; &quot; &amp; [.B$79] &amp;&quot;&lt;/value&gt; &lt;/data&gt;&quot;" office:value-type="string" office:string-value="  &lt;data name=&quot;Metadesc user setlocation&quot; xml:space=&quot;preserve&quot;&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user setlocation" xml:space="preserve"&gt; &lt;value&gt;Set default map location when creating new route. Commute is a friendly and green way to commute between home and work.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81]&amp;&quot;&quot;&quot; xml:space=&quot;&quot;preserve&quot;&quot;&gt; &lt;value&gt;&quot;&amp;[.C81]&amp;&quot;&lt;/value&gt; &lt;/data&gt;&quot;" office:value-type="string" office:string-value="  &lt;data name=&quot;Metadesc user setlocation&quot; xml:space=&quot;preserve&quot;&gt; &lt;value&gt;xxx&lt;/value&gt; &lt;/data&gt;">
            <text:p><text:s text:c="2"/>&lt;data name="Metadesc user setlocation"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Metadesc route list</text:p>
          </table:table-cell>
          <table:table-cell office:value-type="string">
            <text:p>This is the list of route you have defined. You can update the route. You can search route which are close match to your route. You can create new route.</text:p>
          </table:table-cell>
          <table:table-cell office:value-type="string">
            <text:p>xxx</text:p>
          </table:table-cell>
          <table:table-cell table:formula="of:=&quot;  &lt;data name=&quot;&quot;&quot;&amp;[.A82]&amp;&quot;&quot;&quot; xml:space=&quot;&quot;preserve&quot;&quot;&gt; &lt;value&gt;&quot;&amp;[.B82]&amp;  &quot; &quot; &amp; [.B$79] &amp;&quot;&lt;/value&gt; &lt;/data&gt;&quot;" office:value-type="string" office:string-value="  &lt;data name=&quot;Metadesc route list&quot; xml:space=&quot;preserve&quot;&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
            <text:p><text:s text:c="2"/>&lt;data name="Metadesc route list" xml:space="preserve"&gt; &lt;value&gt;This is the list of route you have defined. You can update the route. You can search route which are close match to your route. You can create new route. Share your car to commute between home and work with others or find a car in your area to commute to work.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82]&amp;&quot;&quot;&quot; xml:space=&quot;&quot;preserve&quot;&quot;&gt; &lt;value&gt;&quot;&amp;[.C82]&amp;&quot;&lt;/value&gt; &lt;/data&gt;&quot;" office:value-type="string" office:string-value="  &lt;data name=&quot;Metadesc route list&quot; xml:space=&quot;preserve&quot;&gt; &lt;value&gt;xxx&lt;/value&gt; &lt;/data&gt;">
            <text:p><text:s text:c="2"/>&lt;data name="Metadesc route list" xml:space="preserve"&gt; &lt;value&gt;xxx&lt;/value&gt; &lt;/data&gt;</text:p>
          </table:table-cell>
          <table:table-cell table:style-name="ce27" office:value-type="string">
            <text:p><text:s/></text:p>
          </table:table-cell>
          <table:table-cell table:number-columns-repeated="1018"/>
        </table:table-row>
        <table:table-row table:style-name="ro2">
          <table:table-cell office:value-type="string">
            <text:p>&lt;/root&gt;</text:p>
          </table:table-cell>
          <table:table-cell table:number-columns-repeated="2"/>
          <table:table-cell office:value-type="string">
            <text:p>&lt;/root&gt;</text:p>
          </table:table-cell>
          <table:table-cell table:formula="of:=[.D83]" office:value-type="string" office:string-value="&lt;/root&gt;">
            <text:p>&lt;/root&gt;</text:p>
          </table:table-cell>
          <table:table-cell table:number-columns-repeated="1019"/>
        </table:table-row>
        <table:table-row table:style-name="ro2" table:number-rows-repeated="1047886">
          <table:table-cell table:number-columns-repeated="1024"/>
        </table:table-row>
        <table:table-row table:style-name="ro4" table:number-rows-repeated="606">
          <table:table-cell table:number-columns-repeated="1024"/>
        </table:table-row>
        <table:table-row table:style-name="ro4">
          <table:table-cell table:number-columns-repeated="1024"/>
        </table:table-row>
      </table:table>
      <table:table table:name="Menu" table:style-name="ta3" table:print="false">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5" table:default-cell-style-name="ce5"/>
        <table:table-column table:style-name="co5" table:number-columns-repeated="251" table:default-cell-style-name="ce5"/>
        <table:table-row table:style-name="ro2">
          <table:table-cell table:style-name="ce1" office:value-type="string">
            <text:p>Key</text:p>
          </table:table-cell>
          <table:table-cell table:style-name="ce1" office:value-type="string">
            <text:p>English</text:p>
          </table:table-cell>
          <table:table-cell table:style-name="ce1" office:value-type="string">
            <text:p>Chinese</text:p>
          </table:table-cell>
          <table:table-cell table:style-name="ce8" office:value-type="string">
            <text:p>English</text:p>
          </table:table-cell>
          <table:table-cell table:style-name="ce8" office:value-type="string">
            <text:p>Chinese</text:p>
          </table:table-cell>
          <table:table-cell table:number-columns-repeated="251"/>
        </table:table-row>
        <table:table-row table:style-name="ro2">
          <table:table-cell table:number-columns-repeated="3" table:style-name="ce11" office:value-type="string">
            <text:p>Attribute</text:p>
          </table:table-cell>
          <table:table-cell table:style-name="ce11" table:formula="of:=&quot;  &lt;data name=&quot;&quot;&quot;&amp;[.A2]&amp;&quot;.title&quot;&quot; xml:space=&quot;&quot;preserve&quot;&quot;&gt; &lt;value&gt;&quot;&amp;[.B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11" table:formula="of:=&quot;  &lt;data name=&quot;&quot;&quot;&amp;[.A2]&amp;&quot;.title&quot;&quot; xml:space=&quot;&quot;preserve&quot;&quot;&gt; &lt;value&gt;&quot;&amp;[.C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text:p>
          </table:table-cell>
          <table:table-cell table:number-columns-repeated="2" table:style-name="ce12" office:value-type="string">
            <text:p>Manage attributes</text:p>
          </table:table-cell>
          <table:table-cell table:style-name="ce12" table:formula="of:=&quot;  &lt;data name=&quot;&quot;&quot;&amp;[.A3]&amp;&quot;.description&quot;&quot; xml:space=&quot;&quot;preserve&quot;&quot;&gt; &lt;value&gt;&quot;&amp;[.B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12" table:formula="of:=&quot;  &lt;data name=&quot;&quot;&quot;&amp;[.A3]&amp;&quot;.description&quot;&quot; xml:space=&quot;&quot;preserve&quot;&quot;&gt; &lt;value&gt;&quot;&amp;[.C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calculated</text:p>
          </table:table-cell>
          <table:table-cell table:style-name="ce11" office:value-type="string">
            <text:p>Attribute</text:p>
          </table:table-cell>
          <table:table-cell table:style-name="ce13" office:value-type="string">
            <text:p>属性计算</text:p>
          </table:table-cell>
          <table:table-cell table:style-name="ce11" table:formula="of:=&quot;  &lt;data name=&quot;&quot;&quot;&amp;[.A4]&amp;&quot;.title&quot;&quot; xml:space=&quot;&quot;preserve&quot;&quot;&gt; &lt;value&gt;&quot;&amp;[.B4]&amp;&quot;&lt;/value&gt; &lt;/data&gt;&quot;" office:value-type="string" office:string-value="  &lt;data name=&quot;Attribute calculated.title&quot; xml:space=&quot;preserve&quot;&gt; &lt;value&gt;Attribute&lt;/value&gt; &lt;/data&gt;">
            <text:p><text:s text:c="2"/>&lt;data name="Attribute calculated.title" xml:space="preserve"&gt; &lt;value&gt;Attribute&lt;/value&gt; &lt;/data&gt;</text:p>
          </table:table-cell>
          <table:table-cell table:style-name="ce11" table:formula="of:=&quot;  &lt;data name=&quot;&quot;&quot;&amp;[.A4]&amp;&quot;.title&quot;&quot; xml:space=&quot;&quot;preserve&quot;&quot;&gt; &lt;value&gt;&quot;&amp;[.C4]&amp;&quot;&lt;/value&gt; &lt;/data&gt;&quot;" office:value-type="string" office:string-value="  &lt;data name=&quot;Attribute calculated.title&quot; xml:space=&quot;preserve&quot;&gt; &lt;value&gt;属性计算&lt;/value&gt; &lt;/data&gt;">
            <text:p><text:s text:c="2"/>&lt;data name="Attribute calculated.title" xml:space="preserve"&gt; &lt;value&gt;属性计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calculated</text:p>
          </table:table-cell>
          <table:table-cell table:style-name="ce12" office:value-type="string">
            <text:p>Manage attributes</text:p>
          </table:table-cell>
          <table:table-cell table:style-name="ce14" office:value-type="string">
            <text:p>管理属性计算</text:p>
          </table:table-cell>
          <table:table-cell table:style-name="ce12" table:formula="of:=&quot;  &lt;data name=&quot;&quot;&quot;&amp;[.A5]&amp;&quot;.description&quot;&quot; xml:space=&quot;&quot;preserve&quot;&quot;&gt; &lt;value&gt;&quot;&amp;[.B5]&amp;&quot;&lt;/value&gt; &lt;/data&gt;&quot;" office:value-type="string" office:string-value="  &lt;data name=&quot;Attribute calculated.description&quot; xml:space=&quot;preserve&quot;&gt; &lt;value&gt;Manage attributes&lt;/value&gt; &lt;/data&gt;">
            <text:p><text:s text:c="2"/>&lt;data name="Attribute calculated.description" xml:space="preserve"&gt; &lt;value&gt;Manage attributes&lt;/value&gt; &lt;/data&gt;</text:p>
          </table:table-cell>
          <table:table-cell table:style-name="ce12" table:formula="of:=&quot;  &lt;data name=&quot;&quot;&quot;&amp;[.A5]&amp;&quot;.description&quot;&quot; xml:space=&quot;&quot;preserve&quot;&quot;&gt; &lt;value&gt;&quot;&amp;[.C5]&amp;&quot;&lt;/value&gt; &lt;/data&gt;&quot;" office:value-type="string" office:string-value="  &lt;data name=&quot;Attribute calculated.description&quot; xml:space=&quot;preserve&quot;&gt; &lt;value&gt;管理属性计算&lt;/value&gt; &lt;/data&gt;">
            <text:p><text:s text:c="2"/>&lt;data name="Attribute calculated.description" xml:space="preserve"&gt; &lt;value&gt;管理属性计算&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in template</text:p>
          </table:table-cell>
          <table:table-cell table:style-name="ce11" table:formula="of:=&quot;  &lt;data name=&quot;&quot;&quot;&amp;[.A6]&amp;&quot;.title&quot;&quot; xml:space=&quot;&quot;preserve&quot;&quot;&gt; &lt;value&gt;&quot;&amp;[.B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11" table:formula="of:=&quot;  &lt;data name=&quot;&quot;&quot;&amp;[.A6]&amp;&quot;.title&quot;&quot; xml:space=&quot;&quot;preserve&quot;&quot;&gt; &lt;value&gt;&quot;&amp;[.C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in template</text:p>
          </table:table-cell>
          <table:table-cell table:number-columns-repeated="2" table:style-name="ce12" office:value-type="string">
            <text:p>Assign attributes to template</text:p>
          </table:table-cell>
          <table:table-cell table:style-name="ce12" table:formula="of:=&quot;  &lt;data name=&quot;&quot;&quot;&amp;[.A7]&amp;&quot;.description&quot;&quot; xml:space=&quot;&quot;preserve&quot;&quot;&gt; &lt;value&gt;&quot;&amp;[.B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12" table:formula="of:=&quot;  &lt;data name=&quot;&quot;&quot;&amp;[.A7]&amp;&quot;.description&quot;&quot; xml:space=&quot;&quot;preserve&quot;&quot;&gt; &lt;value&gt;&quot;&amp;[.C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text:p>
          </table:table-cell>
          <table:table-cell table:style-name="ce11" table:formula="of:=&quot;  &lt;data name=&quot;&quot;&quot;&amp;[.A8]&amp;&quot;.title&quot;&quot; xml:space=&quot;&quot;preserve&quot;&quot;&gt; &lt;value&gt;&quot;&amp;[.B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11" table:formula="of:=&quot;  &lt;data name=&quot;&quot;&quot;&amp;[.A8]&amp;&quot;.title&quot;&quot; xml:space=&quot;&quot;preserve&quot;&quot;&gt; &lt;value&gt;&quot;&amp;[.C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text:p>
          </table:table-cell>
          <table:table-cell table:number-columns-repeated="2" table:style-name="ce12" office:value-type="string">
            <text:p>Manage LOV for attributes</text:p>
          </table:table-cell>
          <table:table-cell table:style-name="ce12" table:formula="of:=&quot;  &lt;data name=&quot;&quot;&quot;&amp;[.A9]&amp;&quot;.description&quot;&quot; xml:space=&quot;&quot;preserve&quot;&quot;&gt; &lt;value&gt;&quot;&amp;[.B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12" table:formula="of:=&quot;  &lt;data name=&quot;&quot;&quot;&amp;[.A9]&amp;&quot;.description&quot;&quot; xml:space=&quot;&quot;preserve&quot;&quot;&gt; &lt;value&gt;&quot;&amp;[.C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LOV value</text:p>
          </table:table-cell>
          <table:table-cell table:style-name="ce11" table:formula="of:=&quot;  &lt;data name=&quot;&quot;&quot;&amp;[.A10]&amp;&quot;.title&quot;&quot; xml:space=&quot;&quot;preserve&quot;&quot;&gt; &lt;value&gt;&quot;&amp;[.B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11" table:formula="of:=&quot;  &lt;data name=&quot;&quot;&quot;&amp;[.A10]&amp;&quot;.title&quot;&quot; xml:space=&quot;&quot;preserve&quot;&quot;&gt; &lt;value&gt;&quot;&amp;[.C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LOV value</text:p>
          </table:table-cell>
          <table:table-cell table:number-columns-repeated="2" table:style-name="ce12" office:value-type="string">
            <text:p>Manage value for attribute LOV</text:p>
          </table:table-cell>
          <table:table-cell table:style-name="ce12" table:formula="of:=&quot;  &lt;data name=&quot;&quot;&quot;&amp;[.A11]&amp;&quot;.description&quot;&quot; xml:space=&quot;&quot;preserve&quot;&quot;&gt; &lt;value&gt;&quot;&amp;[.B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12" table:formula="of:=&quot;  &lt;data name=&quot;&quot;&quot;&amp;[.A11]&amp;&quot;.description&quot;&quot; xml:space=&quot;&quot;preserve&quot;&quot;&gt; &lt;value&gt;&quot;&amp;[.C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Attribute object</text:p>
          </table:table-cell>
          <table:table-cell table:style-name="ce11" table:formula="of:=&quot;  &lt;data name=&quot;&quot;&quot;&amp;[.A12]&amp;&quot;.title&quot;&quot; xml:space=&quot;&quot;preserve&quot;&quot;&gt; &lt;value&gt;&quot;&amp;[.B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11" table:formula="of:=&quot;  &lt;data name=&quot;&quot;&quot;&amp;[.A12]&amp;&quot;.title&quot;&quot; xml:space=&quot;&quot;preserve&quot;&quot;&gt; &lt;value&gt;&quot;&amp;[.C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object</text:p>
          </table:table-cell>
          <table:table-cell table:number-columns-repeated="2" table:style-name="ce12" office:value-type="string">
            <text:p>Manage attribute value for various object</text:p>
          </table:table-cell>
          <table:table-cell table:style-name="ce12" table:formula="of:=&quot;  &lt;data name=&quot;&quot;&quot;&amp;[.A13]&amp;&quot;.description&quot;&quot; xml:space=&quot;&quot;preserve&quot;&quot;&gt; &lt;value&gt;&quot;&amp;[.B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12" table:formula="of:=&quot;  &lt;data name=&quot;&quot;&quot;&amp;[.A13]&amp;&quot;.description&quot;&quot; xml:space=&quot;&quot;preserve&quot;&quot;&gt; &lt;value&gt;&quot;&amp;[.C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text:p>
          </table:table-cell>
          <table:table-cell table:style-name="ce11" office:value-type="string">
            <text:p>Template</text:p>
          </table:table-cell>
          <table:table-cell table:style-name="ce11" office:value-type="string">
            <text:p>Attribute template</text:p>
          </table:table-cell>
          <table:table-cell table:style-name="ce11" table:formula="of:=&quot;  &lt;data name=&quot;&quot;&quot;&amp;[.A14]&amp;&quot;.title&quot;&quot; xml:space=&quot;&quot;preserve&quot;&quot;&gt; &lt;value&gt;&quot;&amp;[.B14]&amp;&quot;&lt;/value&gt; &lt;/data&gt;&quot;" office:value-type="string" office:string-value="  &lt;data name=&quot;Attribute template.title&quot; xml:space=&quot;preserve&quot;&gt; &lt;value&gt;Template&lt;/value&gt; &lt;/data&gt;">
            <text:p><text:s text:c="2"/>&lt;data name="Attribute template.title" xml:space="preserve"&gt; &lt;value&gt;Template&lt;/value&gt; &lt;/data&gt;</text:p>
          </table:table-cell>
          <table:table-cell table:style-name="ce11" table:formula="of:=&quot;  &lt;data name=&quot;&quot;&quot;&amp;[.A14]&amp;&quot;.title&quot;&quot; xml:space=&quot;&quot;preserve&quot;&quot;&gt; &lt;value&gt;&quot;&amp;[.C14]&amp;&quot;&lt;/value&gt; &lt;/data&gt;&quot;" office:value-type="string" office:string-value="  &lt;data name=&quot;Attribute template.title&quot; xml:space=&quot;preserve&quot;&gt; &lt;value&gt;Attribute template&lt;/value&gt; &lt;/data&gt;">
            <text:p><text:s text:c="2"/>&lt;data name="Attribute template.title" xml:space="preserve"&gt; &lt;value&gt;Attribute template&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text:p>
          </table:table-cell>
          <table:table-cell table:number-columns-repeated="2" table:style-name="ce12" office:value-type="string">
            <text:p>Manage template for attributes</text:p>
          </table:table-cell>
          <table:table-cell table:style-name="ce12" table:formula="of:=&quot;  &lt;data name=&quot;&quot;&quot;&amp;[.A15]&amp;&quot;.description&quot;&quot; xml:space=&quot;&quot;preserve&quot;&quot;&gt; &lt;value&gt;&quot;&amp;[.B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12" table:formula="of:=&quot;  &lt;data name=&quot;&quot;&quot;&amp;[.A15]&amp;&quot;.description&quot;&quot; xml:space=&quot;&quot;preserve&quot;&quot;&gt; &lt;value&gt;&quot;&amp;[.C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6" office:value-type="string">
            <text:p><text:s/></text:p>
          </table:table-cell>
          <table:table-cell table:number-columns-repeated="250"/>
        </table:table-row>
        <table:table-row table:style-name="ro2">
          <table:table-cell table:style-name="ce11" office:value-type="string">
            <text:p>Attribute template object</text:p>
          </table:table-cell>
          <table:table-cell table:number-columns-repeated="2" table:style-name="ce11" office:value-type="string">
            <text:p>Template object</text:p>
          </table:table-cell>
          <table:table-cell table:style-name="ce11" table:formula="of:=&quot;  &lt;data name=&quot;&quot;&quot;&amp;[.A16]&amp;&quot;.title&quot;&quot; xml:space=&quot;&quot;preserve&quot;&quot;&gt; &lt;value&gt;&quot;&amp;[.B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11" table:formula="of:=&quot;  &lt;data name=&quot;&quot;&quot;&amp;[.A16]&amp;&quot;.title&quot;&quot; xml:space=&quot;&quot;preserve&quot;&quot;&gt; &lt;value&gt;&quot;&amp;[.C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6" office:value-type="string">
            <text:p><text:s/></text:p>
          </table:table-cell>
          <table:table-cell table:number-columns-repeated="250"/>
        </table:table-row>
        <table:table-row table:style-name="ro2">
          <table:table-cell table:style-name="ce12" office:value-type="string">
            <text:p>Attribute template object</text:p>
          </table:table-cell>
          <table:table-cell table:number-columns-repeated="2" table:style-name="ce12" office:value-type="string">
            <text:p>Assign template to objects</text:p>
          </table:table-cell>
          <table:table-cell table:style-name="ce12" table:formula="of:=&quot;  &lt;data name=&quot;&quot;&quot;&amp;[.A17]&amp;&quot;.description&quot;&quot; xml:space=&quot;&quot;preserve&quot;&quot;&gt; &lt;value&gt;&quot;&amp;[.B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12" table:formula="of:=&quot;  &lt;data name=&quot;&quot;&quot;&amp;[.A17]&amp;&quot;.description&quot;&quot; xml:space=&quot;&quot;preserve&quot;&quot;&gt; &lt;value&gt;&quot;&amp;[.C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dministration</text:p>
          </table:table-cell>
          <table:table-cell table:style-name="ce13" office:value-type="string">
            <text:p>管理</text:p>
          </table:table-cell>
          <table:table-cell table:style-name="ce11" table:formula="of:=&quot;  &lt;data name=&quot;&quot;&quot;&amp;[.A18]&amp;&quot;.title&quot;&quot; xml:space=&quot;&quot;preserve&quot;&quot;&gt; &lt;value&gt;&quot;&amp;[.B18]&amp;&quot;&lt;/value&gt; &lt;/data&gt;&quot;" office:value-type="string" office:string-value="  &lt;data name=&quot;Administration.title&quot; xml:space=&quot;preserve&quot;&gt; &lt;value&gt;Administration&lt;/value&gt; &lt;/data&gt;">
            <text:p><text:s text:c="2"/>&lt;data name="Administration.title" xml:space="preserve"&gt; &lt;value&gt;Administration&lt;/value&gt; &lt;/data&gt;</text:p>
          </table:table-cell>
          <table:table-cell table:style-name="ce11" table:formula="of:=&quot;  &lt;data name=&quot;&quot;&quot;&amp;[.A18]&amp;&quot;.title&quot;&quot; xml:space=&quot;&quot;preserve&quot;&quot;&gt; &lt;value&gt;&quot;&amp;[.C18]&amp;&quot;&lt;/value&gt; &lt;/data&gt;&quot;" office:value-type="string" office:string-value="  &lt;data name=&quot;Administration.title&quot; xml:space=&quot;preserve&quot;&gt; &lt;value&gt;管理&lt;/value&gt; &lt;/data&gt;">
            <text:p><text:s text:c="2"/>&lt;data name="Administration.title" xml:space="preserve"&gt; &lt;value&gt;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Administration</text:p>
          </table:table-cell>
          <table:table-cell table:style-name="ce12" office:value-type="string">
            <text:p>Administration for decoraing company</text:p>
          </table:table-cell>
          <table:table-cell table:style-name="ce14" office:value-type="string">
            <text:p>管理装潢中心</text:p>
          </table:table-cell>
          <table:table-cell table:style-name="ce12" table:formula="of:=&quot;  &lt;data name=&quot;&quot;&quot;&amp;[.A19]&amp;&quot;.description&quot;&quot; xml:space=&quot;&quot;preserve&quot;&quot;&gt; &lt;value&gt;&quot;&amp;[.B19]&amp;&quot;&lt;/value&gt; &lt;/data&gt;&quot;" office:value-type="string" office:string-value="  &lt;data name=&quot;Administration.description&quot; xml:space=&quot;preserve&quot;&gt; &lt;value&gt;Administration for decoraing company&lt;/value&gt; &lt;/data&gt;">
            <text:p><text:s text:c="2"/>&lt;data name="Administration.description" xml:space="preserve"&gt; &lt;value&gt;Administration for decoraing company&lt;/value&gt; &lt;/data&gt;</text:p>
          </table:table-cell>
          <table:table-cell table:style-name="ce12" table:formula="of:=&quot;  &lt;data name=&quot;&quot;&quot;&amp;[.A19]&amp;&quot;.description&quot;&quot; xml:space=&quot;&quot;preserve&quot;&quot;&gt; &lt;value&gt;&quot;&amp;[.C19]&amp;&quot;&lt;/value&gt; &lt;/data&gt;&quot;" office:value-type="string" office:string-value="  &lt;data name=&quot;Administration.description&quot; xml:space=&quot;preserve&quot;&gt; &lt;value&gt;管理装潢中心&lt;/value&gt; &lt;/data&gt;">
            <text:p><text:s text:c="2"/>&lt;data name="Administration.description" xml:space="preserve"&gt; &lt;value&gt;管理装潢中心&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text:p>
          </table:table-cell>
          <table:table-cell table:style-name="ce13" office:value-type="string">
            <text:p>审计</text:p>
          </table:table-cell>
          <table:table-cell table:style-name="ce11" table:formula="of:=&quot;  &lt;data name=&quot;&quot;&quot;&amp;[.A20]&amp;&quot;.title&quot;&quot; xml:space=&quot;&quot;preserve&quot;&quot;&gt; &lt;value&gt;&quot;&amp;[.B20]&amp;&quot;&lt;/value&gt; &lt;/data&gt;&quot;" office:value-type="string" office:string-value="  &lt;data name=&quot;Audit.title&quot; xml:space=&quot;preserve&quot;&gt; &lt;value&gt;Audit&lt;/value&gt; &lt;/data&gt;">
            <text:p><text:s text:c="2"/>&lt;data name="Audit.title" xml:space="preserve"&gt; &lt;value&gt;Audit&lt;/value&gt; &lt;/data&gt;</text:p>
          </table:table-cell>
          <table:table-cell table:style-name="ce11" table:formula="of:=&quot;  &lt;data name=&quot;&quot;&quot;&amp;[.A20]&amp;&quot;.title&quot;&quot; xml:space=&quot;&quot;preserve&quot;&quot;&gt; &lt;value&gt;&quot;&amp;[.C20]&amp;&quot;&lt;/value&gt; &lt;/data&gt;&quot;" office:value-type="string" office:string-value="  &lt;data name=&quot;Audit.title&quot; xml:space=&quot;preserve&quot;&gt; &lt;value&gt;审计&lt;/value&gt; &lt;/data&gt;">
            <text:p><text:s text:c="2"/>&lt;data name="Audit.title" xml:space="preserve"&gt; &lt;value&gt;审计&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Audit</text:p>
          </table:table-cell>
          <table:table-cell table:style-name="ce12" table:formula="of:=&quot;  &lt;data name=&quot;&quot;&quot;&amp;[.A21]&amp;&quot;.description&quot;&quot; xml:space=&quot;&quot;preserve&quot;&quot;&gt; &lt;value&gt;&quot;&amp;[.B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12" table:formula="of:=&quot;  &lt;data name=&quot;&quot;&quot;&amp;[.A21]&amp;&quot;.description&quot;&quot; xml:space=&quot;&quot;preserve&quot;&quot;&gt; &lt;value&gt;&quot;&amp;[.C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Audit review</text:p>
          </table:table-cell>
          <table:table-cell table:style-name="ce13" office:value-type="string">
            <text:p>审计报表</text:p>
          </table:table-cell>
          <table:table-cell table:style-name="ce11" table:formula="of:=&quot;  &lt;data name=&quot;&quot;&quot;&amp;[.A22]&amp;&quot;.title&quot;&quot; xml:space=&quot;&quot;preserve&quot;&quot;&gt; &lt;value&gt;&quot;&amp;[.B22]&amp;&quot;&lt;/value&gt; &lt;/data&gt;&quot;" office:value-type="string" office:string-value="  &lt;data name=&quot;Audit review.title&quot; xml:space=&quot;preserve&quot;&gt; &lt;value&gt;Audit review&lt;/value&gt; &lt;/data&gt;">
            <text:p><text:s text:c="2"/>&lt;data name="Audit review.title" xml:space="preserve"&gt; &lt;value&gt;Audit review&lt;/value&gt; &lt;/data&gt;</text:p>
          </table:table-cell>
          <table:table-cell table:style-name="ce11" table:formula="of:=&quot;  &lt;data name=&quot;&quot;&quot;&amp;[.A22]&amp;&quot;.title&quot;&quot; xml:space=&quot;&quot;preserve&quot;&quot;&gt; &lt;value&gt;&quot;&amp;[.C22]&amp;&quot;&lt;/value&gt; &lt;/data&gt;&quot;" office:value-type="string" office:string-value="  &lt;data name=&quot;Audit review.title&quot; xml:space=&quot;preserve&quot;&gt; &lt;value&gt;审计报表&lt;/value&gt; &lt;/data&gt;">
            <text:p><text:s text:c="2"/>&lt;data name="Audit review.title" xml:space="preserve"&gt; &lt;value&gt;审计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Audit review</text:p>
          </table:table-cell>
          <table:table-cell table:style-name="ce12" office:value-type="string">
            <text:p>Audit result</text:p>
          </table:table-cell>
          <table:table-cell table:style-name="ce12" office:value-type="string">
            <text:p>Audit</text:p>
          </table:table-cell>
          <table:table-cell table:style-name="ce12" table:formula="of:=&quot;  &lt;data name=&quot;&quot;&quot;&amp;[.A23]&amp;&quot;.description&quot;&quot; xml:space=&quot;&quot;preserve&quot;&quot;&gt; &lt;value&gt;&quot;&amp;[.B23]&amp;&quot;&lt;/value&gt; &lt;/data&gt;&quot;" office:value-type="string" office:string-value="  &lt;data name=&quot;Audit review.description&quot; xml:space=&quot;preserve&quot;&gt; &lt;value&gt;Audit result&lt;/value&gt; &lt;/data&gt;">
            <text:p><text:s text:c="2"/>&lt;data name="Audit review.description" xml:space="preserve"&gt; &lt;value&gt;Audit result&lt;/value&gt; &lt;/data&gt;</text:p>
          </table:table-cell>
          <table:table-cell table:style-name="ce12" table:formula="of:=&quot;  &lt;data name=&quot;&quot;&quot;&amp;[.A23]&amp;&quot;.description&quot;&quot; xml:space=&quot;&quot;preserve&quot;&quot;&gt; &lt;value&gt;&quot;&amp;[.C23]&amp;&quot;&lt;/value&gt; &lt;/data&gt;&quot;" office:value-type="string" office:string-value="  &lt;data name=&quot;Audit review.description&quot; xml:space=&quot;preserve&quot;&gt; &lt;value&gt;Audit&lt;/value&gt; &lt;/data&gt;">
            <text:p><text:s text:c="2"/>&lt;data name="Audit review.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in transfer</text:p>
          </table:table-cell>
          <table:table-cell table:style-name="ce13" office:value-type="string">
            <text:p>位置调整</text:p>
          </table:table-cell>
          <table:table-cell table:style-name="ce11" table:formula="of:=&quot;  &lt;data name=&quot;&quot;&quot;&amp;[.A24]&amp;&quot;.title&quot;&quot; xml:space=&quot;&quot;preserve&quot;&quot;&gt; &lt;value&gt;&quot;&amp;[.B24]&amp;&quot;&lt;/value&gt; &lt;/data&gt;&quot;" office:value-type="string" office:string-value="  &lt;data name=&quot;Bin transfer.title&quot; xml:space=&quot;preserve&quot;&gt; &lt;value&gt;Bin transfer&lt;/value&gt; &lt;/data&gt;">
            <text:p><text:s text:c="2"/>&lt;data name="Bin transfer.title" xml:space="preserve"&gt; &lt;value&gt;Bin transfer&lt;/value&gt; &lt;/data&gt;</text:p>
          </table:table-cell>
          <table:table-cell table:style-name="ce11" table:formula="of:=&quot;  &lt;data name=&quot;&quot;&quot;&amp;[.A24]&amp;&quot;.title&quot;&quot; xml:space=&quot;&quot;preserve&quot;&quot;&gt; &lt;value&gt;&quot;&amp;[.C24]&amp;&quot;&lt;/value&gt; &lt;/data&gt;&quot;" office:value-type="string" office:string-value="  &lt;data name=&quot;Bin transfer.title&quot; xml:space=&quot;preserve&quot;&gt; &lt;value&gt;位置调整&lt;/value&gt; &lt;/data&gt;">
            <text:p><text:s text:c="2"/>&lt;data name="Bin transfer.title"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in transfer</text:p>
          </table:table-cell>
          <table:table-cell table:style-name="ce14" office:value-type="string">
            <text:p>位置调整</text:p>
          </table:table-cell>
          <table:table-cell table:style-name="ce12" table:formula="of:=&quot;  &lt;data name=&quot;&quot;&quot;&amp;[.A25]&amp;&quot;.description&quot;&quot; xml:space=&quot;&quot;preserve&quot;&quot;&gt; &lt;value&gt;&quot;&amp;[.B25]&amp;&quot;&lt;/value&gt; &lt;/data&gt;&quot;" office:value-type="string" office:string-value="  &lt;data name=&quot;Bin transfer.description&quot; xml:space=&quot;preserve&quot;&gt; &lt;value&gt;Bin transfer&lt;/value&gt; &lt;/data&gt;">
            <text:p><text:s text:c="2"/>&lt;data name="Bin transfer.description" xml:space="preserve"&gt; &lt;value&gt;Bin transfer&lt;/value&gt; &lt;/data&gt;</text:p>
          </table:table-cell>
          <table:table-cell table:style-name="ce12" table:formula="of:=&quot;  &lt;data name=&quot;&quot;&quot;&amp;[.A25]&amp;&quot;.description&quot;&quot; xml:space=&quot;&quot;preserve&quot;&quot;&gt; &lt;value&gt;&quot;&amp;[.C25]&amp;&quot;&lt;/value&gt; &lt;/data&gt;&quot;" office:value-type="string" office:string-value="  &lt;data name=&quot;Bin transfer.description&quot; xml:space=&quot;preserve&quot;&gt; &lt;value&gt;位置调整&lt;/value&gt; &lt;/data&gt;">
            <text:p><text:s text:c="2"/>&lt;data name="Bin transfer.description"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Budget</text:p>
          </table:table-cell>
          <table:table-cell table:style-name="ce13" office:value-type="string">
            <text:p>预算</text:p>
          </table:table-cell>
          <table:table-cell table:style-name="ce11" table:formula="of:=&quot;  &lt;data name=&quot;&quot;&quot;&amp;[.A26]&amp;&quot;.title&quot;&quot; xml:space=&quot;&quot;preserve&quot;&quot;&gt; &lt;value&gt;&quot;&amp;[.B26]&amp;&quot;&lt;/value&gt; &lt;/data&gt;&quot;" office:value-type="string" office:string-value="  &lt;data name=&quot;Budget.title&quot; xml:space=&quot;preserve&quot;&gt; &lt;value&gt;Budget&lt;/value&gt; &lt;/data&gt;">
            <text:p><text:s text:c="2"/>&lt;data name="Budget.title" xml:space="preserve"&gt; &lt;value&gt;Budget&lt;/value&gt; &lt;/data&gt;</text:p>
          </table:table-cell>
          <table:table-cell table:style-name="ce11" table:formula="of:=&quot;  &lt;data name=&quot;&quot;&quot;&amp;[.A26]&amp;&quot;.title&quot;&quot; xml:space=&quot;&quot;preserve&quot;&quot;&gt; &lt;value&gt;&quot;&amp;[.C26]&amp;&quot;&lt;/value&gt; &lt;/data&gt;&quot;" office:value-type="string" office:string-value="  &lt;data name=&quot;Budget.title&quot; xml:space=&quot;preserve&quot;&gt; &lt;value&gt;预算&lt;/value&gt; &lt;/data&gt;">
            <text:p><text:s text:c="2"/>&lt;data name="Budget.title" xml:space="preserve"&gt; &lt;value&gt;预算&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Budget</text:p>
          </table:table-cell>
          <table:table-cell table:style-name="ce14" office:value-type="string">
            <text:p>预算</text:p>
          </table:table-cell>
          <table:table-cell table:style-name="ce12" table:formula="of:=&quot;  &lt;data name=&quot;&quot;&quot;&amp;[.A27]&amp;&quot;.description&quot;&quot; xml:space=&quot;&quot;preserve&quot;&quot;&gt; &lt;value&gt;&quot;&amp;[.B27]&amp;&quot;&lt;/value&gt; &lt;/data&gt;&quot;" office:value-type="string" office:string-value="  &lt;data name=&quot;Budget.description&quot; xml:space=&quot;preserve&quot;&gt; &lt;value&gt;Budget&lt;/value&gt; &lt;/data&gt;">
            <text:p><text:s text:c="2"/>&lt;data name="Budget.description" xml:space="preserve"&gt; &lt;value&gt;Budget&lt;/value&gt; &lt;/data&gt;</text:p>
          </table:table-cell>
          <table:table-cell table:style-name="ce12" table:formula="of:=&quot;  &lt;data name=&quot;&quot;&quot;&amp;[.A27]&amp;&quot;.description&quot;&quot; xml:space=&quot;&quot;preserve&quot;&quot;&gt; &lt;value&gt;&quot;&amp;[.C27]&amp;&quot;&lt;/value&gt; &lt;/data&gt;&quot;" office:value-type="string" office:string-value="  &lt;data name=&quot;Budget.description&quot; xml:space=&quot;preserve&quot;&gt; &lt;value&gt;预算&lt;/value&gt; &lt;/data&gt;">
            <text:p><text:s text:c="2"/>&lt;data name="Budget.description"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1" office:value-type="string">
            <text:p>Bonus malus</text:p>
          </table:table-cell>
          <table:table-cell table:style-name="ce11" office:value-type="string">
            <text:p>Rewards &amp;amp; fines</text:p>
          </table:table-cell>
          <table:table-cell table:style-name="ce13" office:value-type="string">
            <text:p>奖惩项目</text:p>
          </table:table-cell>
          <table:table-cell table:style-name="ce11" table:formula="of:=&quot;  &lt;data name=&quot;&quot;&quot;&amp;[.A28]&amp;&quot;.title&quot;&quot; xml:space=&quot;&quot;preserve&quot;&quot;&gt; &lt;value&gt;&quot;&amp;[.B28]&amp;&quot;&lt;/value&gt; &lt;/data&gt;&quot;" office:value-type="string" office:string-value="  &lt;data name=&quot;Bonus malus.title&quot; xml:space=&quot;preserve&quot;&gt; &lt;value&gt;Rewards &amp;amp; fines&lt;/value&gt; &lt;/data&gt;">
            <text:p><text:s text:c="2"/>&lt;data name="Bonus malus.title" xml:space="preserve"&gt; &lt;value&gt;Rewards &amp;amp; fines&lt;/value&gt; &lt;/data&gt;</text:p>
          </table:table-cell>
          <table:table-cell table:style-name="ce11" table:formula="of:=&quot;  &lt;data name=&quot;&quot;&quot;&amp;[.A28]&amp;&quot;.title&quot;&quot; xml:space=&quot;&quot;preserve&quot;&quot;&gt; &lt;value&gt;&quot;&amp;[.C28]&amp;&quot;&lt;/value&gt; &lt;/data&gt;&quot;" office:value-type="string" office:string-value="  &lt;data name=&quot;Bonus malus.title&quot; xml:space=&quot;preserve&quot;&gt; &lt;value&gt;奖惩项目&lt;/value&gt; &lt;/data&gt;">
            <text:p><text:s text:c="2"/>&lt;data name="Bonus malus.title" xml:space="preserve"&gt; &lt;value&gt;奖惩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Bonus malus</text:p>
          </table:table-cell>
          <table:table-cell table:style-name="ce12" office:value-type="string">
            <text:p>Rewards &amp;amp; fines</text:p>
          </table:table-cell>
          <table:table-cell table:style-name="ce14" office:value-type="string">
            <text:p>奖金罚款及物料消耗</text:p>
          </table:table-cell>
          <table:table-cell table:style-name="ce12" table:formula="of:=&quot;  &lt;data name=&quot;&quot;&quot;&amp;[.A29]&amp;&quot;.description&quot;&quot; xml:space=&quot;&quot;preserve&quot;&quot;&gt; &lt;value&gt;&quot;&amp;[.B29]&amp;&quot;&lt;/value&gt; &lt;/data&gt;&quot;" office:value-type="string" office:string-value="  &lt;data name=&quot;Bonus malus.description&quot; xml:space=&quot;preserve&quot;&gt; &lt;value&gt;Rewards &amp;amp; fines&lt;/value&gt; &lt;/data&gt;">
            <text:p><text:s text:c="2"/>&lt;data name="Bonus malus.description" xml:space="preserve"&gt; &lt;value&gt;Rewards &amp;amp; fines&lt;/value&gt; &lt;/data&gt;</text:p>
          </table:table-cell>
          <table:table-cell table:style-name="ce12" table:formula="of:=&quot;  &lt;data name=&quot;&quot;&quot;&amp;[.A29]&amp;&quot;.description&quot;&quot; xml:space=&quot;&quot;preserve&quot;&quot;&gt; &lt;value&gt;&quot;&amp;[.C29]&amp;&quot;&lt;/value&gt; &lt;/data&gt;&quot;" office:value-type="string" office:string-value="  &lt;data name=&quot;Bonus malus.description&quot; xml:space=&quot;preserve&quot;&gt; &lt;value&gt;奖金罚款及物料消耗&lt;/value&gt; &lt;/data&gt;">
            <text:p><text:s text:c="2"/>&lt;data name="Bonus malus.description" xml:space="preserve"&gt; &lt;value&gt;奖金罚款及物料消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history</text:p>
          </table:table-cell>
          <table:table-cell table:style-name="ce13" office:value-type="string">
            <text:p>电话历史记录</text:p>
          </table:table-cell>
          <table:table-cell table:style-name="ce11" table:formula="of:=&quot;  &lt;data name=&quot;&quot;&quot;&amp;[.A30]&amp;&quot;.title&quot;&quot; xml:space=&quot;&quot;preserve&quot;&quot;&gt; &lt;value&gt;&quot;&amp;[.B30]&amp;&quot;&lt;/value&gt; &lt;/data&gt;&quot;" office:value-type="string" office:string-value="  &lt;data name=&quot;Call history.title&quot; xml:space=&quot;preserve&quot;&gt; &lt;value&gt;Call history&lt;/value&gt; &lt;/data&gt;">
            <text:p><text:s text:c="2"/>&lt;data name="Call history.title" xml:space="preserve"&gt; &lt;value&gt;Call history&lt;/value&gt; &lt;/data&gt;</text:p>
          </table:table-cell>
          <table:table-cell table:style-name="ce11" table:formula="of:=&quot;  &lt;data name=&quot;&quot;&quot;&amp;[.A30]&amp;&quot;.title&quot;&quot; xml:space=&quot;&quot;preserve&quot;&quot;&gt; &lt;value&gt;&quot;&amp;[.C30]&amp;&quot;&lt;/value&gt; &lt;/data&gt;&quot;" office:value-type="string" office:string-value="  &lt;data name=&quot;Call history.title&quot; xml:space=&quot;preserve&quot;&gt; &lt;value&gt;电话历史记录&lt;/value&gt; &lt;/data&gt;">
            <text:p><text:s text:c="2"/>&lt;data name="Call history.title" xml:space="preserve"&gt; &lt;value&gt;电话历史记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Call history</text:p>
          </table:table-cell>
          <table:table-cell table:style-name="ce12" office:value-type="string">
            <text:p>View call history</text:p>
          </table:table-cell>
          <table:table-cell table:style-name="ce14" office:value-type="string">
            <text:p>查看电话历史记录</text:p>
          </table:table-cell>
          <table:table-cell table:style-name="ce12" table:formula="of:=&quot;  &lt;data name=&quot;&quot;&quot;&amp;[.A31]&amp;&quot;.description&quot;&quot; xml:space=&quot;&quot;preserve&quot;&quot;&gt; &lt;value&gt;&quot;&amp;[.B31]&amp;&quot;&lt;/value&gt; &lt;/data&gt;&quot;" office:value-type="string" office:string-value="  &lt;data name=&quot;Call history.description&quot; xml:space=&quot;preserve&quot;&gt; &lt;value&gt;View call history&lt;/value&gt; &lt;/data&gt;">
            <text:p><text:s text:c="2"/>&lt;data name="Call history.description" xml:space="preserve"&gt; &lt;value&gt;View call history&lt;/value&gt; &lt;/data&gt;</text:p>
          </table:table-cell>
          <table:table-cell table:style-name="ce12" table:formula="of:=&quot;  &lt;data name=&quot;&quot;&quot;&amp;[.A31]&amp;&quot;.description&quot;&quot; xml:space=&quot;&quot;preserve&quot;&quot;&gt; &lt;value&gt;&quot;&amp;[.C31]&amp;&quot;&lt;/value&gt; &lt;/data&gt;&quot;" office:value-type="string" office:string-value="  &lt;data name=&quot;Call history.description&quot; xml:space=&quot;preserve&quot;&gt; &lt;value&gt;查看电话历史记录&lt;/value&gt; &lt;/data&gt;">
            <text:p><text:s text:c="2"/>&lt;data name="Call history.description" xml:space="preserve"&gt; &lt;value&gt;查看电话历史记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ll list</text:p>
          </table:table-cell>
          <table:table-cell table:style-name="ce13" office:value-type="string">
            <text:p>电话列表</text:p>
          </table:table-cell>
          <table:table-cell table:style-name="ce11" table:formula="of:=&quot;  &lt;data name=&quot;&quot;&quot;&amp;[.A32]&amp;&quot;.title&quot;&quot; xml:space=&quot;&quot;preserve&quot;&quot;&gt; &lt;value&gt;&quot;&amp;[.B32]&amp;&quot;&lt;/value&gt; &lt;/data&gt;&quot;" office:value-type="string" office:string-value="  &lt;data name=&quot;Call list.title&quot; xml:space=&quot;preserve&quot;&gt; &lt;value&gt;Call list&lt;/value&gt; &lt;/data&gt;">
            <text:p><text:s text:c="2"/>&lt;data name="Call list.title" xml:space="preserve"&gt; &lt;value&gt;Call list&lt;/value&gt; &lt;/data&gt;</text:p>
          </table:table-cell>
          <table:table-cell table:style-name="ce11" table:formula="of:=&quot;  &lt;data name=&quot;&quot;&quot;&amp;[.A32]&amp;&quot;.title&quot;&quot; xml:space=&quot;&quot;preserve&quot;&quot;&gt; &lt;value&gt;&quot;&amp;[.C32]&amp;&quot;&lt;/value&gt; &lt;/data&gt;&quot;" office:value-type="string" office:string-value="  &lt;data name=&quot;Call list.title&quot; xml:space=&quot;preserve&quot;&gt; &lt;value&gt;电话列表&lt;/value&gt; &lt;/data&gt;">
            <text:p><text:s text:c="2"/>&lt;data name="Call list.title" xml:space="preserve"&gt; &lt;value&gt;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Call list</text:p>
          </table:table-cell>
          <table:table-cell table:style-name="ce14" office:value-type="string">
            <text:p>管理电话列表</text:p>
          </table:table-cell>
          <table:table-cell table:style-name="ce12" table:formula="of:=&quot;  &lt;data name=&quot;&quot;&quot;&amp;[.A33]&amp;&quot;.description&quot;&quot; xml:space=&quot;&quot;preserve&quot;&quot;&gt; &lt;value&gt;&quot;&amp;[.B33]&amp;&quot;&lt;/value&gt; &lt;/data&gt;&quot;" office:value-type="string" office:string-value="  &lt;data name=&quot;Call list.description&quot; xml:space=&quot;preserve&quot;&gt; &lt;value&gt;Call list&lt;/value&gt; &lt;/data&gt;">
            <text:p><text:s text:c="2"/>&lt;data name="Call list.description" xml:space="preserve"&gt; &lt;value&gt;Call list&lt;/value&gt; &lt;/data&gt;</text:p>
          </table:table-cell>
          <table:table-cell table:style-name="ce12" table:formula="of:=&quot;  &lt;data name=&quot;&quot;&quot;&amp;[.A33]&amp;&quot;.description&quot;&quot; xml:space=&quot;&quot;preserve&quot;&quot;&gt; &lt;value&gt;&quot;&amp;[.C33]&amp;&quot;&lt;/value&gt; &lt;/data&gt;&quot;" office:value-type="string" office:string-value="  &lt;data name=&quot;Call list.description&quot; xml:space=&quot;preserve&quot;&gt; &lt;value&gt;管理电话列表&lt;/value&gt; &lt;/data&gt;">
            <text:p><text:s text:c="2"/>&lt;data name="Call list.description" xml:space="preserve"&gt; &lt;value&gt;管理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 transfer</text:p>
          </table:table-cell>
          <table:table-cell table:style-name="ce13" office:value-type="string">
            <text:p>现金转移</text:p>
          </table:table-cell>
          <table:table-cell table:style-name="ce11" table:formula="of:=&quot;  &lt;data name=&quot;&quot;&quot;&amp;[.A34]&amp;&quot;.title&quot;&quot; xml:space=&quot;&quot;preserve&quot;&quot;&gt; &lt;value&gt;&quot;&amp;[.B34]&amp;&quot;&lt;/value&gt; &lt;/data&gt;&quot;" office:value-type="string" office:string-value="  &lt;data name=&quot;Cash transfer.title&quot; xml:space=&quot;preserve&quot;&gt; &lt;value&gt;Cash transfer&lt;/value&gt; &lt;/data&gt;">
            <text:p><text:s text:c="2"/>&lt;data name="Cash transfer.title" xml:space="preserve"&gt; &lt;value&gt;Cash transfer&lt;/value&gt; &lt;/data&gt;</text:p>
          </table:table-cell>
          <table:table-cell table:style-name="ce11" table:formula="of:=&quot;  &lt;data name=&quot;&quot;&quot;&amp;[.A34]&amp;&quot;.title&quot;&quot; xml:space=&quot;&quot;preserve&quot;&quot;&gt; &lt;value&gt;&quot;&amp;[.C34]&amp;&quot;&lt;/value&gt; &lt;/data&gt;&quot;" office:value-type="string" office:string-value="  &lt;data name=&quot;Cash transfer.title&quot; xml:space=&quot;preserve&quot;&gt; &lt;value&gt;现金转移&lt;/value&gt; &lt;/data&gt;">
            <text:p><text:s text:c="2"/>&lt;data name="Cash transfer.title" xml:space="preserve"&gt; &lt;value&gt;现金转移&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 transfer</text:p>
          </table:table-cell>
          <table:table-cell table:style-name="ce12" office:value-type="string">
            <text:p>Register a cash transfer</text:p>
          </table:table-cell>
          <table:table-cell table:style-name="ce14" office:value-type="string">
            <text:p>纪录现金转移</text:p>
          </table:table-cell>
          <table:table-cell table:style-name="ce12" table:formula="of:=&quot;  &lt;data name=&quot;&quot;&quot;&amp;[.A35]&amp;&quot;.description&quot;&quot; xml:space=&quot;&quot;preserve&quot;&quot;&gt; &lt;value&gt;&quot;&amp;[.B35]&amp;&quot;&lt;/value&gt; &lt;/data&gt;&quot;" office:value-type="string" office:string-value="  &lt;data name=&quot;Cash transfer.description&quot; xml:space=&quot;preserve&quot;&gt; &lt;value&gt;Register a cash transfer&lt;/value&gt; &lt;/data&gt;">
            <text:p><text:s text:c="2"/>&lt;data name="Cash transfer.description" xml:space="preserve"&gt; &lt;value&gt;Register a cash transfer&lt;/value&gt; &lt;/data&gt;</text:p>
          </table:table-cell>
          <table:table-cell table:style-name="ce12" table:formula="of:=&quot;  &lt;data name=&quot;&quot;&quot;&amp;[.A35]&amp;&quot;.description&quot;&quot; xml:space=&quot;&quot;preserve&quot;&quot;&gt; &lt;value&gt;&quot;&amp;[.C35]&amp;&quot;&lt;/value&gt; &lt;/data&gt;&quot;" office:value-type="string" office:string-value="  &lt;data name=&quot;Cash transfer.description&quot; xml:space=&quot;preserve&quot;&gt; &lt;value&gt;纪录现金转移&lt;/value&gt; &lt;/data&gt;">
            <text:p><text:s text:c="2"/>&lt;data name="Cash transfer.description" xml:space="preserve"&gt; &lt;value&gt;纪录现金转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ashier control</text:p>
          </table:table-cell>
          <table:table-cell table:style-name="ce13" office:value-type="string">
            <text:p>收银审核</text:p>
          </table:table-cell>
          <table:table-cell table:style-name="ce11" table:formula="of:=&quot;  &lt;data name=&quot;&quot;&quot;&amp;[.A36]&amp;&quot;.title&quot;&quot; xml:space=&quot;&quot;preserve&quot;&quot;&gt; &lt;value&gt;&quot;&amp;[.B36]&amp;&quot;&lt;/value&gt; &lt;/data&gt;&quot;" office:value-type="string" office:string-value="  &lt;data name=&quot;Cashier control.title&quot; xml:space=&quot;preserve&quot;&gt; &lt;value&gt;Cashier control&lt;/value&gt; &lt;/data&gt;">
            <text:p><text:s text:c="2"/>&lt;data name="Cashier control.title" xml:space="preserve"&gt; &lt;value&gt;Cashier control&lt;/value&gt; &lt;/data&gt;</text:p>
          </table:table-cell>
          <table:table-cell table:style-name="ce11" table:formula="of:=&quot;  &lt;data name=&quot;&quot;&quot;&amp;[.A36]&amp;&quot;.title&quot;&quot; xml:space=&quot;&quot;preserve&quot;&quot;&gt; &lt;value&gt;&quot;&amp;[.C36]&amp;&quot;&lt;/value&gt; &lt;/data&gt;&quot;" office:value-type="string" office:string-value="  &lt;data name=&quot;Cashier control.title&quot; xml:space=&quot;preserve&quot;&gt; &lt;value&gt;收银审核&lt;/value&gt; &lt;/data&gt;">
            <text:p><text:s text:c="2"/>&lt;data name="Cashier control.title" xml:space="preserve"&gt; &lt;value&gt;收银审核&lt;/value&gt; &lt;/data&gt;</text:p>
          </table:table-cell>
          <table:table-cell table:style-name="ce6" office:value-type="string">
            <text:p><text:s/></text:p>
          </table:table-cell>
          <table:table-cell table:number-columns-repeated="250"/>
        </table:table-row>
        <table:table-row table:style-name="ro2">
          <table:table-cell table:style-name="ce12" office:value-type="string">
            <text:p>Cashier control</text:p>
          </table:table-cell>
          <table:table-cell table:style-name="ce12" office:value-type="string">
            <text:p>Validate cashier day</text:p>
          </table:table-cell>
          <table:table-cell table:style-name="ce14" office:value-type="string">
            <text:p>验证收银员金额</text:p>
          </table:table-cell>
          <table:table-cell table:style-name="ce12" table:formula="of:=&quot;  &lt;data name=&quot;&quot;&quot;&amp;[.A37]&amp;&quot;.description&quot;&quot; xml:space=&quot;&quot;preserve&quot;&quot;&gt; &lt;value&gt;&quot;&amp;[.B37]&amp;&quot;&lt;/value&gt; &lt;/data&gt;&quot;" office:value-type="string" office:string-value="  &lt;data name=&quot;Cashier control.description&quot; xml:space=&quot;preserve&quot;&gt; &lt;value&gt;Validate cashier day&lt;/value&gt; &lt;/data&gt;">
            <text:p><text:s text:c="2"/>&lt;data name="Cashier control.description" xml:space="preserve"&gt; &lt;value&gt;Validate cashier day&lt;/value&gt; &lt;/data&gt;</text:p>
          </table:table-cell>
          <table:table-cell table:style-name="ce12" table:formula="of:=&quot;  &lt;data name=&quot;&quot;&quot;&amp;[.A37]&amp;&quot;.description&quot;&quot; xml:space=&quot;&quot;preserve&quot;&quot;&gt; &lt;value&gt;&quot;&amp;[.C37]&amp;&quot;&lt;/value&gt; &lt;/data&gt;&quot;" office:value-type="string" office:string-value="  &lt;data name=&quot;Cashier control.description&quot; xml:space=&quot;preserve&quot;&gt; &lt;value&gt;验证收银员金额&lt;/value&gt; &lt;/data&gt;">
            <text:p><text:s text:c="2"/>&lt;data name="Cashier control.description" xml:space="preserve"&gt; &lt;value&gt;验证收银员金额&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D prospect</text:p>
          </table:table-cell>
          <table:table-cell table:style-name="ce13" office:value-type="string">
            <text:p>社区潜在顾客</text:p>
          </table:table-cell>
          <table:table-cell table:style-name="ce11" table:formula="of:=&quot;  &lt;data name=&quot;&quot;&quot;&amp;[.A38]&amp;&quot;.title&quot;&quot; xml:space=&quot;&quot;preserve&quot;&quot;&gt; &lt;value&gt;&quot;&amp;[.B38]&amp;&quot;&lt;/value&gt; &lt;/data&gt;&quot;" office:value-type="string" office:string-value="  &lt;data name=&quot;CD prospect.title&quot; xml:space=&quot;preserve&quot;&gt; &lt;value&gt;CD prospect&lt;/value&gt; &lt;/data&gt;">
            <text:p><text:s text:c="2"/>&lt;data name="CD prospect.title" xml:space="preserve"&gt; &lt;value&gt;CD prospect&lt;/value&gt; &lt;/data&gt;</text:p>
          </table:table-cell>
          <table:table-cell table:style-name="ce11" table:formula="of:=&quot;  &lt;data name=&quot;&quot;&quot;&amp;[.A38]&amp;&quot;.title&quot;&quot; xml:space=&quot;&quot;preserve&quot;&quot;&gt; &lt;value&gt;&quot;&amp;[.C38]&amp;&quot;&lt;/value&gt; &lt;/data&gt;&quot;" office:value-type="string" office:string-value="  &lt;data name=&quot;CD prospect.title&quot; xml:space=&quot;preserve&quot;&gt; &lt;value&gt;社区潜在顾客&lt;/value&gt; &lt;/data&gt;">
            <text:p><text:s text:c="2"/>&lt;data name="CD prospect.title" xml:space="preserve"&gt; &lt;value&gt;社区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D prospect</text:p>
          </table:table-cell>
          <table:table-cell table:style-name="ce12" office:value-type="string">
            <text:p>Manage CD prospect</text:p>
          </table:table-cell>
          <table:table-cell table:style-name="ce14" office:value-type="string">
            <text:p>管理社区潜在顾客</text:p>
          </table:table-cell>
          <table:table-cell table:style-name="ce12" table:formula="of:=&quot;  &lt;data name=&quot;&quot;&quot;&amp;[.A39]&amp;&quot;.description&quot;&quot; xml:space=&quot;&quot;preserve&quot;&quot;&gt; &lt;value&gt;&quot;&amp;[.B39]&amp;&quot;&lt;/value&gt; &lt;/data&gt;&quot;" office:value-type="string" office:string-value="  &lt;data name=&quot;CD prospect.description&quot; xml:space=&quot;preserve&quot;&gt; &lt;value&gt;Manage CD prospect&lt;/value&gt; &lt;/data&gt;">
            <text:p><text:s text:c="2"/>&lt;data name="CD prospect.description" xml:space="preserve"&gt; &lt;value&gt;Manage CD prospect&lt;/value&gt; &lt;/data&gt;</text:p>
          </table:table-cell>
          <table:table-cell table:style-name="ce12" table:formula="of:=&quot;  &lt;data name=&quot;&quot;&quot;&amp;[.A39]&amp;&quot;.description&quot;&quot; xml:space=&quot;&quot;preserve&quot;&quot;&gt; &lt;value&gt;&quot;&amp;[.C39]&amp;&quot;&lt;/value&gt; &lt;/data&gt;&quot;" office:value-type="string" office:string-value="  &lt;data name=&quot;CD prospect.description&quot; xml:space=&quot;preserve&quot;&gt; &lt;value&gt;管理社区潜在顾客&lt;/value&gt; &lt;/data&gt;">
            <text:p><text:s text:c="2"/>&lt;data name="CD prospect.description" xml:space="preserve"&gt; &lt;value&gt;管理社区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 follow-up</text:p>
          </table:table-cell>
          <table:table-cell table:style-name="ce13" office:value-type="string">
            <text:p>订单管理</text:p>
          </table:table-cell>
          <table:table-cell table:style-name="ce11" table:formula="of:=&quot;  &lt;data name=&quot;&quot;&quot;&amp;[.A40]&amp;&quot;.title&quot;&quot; xml:space=&quot;&quot;preserve&quot;&quot;&gt; &lt;value&gt;&quot;&amp;[.B40]&amp;&quot;&lt;/value&gt; &lt;/data&gt;&quot;" office:value-type="string" office:string-value="  &lt;data name=&quot;CO follow-up.title&quot; xml:space=&quot;preserve&quot;&gt; &lt;value&gt;CO follow-up&lt;/value&gt; &lt;/data&gt;">
            <text:p><text:s text:c="2"/>&lt;data name="CO follow-up.title" xml:space="preserve"&gt; &lt;value&gt;CO follow-up&lt;/value&gt; &lt;/data&gt;</text:p>
          </table:table-cell>
          <table:table-cell table:style-name="ce11" table:formula="of:=&quot;  &lt;data name=&quot;&quot;&quot;&amp;[.A40]&amp;&quot;.title&quot;&quot; xml:space=&quot;&quot;preserve&quot;&quot;&gt; &lt;value&gt;&quot;&amp;[.C40]&amp;&quot;&lt;/value&gt; &lt;/data&gt;&quot;" office:value-type="string" office:string-value="  &lt;data name=&quot;CO follow-up.title&quot; xml:space=&quot;preserve&quot;&gt; &lt;value&gt;订单管理&lt;/value&gt; &lt;/data&gt;">
            <text:p><text:s text:c="2"/>&lt;data name="CO follow-up.title" xml:space="preserve"&gt; &lt;value&gt;订单管理&lt;/value&gt; &lt;/data&gt;</text:p>
          </table:table-cell>
          <table:table-cell table:style-name="ce6" office:value-type="string">
            <text:p><text:s/></text:p>
          </table:table-cell>
          <table:table-cell table:number-columns-repeated="250"/>
        </table:table-row>
        <table:table-row table:style-name="ro2">
          <table:table-cell table:style-name="ce12" office:value-type="string">
            <text:p>CO follow-up</text:p>
          </table:table-cell>
          <table:table-cell table:style-name="ce12" office:value-type="string">
            <text:p>Monitor customer orders</text:p>
          </table:table-cell>
          <table:table-cell table:style-name="ce14" office:value-type="string">
            <text:p>订单管理</text:p>
          </table:table-cell>
          <table:table-cell table:style-name="ce12" table:formula="of:=&quot;  &lt;data name=&quot;&quot;&quot;&amp;[.A41]&amp;&quot;.description&quot;&quot; xml:space=&quot;&quot;preserve&quot;&quot;&gt; &lt;value&gt;&quot;&amp;[.B41]&amp;&quot;&lt;/value&gt; &lt;/data&gt;&quot;" office:value-type="string" office:string-value="  &lt;data name=&quot;CO follow-up.description&quot; xml:space=&quot;preserve&quot;&gt; &lt;value&gt;Monitor customer orders&lt;/value&gt; &lt;/data&gt;">
            <text:p><text:s text:c="2"/>&lt;data name="CO follow-up.description" xml:space="preserve"&gt; &lt;value&gt;Monitor customer orders&lt;/value&gt; &lt;/data&gt;</text:p>
          </table:table-cell>
          <table:table-cell table:style-name="ce12" table:formula="of:=&quot;  &lt;data name=&quot;&quot;&quot;&amp;[.A41]&amp;&quot;.description&quot;&quot; xml:space=&quot;&quot;preserve&quot;&quot;&gt; &lt;value&gt;&quot;&amp;[.C41]&amp;&quot;&lt;/value&gt; &lt;/data&gt;&quot;" office:value-type="string" office:string-value="  &lt;data name=&quot;CO follow-up.description&quot; xml:space=&quot;preserve&quot;&gt; &lt;value&gt;订单管理&lt;/value&gt; &lt;/data&gt;">
            <text:p><text:s text:c="2"/>&lt;data name="CO follow-up.description" xml:space="preserve"&gt; &lt;value&gt;订单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llection</text:p>
          </table:table-cell>
          <table:table-cell table:style-name="ce13" office:value-type="string">
            <text:p>商品系列</text:p>
          </table:table-cell>
          <table:table-cell table:style-name="ce11" table:formula="of:=&quot;  &lt;data name=&quot;&quot;&quot;&amp;[.A42]&amp;&quot;.title&quot;&quot; xml:space=&quot;&quot;preserve&quot;&quot;&gt; &lt;value&gt;&quot;&amp;[.B42]&amp;&quot;&lt;/value&gt; &lt;/data&gt;&quot;" office:value-type="string" office:string-value="  &lt;data name=&quot;Collection.title&quot; xml:space=&quot;preserve&quot;&gt; &lt;value&gt;Collection&lt;/value&gt; &lt;/data&gt;">
            <text:p><text:s text:c="2"/>&lt;data name="Collection.title" xml:space="preserve"&gt; &lt;value&gt;Collection&lt;/value&gt; &lt;/data&gt;</text:p>
          </table:table-cell>
          <table:table-cell table:style-name="ce11" table:formula="of:=&quot;  &lt;data name=&quot;&quot;&quot;&amp;[.A42]&amp;&quot;.title&quot;&quot; xml:space=&quot;&quot;preserve&quot;&quot;&gt; &lt;value&gt;&quot;&amp;[.C42]&amp;&quot;&lt;/value&gt; &lt;/data&gt;&quot;" office:value-type="string" office:string-value="  &lt;data name=&quot;Collection.title&quot; xml:space=&quot;preserve&quot;&gt; &lt;value&gt;商品系列&lt;/value&gt; &lt;/data&gt;">
            <text:p><text:s text:c="2"/>&lt;data name="Collection.title" xml:space="preserve"&gt; &lt;value&gt;商品系列&lt;/value&gt; &lt;/data&gt;</text:p>
          </table:table-cell>
          <table:table-cell table:style-name="ce6" office:value-type="string">
            <text:p><text:s/></text:p>
          </table:table-cell>
          <table:table-cell table:number-columns-repeated="250"/>
        </table:table-row>
        <table:table-row table:style-name="ro2">
          <table:table-cell table:style-name="ce12" office:value-type="string">
            <text:p>Collection</text:p>
          </table:table-cell>
          <table:table-cell table:style-name="ce12" office:value-type="string">
            <text:p>Manage collection</text:p>
          </table:table-cell>
          <table:table-cell table:style-name="ce14" office:value-type="string">
            <text:p>管理商品系列</text:p>
          </table:table-cell>
          <table:table-cell table:style-name="ce12" table:formula="of:=&quot;  &lt;data name=&quot;&quot;&quot;&amp;[.A43]&amp;&quot;.description&quot;&quot; xml:space=&quot;&quot;preserve&quot;&quot;&gt; &lt;value&gt;&quot;&amp;[.B43]&amp;&quot;&lt;/value&gt; &lt;/data&gt;&quot;" office:value-type="string" office:string-value="  &lt;data name=&quot;Collection.description&quot; xml:space=&quot;preserve&quot;&gt; &lt;value&gt;Manage collection&lt;/value&gt; &lt;/data&gt;">
            <text:p><text:s text:c="2"/>&lt;data name="Collection.description" xml:space="preserve"&gt; &lt;value&gt;Manage collection&lt;/value&gt; &lt;/data&gt;</text:p>
          </table:table-cell>
          <table:table-cell table:style-name="ce12" table:formula="of:=&quot;  &lt;data name=&quot;&quot;&quot;&amp;[.A43]&amp;&quot;.description&quot;&quot; xml:space=&quot;&quot;preserve&quot;&quot;&gt; &lt;value&gt;&quot;&amp;[.C43]&amp;&quot;&lt;/value&gt; &lt;/data&gt;&quot;" office:value-type="string" office:string-value="  &lt;data name=&quot;Collection.description&quot; xml:space=&quot;preserve&quot;&gt; &lt;value&gt;管理商品系列&lt;/value&gt; &lt;/data&gt;">
            <text:p><text:s text:c="2"/>&lt;data name="Collection.description" xml:space="preserve"&gt; &lt;value&gt;管理商品系列&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mmunity</text:p>
          </table:table-cell>
          <table:table-cell table:style-name="ce13" office:value-type="string">
            <text:p>社区</text:p>
          </table:table-cell>
          <table:table-cell table:style-name="ce11" table:formula="of:=&quot;  &lt;data name=&quot;&quot;&quot;&amp;[.A44]&amp;&quot;.title&quot;&quot; xml:space=&quot;&quot;preserve&quot;&quot;&gt; &lt;value&gt;&quot;&amp;[.B44]&amp;&quot;&lt;/value&gt; &lt;/data&gt;&quot;" office:value-type="string" office:string-value="  &lt;data name=&quot;Community.title&quot; xml:space=&quot;preserve&quot;&gt; &lt;value&gt;Community&lt;/value&gt; &lt;/data&gt;">
            <text:p><text:s text:c="2"/>&lt;data name="Community.title" xml:space="preserve"&gt; &lt;value&gt;Community&lt;/value&gt; &lt;/data&gt;</text:p>
          </table:table-cell>
          <table:table-cell table:style-name="ce11" table:formula="of:=&quot;  &lt;data name=&quot;&quot;&quot;&amp;[.A44]&amp;&quot;.title&quot;&quot; xml:space=&quot;&quot;preserve&quot;&quot;&gt; &lt;value&gt;&quot;&amp;[.C44]&amp;&quot;&lt;/value&gt; &lt;/data&gt;&quot;" office:value-type="string" office:string-value="  &lt;data name=&quot;Community.title&quot; xml:space=&quot;preserve&quot;&gt; &lt;value&gt;社区&lt;/value&gt; &lt;/data&gt;">
            <text:p><text:s text:c="2"/>&lt;data name="Community.title" xml:space="preserve"&gt; &lt;value&gt;社区&lt;/value&gt; &lt;/data&gt;</text:p>
          </table:table-cell>
          <table:table-cell table:style-name="ce6" office:value-type="string">
            <text:p><text:s/></text:p>
          </table:table-cell>
          <table:table-cell table:number-columns-repeated="250"/>
        </table:table-row>
        <table:table-row table:style-name="ro2">
          <table:table-cell table:style-name="ce12" office:value-type="string">
            <text:p>Community</text:p>
          </table:table-cell>
          <table:table-cell table:style-name="ce12" office:value-type="string">
            <text:p>Manage community</text:p>
          </table:table-cell>
          <table:table-cell table:style-name="ce14" office:value-type="string">
            <text:p>管理社区</text:p>
          </table:table-cell>
          <table:table-cell table:style-name="ce12" table:formula="of:=&quot;  &lt;data name=&quot;&quot;&quot;&amp;[.A45]&amp;&quot;.description&quot;&quot; xml:space=&quot;&quot;preserve&quot;&quot;&gt; &lt;value&gt;&quot;&amp;[.B45]&amp;&quot;&lt;/value&gt; &lt;/data&gt;&quot;" office:value-type="string" office:string-value="  &lt;data name=&quot;Community.description&quot; xml:space=&quot;preserve&quot;&gt; &lt;value&gt;Manage community&lt;/value&gt; &lt;/data&gt;">
            <text:p><text:s text:c="2"/>&lt;data name="Community.description" xml:space="preserve"&gt; &lt;value&gt;Manage community&lt;/value&gt; &lt;/data&gt;</text:p>
          </table:table-cell>
          <table:table-cell table:style-name="ce12" table:formula="of:=&quot;  &lt;data name=&quot;&quot;&quot;&amp;[.A45]&amp;&quot;.description&quot;&quot; xml:space=&quot;&quot;preserve&quot;&quot;&gt; &lt;value&gt;&quot;&amp;[.C45]&amp;&quot;&lt;/value&gt; &lt;/data&gt;&quot;" office:value-type="string" office:string-value="  &lt;data name=&quot;Community.description&quot; xml:space=&quot;preserve&quot;&gt; &lt;value&gt;管理社区&lt;/value&gt; &lt;/data&gt;">
            <text:p><text:s text:c="2"/>&lt;data name="Community.description" xml:space="preserve"&gt; &lt;value&gt;管理社区&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text:p>
          </table:table-cell>
          <table:table-cell table:style-name="ce13" office:value-type="string">
            <text:p>控制</text:p>
          </table:table-cell>
          <table:table-cell table:style-name="ce11" table:formula="of:=&quot;  &lt;data name=&quot;&quot;&quot;&amp;[.A46]&amp;&quot;.title&quot;&quot; xml:space=&quot;&quot;preserve&quot;&quot;&gt; &lt;value&gt;&quot;&amp;[.B46]&amp;&quot;&lt;/value&gt; &lt;/data&gt;&quot;" office:value-type="string" office:string-value="  &lt;data name=&quot;Control.title&quot; xml:space=&quot;preserve&quot;&gt; &lt;value&gt;Control&lt;/value&gt; &lt;/data&gt;">
            <text:p><text:s text:c="2"/>&lt;data name="Control.title" xml:space="preserve"&gt; &lt;value&gt;Control&lt;/value&gt; &lt;/data&gt;</text:p>
          </table:table-cell>
          <table:table-cell table:style-name="ce11" table:formula="of:=&quot;  &lt;data name=&quot;&quot;&quot;&amp;[.A46]&amp;&quot;.title&quot;&quot; xml:space=&quot;&quot;preserve&quot;&quot;&gt; &lt;value&gt;&quot;&amp;[.C46]&amp;&quot;&lt;/value&gt; &lt;/data&gt;&quot;" office:value-type="string" office:string-value="  &lt;data name=&quot;Control.title&quot; xml:space=&quot;preserve&quot;&gt; &lt;value&gt;控制&lt;/value&gt; &lt;/data&gt;">
            <text:p><text:s text:c="2"/>&lt;data name="Control.title" xml:space="preserve"&gt; &lt;value&gt;控制&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text:p>
          </table:table-cell>
          <table:table-cell table:style-name="ce12" office:value-type="string">
            <text:p>Update address stock count quantities after address control</text:p>
          </table:table-cell>
          <table:table-cell table:style-name="ce12" office:value-type="string">
            <text:p>Control</text:p>
          </table:table-cell>
          <table:table-cell table:style-name="ce12" table:formula="of:=&quot;  &lt;data name=&quot;&quot;&quot;&amp;[.A47]&amp;&quot;.description&quot;&quot; xml:space=&quot;&quot;preserve&quot;&quot;&gt; &lt;value&gt;&quot;&amp;[.B47]&amp;&quot;&lt;/value&gt; &lt;/data&gt;&quot;" office:value-type="string" office:string-value="  &lt;data name=&quot;Control.description&quot; xml:space=&quot;preserve&quot;&gt; &lt;value&gt;Update address stock count quantities after address control&lt;/value&gt; &lt;/data&gt;">
            <text:p><text:s text:c="2"/>&lt;data name="Control.description" xml:space="preserve"&gt; &lt;value&gt;Update address stock count quantities after address control&lt;/value&gt; &lt;/data&gt;</text:p>
          </table:table-cell>
          <table:table-cell table:style-name="ce12" table:formula="of:=&quot;  &lt;data name=&quot;&quot;&quot;&amp;[.A47]&amp;&quot;.description&quot;&quot; xml:space=&quot;&quot;preserve&quot;&quot;&gt; &lt;value&gt;&quot;&amp;[.C47]&amp;&quot;&lt;/value&gt; &lt;/data&gt;&quot;" office:value-type="string" office:string-value="  &lt;data name=&quot;Control.description&quot; xml:space=&quot;preserve&quot;&gt; &lt;value&gt;Control&lt;/value&gt; &lt;/data&gt;">
            <text:p><text:s text:c="2"/>&lt;data name="Control.description"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1" office:value-type="string">
            <text:p>Control board</text:p>
          </table:table-cell>
          <table:table-cell table:number-columns-repeated="2" table:style-name="ce11" office:value-type="string">
            <text:p>Control</text:p>
          </table:table-cell>
          <table:table-cell table:style-name="ce11" table:formula="of:=&quot;  &lt;data name=&quot;&quot;&quot;&amp;[.A48]&amp;&quot;.title&quot;&quot; xml:space=&quot;&quot;preserve&quot;&quot;&gt; &lt;value&gt;&quot;&amp;[.B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11" table:formula="of:=&quot;  &lt;data name=&quot;&quot;&quot;&amp;[.A48]&amp;&quot;.title&quot;&quot; xml:space=&quot;&quot;preserve&quot;&quot;&gt; &lt;value&gt;&quot;&amp;[.C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board</text:p>
          </table:table-cell>
          <table:table-cell table:number-columns-repeated="2" table:style-name="ce12" office:value-type="string">
            <text:p>Production control</text:p>
          </table:table-cell>
          <table:table-cell table:style-name="ce12" table:formula="of:=&quot;  &lt;data name=&quot;&quot;&quot;&amp;[.A49]&amp;&quot;.description&quot;&quot; xml:space=&quot;&quot;preserve&quot;&quot;&gt; &lt;value&gt;&quot;&amp;[.B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12" table:formula="of:=&quot;  &lt;data name=&quot;&quot;&quot;&amp;[.A49]&amp;&quot;.description&quot;&quot; xml:space=&quot;&quot;preserve&quot;&quot;&gt; &lt;value&gt;&quot;&amp;[.C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Control list</text:p>
          </table:table-cell>
          <table:table-cell table:style-name="ce11" table:formula="of:=&quot;  &lt;data name=&quot;&quot;&quot;&amp;[.A50]&amp;&quot;.title&quot;&quot; xml:space=&quot;&quot;preserve&quot;&quot;&gt; &lt;value&gt;&quot;&amp;[.B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11" table:formula="of:=&quot;  &lt;data name=&quot;&quot;&quot;&amp;[.A50]&amp;&quot;.title&quot;&quot; xml:space=&quot;&quot;preserve&quot;&quot;&gt; &lt;value&gt;&quot;&amp;[.C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6" office:value-type="string">
            <text:p><text:s/></text:p>
          </table:table-cell>
          <table:table-cell table:number-columns-repeated="250"/>
        </table:table-row>
        <table:table-row table:style-name="ro2">
          <table:table-cell table:style-name="ce12" office:value-type="string">
            <text:p>Control list</text:p>
          </table:table-cell>
          <table:table-cell table:number-columns-repeated="2" table:style-name="ce12" office:value-type="string">
            <text:p>Define list of exploitation controls</text:p>
          </table:table-cell>
          <table:table-cell table:style-name="ce12" table:formula="of:=&quot;  &lt;data name=&quot;&quot;&quot;&amp;[.A51]&amp;&quot;.description&quot;&quot; xml:space=&quot;&quot;preserve&quot;&quot;&gt; &lt;value&gt;&quot;&amp;[.B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12" table:formula="of:=&quot;  &lt;data name=&quot;&quot;&quot;&amp;[.A51]&amp;&quot;.description&quot;&quot; xml:space=&quot;&quot;preserve&quot;&quot;&gt; &lt;value&gt;&quot;&amp;[.C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ntrol sheet</text:p>
          </table:table-cell>
          <table:table-cell table:style-name="ce13" office:value-type="string">
            <text:p>控制表</text:p>
          </table:table-cell>
          <table:table-cell table:style-name="ce11" table:formula="of:=&quot;  &lt;data name=&quot;&quot;&quot;&amp;[.A52]&amp;&quot;.title&quot;&quot; xml:space=&quot;&quot;preserve&quot;&quot;&gt; &lt;value&gt;&quot;&amp;[.B52]&amp;&quot;&lt;/value&gt; &lt;/data&gt;&quot;" office:value-type="string" office:string-value="  &lt;data name=&quot;Control sheet.title&quot; xml:space=&quot;preserve&quot;&gt; &lt;value&gt;Control sheet&lt;/value&gt; &lt;/data&gt;">
            <text:p><text:s text:c="2"/>&lt;data name="Control sheet.title" xml:space="preserve"&gt; &lt;value&gt;Control sheet&lt;/value&gt; &lt;/data&gt;</text:p>
          </table:table-cell>
          <table:table-cell table:style-name="ce11" table:formula="of:=&quot;  &lt;data name=&quot;&quot;&quot;&amp;[.A52]&amp;&quot;.title&quot;&quot; xml:space=&quot;&quot;preserve&quot;&quot;&gt; &lt;value&gt;&quot;&amp;[.C52]&amp;&quot;&lt;/value&gt; &lt;/data&gt;&quot;" office:value-type="string" office:string-value="  &lt;data name=&quot;Control sheet.title&quot; xml:space=&quot;preserve&quot;&gt; &lt;value&gt;控制表&lt;/value&gt; &lt;/data&gt;">
            <text:p><text:s text:c="2"/>&lt;data name="Control sheet.title" xml:space="preserve"&gt; &lt;value&gt;控制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ntrol sheet</text:p>
          </table:table-cell>
          <table:table-cell table:style-name="ce12" table:formula="of:=&quot;  &lt;data name=&quot;&quot;&quot;&amp;[.A53]&amp;&quot;.description&quot;&quot; xml:space=&quot;&quot;preserve&quot;&quot;&gt; &lt;value&gt;&quot;&amp;[.B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12" table:formula="of:=&quot;  &lt;data name=&quot;&quot;&quot;&amp;[.A53]&amp;&quot;.description&quot;&quot; xml:space=&quot;&quot;preserve&quot;&quot;&gt; &lt;value&gt;&quot;&amp;[.C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text:p>
          </table:table-cell>
          <table:table-cell table:style-name="ce13" office:value-type="string">
            <text:p>初盘</text:p>
          </table:table-cell>
          <table:table-cell table:style-name="ce11" table:formula="of:=&quot;  &lt;data name=&quot;&quot;&quot;&amp;[.A54]&amp;&quot;.title&quot;&quot; xml:space=&quot;&quot;preserve&quot;&quot;&gt; &lt;value&gt;&quot;&amp;[.B54]&amp;&quot;&lt;/value&gt; &lt;/data&gt;&quot;" office:value-type="string" office:string-value="  &lt;data name=&quot;Count.title&quot; xml:space=&quot;preserve&quot;&gt; &lt;value&gt;Count&lt;/value&gt; &lt;/data&gt;">
            <text:p><text:s text:c="2"/>&lt;data name="Count.title" xml:space="preserve"&gt; &lt;value&gt;Count&lt;/value&gt; &lt;/data&gt;</text:p>
          </table:table-cell>
          <table:table-cell table:style-name="ce11" table:formula="of:=&quot;  &lt;data name=&quot;&quot;&quot;&amp;[.A54]&amp;&quot;.title&quot;&quot; xml:space=&quot;&quot;preserve&quot;&quot;&gt; &lt;value&gt;&quot;&amp;[.C54]&amp;&quot;&lt;/value&gt; &lt;/data&gt;&quot;" office:value-type="string" office:string-value="  &lt;data name=&quot;Count.title&quot; xml:space=&quot;preserve&quot;&gt; &lt;value&gt;初盘&lt;/value&gt; &lt;/data&gt;">
            <text:p><text:s text:c="2"/>&lt;data name="Count.title" xml:space="preserve"&gt; &lt;value&gt;初盘&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text:p>
          </table:table-cell>
          <table:table-cell table:style-name="ce12" table:formula="of:=&quot;  &lt;data name=&quot;&quot;&quot;&amp;[.A55]&amp;&quot;.description&quot;&quot; xml:space=&quot;&quot;preserve&quot;&quot;&gt; &lt;value&gt;&quot;&amp;[.B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12" table:formula="of:=&quot;  &lt;data name=&quot;&quot;&quot;&amp;[.A55]&amp;&quot;.description&quot;&quot; xml:space=&quot;&quot;preserve&quot;&quot;&gt; &lt;value&gt;&quot;&amp;[.C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ount sheet</text:p>
          </table:table-cell>
          <table:table-cell table:style-name="ce13" office:value-type="string">
            <text:p>盘点表</text:p>
          </table:table-cell>
          <table:table-cell table:style-name="ce11" table:formula="of:=&quot;  &lt;data name=&quot;&quot;&quot;&amp;[.A56]&amp;&quot;.title&quot;&quot; xml:space=&quot;&quot;preserve&quot;&quot;&gt; &lt;value&gt;&quot;&amp;[.B56]&amp;&quot;&lt;/value&gt; &lt;/data&gt;&quot;" office:value-type="string" office:string-value="  &lt;data name=&quot;Count sheet.title&quot; xml:space=&quot;preserve&quot;&gt; &lt;value&gt;Count sheet&lt;/value&gt; &lt;/data&gt;">
            <text:p><text:s text:c="2"/>&lt;data name="Count sheet.title" xml:space="preserve"&gt; &lt;value&gt;Count sheet&lt;/value&gt; &lt;/data&gt;</text:p>
          </table:table-cell>
          <table:table-cell table:style-name="ce11" table:formula="of:=&quot;  &lt;data name=&quot;&quot;&quot;&amp;[.A56]&amp;&quot;.title&quot;&quot; xml:space=&quot;&quot;preserve&quot;&quot;&gt; &lt;value&gt;&quot;&amp;[.C56]&amp;&quot;&lt;/value&gt; &lt;/data&gt;&quot;" office:value-type="string" office:string-value="  &lt;data name=&quot;Count sheet.title&quot; xml:space=&quot;preserve&quot;&gt; &lt;value&gt;盘点表&lt;/value&gt; &lt;/data&gt;">
            <text:p><text:s text:c="2"/>&lt;data name="Count sheet.title" xml:space="preserve"&gt; &lt;value&gt;盘点表&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Count sheet</text:p>
          </table:table-cell>
          <table:table-cell table:style-name="ce12" table:formula="of:=&quot;  &lt;data name=&quot;&quot;&quot;&amp;[.A57]&amp;&quot;.description&quot;&quot; xml:space=&quot;&quot;preserve&quot;&quot;&gt; &lt;value&gt;&quot;&amp;[.B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12" table:formula="of:=&quot;  &lt;data name=&quot;&quot;&quot;&amp;[.A57]&amp;&quot;.description&quot;&quot; xml:space=&quot;&quot;preserve&quot;&quot;&gt; &lt;value&gt;&quot;&amp;[.C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text:p>
          </table:table-cell>
          <table:table-cell table:style-name="ce13" office:value-type="string">
            <text:p>顾客</text:p>
          </table:table-cell>
          <table:table-cell table:style-name="ce11" table:formula="of:=&quot;  &lt;data name=&quot;&quot;&quot;&amp;[.A58]&amp;&quot;.title&quot;&quot; xml:space=&quot;&quot;preserve&quot;&quot;&gt; &lt;value&gt;&quot;&amp;[.B58]&amp;&quot;&lt;/value&gt; &lt;/data&gt;&quot;" office:value-type="string" office:string-value="  &lt;data name=&quot;Customer.title&quot; xml:space=&quot;preserve&quot;&gt; &lt;value&gt;Customer&lt;/value&gt; &lt;/data&gt;">
            <text:p><text:s text:c="2"/>&lt;data name="Customer.title" xml:space="preserve"&gt; &lt;value&gt;Customer&lt;/value&gt; &lt;/data&gt;</text:p>
          </table:table-cell>
          <table:table-cell table:style-name="ce11" table:formula="of:=&quot;  &lt;data name=&quot;&quot;&quot;&amp;[.A58]&amp;&quot;.title&quot;&quot; xml:space=&quot;&quot;preserve&quot;&quot;&gt; &lt;value&gt;&quot;&amp;[.C58]&amp;&quot;&lt;/value&gt; &lt;/data&gt;&quot;" office:value-type="string" office:string-value="  &lt;data name=&quot;Customer.title&quot; xml:space=&quot;preserve&quot;&gt; &lt;value&gt;顾客&lt;/value&gt; &lt;/data&gt;">
            <text:p><text:s text:c="2"/>&lt;data name="Customer.title" xml:space="preserve"&gt; &lt;value&gt;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text:p>
          </table:table-cell>
          <table:table-cell table:style-name="ce12" office:value-type="string">
            <text:p>View, select, update customers</text:p>
          </table:table-cell>
          <table:table-cell table:style-name="ce14" office:value-type="string">
            <text:p>查看<text:span text:style-name="T2">,</text:span><text:span text:style-name="T3">选择</text:span><text:span text:style-name="T2">,</text:span><text:span text:style-name="T3">更新顾客信息</text:span></text:p>
          </table:table-cell>
          <table:table-cell table:style-name="ce12" table:formula="of:=&quot;  &lt;data name=&quot;&quot;&quot;&amp;[.A59]&amp;&quot;.description&quot;&quot; xml:space=&quot;&quot;preserve&quot;&quot;&gt; &lt;value&gt;&quot;&amp;[.B59]&amp;&quot;&lt;/value&gt; &lt;/data&gt;&quot;" office:value-type="string" office:string-value="  &lt;data name=&quot;Customer.description&quot; xml:space=&quot;preserve&quot;&gt; &lt;value&gt;View, select, update customers&lt;/value&gt; &lt;/data&gt;">
            <text:p><text:s text:c="2"/>&lt;data name="Customer.description" xml:space="preserve"&gt; &lt;value&gt;View, select, update customers&lt;/value&gt; &lt;/data&gt;</text:p>
          </table:table-cell>
          <table:table-cell table:style-name="ce12" table:formula="of:=&quot;  &lt;data name=&quot;&quot;&quot;&amp;[.A59]&amp;&quot;.description&quot;&quot; xml:space=&quot;&quot;preserve&quot;&quot;&gt; &lt;value&gt;&quot;&amp;[.C59]&amp;&quot;&lt;/value&gt; &lt;/data&gt;&quot;" office:value-type="string" office:string-value="  &lt;data name=&quot;Customer.description&quot; xml:space=&quot;preserve&quot;&gt; &lt;value&gt;查看,选择,更新顾客信息&lt;/value&gt; &lt;/data&gt;">
            <text:p><text:s text:c="2"/>&lt;data name="Customer.description" xml:space="preserve"&gt; &lt;value&gt;查看,选择,更新顾客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order</text:p>
          </table:table-cell>
          <table:table-cell table:style-name="ce13" office:value-type="string">
            <text:p>顾客订单</text:p>
          </table:table-cell>
          <table:table-cell table:style-name="ce11" table:formula="of:=&quot;  &lt;data name=&quot;&quot;&quot;&amp;[.A60]&amp;&quot;.title&quot;&quot; xml:space=&quot;&quot;preserve&quot;&quot;&gt; &lt;value&gt;&quot;&amp;[.B60]&amp;&quot;&lt;/value&gt; &lt;/data&gt;&quot;" office:value-type="string" office:string-value="  &lt;data name=&quot;Customer order.title&quot; xml:space=&quot;preserve&quot;&gt; &lt;value&gt;Customer order&lt;/value&gt; &lt;/data&gt;">
            <text:p><text:s text:c="2"/>&lt;data name="Customer order.title" xml:space="preserve"&gt; &lt;value&gt;Customer order&lt;/value&gt; &lt;/data&gt;</text:p>
          </table:table-cell>
          <table:table-cell table:style-name="ce11" table:formula="of:=&quot;  &lt;data name=&quot;&quot;&quot;&amp;[.A60]&amp;&quot;.title&quot;&quot; xml:space=&quot;&quot;preserve&quot;&quot;&gt; &lt;value&gt;&quot;&amp;[.C60]&amp;&quot;&lt;/value&gt; &lt;/data&gt;&quot;" office:value-type="string" office:string-value="  &lt;data name=&quot;Customer order.title&quot; xml:space=&quot;preserve&quot;&gt; &lt;value&gt;顾客订单&lt;/value&gt; &lt;/data&gt;">
            <text:p><text:s text:c="2"/>&lt;data name="Customer order.title" xml:space="preserve"&gt; &lt;value&gt;顾客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order</text:p>
          </table:table-cell>
          <table:table-cell table:style-name="ce12" office:value-type="string">
            <text:p>Create customer order</text:p>
          </table:table-cell>
          <table:table-cell table:style-name="ce14" office:value-type="string">
            <text:p>创建顾客订单</text:p>
          </table:table-cell>
          <table:table-cell table:style-name="ce12" table:formula="of:=&quot;  &lt;data name=&quot;&quot;&quot;&amp;[.A61]&amp;&quot;.description&quot;&quot; xml:space=&quot;&quot;preserve&quot;&quot;&gt; &lt;value&gt;&quot;&amp;[.B61]&amp;&quot;&lt;/value&gt; &lt;/data&gt;&quot;" office:value-type="string" office:string-value="  &lt;data name=&quot;Customer order.description&quot; xml:space=&quot;preserve&quot;&gt; &lt;value&gt;Create customer order&lt;/value&gt; &lt;/data&gt;">
            <text:p><text:s text:c="2"/>&lt;data name="Customer order.description" xml:space="preserve"&gt; &lt;value&gt;Create customer order&lt;/value&gt; &lt;/data&gt;</text:p>
          </table:table-cell>
          <table:table-cell table:style-name="ce12" table:formula="of:=&quot;  &lt;data name=&quot;&quot;&quot;&amp;[.A61]&amp;&quot;.description&quot;&quot; xml:space=&quot;&quot;preserve&quot;&quot;&gt; &lt;value&gt;&quot;&amp;[.C61]&amp;&quot;&lt;/value&gt; &lt;/data&gt;&quot;" office:value-type="string" office:string-value="  &lt;data name=&quot;Customer order.description&quot; xml:space=&quot;preserve&quot;&gt; &lt;value&gt;创建顾客订单&lt;/value&gt; &lt;/data&gt;">
            <text:p><text:s text:c="2"/>&lt;data name="Customer order.description" xml:space="preserve"&gt; &lt;value&gt;创建顾客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Customer poll</text:p>
          </table:table-cell>
          <table:table-cell table:style-name="ce13" office:value-type="string">
            <text:p>顾客调查</text:p>
          </table:table-cell>
          <table:table-cell table:style-name="ce11" table:formula="of:=&quot;  &lt;data name=&quot;&quot;&quot;&amp;[.A62]&amp;&quot;.title&quot;&quot; xml:space=&quot;&quot;preserve&quot;&quot;&gt; &lt;value&gt;&quot;&amp;[.B62]&amp;&quot;&lt;/value&gt; &lt;/data&gt;&quot;" office:value-type="string" office:string-value="  &lt;data name=&quot;Customer poll.title&quot; xml:space=&quot;preserve&quot;&gt; &lt;value&gt;Customer poll&lt;/value&gt; &lt;/data&gt;">
            <text:p><text:s text:c="2"/>&lt;data name="Customer poll.title" xml:space="preserve"&gt; &lt;value&gt;Customer poll&lt;/value&gt; &lt;/data&gt;</text:p>
          </table:table-cell>
          <table:table-cell table:style-name="ce11" table:formula="of:=&quot;  &lt;data name=&quot;&quot;&quot;&amp;[.A62]&amp;&quot;.title&quot;&quot; xml:space=&quot;&quot;preserve&quot;&quot;&gt; &lt;value&gt;&quot;&amp;[.C62]&amp;&quot;&lt;/value&gt; &lt;/data&gt;&quot;" office:value-type="string" office:string-value="  &lt;data name=&quot;Customer poll.title&quot; xml:space=&quot;preserve&quot;&gt; &lt;value&gt;顾客调查&lt;/value&gt; &lt;/data&gt;">
            <text:p><text:s text:c="2"/>&lt;data name="Customer poll.title" xml:space="preserve"&gt; &lt;value&gt;顾客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Customer poll</text:p>
          </table:table-cell>
          <table:table-cell table:style-name="ce12" office:value-type="string">
            <text:p>Select customer to make poll</text:p>
          </table:table-cell>
          <table:table-cell table:style-name="ce15" office:value-type="string">
            <text:p>选择顾客做调查</text:p>
          </table:table-cell>
          <table:table-cell table:style-name="ce12" table:formula="of:=&quot;  &lt;data name=&quot;&quot;&quot;&amp;[.A63]&amp;&quot;.description&quot;&quot; xml:space=&quot;&quot;preserve&quot;&quot;&gt; &lt;value&gt;&quot;&amp;[.B63]&amp;&quot;&lt;/value&gt; &lt;/data&gt;&quot;" office:value-type="string" office:string-value="  &lt;data name=&quot;Customer poll.description&quot; xml:space=&quot;preserve&quot;&gt; &lt;value&gt;Select customer to make poll&lt;/value&gt; &lt;/data&gt;">
            <text:p><text:s text:c="2"/>&lt;data name="Customer poll.description" xml:space="preserve"&gt; &lt;value&gt;Select customer to make poll&lt;/value&gt; &lt;/data&gt;</text:p>
          </table:table-cell>
          <table:table-cell table:style-name="ce12" table:formula="of:=&quot;  &lt;data name=&quot;&quot;&quot;&amp;[.A63]&amp;&quot;.description&quot;&quot; xml:space=&quot;&quot;preserve&quot;&quot;&gt; &lt;value&gt;&quot;&amp;[.C63]&amp;&quot;&lt;/value&gt; &lt;/data&gt;&quot;" office:value-type="string" office:string-value="  &lt;data name=&quot;Customer poll.description&quot; xml:space=&quot;preserve&quot;&gt; &lt;value&gt;选择顾客做调查&lt;/value&gt; &lt;/data&gt;">
            <text:p><text:s text:c="2"/>&lt;data name="Customer poll.description" xml:space="preserve"&gt; &lt;value&gt;选择顾客做调查&lt;/value&gt; &lt;/data&gt;</text:p>
          </table:table-cell>
          <table:table-cell table:style-name="ce6" office:value-type="string">
            <text:p><text:s/></text:p>
          </table:table-cell>
          <table:table-cell table:number-columns-repeated="250"/>
        </table:table-row>
        <table:table-row table:style-name="ro2">
          <table:table-cell table:style-name="ce11" office:value-type="string">
            <text:p>Daily mop</text:p>
          </table:table-cell>
          <table:table-cell table:style-name="ce11" office:value-type="string">
            <text:p>Cashier end of day</text:p>
          </table:table-cell>
          <table:table-cell table:style-name="ce13" office:value-type="string">
            <text:p>收银员结账</text:p>
          </table:table-cell>
          <table:table-cell table:style-name="ce11" table:formula="of:=&quot;  &lt;data name=&quot;&quot;&quot;&amp;[.A64]&amp;&quot;.title&quot;&quot; xml:space=&quot;&quot;preserve&quot;&quot;&gt; &lt;value&gt;&quot;&amp;[.B64]&amp;&quot;&lt;/value&gt; &lt;/data&gt;&quot;" office:value-type="string" office:string-value="  &lt;data name=&quot;Daily mop.title&quot; xml:space=&quot;preserve&quot;&gt; &lt;value&gt;Cashier end of day&lt;/value&gt; &lt;/data&gt;">
            <text:p><text:s text:c="2"/>&lt;data name="Daily mop.title" xml:space="preserve"&gt; &lt;value&gt;Cashier end of day&lt;/value&gt; &lt;/data&gt;</text:p>
          </table:table-cell>
          <table:table-cell table:style-name="ce11" table:formula="of:=&quot;  &lt;data name=&quot;&quot;&quot;&amp;[.A64]&amp;&quot;.title&quot;&quot; xml:space=&quot;&quot;preserve&quot;&quot;&gt; &lt;value&gt;&quot;&amp;[.C64]&amp;&quot;&lt;/value&gt; &lt;/data&gt;&quot;" office:value-type="string" office:string-value="  &lt;data name=&quot;Daily mop.title&quot; xml:space=&quot;preserve&quot;&gt; &lt;value&gt;收银员结账&lt;/value&gt; &lt;/data&gt;">
            <text:p><text:s text:c="2"/>&lt;data name="Daily mop.title" xml:space="preserve"&gt; &lt;value&gt;收银员结账&lt;/value&gt; &lt;/data&gt;</text:p>
          </table:table-cell>
          <table:table-cell table:style-name="ce6" office:value-type="string">
            <text:p><text:s/></text:p>
          </table:table-cell>
          <table:table-cell table:number-columns-repeated="250"/>
        </table:table-row>
        <table:table-row table:style-name="ro2">
          <table:table-cell table:style-name="ce12" office:value-type="string">
            <text:p>Daily mop</text:p>
          </table:table-cell>
          <table:table-cell table:number-columns-repeated="2" table:style-name="ce12" office:value-type="string">
            <text:p>Cashier confirm amount of MOP received today</text:p>
          </table:table-cell>
          <table:table-cell table:style-name="ce12" table:formula="of:=&quot;  &lt;data name=&quot;&quot;&quot;&amp;[.A65]&amp;&quot;.description&quot;&quot; xml:space=&quot;&quot;preserve&quot;&quot;&gt; &lt;value&gt;&quot;&amp;[.B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12" table:formula="of:=&quot;  &lt;data name=&quot;&quot;&quot;&amp;[.A65]&amp;&quot;.description&quot;&quot; xml:space=&quot;&quot;preserve&quot;&quot;&gt; &lt;value&gt;&quot;&amp;[.C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corating</text:p>
          </table:table-cell>
          <table:table-cell table:style-name="ce13" office:value-type="string">
            <text:p>装潢</text:p>
          </table:table-cell>
          <table:table-cell table:style-name="ce11" table:formula="of:=&quot;  &lt;data name=&quot;&quot;&quot;&amp;[.A66]&amp;&quot;.title&quot;&quot; xml:space=&quot;&quot;preserve&quot;&quot;&gt; &lt;value&gt;&quot;&amp;[.B66]&amp;&quot;&lt;/value&gt; &lt;/data&gt;&quot;" office:value-type="string" office:string-value="  &lt;data name=&quot;Decorating.title&quot; xml:space=&quot;preserve&quot;&gt; &lt;value&gt;Decorating&lt;/value&gt; &lt;/data&gt;">
            <text:p><text:s text:c="2"/>&lt;data name="Decorating.title" xml:space="preserve"&gt; &lt;value&gt;Decorating&lt;/value&gt; &lt;/data&gt;</text:p>
          </table:table-cell>
          <table:table-cell table:style-name="ce11" table:formula="of:=&quot;  &lt;data name=&quot;&quot;&quot;&amp;[.A66]&amp;&quot;.title&quot;&quot; xml:space=&quot;&quot;preserve&quot;&quot;&gt; &lt;value&gt;&quot;&amp;[.C66]&amp;&quot;&lt;/value&gt; &lt;/data&gt;&quot;" office:value-type="string" office:string-value="  &lt;data name=&quot;Decorating.title&quot; xml:space=&quot;preserve&quot;&gt; &lt;value&gt;装潢&lt;/value&gt; &lt;/data&gt;">
            <text:p><text:s text:c="2"/>&lt;data name="Decorating.title" xml:space="preserve"&gt; &lt;value&gt;装潢&lt;/value&gt; &lt;/data&gt;</text:p>
          </table:table-cell>
          <table:table-cell table:style-name="ce6" office:value-type="string">
            <text:p><text:s/></text:p>
          </table:table-cell>
          <table:table-cell table:number-columns-repeated="250"/>
        </table:table-row>
        <table:table-row table:style-name="ro2">
          <table:table-cell table:style-name="ce12" office:value-type="string">
            <text:p>Decorating</text:p>
          </table:table-cell>
          <table:table-cell table:style-name="ce12" office:value-type="string">
            <text:p>Decorating company parameters</text:p>
          </table:table-cell>
          <table:table-cell table:style-name="ce14" office:value-type="string">
            <text:p>装潢中心选项</text:p>
          </table:table-cell>
          <table:table-cell table:style-name="ce12" table:formula="of:=&quot;  &lt;data name=&quot;&quot;&quot;&amp;[.A67]&amp;&quot;.description&quot;&quot; xml:space=&quot;&quot;preserve&quot;&quot;&gt; &lt;value&gt;&quot;&amp;[.B67]&amp;&quot;&lt;/value&gt; &lt;/data&gt;&quot;" office:value-type="string" office:string-value="  &lt;data name=&quot;Decorating.description&quot; xml:space=&quot;preserve&quot;&gt; &lt;value&gt;Decorating company parameters&lt;/value&gt; &lt;/data&gt;">
            <text:p><text:s text:c="2"/>&lt;data name="Decorating.description" xml:space="preserve"&gt; &lt;value&gt;Decorating company parameters&lt;/value&gt; &lt;/data&gt;</text:p>
          </table:table-cell>
          <table:table-cell table:style-name="ce12" table:formula="of:=&quot;  &lt;data name=&quot;&quot;&quot;&amp;[.A67]&amp;&quot;.description&quot;&quot; xml:space=&quot;&quot;preserve&quot;&quot;&gt; &lt;value&gt;&quot;&amp;[.C67]&amp;&quot;&lt;/value&gt; &lt;/data&gt;&quot;" office:value-type="string" office:string-value="  &lt;data name=&quot;Decorating.description&quot; xml:space=&quot;preserve&quot;&gt; &lt;value&gt;装潢中心选项&lt;/value&gt; &lt;/data&gt;">
            <text:p><text:s text:c="2"/>&lt;data name="Decorating.description" xml:space="preserve"&gt; &lt;value&gt;装潢中心选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fault value</text:p>
          </table:table-cell>
          <table:table-cell table:style-name="ce13" office:value-type="string">
            <text:p>默认值</text:p>
          </table:table-cell>
          <table:table-cell table:style-name="ce11" table:formula="of:=&quot;  &lt;data name=&quot;&quot;&quot;&amp;[.A68]&amp;&quot;.title&quot;&quot; xml:space=&quot;&quot;preserve&quot;&quot;&gt; &lt;value&gt;&quot;&amp;[.B68]&amp;&quot;&lt;/value&gt; &lt;/data&gt;&quot;" office:value-type="string" office:string-value="  &lt;data name=&quot;Default value.title&quot; xml:space=&quot;preserve&quot;&gt; &lt;value&gt;Default value&lt;/value&gt; &lt;/data&gt;">
            <text:p><text:s text:c="2"/>&lt;data name="Default value.title" xml:space="preserve"&gt; &lt;value&gt;Default value&lt;/value&gt; &lt;/data&gt;</text:p>
          </table:table-cell>
          <table:table-cell table:style-name="ce11" table:formula="of:=&quot;  &lt;data name=&quot;&quot;&quot;&amp;[.A68]&amp;&quot;.title&quot;&quot; xml:space=&quot;&quot;preserve&quot;&quot;&gt; &lt;value&gt;&quot;&amp;[.C68]&amp;&quot;&lt;/value&gt; &lt;/data&gt;&quot;" office:value-type="string" office:string-value="  &lt;data name=&quot;Default value.title&quot; xml:space=&quot;preserve&quot;&gt; &lt;value&gt;默认值&lt;/value&gt; &lt;/data&gt;">
            <text:p><text:s text:c="2"/>&lt;data name="Default value.title" xml:space="preserve"&gt; &lt;value&gt;默认值&lt;/value&gt; &lt;/data&gt;</text:p>
          </table:table-cell>
          <table:table-cell table:style-name="ce6" office:value-type="string">
            <text:p><text:s/></text:p>
          </table:table-cell>
          <table:table-cell table:number-columns-repeated="250"/>
        </table:table-row>
        <table:table-row table:style-name="ro2">
          <table:table-cell table:style-name="ce12" office:value-type="string">
            <text:p>Default value</text:p>
          </table:table-cell>
          <table:table-cell table:style-name="ce12" office:value-type="string">
            <text:p>Set default value</text:p>
          </table:table-cell>
          <table:table-cell table:style-name="ce14" office:value-type="string">
            <text:p>定义默认值</text:p>
          </table:table-cell>
          <table:table-cell table:style-name="ce12" table:formula="of:=&quot;  &lt;data name=&quot;&quot;&quot;&amp;[.A69]&amp;&quot;.description&quot;&quot; xml:space=&quot;&quot;preserve&quot;&quot;&gt; &lt;value&gt;&quot;&amp;[.B69]&amp;&quot;&lt;/value&gt; &lt;/data&gt;&quot;" office:value-type="string" office:string-value="  &lt;data name=&quot;Default value.description&quot; xml:space=&quot;preserve&quot;&gt; &lt;value&gt;Set default value&lt;/value&gt; &lt;/data&gt;">
            <text:p><text:s text:c="2"/>&lt;data name="Default value.description" xml:space="preserve"&gt; &lt;value&gt;Set default value&lt;/value&gt; &lt;/data&gt;</text:p>
          </table:table-cell>
          <table:table-cell table:style-name="ce12" table:formula="of:=&quot;  &lt;data name=&quot;&quot;&quot;&amp;[.A69]&amp;&quot;.description&quot;&quot; xml:space=&quot;&quot;preserve&quot;&quot;&gt; &lt;value&gt;&quot;&amp;[.C69]&amp;&quot;&lt;/value&gt; &lt;/data&gt;&quot;" office:value-type="string" office:string-value="  &lt;data name=&quot;Default value.description&quot; xml:space=&quot;preserve&quot;&gt; &lt;value&gt;定义默认值&lt;/value&gt; &lt;/data&gt;">
            <text:p><text:s text:c="2"/>&lt;data name="Default value.description" xml:space="preserve"&gt; &lt;value&gt;定义默认值&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elivery</text:p>
          </table:table-cell>
          <table:table-cell table:style-name="ce13" office:value-type="string">
            <text:p>送货</text:p>
          </table:table-cell>
          <table:table-cell table:style-name="ce11" table:formula="of:=&quot;  &lt;data name=&quot;&quot;&quot;&amp;[.A70]&amp;&quot;.title&quot;&quot; xml:space=&quot;&quot;preserve&quot;&quot;&gt; &lt;value&gt;&quot;&amp;[.B70]&amp;&quot;&lt;/value&gt; &lt;/data&gt;&quot;" office:value-type="string" office:string-value="  &lt;data name=&quot;Delivery.title&quot; xml:space=&quot;preserve&quot;&gt; &lt;value&gt;Delivery&lt;/value&gt; &lt;/data&gt;">
            <text:p><text:s text:c="2"/>&lt;data name="Delivery.title" xml:space="preserve"&gt; &lt;value&gt;Delivery&lt;/value&gt; &lt;/data&gt;</text:p>
          </table:table-cell>
          <table:table-cell table:style-name="ce11" table:formula="of:=&quot;  &lt;data name=&quot;&quot;&quot;&amp;[.A70]&amp;&quot;.title&quot;&quot; xml:space=&quot;&quot;preserve&quot;&quot;&gt; &lt;value&gt;&quot;&amp;[.C70]&amp;&quot;&lt;/value&gt; &lt;/data&gt;&quot;" office:value-type="string" office:string-value="  &lt;data name=&quot;Delivery.title&quot; xml:space=&quot;preserve&quot;&gt; &lt;value&gt;送货&lt;/value&gt; &lt;/data&gt;">
            <text:p><text:s text:c="2"/>&lt;data name="Delivery.title" xml:space="preserve"&gt; &lt;value&gt;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Delivery</text:p>
          </table:table-cell>
          <table:table-cell table:style-name="ce12" office:value-type="string">
            <text:p>Project delivery and project life</text:p>
          </table:table-cell>
          <table:table-cell table:style-name="ce14" office:value-type="string">
            <text:p>项目送货和项目管理</text:p>
          </table:table-cell>
          <table:table-cell table:style-name="ce12" table:formula="of:=&quot;  &lt;data name=&quot;&quot;&quot;&amp;[.A71]&amp;&quot;.description&quot;&quot; xml:space=&quot;&quot;preserve&quot;&quot;&gt; &lt;value&gt;&quot;&amp;[.B71]&amp;&quot;&lt;/value&gt; &lt;/data&gt;&quot;" office:value-type="string" office:string-value="  &lt;data name=&quot;Delivery.description&quot; xml:space=&quot;preserve&quot;&gt; &lt;value&gt;Project delivery and project life&lt;/value&gt; &lt;/data&gt;">
            <text:p><text:s text:c="2"/>&lt;data name="Delivery.description" xml:space="preserve"&gt; &lt;value&gt;Project delivery and project life&lt;/value&gt; &lt;/data&gt;</text:p>
          </table:table-cell>
          <table:table-cell table:style-name="ce12" table:formula="of:=&quot;  &lt;data name=&quot;&quot;&quot;&amp;[.A71]&amp;&quot;.description&quot;&quot; xml:space=&quot;&quot;preserve&quot;&quot;&gt; &lt;value&gt;&quot;&amp;[.C71]&amp;&quot;&lt;/value&gt; &lt;/data&gt;&quot;" office:value-type="string" office:string-value="  &lt;data name=&quot;Delivery.description&quot; xml:space=&quot;preserve&quot;&gt; &lt;value&gt;项目送货和项目管理&lt;/value&gt; &lt;/data&gt;">
            <text:p><text:s text:c="2"/>&lt;data name="Delivery.description" xml:space="preserve"&gt; &lt;value&gt;项目送货和项目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Discount</text:p>
          </table:table-cell>
          <table:table-cell table:style-name="ce13" office:value-type="string">
            <text:p>折扣</text:p>
          </table:table-cell>
          <table:table-cell table:style-name="ce11" table:formula="of:=&quot;  &lt;data name=&quot;&quot;&quot;&amp;[.A72]&amp;&quot;.title&quot;&quot; xml:space=&quot;&quot;preserve&quot;&quot;&gt; &lt;value&gt;&quot;&amp;[.B72]&amp;&quot;&lt;/value&gt; &lt;/data&gt;&quot;" office:value-type="string" office:string-value="  &lt;data name=&quot;Discount.title&quot; xml:space=&quot;preserve&quot;&gt; &lt;value&gt;Discount&lt;/value&gt; &lt;/data&gt;">
            <text:p><text:s text:c="2"/>&lt;data name="Discount.title" xml:space="preserve"&gt; &lt;value&gt;Discount&lt;/value&gt; &lt;/data&gt;</text:p>
          </table:table-cell>
          <table:table-cell table:style-name="ce11" table:formula="of:=&quot;  &lt;data name=&quot;&quot;&quot;&amp;[.A72]&amp;&quot;.title&quot;&quot; xml:space=&quot;&quot;preserve&quot;&quot;&gt; &lt;value&gt;&quot;&amp;[.C72]&amp;&quot;&lt;/value&gt; &lt;/data&gt;&quot;" office:value-type="string" office:string-value="  &lt;data name=&quot;Discount.title&quot; xml:space=&quot;preserve&quot;&gt; &lt;value&gt;折扣&lt;/value&gt; &lt;/data&gt;">
            <text:p><text:s text:c="2"/>&lt;data name="Discount.title" xml:space="preserve"&gt; &lt;value&gt;折扣&lt;/value&gt; &lt;/data&gt;</text:p>
          </table:table-cell>
          <table:table-cell table:style-name="ce6" office:value-type="string">
            <text:p><text:s/></text:p>
          </table:table-cell>
          <table:table-cell table:number-columns-repeated="250"/>
        </table:table-row>
        <table:table-row table:style-name="ro2">
          <table:table-cell table:style-name="ce12" office:value-type="string">
            <text:p>Discount</text:p>
          </table:table-cell>
          <table:table-cell table:style-name="ce12" office:value-type="string">
            <text:p>View supplier with discount</text:p>
          </table:table-cell>
          <table:table-cell table:style-name="ce14" office:value-type="string">
            <text:p>查看带折扣的厂家</text:p>
          </table:table-cell>
          <table:table-cell table:style-name="ce12" table:formula="of:=&quot;  &lt;data name=&quot;&quot;&quot;&amp;[.A73]&amp;&quot;.description&quot;&quot; xml:space=&quot;&quot;preserve&quot;&quot;&gt; &lt;value&gt;&quot;&amp;[.B73]&amp;&quot;&lt;/value&gt; &lt;/data&gt;&quot;" office:value-type="string" office:string-value="  &lt;data name=&quot;Discount.description&quot; xml:space=&quot;preserve&quot;&gt; &lt;value&gt;View supplier with discount&lt;/value&gt; &lt;/data&gt;">
            <text:p><text:s text:c="2"/>&lt;data name="Discount.description" xml:space="preserve"&gt; &lt;value&gt;View supplier with discount&lt;/value&gt; &lt;/data&gt;</text:p>
          </table:table-cell>
          <table:table-cell table:style-name="ce12" table:formula="of:=&quot;  &lt;data name=&quot;&quot;&quot;&amp;[.A73]&amp;&quot;.description&quot;&quot; xml:space=&quot;&quot;preserve&quot;&quot;&gt; &lt;value&gt;&quot;&amp;[.C73]&amp;&quot;&lt;/value&gt; &lt;/data&gt;&quot;" office:value-type="string" office:string-value="  &lt;data name=&quot;Discount.description&quot; xml:space=&quot;preserve&quot;&gt; &lt;value&gt;查看带折扣的厂家&lt;/value&gt; &lt;/data&gt;">
            <text:p><text:s text:c="2"/>&lt;data name="Discount.description" xml:space="preserve"&gt; &lt;value&gt;查看带折扣的厂家&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Entity switch</text:p>
          </table:table-cell>
          <table:table-cell table:style-name="ce16" office:value-type="string">
            <text:p>切换区域</text:p>
          </table:table-cell>
          <table:table-cell table:style-name="ce11" table:formula="of:=&quot;  &lt;data name=&quot;&quot;&quot;&amp;[.A74]&amp;&quot;.title&quot;&quot; xml:space=&quot;&quot;preserve&quot;&quot;&gt; &lt;value&gt;&quot;&amp;[.B74]&amp;&quot;&lt;/value&gt; &lt;/data&gt;&quot;" office:value-type="string" office:string-value="  &lt;data name=&quot;Entity switch.title&quot; xml:space=&quot;preserve&quot;&gt; &lt;value&gt;Entity switch&lt;/value&gt; &lt;/data&gt;">
            <text:p><text:s text:c="2"/>&lt;data name="Entity switch.title" xml:space="preserve"&gt; &lt;value&gt;Entity switch&lt;/value&gt; &lt;/data&gt;</text:p>
          </table:table-cell>
          <table:table-cell table:style-name="ce11" table:formula="of:=&quot;  &lt;data name=&quot;&quot;&quot;&amp;[.A74]&amp;&quot;.title&quot;&quot; xml:space=&quot;&quot;preserve&quot;&quot;&gt; &lt;value&gt;&quot;&amp;[.C74]&amp;&quot;&lt;/value&gt; &lt;/data&gt;&quot;" office:value-type="string" office:string-value="  &lt;data name=&quot;Entity switch.title&quot; xml:space=&quot;preserve&quot;&gt; &lt;value&gt;切换区域&lt;/value&gt; &lt;/data&gt;">
            <text:p><text:s text:c="2"/>&lt;data name="Entity switch.title" xml:space="preserve"&gt; &lt;value&gt;切换区域&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Entity switch</text:p>
          </table:table-cell>
          <table:table-cell table:style-name="ce12" table:formula="of:=&quot;  &lt;data name=&quot;&quot;&quot;&amp;[.A75]&amp;&quot;.description&quot;&quot; xml:space=&quot;&quot;preserve&quot;&quot;&gt; &lt;value&gt;&quot;&amp;[.B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12" table:formula="of:=&quot;  &lt;data name=&quot;&quot;&quot;&amp;[.A75]&amp;&quot;.description&quot;&quot; xml:space=&quot;&quot;preserve&quot;&quot;&gt; &lt;value&gt;&quot;&amp;[.C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text:p>
          </table:table-cell>
          <table:table-cell table:style-name="ce13" office:value-type="string">
            <text:p>品类</text:p>
          </table:table-cell>
          <table:table-cell table:style-name="ce11" table:formula="of:=&quot;  &lt;data name=&quot;&quot;&quot;&amp;[.A76]&amp;&quot;.title&quot;&quot; xml:space=&quot;&quot;preserve&quot;&quot;&gt; &lt;value&gt;&quot;&amp;[.B76]&amp;&quot;&lt;/value&gt; &lt;/data&gt;&quot;" office:value-type="string" office:string-value="  &lt;data name=&quot;Family.title&quot; xml:space=&quot;preserve&quot;&gt; &lt;value&gt;Family&lt;/value&gt; &lt;/data&gt;">
            <text:p><text:s text:c="2"/>&lt;data name="Family.title" xml:space="preserve"&gt; &lt;value&gt;Family&lt;/value&gt; &lt;/data&gt;</text:p>
          </table:table-cell>
          <table:table-cell table:style-name="ce11" table:formula="of:=&quot;  &lt;data name=&quot;&quot;&quot;&amp;[.A76]&amp;&quot;.title&quot;&quot; xml:space=&quot;&quot;preserve&quot;&quot;&gt; &lt;value&gt;&quot;&amp;[.C76]&amp;&quot;&lt;/value&gt; &lt;/data&gt;&quot;" office:value-type="string" office:string-value="  &lt;data name=&quot;Family.title&quot; xml:space=&quot;preserve&quot;&gt; &lt;value&gt;品类&lt;/value&gt; &lt;/data&gt;">
            <text:p><text:s text:c="2"/>&lt;data name="Family.title" xml:space="preserve"&gt; &lt;value&gt;品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text:p>
          </table:table-cell>
          <table:table-cell table:style-name="ce12" office:value-type="string">
            <text:p>Manage family</text:p>
          </table:table-cell>
          <table:table-cell table:style-name="ce14" office:value-type="string">
            <text:p>品类</text:p>
          </table:table-cell>
          <table:table-cell table:style-name="ce12" table:formula="of:=&quot;  &lt;data name=&quot;&quot;&quot;&amp;[.A77]&amp;&quot;.description&quot;&quot; xml:space=&quot;&quot;preserve&quot;&quot;&gt; &lt;value&gt;&quot;&amp;[.B77]&amp;&quot;&lt;/value&gt; &lt;/data&gt;&quot;" office:value-type="string" office:string-value="  &lt;data name=&quot;Family.description&quot; xml:space=&quot;preserve&quot;&gt; &lt;value&gt;Manage family&lt;/value&gt; &lt;/data&gt;">
            <text:p><text:s text:c="2"/>&lt;data name="Family.description" xml:space="preserve"&gt; &lt;value&gt;Manage family&lt;/value&gt; &lt;/data&gt;</text:p>
          </table:table-cell>
          <table:table-cell table:style-name="ce12" table:formula="of:=&quot;  &lt;data name=&quot;&quot;&quot;&amp;[.A77]&amp;&quot;.description&quot;&quot; xml:space=&quot;&quot;preserve&quot;&quot;&gt; &lt;value&gt;&quot;&amp;[.C77]&amp;&quot;&lt;/value&gt; &lt;/data&gt;&quot;" office:value-type="string" office:string-value="  &lt;data name=&quot;Family.description&quot; xml:space=&quot;preserve&quot;&gt; &lt;value&gt;品类&lt;/value&gt; &lt;/data&gt;">
            <text:p><text:s text:c="2"/>&lt;data name="Family.description" xml:space="preserve"&gt; &lt;value&gt;品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mily selector</text:p>
          </table:table-cell>
          <table:table-cell table:style-name="ce13" office:value-type="string">
            <text:p>品类选择</text:p>
          </table:table-cell>
          <table:table-cell table:style-name="ce11" table:formula="of:=&quot;  &lt;data name=&quot;&quot;&quot;&amp;[.A78]&amp;&quot;.title&quot;&quot; xml:space=&quot;&quot;preserve&quot;&quot;&gt; &lt;value&gt;&quot;&amp;[.B78]&amp;&quot;&lt;/value&gt; &lt;/data&gt;&quot;" office:value-type="string" office:string-value="  &lt;data name=&quot;Family selector.title&quot; xml:space=&quot;preserve&quot;&gt; &lt;value&gt;Family selector&lt;/value&gt; &lt;/data&gt;">
            <text:p><text:s text:c="2"/>&lt;data name="Family selector.title" xml:space="preserve"&gt; &lt;value&gt;Family selector&lt;/value&gt; &lt;/data&gt;</text:p>
          </table:table-cell>
          <table:table-cell table:style-name="ce11" table:formula="of:=&quot;  &lt;data name=&quot;&quot;&quot;&amp;[.A78]&amp;&quot;.title&quot;&quot; xml:space=&quot;&quot;preserve&quot;&quot;&gt; &lt;value&gt;&quot;&amp;[.C78]&amp;&quot;&lt;/value&gt; &lt;/data&gt;&quot;" office:value-type="string" office:string-value="  &lt;data name=&quot;Family selector.title&quot; xml:space=&quot;preserve&quot;&gt; &lt;value&gt;品类选择&lt;/value&gt; &lt;/data&gt;">
            <text:p><text:s text:c="2"/>&lt;data name="Family selector.title" xml:space="preserve"&gt; &lt;value&gt;品类选择&lt;/value&gt; &lt;/data&gt;</text:p>
          </table:table-cell>
          <table:table-cell table:style-name="ce6" office:value-type="string">
            <text:p><text:s/></text:p>
          </table:table-cell>
          <table:table-cell table:number-columns-repeated="250"/>
        </table:table-row>
        <table:table-row table:style-name="ro2">
          <table:table-cell table:style-name="ce12" office:value-type="string">
            <text:p>Family selector</text:p>
          </table:table-cell>
          <table:table-cell table:style-name="ce12" office:value-type="string">
            <text:p>Defined selector for families</text:p>
          </table:table-cell>
          <table:table-cell table:style-name="ce14" office:value-type="string">
            <text:p>定义品类选择</text:p>
          </table:table-cell>
          <table:table-cell table:style-name="ce12" table:formula="of:=&quot;  &lt;data name=&quot;&quot;&quot;&amp;[.A79]&amp;&quot;.description&quot;&quot; xml:space=&quot;&quot;preserve&quot;&quot;&gt; &lt;value&gt;&quot;&amp;[.B79]&amp;&quot;&lt;/value&gt; &lt;/data&gt;&quot;" office:value-type="string" office:string-value="  &lt;data name=&quot;Family selector.description&quot; xml:space=&quot;preserve&quot;&gt; &lt;value&gt;Defined selector for families&lt;/value&gt; &lt;/data&gt;">
            <text:p><text:s text:c="2"/>&lt;data name="Family selector.description" xml:space="preserve"&gt; &lt;value&gt;Defined selector for families&lt;/value&gt; &lt;/data&gt;</text:p>
          </table:table-cell>
          <table:table-cell table:style-name="ce12" table:formula="of:=&quot;  &lt;data name=&quot;&quot;&quot;&amp;[.A79]&amp;&quot;.description&quot;&quot; xml:space=&quot;&quot;preserve&quot;&quot;&gt; &lt;value&gt;&quot;&amp;[.C79]&amp;&quot;&lt;/value&gt; &lt;/data&gt;&quot;" office:value-type="string" office:string-value="  &lt;data name=&quot;Family selector.description&quot; xml:space=&quot;preserve&quot;&gt; &lt;value&gt;定义品类选择&lt;/value&gt; &lt;/data&gt;">
            <text:p><text:s text:c="2"/>&lt;data name="Family selector.description" xml:space="preserve"&gt; &lt;value&gt;定义品类选择&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inancial</text:p>
          </table:table-cell>
          <table:table-cell table:style-name="ce13" office:value-type="string">
            <text:p>财务</text:p>
          </table:table-cell>
          <table:table-cell table:style-name="ce11" table:formula="of:=&quot;  &lt;data name=&quot;&quot;&quot;&amp;[.A80]&amp;&quot;.title&quot;&quot; xml:space=&quot;&quot;preserve&quot;&quot;&gt; &lt;value&gt;&quot;&amp;[.B80]&amp;&quot;&lt;/value&gt; &lt;/data&gt;&quot;" office:value-type="string" office:string-value="  &lt;data name=&quot;Financial.title&quot; xml:space=&quot;preserve&quot;&gt; &lt;value&gt;Financial&lt;/value&gt; &lt;/data&gt;">
            <text:p><text:s text:c="2"/>&lt;data name="Financial.title" xml:space="preserve"&gt; &lt;value&gt;Financial&lt;/value&gt; &lt;/data&gt;</text:p>
          </table:table-cell>
          <table:table-cell table:style-name="ce11" table:formula="of:=&quot;  &lt;data name=&quot;&quot;&quot;&amp;[.A80]&amp;&quot;.title&quot;&quot; xml:space=&quot;&quot;preserve&quot;&quot;&gt; &lt;value&gt;&quot;&amp;[.C80]&amp;&quot;&lt;/value&gt; &lt;/data&gt;&quot;" office:value-type="string" office:string-value="  &lt;data name=&quot;Financial.title&quot; xml:space=&quot;preserve&quot;&gt; &lt;value&gt;财务&lt;/value&gt; &lt;/data&gt;">
            <text:p><text:s text:c="2"/>&lt;data name="Financial.title"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Financial</text:p>
          </table:table-cell>
          <table:table-cell table:style-name="ce14" office:value-type="string">
            <text:p>财务</text:p>
          </table:table-cell>
          <table:table-cell table:style-name="ce12" table:formula="of:=&quot;  &lt;data name=&quot;&quot;&quot;&amp;[.A81]&amp;&quot;.description&quot;&quot; xml:space=&quot;&quot;preserve&quot;&quot;&gt; &lt;value&gt;&quot;&amp;[.B81]&amp;&quot;&lt;/value&gt; &lt;/data&gt;&quot;" office:value-type="string" office:string-value="  &lt;data name=&quot;Financial.description&quot; xml:space=&quot;preserve&quot;&gt; &lt;value&gt;Financial&lt;/value&gt; &lt;/data&gt;">
            <text:p><text:s text:c="2"/>&lt;data name="Financial.description" xml:space="preserve"&gt; &lt;value&gt;Financial&lt;/value&gt; &lt;/data&gt;</text:p>
          </table:table-cell>
          <table:table-cell table:style-name="ce12" table:formula="of:=&quot;  &lt;data name=&quot;&quot;&quot;&amp;[.A81]&amp;&quot;.description&quot;&quot; xml:space=&quot;&quot;preserve&quot;&quot;&gt; &lt;value&gt;&quot;&amp;[.C81]&amp;&quot;&lt;/value&gt; &lt;/data&gt;&quot;" office:value-type="string" office:string-value="  &lt;data name=&quot;Financial.description&quot; xml:space=&quot;preserve&quot;&gt; &lt;value&gt;财务&lt;/value&gt; &lt;/data&gt;">
            <text:p><text:s text:c="2"/>&lt;data name="Financial.description"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Hand replenishment</text:p>
          </table:table-cell>
          <table:table-cell table:style-name="ce13" office:value-type="string">
            <text:p>手工补货</text:p>
          </table:table-cell>
          <table:table-cell table:style-name="ce11" table:formula="of:=&quot;  &lt;data name=&quot;&quot;&quot;&amp;[.A82]&amp;&quot;.title&quot;&quot; xml:space=&quot;&quot;preserve&quot;&quot;&gt; &lt;value&gt;&quot;&amp;[.B82]&amp;&quot;&lt;/value&gt; &lt;/data&gt;&quot;" office:value-type="string" office:string-value="  &lt;data name=&quot;Hand replenishment.title&quot; xml:space=&quot;preserve&quot;&gt; &lt;value&gt;Hand replenishment&lt;/value&gt; &lt;/data&gt;">
            <text:p><text:s text:c="2"/>&lt;data name="Hand replenishment.title" xml:space="preserve"&gt; &lt;value&gt;Hand replenishment&lt;/value&gt; &lt;/data&gt;</text:p>
          </table:table-cell>
          <table:table-cell table:style-name="ce11" table:formula="of:=&quot;  &lt;data name=&quot;&quot;&quot;&amp;[.A82]&amp;&quot;.title&quot;&quot; xml:space=&quot;&quot;preserve&quot;&quot;&gt; &lt;value&gt;&quot;&amp;[.C82]&amp;&quot;&lt;/value&gt; &lt;/data&gt;&quot;" office:value-type="string" office:string-value="  &lt;data name=&quot;Hand replenishment.title&quot; xml:space=&quot;preserve&quot;&gt; &lt;value&gt;手工补货&lt;/value&gt; &lt;/data&gt;">
            <text:p><text:s text:c="2"/>&lt;data name="Hand replenishment.title" xml:space="preserve"&gt; &lt;value&gt;手工补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Hand replenishment</text:p>
          </table:table-cell>
          <table:table-cell table:style-name="ce12" office:value-type="string">
            <text:p>Hand replenishment creation</text:p>
          </table:table-cell>
          <table:table-cell table:style-name="ce14" office:value-type="string">
            <text:p>创建手工补货</text:p>
          </table:table-cell>
          <table:table-cell table:style-name="ce12" table:formula="of:=&quot;  &lt;data name=&quot;&quot;&quot;&amp;[.A83]&amp;&quot;.description&quot;&quot; xml:space=&quot;&quot;preserve&quot;&quot;&gt; &lt;value&gt;&quot;&amp;[.B83]&amp;&quot;&lt;/value&gt; &lt;/data&gt;&quot;" office:value-type="string" office:string-value="  &lt;data name=&quot;Hand replenishment.description&quot; xml:space=&quot;preserve&quot;&gt; &lt;value&gt;Hand replenishment creation&lt;/value&gt; &lt;/data&gt;">
            <text:p><text:s text:c="2"/>&lt;data name="Hand replenishment.description" xml:space="preserve"&gt; &lt;value&gt;Hand replenishment creation&lt;/value&gt; &lt;/data&gt;</text:p>
          </table:table-cell>
          <table:table-cell table:style-name="ce12" table:formula="of:=&quot;  &lt;data name=&quot;&quot;&quot;&amp;[.A83]&amp;&quot;.description&quot;&quot; xml:space=&quot;&quot;preserve&quot;&quot;&gt; &lt;value&gt;&quot;&amp;[.C83]&amp;&quot;&lt;/value&gt; &lt;/data&gt;&quot;" office:value-type="string" office:string-value="  &lt;data name=&quot;Hand replenishment.description&quot; xml:space=&quot;preserve&quot;&gt; &lt;value&gt;创建手工补货&lt;/value&gt; &lt;/data&gt;">
            <text:p><text:s text:c="2"/>&lt;data name="Hand replenishment.description" xml:space="preserve"&gt; &lt;value&gt;创建手工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text:p>
          </table:table-cell>
          <table:table-cell table:style-name="ce13" office:value-type="string">
            <text:p>进口工厂商品订单</text:p>
          </table:table-cell>
          <table:table-cell table:style-name="ce11" table:formula="of:=&quot;  &lt;data name=&quot;&quot;&quot;&amp;[.A84]&amp;&quot;.title&quot;&quot; xml:space=&quot;&quot;preserve&quot;&quot;&gt; &lt;value&gt;&quot;&amp;[.B84]&amp;&quot;&lt;/value&gt; &lt;/data&gt;&quot;" office:value-type="string" office:string-value="  &lt;data name=&quot;Factory order.title&quot; xml:space=&quot;preserve&quot;&gt; &lt;value&gt;Factory order&lt;/value&gt; &lt;/data&gt;">
            <text:p><text:s text:c="2"/>&lt;data name="Factory order.title" xml:space="preserve"&gt; &lt;value&gt;Factory order&lt;/value&gt; &lt;/data&gt;</text:p>
          </table:table-cell>
          <table:table-cell table:style-name="ce11" table:formula="of:=&quot;  &lt;data name=&quot;&quot;&quot;&amp;[.A84]&amp;&quot;.title&quot;&quot; xml:space=&quot;&quot;preserve&quot;&quot;&gt; &lt;value&gt;&quot;&amp;[.C84]&amp;&quot;&lt;/value&gt; &lt;/data&gt;&quot;" office:value-type="string" office:string-value="  &lt;data name=&quot;Factory order.title&quot; xml:space=&quot;preserve&quot;&gt; &lt;value&gt;进口工厂商品订单&lt;/value&gt; &lt;/data&gt;">
            <text:p><text:s text:c="2"/>&lt;data name="Factory order.title" xml:space="preserve"&gt; &lt;value&gt;进口工厂商品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text:p>
          </table:table-cell>
          <table:table-cell table:style-name="ce12" office:value-type="string">
            <text:p>Update factory order</text:p>
          </table:table-cell>
          <table:table-cell table:style-name="ce14" office:value-type="string">
            <text:p>更新进口工厂商品订单</text:p>
          </table:table-cell>
          <table:table-cell table:style-name="ce12" table:formula="of:=&quot;  &lt;data name=&quot;&quot;&quot;&amp;[.A85]&amp;&quot;.description&quot;&quot; xml:space=&quot;&quot;preserve&quot;&quot;&gt; &lt;value&gt;&quot;&amp;[.B85]&amp;&quot;&lt;/value&gt; &lt;/data&gt;&quot;" office:value-type="string" office:string-value="  &lt;data name=&quot;Factory order.description&quot; xml:space=&quot;preserve&quot;&gt; &lt;value&gt;Update factory order&lt;/value&gt; &lt;/data&gt;">
            <text:p><text:s text:c="2"/>&lt;data name="Factory order.description" xml:space="preserve"&gt; &lt;value&gt;Update factory order&lt;/value&gt; &lt;/data&gt;</text:p>
          </table:table-cell>
          <table:table-cell table:style-name="ce12" table:formula="of:=&quot;  &lt;data name=&quot;&quot;&quot;&amp;[.A85]&amp;&quot;.description&quot;&quot; xml:space=&quot;&quot;preserve&quot;&quot;&gt; &lt;value&gt;&quot;&amp;[.C85]&amp;&quot;&lt;/value&gt; &lt;/data&gt;&quot;" office:value-type="string" office:string-value="  &lt;data name=&quot;Factory order.description&quot; xml:space=&quot;preserve&quot;&gt; &lt;value&gt;更新进口工厂商品订单&lt;/value&gt; &lt;/data&gt;">
            <text:p><text:s text:c="2"/>&lt;data name="Factory order.description" xml:space="preserve"&gt; &lt;value&gt;更新进口工厂商品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Factory order fee</text:p>
          </table:table-cell>
          <table:table-cell table:style-name="ce13" office:value-type="string">
            <text:p>进口工厂商品订单费用</text:p>
          </table:table-cell>
          <table:table-cell table:style-name="ce11" table:formula="of:=&quot;  &lt;data name=&quot;&quot;&quot;&amp;[.A86]&amp;&quot;.title&quot;&quot; xml:space=&quot;&quot;preserve&quot;&quot;&gt; &lt;value&gt;&quot;&amp;[.B86]&amp;&quot;&lt;/value&gt; &lt;/data&gt;&quot;" office:value-type="string" office:string-value="  &lt;data name=&quot;Factory order fee.title&quot; xml:space=&quot;preserve&quot;&gt; &lt;value&gt;Factory order fee&lt;/value&gt; &lt;/data&gt;">
            <text:p><text:s text:c="2"/>&lt;data name="Factory order fee.title" xml:space="preserve"&gt; &lt;value&gt;Factory order fee&lt;/value&gt; &lt;/data&gt;</text:p>
          </table:table-cell>
          <table:table-cell table:style-name="ce11" table:formula="of:=&quot;  &lt;data name=&quot;&quot;&quot;&amp;[.A86]&amp;&quot;.title&quot;&quot; xml:space=&quot;&quot;preserve&quot;&quot;&gt; &lt;value&gt;&quot;&amp;[.C86]&amp;&quot;&lt;/value&gt; &lt;/data&gt;&quot;" office:value-type="string" office:string-value="  &lt;data name=&quot;Factory order fee.title&quot; xml:space=&quot;preserve&quot;&gt; &lt;value&gt;进口工厂商品订单费用&lt;/value&gt; &lt;/data&gt;">
            <text:p><text:s text:c="2"/>&lt;data name="Factory order fee.title" xml:space="preserve"&gt; &lt;value&gt;进口工厂商品订单费用&lt;/value&gt; &lt;/data&gt;</text:p>
          </table:table-cell>
          <table:table-cell table:style-name="ce6" office:value-type="string">
            <text:p><text:s/></text:p>
          </table:table-cell>
          <table:table-cell table:number-columns-repeated="250"/>
        </table:table-row>
        <table:table-row table:style-name="ro2">
          <table:table-cell table:style-name="ce12" office:value-type="string">
            <text:p>Factory order fee</text:p>
          </table:table-cell>
          <table:table-cell table:style-name="ce12" office:value-type="string">
            <text:p>Update factory order fee</text:p>
          </table:table-cell>
          <table:table-cell table:style-name="ce14" office:value-type="string">
            <text:p>更新进口工厂商品订单费用</text:p>
          </table:table-cell>
          <table:table-cell table:style-name="ce12" table:formula="of:=&quot;  &lt;data name=&quot;&quot;&quot;&amp;[.A87]&amp;&quot;.description&quot;&quot; xml:space=&quot;&quot;preserve&quot;&quot;&gt; &lt;value&gt;&quot;&amp;[.B87]&amp;&quot;&lt;/value&gt; &lt;/data&gt;&quot;" office:value-type="string" office:string-value="  &lt;data name=&quot;Factory order fee.description&quot; xml:space=&quot;preserve&quot;&gt; &lt;value&gt;Update factory order fee&lt;/value&gt; &lt;/data&gt;">
            <text:p><text:s text:c="2"/>&lt;data name="Factory order fee.description" xml:space="preserve"&gt; &lt;value&gt;Update factory order fee&lt;/value&gt; &lt;/data&gt;</text:p>
          </table:table-cell>
          <table:table-cell table:style-name="ce12" table:formula="of:=&quot;  &lt;data name=&quot;&quot;&quot;&amp;[.A87]&amp;&quot;.description&quot;&quot; xml:space=&quot;&quot;preserve&quot;&quot;&gt; &lt;value&gt;&quot;&amp;[.C87]&amp;&quot;&lt;/value&gt; &lt;/data&gt;&quot;" office:value-type="string" office:string-value="  &lt;data name=&quot;Factory order fee.description&quot; xml:space=&quot;preserve&quot;&gt; &lt;value&gt;更新进口工厂商品订单费用&lt;/value&gt; &lt;/data&gt;">
            <text:p><text:s text:c="2"/>&lt;data name="Factory order fee.description" xml:space="preserve"&gt; &lt;value&gt;更新进口工厂商品订单费用&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nvoice matching</text:p>
          </table:table-cell>
          <table:table-cell table:style-name="ce15" office:value-type="string">
            <text:p>发票匹配</text:p>
          </table:table-cell>
          <table:table-cell table:style-name="ce12" table:formula="of:=&quot;  &lt;data name=&quot;&quot;&quot;&amp;[.A88]&amp;&quot;.description&quot;&quot; xml:space=&quot;&quot;preserve&quot;&quot;&gt; &lt;value&gt;&quot;&amp;[.B88]&amp;&quot;&lt;/value&gt; &lt;/data&gt;&quot;" office:value-type="string" office:string-value="  &lt;data name=&quot;Invoice matching.description&quot; xml:space=&quot;preserve&quot;&gt; &lt;value&gt;Invoice matching&lt;/value&gt; &lt;/data&gt;">
            <text:p><text:s text:c="2"/>&lt;data name="Invoice matching.description" xml:space="preserve"&gt; &lt;value&gt;Invoice matching&lt;/value&gt; &lt;/data&gt;</text:p>
          </table:table-cell>
          <table:table-cell table:style-name="ce12" table:formula="of:=&quot;  &lt;data name=&quot;&quot;&quot;&amp;[.A88]&amp;&quot;.description&quot;&quot; xml:space=&quot;&quot;preserve&quot;&quot;&gt; &lt;value&gt;&quot;&amp;[.C88]&amp;&quot;&lt;/value&gt; &lt;/data&gt;&quot;" office:value-type="string" office:string-value="  &lt;data name=&quot;Invoice matching.description&quot; xml:space=&quot;preserve&quot;&gt; &lt;value&gt;发票匹配&lt;/value&gt; &lt;/data&gt;">
            <text:p><text:s text:c="2"/>&lt;data name="Invoice matching.description" xml:space="preserve"&gt; &lt;value&gt;发票匹配&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edit</text:p>
          </table:table-cell>
          <table:table-cell table:style-name="ce11" office:value-type="string">
            <text:p>Item</text:p>
          </table:table-cell>
          <table:table-cell table:style-name="ce13" office:value-type="string">
            <text:p>商品</text:p>
          </table:table-cell>
          <table:table-cell table:style-name="ce11" table:formula="of:=&quot;  &lt;data name=&quot;&quot;&quot;&amp;[.A89]&amp;&quot;.title&quot;&quot; xml:space=&quot;&quot;preserve&quot;&quot;&gt; &lt;value&gt;&quot;&amp;[.B89]&amp;&quot;&lt;/value&gt; &lt;/data&gt;&quot;" office:value-type="string" office:string-value="  &lt;data name=&quot;Item edit.title&quot; xml:space=&quot;preserve&quot;&gt; &lt;value&gt;Item&lt;/value&gt; &lt;/data&gt;">
            <text:p><text:s text:c="2"/>&lt;data name="Item edit.title" xml:space="preserve"&gt; &lt;value&gt;Item&lt;/value&gt; &lt;/data&gt;</text:p>
          </table:table-cell>
          <table:table-cell table:style-name="ce11" table:formula="of:=&quot;  &lt;data name=&quot;&quot;&quot;&amp;[.A89]&amp;&quot;.title&quot;&quot; xml:space=&quot;&quot;preserve&quot;&quot;&gt; &lt;value&gt;&quot;&amp;[.C89]&amp;&quot;&lt;/value&gt; &lt;/data&gt;&quot;" office:value-type="string" office:string-value="  &lt;data name=&quot;Item edit.title&quot; xml:space=&quot;preserve&quot;&gt; &lt;value&gt;商品&lt;/value&gt; &lt;/data&gt;">
            <text:p><text:s text:c="2"/>&lt;data name="Item edit.title" xml:space="preserve"&gt; &lt;value&gt;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edit</text:p>
          </table:table-cell>
          <table:table-cell table:style-name="ce12" office:value-type="string">
            <text:p>Manages items</text:p>
          </table:table-cell>
          <table:table-cell table:style-name="ce14" office:value-type="string">
            <text:p>管理商品</text:p>
          </table:table-cell>
          <table:table-cell table:style-name="ce12" table:formula="of:=&quot;  &lt;data name=&quot;&quot;&quot;&amp;[.A90]&amp;&quot;.description&quot;&quot; xml:space=&quot;&quot;preserve&quot;&quot;&gt; &lt;value&gt;&quot;&amp;[.B90]&amp;&quot;&lt;/value&gt; &lt;/data&gt;&quot;" office:value-type="string" office:string-value="  &lt;data name=&quot;Item edit.description&quot; xml:space=&quot;preserve&quot;&gt; &lt;value&gt;Manages items&lt;/value&gt; &lt;/data&gt;">
            <text:p><text:s text:c="2"/>&lt;data name="Item edit.description" xml:space="preserve"&gt; &lt;value&gt;Manages items&lt;/value&gt; &lt;/data&gt;</text:p>
          </table:table-cell>
          <table:table-cell table:style-name="ce12" table:formula="of:=&quot;  &lt;data name=&quot;&quot;&quot;&amp;[.A90]&amp;&quot;.description&quot;&quot; xml:space=&quot;&quot;preserve&quot;&quot;&gt; &lt;value&gt;&quot;&amp;[.C90]&amp;&quot;&lt;/value&gt; &lt;/data&gt;&quot;" office:value-type="string" office:string-value="  &lt;data name=&quot;Item edit.description&quot; xml:space=&quot;preserve&quot;&gt; &lt;value&gt;管理商品&lt;/value&gt; &lt;/data&gt;">
            <text:p><text:s text:c="2"/>&lt;data name="Item edit.description" xml:space="preserve"&gt; &lt;value&gt;管理商品&lt;/value&gt; &lt;/data&gt;</text:p>
          </table:table-cell>
          <table:table-cell table:style-name="ce6" office:value-type="string">
            <text:p><text:s/></text:p>
          </table:table-cell>
          <table:table-cell table:number-columns-repeated="250"/>
        </table:table-row>
        <table:table-row table:style-name="ro2">
          <table:table-cell table:style-name="ce11" office:value-type="string">
            <text:p>Item label</text:p>
          </table:table-cell>
          <table:table-cell table:style-name="ce11" office:value-type="string">
            <text:p>Label settings</text:p>
          </table:table-cell>
          <table:table-cell table:style-name="ce13" office:value-type="string">
            <text:p>价签设置</text:p>
          </table:table-cell>
          <table:table-cell table:style-name="ce11" table:formula="of:=&quot;  &lt;data name=&quot;&quot;&quot;&amp;[.A91]&amp;&quot;.title&quot;&quot; xml:space=&quot;&quot;preserve&quot;&quot;&gt; &lt;value&gt;&quot;&amp;[.B91]&amp;&quot;&lt;/value&gt; &lt;/data&gt;&quot;" office:value-type="string" office:string-value="  &lt;data name=&quot;Item label.title&quot; xml:space=&quot;preserve&quot;&gt; &lt;value&gt;Label settings&lt;/value&gt; &lt;/data&gt;">
            <text:p><text:s text:c="2"/>&lt;data name="Item label.title" xml:space="preserve"&gt; &lt;value&gt;Label settings&lt;/value&gt; &lt;/data&gt;</text:p>
          </table:table-cell>
          <table:table-cell table:style-name="ce11" table:formula="of:=&quot;  &lt;data name=&quot;&quot;&quot;&amp;[.A91]&amp;&quot;.title&quot;&quot; xml:space=&quot;&quot;preserve&quot;&quot;&gt; &lt;value&gt;&quot;&amp;[.C91]&amp;&quot;&lt;/value&gt; &lt;/data&gt;&quot;" office:value-type="string" office:string-value="  &lt;data name=&quot;Item label.title&quot; xml:space=&quot;preserve&quot;&gt; &lt;value&gt;价签设置&lt;/value&gt; &lt;/data&gt;">
            <text:p><text:s text:c="2"/>&lt;data name="Item label.title" xml:space="preserve"&gt; &lt;value&gt;价签设置&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label</text:p>
          </table:table-cell>
          <table:table-cell table:style-name="ce12" office:value-type="string">
            <text:p>Set label size and facing</text:p>
          </table:table-cell>
          <table:table-cell table:style-name="ce14" office:value-type="string">
            <text:p>设置价签尺寸和排面</text:p>
          </table:table-cell>
          <table:table-cell table:style-name="ce12" table:formula="of:=&quot;  &lt;data name=&quot;&quot;&quot;&amp;[.A92]&amp;&quot;.description&quot;&quot; xml:space=&quot;&quot;preserve&quot;&quot;&gt; &lt;value&gt;&quot;&amp;[.B92]&amp;&quot;&lt;/value&gt; &lt;/data&gt;&quot;" office:value-type="string" office:string-value="  &lt;data name=&quot;Item label.description&quot; xml:space=&quot;preserve&quot;&gt; &lt;value&gt;Set label size and facing&lt;/value&gt; &lt;/data&gt;">
            <text:p><text:s text:c="2"/>&lt;data name="Item label.description" xml:space="preserve"&gt; &lt;value&gt;Set label size and facing&lt;/value&gt; &lt;/data&gt;</text:p>
          </table:table-cell>
          <table:table-cell table:style-name="ce12" table:formula="of:=&quot;  &lt;data name=&quot;&quot;&quot;&amp;[.A92]&amp;&quot;.description&quot;&quot; xml:space=&quot;&quot;preserve&quot;&quot;&gt; &lt;value&gt;&quot;&amp;[.C92]&amp;&quot;&lt;/value&gt; &lt;/data&gt;&quot;" office:value-type="string" office:string-value="  &lt;data name=&quot;Item label.description&quot; xml:space=&quot;preserve&quot;&gt; &lt;value&gt;设置价签尺寸和排面&lt;/value&gt; &lt;/data&gt;">
            <text:p><text:s text:c="2"/>&lt;data name="Item label.description" xml:space="preserve"&gt; &lt;value&gt;设置价签尺寸和排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mass change</text:p>
          </table:table-cell>
          <table:table-cell table:style-name="ce13" office:value-type="string">
            <text:p>商品更新</text:p>
          </table:table-cell>
          <table:table-cell table:style-name="ce11" table:formula="of:=&quot;  &lt;data name=&quot;&quot;&quot;&amp;[.A93]&amp;&quot;.title&quot;&quot; xml:space=&quot;&quot;preserve&quot;&quot;&gt; &lt;value&gt;&quot;&amp;[.B93]&amp;&quot;&lt;/value&gt; &lt;/data&gt;&quot;" office:value-type="string" office:string-value="  &lt;data name=&quot;Item mass change.title&quot; xml:space=&quot;preserve&quot;&gt; &lt;value&gt;Item mass change&lt;/value&gt; &lt;/data&gt;">
            <text:p><text:s text:c="2"/>&lt;data name="Item mass change.title" xml:space="preserve"&gt; &lt;value&gt;Item mass change&lt;/value&gt; &lt;/data&gt;</text:p>
          </table:table-cell>
          <table:table-cell table:style-name="ce11" table:formula="of:=&quot;  &lt;data name=&quot;&quot;&quot;&amp;[.A93]&amp;&quot;.title&quot;&quot; xml:space=&quot;&quot;preserve&quot;&quot;&gt; &lt;value&gt;&quot;&amp;[.C93]&amp;&quot;&lt;/value&gt; &lt;/data&gt;&quot;" office:value-type="string" office:string-value="  &lt;data name=&quot;Item mass change.title&quot; xml:space=&quot;preserve&quot;&gt; &lt;value&gt;商品更新&lt;/value&gt; &lt;/data&gt;">
            <text:p><text:s text:c="2"/>&lt;data name="Item mass change.title"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Item mass change</text:p>
          </table:table-cell>
          <table:table-cell table:style-name="ce14" office:value-type="string">
            <text:p>商品更新</text:p>
          </table:table-cell>
          <table:table-cell table:style-name="ce12" table:formula="of:=&quot;  &lt;data name=&quot;&quot;&quot;&amp;[.A94]&amp;&quot;.description&quot;&quot; xml:space=&quot;&quot;preserve&quot;&quot;&gt; &lt;value&gt;&quot;&amp;[.B94]&amp;&quot;&lt;/value&gt; &lt;/data&gt;&quot;" office:value-type="string" office:string-value="  &lt;data name=&quot;Item mass change.description&quot; xml:space=&quot;preserve&quot;&gt; &lt;value&gt;Item mass change&lt;/value&gt; &lt;/data&gt;">
            <text:p><text:s text:c="2"/>&lt;data name="Item mass change.description" xml:space="preserve"&gt; &lt;value&gt;Item mass change&lt;/value&gt; &lt;/data&gt;</text:p>
          </table:table-cell>
          <table:table-cell table:style-name="ce12" table:formula="of:=&quot;  &lt;data name=&quot;&quot;&quot;&amp;[.A94]&amp;&quot;.description&quot;&quot; xml:space=&quot;&quot;preserve&quot;&quot;&gt; &lt;value&gt;&quot;&amp;[.C94]&amp;&quot;&lt;/value&gt; &lt;/data&gt;&quot;" office:value-type="string" office:string-value="  &lt;data name=&quot;Item mass change.description&quot; xml:space=&quot;preserve&quot;&gt; &lt;value&gt;商品更新&lt;/value&gt; &lt;/data&gt;">
            <text:p><text:s text:c="2"/>&lt;data name="Item mass change.description"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picture</text:p>
          </table:table-cell>
          <table:table-cell table:style-name="ce13" office:value-type="string">
            <text:p>商品照片</text:p>
          </table:table-cell>
          <table:table-cell table:style-name="ce11" table:formula="of:=&quot;  &lt;data name=&quot;&quot;&quot;&amp;[.A95]&amp;&quot;.title&quot;&quot; xml:space=&quot;&quot;preserve&quot;&quot;&gt; &lt;value&gt;&quot;&amp;[.B95]&amp;&quot;&lt;/value&gt; &lt;/data&gt;&quot;" office:value-type="string" office:string-value="  &lt;data name=&quot;Item picture.title&quot; xml:space=&quot;preserve&quot;&gt; &lt;value&gt;Item picture&lt;/value&gt; &lt;/data&gt;">
            <text:p><text:s text:c="2"/>&lt;data name="Item picture.title" xml:space="preserve"&gt; &lt;value&gt;Item picture&lt;/value&gt; &lt;/data&gt;</text:p>
          </table:table-cell>
          <table:table-cell table:style-name="ce11" table:formula="of:=&quot;  &lt;data name=&quot;&quot;&quot;&amp;[.A95]&amp;&quot;.title&quot;&quot; xml:space=&quot;&quot;preserve&quot;&quot;&gt; &lt;value&gt;&quot;&amp;[.C95]&amp;&quot;&lt;/value&gt; &lt;/data&gt;&quot;" office:value-type="string" office:string-value="  &lt;data name=&quot;Item picture.title&quot; xml:space=&quot;preserve&quot;&gt; &lt;value&gt;商品照片&lt;/value&gt; &lt;/data&gt;">
            <text:p><text:s text:c="2"/>&lt;data name="Item picture.title" xml:space="preserve"&gt; &lt;value&gt;商品照片&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picture</text:p>
          </table:table-cell>
          <table:table-cell table:style-name="ce12" office:value-type="string">
            <text:p>Load item picture</text:p>
          </table:table-cell>
          <table:table-cell table:style-name="ce15" office:value-type="string">
            <text:p>上传商品照片</text:p>
          </table:table-cell>
          <table:table-cell table:style-name="ce12" table:formula="of:=&quot;  &lt;data name=&quot;&quot;&quot;&amp;[.A96]&amp;&quot;.description&quot;&quot; xml:space=&quot;&quot;preserve&quot;&quot;&gt; &lt;value&gt;&quot;&amp;[.B96]&amp;&quot;&lt;/value&gt; &lt;/data&gt;&quot;" office:value-type="string" office:string-value="  &lt;data name=&quot;Item picture.description&quot; xml:space=&quot;preserve&quot;&gt; &lt;value&gt;Load item picture&lt;/value&gt; &lt;/data&gt;">
            <text:p><text:s text:c="2"/>&lt;data name="Item picture.description" xml:space="preserve"&gt; &lt;value&gt;Load item picture&lt;/value&gt; &lt;/data&gt;</text:p>
          </table:table-cell>
          <table:table-cell table:style-name="ce12" table:formula="of:=&quot;  &lt;data name=&quot;&quot;&quot;&amp;[.A96]&amp;&quot;.description&quot;&quot; xml:space=&quot;&quot;preserve&quot;&quot;&gt; &lt;value&gt;&quot;&amp;[.C96]&amp;&quot;&lt;/value&gt; &lt;/data&gt;&quot;" office:value-type="string" office:string-value="  &lt;data name=&quot;Item picture.description&quot; xml:space=&quot;preserve&quot;&gt; &lt;value&gt;上传商品照片&lt;/value&gt; &lt;/data&gt;">
            <text:p><text:s text:c="2"/>&lt;data name="Item picture.description" xml:space="preserve"&gt; &lt;value&gt;上传商品照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region</text:p>
          </table:table-cell>
          <table:table-cell table:style-name="ce16" office:value-type="string">
            <text:p>区域商品</text:p>
          </table:table-cell>
          <table:table-cell table:style-name="ce11" table:formula="of:=&quot;  &lt;data name=&quot;&quot;&quot;&amp;[.A97]&amp;&quot;.title&quot;&quot; xml:space=&quot;&quot;preserve&quot;&quot;&gt; &lt;value&gt;&quot;&amp;[.B97]&amp;&quot;&lt;/value&gt; &lt;/data&gt;&quot;" office:value-type="string" office:string-value="  &lt;data name=&quot;Item region.title&quot; xml:space=&quot;preserve&quot;&gt; &lt;value&gt;Item region&lt;/value&gt; &lt;/data&gt;">
            <text:p><text:s text:c="2"/>&lt;data name="Item region.title" xml:space="preserve"&gt; &lt;value&gt;Item region&lt;/value&gt; &lt;/data&gt;</text:p>
          </table:table-cell>
          <table:table-cell table:style-name="ce11" table:formula="of:=&quot;  &lt;data name=&quot;&quot;&quot;&amp;[.A97]&amp;&quot;.title&quot;&quot; xml:space=&quot;&quot;preserve&quot;&quot;&gt; &lt;value&gt;&quot;&amp;[.C97]&amp;&quot;&lt;/value&gt; &lt;/data&gt;&quot;" office:value-type="string" office:string-value="  &lt;data name=&quot;Item region.title&quot; xml:space=&quot;preserve&quot;&gt; &lt;value&gt;区域商品&lt;/value&gt; &lt;/data&gt;">
            <text:p><text:s text:c="2"/>&lt;data name="Item region.title" xml:space="preserve"&gt; &lt;value&gt;区域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region</text:p>
          </table:table-cell>
          <table:table-cell table:style-name="ce12" office:value-type="string">
            <text:p>Item for imported or factory item</text:p>
          </table:table-cell>
          <table:table-cell table:style-name="ce15" office:value-type="string">
            <text:p>进口或工厂自购商品</text:p>
          </table:table-cell>
          <table:table-cell table:style-name="ce12" table:formula="of:=&quot;  &lt;data name=&quot;&quot;&quot;&amp;[.A98]&amp;&quot;.description&quot;&quot; xml:space=&quot;&quot;preserve&quot;&quot;&gt; &lt;value&gt;&quot;&amp;[.B98]&amp;&quot;&lt;/value&gt; &lt;/data&gt;&quot;" office:value-type="string" office:string-value="  &lt;data name=&quot;Item region.description&quot; xml:space=&quot;preserve&quot;&gt; &lt;value&gt;Item for imported or factory item&lt;/value&gt; &lt;/data&gt;">
            <text:p><text:s text:c="2"/>&lt;data name="Item region.description" xml:space="preserve"&gt; &lt;value&gt;Item for imported or factory item&lt;/value&gt; &lt;/data&gt;</text:p>
          </table:table-cell>
          <table:table-cell table:style-name="ce12" table:formula="of:=&quot;  &lt;data name=&quot;&quot;&quot;&amp;[.A98]&amp;&quot;.description&quot;&quot; xml:space=&quot;&quot;preserve&quot;&quot;&gt; &lt;value&gt;&quot;&amp;[.C98]&amp;&quot;&lt;/value&gt; &lt;/data&gt;&quot;" office:value-type="string" office:string-value="  &lt;data name=&quot;Item region.description&quot; xml:space=&quot;preserve&quot;&gt; &lt;value&gt;进口或工厂自购商品&lt;/value&gt; &lt;/data&gt;">
            <text:p><text:s text:c="2"/>&lt;data name="Item region.description" xml:space="preserve"&gt; &lt;value&gt;进口或工厂自购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Item sort</text:p>
          </table:table-cell>
          <table:table-cell table:style-name="ce13" office:value-type="string">
            <text:p>商品号段</text:p>
          </table:table-cell>
          <table:table-cell table:style-name="ce11" table:formula="of:=&quot;  &lt;data name=&quot;&quot;&quot;&amp;[.A99]&amp;&quot;.title&quot;&quot; xml:space=&quot;&quot;preserve&quot;&quot;&gt; &lt;value&gt;&quot;&amp;[.B99]&amp;&quot;&lt;/value&gt; &lt;/data&gt;&quot;" office:value-type="string" office:string-value="  &lt;data name=&quot;Item sort.title&quot; xml:space=&quot;preserve&quot;&gt; &lt;value&gt;Item sort&lt;/value&gt; &lt;/data&gt;">
            <text:p><text:s text:c="2"/>&lt;data name="Item sort.title" xml:space="preserve"&gt; &lt;value&gt;Item sort&lt;/value&gt; &lt;/data&gt;</text:p>
          </table:table-cell>
          <table:table-cell table:style-name="ce11" table:formula="of:=&quot;  &lt;data name=&quot;&quot;&quot;&amp;[.A99]&amp;&quot;.title&quot;&quot; xml:space=&quot;&quot;preserve&quot;&quot;&gt; &lt;value&gt;&quot;&amp;[.C99]&amp;&quot;&lt;/value&gt; &lt;/data&gt;&quot;" office:value-type="string" office:string-value="  &lt;data name=&quot;Item sort.title&quot; xml:space=&quot;preserve&quot;&gt; &lt;value&gt;商品号段&lt;/value&gt; &lt;/data&gt;">
            <text:p><text:s text:c="2"/>&lt;data name="Item sort.title" xml:space="preserve"&gt; &lt;value&gt;商品号段&lt;/value&gt; &lt;/data&gt;</text:p>
          </table:table-cell>
          <table:table-cell table:style-name="ce6" office:value-type="string">
            <text:p><text:s/></text:p>
          </table:table-cell>
          <table:table-cell table:number-columns-repeated="250"/>
        </table:table-row>
        <table:table-row table:style-name="ro2">
          <table:table-cell table:style-name="ce12" office:value-type="string">
            <text:p>Item sort</text:p>
          </table:table-cell>
          <table:table-cell table:style-name="ce12" office:value-type="string">
            <text:p>Order items within subclass</text:p>
          </table:table-cell>
          <table:table-cell table:style-name="ce14" office:value-type="string">
            <text:p>建议商品号段在子大类里</text:p>
          </table:table-cell>
          <table:table-cell table:style-name="ce12" table:formula="of:=&quot;  &lt;data name=&quot;&quot;&quot;&amp;[.A100]&amp;&quot;.description&quot;&quot; xml:space=&quot;&quot;preserve&quot;&quot;&gt; &lt;value&gt;&quot;&amp;[.B100]&amp;&quot;&lt;/value&gt; &lt;/data&gt;&quot;" office:value-type="string" office:string-value="  &lt;data name=&quot;Item sort.description&quot; xml:space=&quot;preserve&quot;&gt; &lt;value&gt;Order items within subclass&lt;/value&gt; &lt;/data&gt;">
            <text:p><text:s text:c="2"/>&lt;data name="Item sort.description" xml:space="preserve"&gt; &lt;value&gt;Order items within subclass&lt;/value&gt; &lt;/data&gt;</text:p>
          </table:table-cell>
          <table:table-cell table:style-name="ce12" table:formula="of:=&quot;  &lt;data name=&quot;&quot;&quot;&amp;[.A100]&amp;&quot;.description&quot;&quot; xml:space=&quot;&quot;preserve&quot;&quot;&gt; &lt;value&gt;&quot;&amp;[.C100]&amp;&quot;&lt;/value&gt; &lt;/data&gt;&quot;" office:value-type="string" office:string-value="  &lt;data name=&quot;Item sort.description&quot; xml:space=&quot;preserve&quot;&gt; &lt;value&gt;建议商品号段在子大类里&lt;/value&gt; &lt;/data&gt;">
            <text:p><text:s text:c="2"/>&lt;data name="Item sort.description" xml:space="preserve"&gt; &lt;value&gt;建议商品号段在子大类里&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text:p>
          </table:table-cell>
          <table:table-cell table:style-name="ce13" office:value-type="string">
            <text:p>人工费</text:p>
          </table:table-cell>
          <table:table-cell table:style-name="ce11" table:formula="of:=&quot;  &lt;data name=&quot;&quot;&quot;&amp;[.A101]&amp;&quot;.title&quot;&quot; xml:space=&quot;&quot;preserve&quot;&quot;&gt; &lt;value&gt;&quot;&amp;[.B101]&amp;&quot;&lt;/value&gt; &lt;/data&gt;&quot;" office:value-type="string" office:string-value="  &lt;data name=&quot;Labor.title&quot; xml:space=&quot;preserve&quot;&gt; &lt;value&gt;Labor&lt;/value&gt; &lt;/data&gt;">
            <text:p><text:s text:c="2"/>&lt;data name="Labor.title" xml:space="preserve"&gt; &lt;value&gt;Labor&lt;/value&gt; &lt;/data&gt;</text:p>
          </table:table-cell>
          <table:table-cell table:style-name="ce11" table:formula="of:=&quot;  &lt;data name=&quot;&quot;&quot;&amp;[.A101]&amp;&quot;.title&quot;&quot; xml:space=&quot;&quot;preserve&quot;&quot;&gt; &lt;value&gt;&quot;&amp;[.C101]&amp;&quot;&lt;/value&gt; &lt;/data&gt;&quot;" office:value-type="string" office:string-value="  &lt;data name=&quot;Labor.title&quot; xml:space=&quot;preserve&quot;&gt; &lt;value&gt;人工费&lt;/value&gt; &lt;/data&gt;">
            <text:p><text:s text:c="2"/>&lt;data name="Labor.title" xml:space="preserve"&gt; &lt;value&gt;人工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text:p>
          </table:table-cell>
          <table:table-cell table:style-name="ce12" office:value-type="string">
            <text:p>View, edit labor for the selected project</text:p>
          </table:table-cell>
          <table:table-cell table:style-name="ce14" office:value-type="string">
            <text:p>查看<text:span text:style-name="T2">,</text:span><text:span text:style-name="T3">更改项目的人工项 </text:span><text:span text:style-name="T2">(</text:span><text:span text:style-name="T3">需先选择项目</text:span><text:span text:style-name="T2">)</text:span></text:p>
          </table:table-cell>
          <table:table-cell table:style-name="ce12" table:formula="of:=&quot;  &lt;data name=&quot;&quot;&quot;&amp;[.A102]&amp;&quot;.description&quot;&quot; xml:space=&quot;&quot;preserve&quot;&quot;&gt; &lt;value&gt;&quot;&amp;[.B102]&amp;&quot;&lt;/value&gt; &lt;/data&gt;&quot;" office:value-type="string" office:string-value="  &lt;data name=&quot;Labor.description&quot; xml:space=&quot;preserve&quot;&gt; &lt;value&gt;View, edit labor for the selected project&lt;/value&gt; &lt;/data&gt;">
            <text:p><text:s text:c="2"/>&lt;data name="Labor.description" xml:space="preserve"&gt; &lt;value&gt;View, edit labor for the selected project&lt;/value&gt; &lt;/data&gt;</text:p>
          </table:table-cell>
          <table:table-cell table:style-name="ce12" table:formula="of:=&quot;  &lt;data name=&quot;&quot;&quot;&amp;[.A102]&amp;&quot;.description&quot;&quot; xml:space=&quot;&quot;preserve&quot;&quot;&gt; &lt;value&gt;&quot;&amp;[.C102]&amp;&quot;&lt;/value&gt; &lt;/data&gt;&quot;" office:value-type="string" office:string-value="  &lt;data name=&quot;Labor.description&quot; xml:space=&quot;preserve&quot;&gt; &lt;value&gt;查看,更改项目的人工项 (需先选择项目)&lt;/value&gt; &lt;/data&gt;">
            <text:p><text:s text:c="2"/>&lt;data name="Labor.description" xml:space="preserve"&gt; &lt;value&gt;查看,更改项目的人工项 (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abor category</text:p>
          </table:table-cell>
          <table:table-cell table:style-name="ce13" office:value-type="string">
            <text:p>人工大类</text:p>
          </table:table-cell>
          <table:table-cell table:style-name="ce11" table:formula="of:=&quot;  &lt;data name=&quot;&quot;&quot;&amp;[.A103]&amp;&quot;.title&quot;&quot; xml:space=&quot;&quot;preserve&quot;&quot;&gt; &lt;value&gt;&quot;&amp;[.B103]&amp;&quot;&lt;/value&gt; &lt;/data&gt;&quot;" office:value-type="string" office:string-value="  &lt;data name=&quot;Labor category.title&quot; xml:space=&quot;preserve&quot;&gt; &lt;value&gt;Labor category&lt;/value&gt; &lt;/data&gt;">
            <text:p><text:s text:c="2"/>&lt;data name="Labor category.title" xml:space="preserve"&gt; &lt;value&gt;Labor category&lt;/value&gt; &lt;/data&gt;</text:p>
          </table:table-cell>
          <table:table-cell table:style-name="ce11" table:formula="of:=&quot;  &lt;data name=&quot;&quot;&quot;&amp;[.A103]&amp;&quot;.title&quot;&quot; xml:space=&quot;&quot;preserve&quot;&quot;&gt; &lt;value&gt;&quot;&amp;[.C103]&amp;&quot;&lt;/value&gt; &lt;/data&gt;&quot;" office:value-type="string" office:string-value="  &lt;data name=&quot;Labor category.title&quot; xml:space=&quot;preserve&quot;&gt; &lt;value&gt;人工大类&lt;/value&gt; &lt;/data&gt;">
            <text:p><text:s text:c="2"/>&lt;data name="Labor category.title" xml:space="preserve"&gt; &lt;value&gt;人工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Labor category</text:p>
          </table:table-cell>
          <table:table-cell table:style-name="ce12" office:value-type="string">
            <text:p>View, edit labor category for DC project</text:p>
          </table:table-cell>
          <table:table-cell table:style-name="ce15" office:value-type="string">
            <text:p>查看<text:span text:style-name="T4">/</text:span><text:span text:style-name="T5">修改</text:span><text:span text:style-name="T4">DC</text:span><text:span text:style-name="T5">项目的人工大类</text:span></text:p>
          </table:table-cell>
          <table:table-cell table:style-name="ce12" table:formula="of:=&quot;  &lt;data name=&quot;&quot;&quot;&amp;[.A104]&amp;&quot;.description&quot;&quot; xml:space=&quot;&quot;preserve&quot;&quot;&gt; &lt;value&gt;&quot;&amp;[.B104]&amp;&quot;&lt;/value&gt; &lt;/data&gt;&quot;" office:value-type="string" office:string-value="  &lt;data name=&quot;Labor category.description&quot; xml:space=&quot;preserve&quot;&gt; &lt;value&gt;View, edit labor category for DC project&lt;/value&gt; &lt;/data&gt;">
            <text:p><text:s text:c="2"/>&lt;data name="Labor category.description" xml:space="preserve"&gt; &lt;value&gt;View, edit labor category for DC project&lt;/value&gt; &lt;/data&gt;</text:p>
          </table:table-cell>
          <table:table-cell table:style-name="ce12" table:formula="of:=&quot;  &lt;data name=&quot;&quot;&quot;&amp;[.A104]&amp;&quot;.description&quot;&quot; xml:space=&quot;&quot;preserve&quot;&quot;&gt; &lt;value&gt;&quot;&amp;[.C104]&amp;&quot;&lt;/value&gt; &lt;/data&gt;&quot;" office:value-type="string" office:string-value="  &lt;data name=&quot;Labor category.description&quot; xml:space=&quot;preserve&quot;&gt; &lt;value&gt;查看/修改DC项目的人工大类&lt;/value&gt; &lt;/data&gt;">
            <text:p><text:s text:c="2"/>&lt;data name="Labor category.description" xml:space="preserve"&gt; &lt;value&gt;查看/修改DC项目的人工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ead time</text:p>
          </table:table-cell>
          <table:table-cell table:style-name="ce13" office:value-type="string">
            <text:p>送货时间</text:p>
          </table:table-cell>
          <table:table-cell table:style-name="ce11" table:formula="of:=&quot;  &lt;data name=&quot;&quot;&quot;&amp;[.A105]&amp;&quot;.title&quot;&quot; xml:space=&quot;&quot;preserve&quot;&quot;&gt; &lt;value&gt;&quot;&amp;[.B105]&amp;&quot;&lt;/value&gt; &lt;/data&gt;&quot;" office:value-type="string" office:string-value="  &lt;data name=&quot;Lead time.title&quot; xml:space=&quot;preserve&quot;&gt; &lt;value&gt;Lead time&lt;/value&gt; &lt;/data&gt;">
            <text:p><text:s text:c="2"/>&lt;data name="Lead time.title" xml:space="preserve"&gt; &lt;value&gt;Lead time&lt;/value&gt; &lt;/data&gt;</text:p>
          </table:table-cell>
          <table:table-cell table:style-name="ce11" table:formula="of:=&quot;  &lt;data name=&quot;&quot;&quot;&amp;[.A105]&amp;&quot;.title&quot;&quot; xml:space=&quot;&quot;preserve&quot;&quot;&gt; &lt;value&gt;&quot;&amp;[.C105]&amp;&quot;&lt;/value&gt; &lt;/data&gt;&quot;" office:value-type="string" office:string-value="  &lt;data name=&quot;Lead time.title&quot; xml:space=&quot;preserve&quot;&gt; &lt;value&gt;送货时间&lt;/value&gt; &lt;/data&gt;">
            <text:p><text:s text:c="2"/>&lt;data name="Lead time.title" xml:space="preserve"&gt; &lt;value&gt;送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Lead time</text:p>
          </table:table-cell>
          <table:table-cell table:style-name="ce12" office:value-type="string">
            <text:p>View lead time for supplier delivering on order items for the selected project</text:p>
          </table:table-cell>
          <table:table-cell table:style-name="ce14" office:value-type="string">
            <text:p>查看特单产品的送货时间</text:p>
          </table:table-cell>
          <table:table-cell table:style-name="ce12" table:formula="of:=&quot;  &lt;data name=&quot;&quot;&quot;&amp;[.A106]&amp;&quot;.description&quot;&quot; xml:space=&quot;&quot;preserve&quot;&quot;&gt; &lt;value&gt;&quot;&amp;[.B106]&amp;&quot;&lt;/value&gt; &lt;/data&gt;&quot;" office:value-type="string" office:string-value="  &lt;data name=&quot;Lead time.description&quot; xml:space=&quot;preserve&quot;&gt; &lt;value&gt;View lead time for supplier delivering on order items for the selected project&lt;/value&gt; &lt;/data&gt;">
            <text:p><text:s text:c="2"/>&lt;data name="Lead time.description" xml:space="preserve"&gt; &lt;value&gt;View lead time for supplier delivering on order items for the selected project&lt;/value&gt; &lt;/data&gt;</text:p>
          </table:table-cell>
          <table:table-cell table:style-name="ce12" table:formula="of:=&quot;  &lt;data name=&quot;&quot;&quot;&amp;[.A106]&amp;&quot;.description&quot;&quot; xml:space=&quot;&quot;preserve&quot;&quot;&gt; &lt;value&gt;&quot;&amp;[.C106]&amp;&quot;&lt;/value&gt; &lt;/data&gt;&quot;" office:value-type="string" office:string-value="  &lt;data name=&quot;Lead time.description&quot; xml:space=&quot;preserve&quot;&gt; &lt;value&gt;查看特单产品的送货时间&lt;/value&gt; &lt;/data&gt;">
            <text:p><text:s text:c="2"/>&lt;data name="Lead time.description" xml:space="preserve"&gt; &lt;value&gt;查看特单产品的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Log off</text:p>
          </table:table-cell>
          <table:table-cell table:style-name="ce13" office:value-type="string">
            <text:p>注销</text:p>
          </table:table-cell>
          <table:table-cell table:style-name="ce11" table:formula="of:=&quot;  &lt;data name=&quot;&quot;&quot;&amp;[.A107]&amp;&quot;.title&quot;&quot; xml:space=&quot;&quot;preserve&quot;&quot;&gt; &lt;value&gt;&quot;&amp;[.B107]&amp;&quot;&lt;/value&gt; &lt;/data&gt;&quot;" office:value-type="string" office:string-value="  &lt;data name=&quot;Log off.title&quot; xml:space=&quot;preserve&quot;&gt; &lt;value&gt;Log off&lt;/value&gt; &lt;/data&gt;">
            <text:p><text:s text:c="2"/>&lt;data name="Log off.title" xml:space="preserve"&gt; &lt;value&gt;Log off&lt;/value&gt; &lt;/data&gt;</text:p>
          </table:table-cell>
          <table:table-cell table:style-name="ce11" table:formula="of:=&quot;  &lt;data name=&quot;&quot;&quot;&amp;[.A107]&amp;&quot;.title&quot;&quot; xml:space=&quot;&quot;preserve&quot;&quot;&gt; &lt;value&gt;&quot;&amp;[.C107]&amp;&quot;&lt;/value&gt; &lt;/data&gt;&quot;" office:value-type="string" office:string-value="  &lt;data name=&quot;Log off.title&quot; xml:space=&quot;preserve&quot;&gt; &lt;value&gt;注销&lt;/value&gt; &lt;/data&gt;">
            <text:p><text:s text:c="2"/>&lt;data name="Log off.title" xml:space="preserve"&gt; &lt;value&gt;注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Log off</text:p>
          </table:table-cell>
          <table:table-cell table:style-name="ce12" office:value-type="string">
            <text:p>Log off current user</text:p>
          </table:table-cell>
          <table:table-cell table:style-name="ce14" office:value-type="string">
            <text:p>注销现在的用户</text:p>
          </table:table-cell>
          <table:table-cell table:style-name="ce12" table:formula="of:=&quot;  &lt;data name=&quot;&quot;&quot;&amp;[.A108]&amp;&quot;.description&quot;&quot; xml:space=&quot;&quot;preserve&quot;&quot;&gt; &lt;value&gt;&quot;&amp;[.B108]&amp;&quot;&lt;/value&gt; &lt;/data&gt;&quot;" office:value-type="string" office:string-value="  &lt;data name=&quot;Log off.description&quot; xml:space=&quot;preserve&quot;&gt; &lt;value&gt;Log off current user&lt;/value&gt; &lt;/data&gt;">
            <text:p><text:s text:c="2"/>&lt;data name="Log off.description" xml:space="preserve"&gt; &lt;value&gt;Log off current user&lt;/value&gt; &lt;/data&gt;</text:p>
          </table:table-cell>
          <table:table-cell table:style-name="ce12" table:formula="of:=&quot;  &lt;data name=&quot;&quot;&quot;&amp;[.A108]&amp;&quot;.description&quot;&quot; xml:space=&quot;&quot;preserve&quot;&quot;&gt; &lt;value&gt;&quot;&amp;[.C108]&amp;&quot;&lt;/value&gt; &lt;/data&gt;&quot;" office:value-type="string" office:string-value="  &lt;data name=&quot;Log off.description&quot; xml:space=&quot;preserve&quot;&gt; &lt;value&gt;注销现在的用户&lt;/value&gt; &lt;/data&gt;">
            <text:p><text:s text:c="2"/>&lt;data name="Log off.description" xml:space="preserve"&gt; &lt;value&gt;注销现在的用户&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text:p>
          </table:table-cell>
          <table:table-cell table:style-name="ce13" office:value-type="string">
            <text:p>材料</text:p>
          </table:table-cell>
          <table:table-cell table:style-name="ce11" table:formula="of:=&quot;  &lt;data name=&quot;&quot;&quot;&amp;[.A109]&amp;&quot;.title&quot;&quot; xml:space=&quot;&quot;preserve&quot;&quot;&gt; &lt;value&gt;&quot;&amp;[.B109]&amp;&quot;&lt;/value&gt; &lt;/data&gt;&quot;" office:value-type="string" office:string-value="  &lt;data name=&quot;Material.title&quot; xml:space=&quot;preserve&quot;&gt; &lt;value&gt;Material&lt;/value&gt; &lt;/data&gt;">
            <text:p><text:s text:c="2"/>&lt;data name="Material.title" xml:space="preserve"&gt; &lt;value&gt;Material&lt;/value&gt; &lt;/data&gt;</text:p>
          </table:table-cell>
          <table:table-cell table:style-name="ce11" table:formula="of:=&quot;  &lt;data name=&quot;&quot;&quot;&amp;[.A109]&amp;&quot;.title&quot;&quot; xml:space=&quot;&quot;preserve&quot;&quot;&gt; &lt;value&gt;&quot;&amp;[.C109]&amp;&quot;&lt;/value&gt; &lt;/data&gt;&quot;" office:value-type="string" office:string-value="  &lt;data name=&quot;Material.title&quot; xml:space=&quot;preserve&quot;&gt; &lt;value&gt;材料&lt;/value&gt; &lt;/data&gt;">
            <text:p><text:s text:c="2"/>&lt;data name="Material.title" xml:space="preserve"&gt; &lt;value&gt;材料&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text:p>
          </table:table-cell>
          <table:table-cell table:style-name="ce12" office:value-type="string">
            <text:p>View, edit material for the selected project</text:p>
          </table:table-cell>
          <table:table-cell table:style-name="ce14" office:value-type="string">
            <text:p>查看<text:span text:style-name="T2">, </text:span><text:span text:style-name="T3">更改项目的材料厂</text:span><text:span text:style-name="T2">(</text:span><text:span text:style-name="T3">需先选择项目</text:span><text:span text:style-name="T2">)</text:span></text:p>
          </table:table-cell>
          <table:table-cell table:style-name="ce12" table:formula="of:=&quot;  &lt;data name=&quot;&quot;&quot;&amp;[.A110]&amp;&quot;.description&quot;&quot; xml:space=&quot;&quot;preserve&quot;&quot;&gt; &lt;value&gt;&quot;&amp;[.B110]&amp;&quot;&lt;/value&gt; &lt;/data&gt;&quot;" office:value-type="string" office:string-value="  &lt;data name=&quot;Material.description&quot; xml:space=&quot;preserve&quot;&gt; &lt;value&gt;View, edit material for the selected project&lt;/value&gt; &lt;/data&gt;">
            <text:p><text:s text:c="2"/>&lt;data name="Material.description" xml:space="preserve"&gt; &lt;value&gt;View, edit material for the selected project&lt;/value&gt; &lt;/data&gt;</text:p>
          </table:table-cell>
          <table:table-cell table:style-name="ce12" table:formula="of:=&quot;  &lt;data name=&quot;&quot;&quot;&amp;[.A110]&amp;&quot;.description&quot;&quot; xml:space=&quot;&quot;preserve&quot;&quot;&gt; &lt;value&gt;&quot;&amp;[.C110]&amp;&quot;&lt;/value&gt; &lt;/data&gt;&quot;" office:value-type="string" office:string-value="  &lt;data name=&quot;Material.description&quot; xml:space=&quot;preserve&quot;&gt; &lt;value&gt;查看, 更改项目的材料厂(需先选择项目)&lt;/value&gt; &lt;/data&gt;">
            <text:p><text:s text:c="2"/>&lt;data name="Material.description" xml:space="preserve"&gt; &lt;value&gt;查看, 更改项目的材料厂(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category</text:p>
          </table:table-cell>
          <table:table-cell table:style-name="ce13" office:value-type="string">
            <text:p>材料大类</text:p>
          </table:table-cell>
          <table:table-cell table:style-name="ce11" table:formula="of:=&quot;  &lt;data name=&quot;&quot;&quot;&amp;[.A111]&amp;&quot;.title&quot;&quot; xml:space=&quot;&quot;preserve&quot;&quot;&gt; &lt;value&gt;&quot;&amp;[.B111]&amp;&quot;&lt;/value&gt; &lt;/data&gt;&quot;" office:value-type="string" office:string-value="  &lt;data name=&quot;Material category.title&quot; xml:space=&quot;preserve&quot;&gt; &lt;value&gt;Material category&lt;/value&gt; &lt;/data&gt;">
            <text:p><text:s text:c="2"/>&lt;data name="Material category.title" xml:space="preserve"&gt; &lt;value&gt;Material category&lt;/value&gt; &lt;/data&gt;</text:p>
          </table:table-cell>
          <table:table-cell table:style-name="ce11" table:formula="of:=&quot;  &lt;data name=&quot;&quot;&quot;&amp;[.A111]&amp;&quot;.title&quot;&quot; xml:space=&quot;&quot;preserve&quot;&quot;&gt; &lt;value&gt;&quot;&amp;[.C111]&amp;&quot;&lt;/value&gt; &lt;/data&gt;&quot;" office:value-type="string" office:string-value="  &lt;data name=&quot;Material category.title&quot; xml:space=&quot;preserve&quot;&gt; &lt;value&gt;材料大类&lt;/value&gt; &lt;/data&gt;">
            <text:p><text:s text:c="2"/>&lt;data name="Material category.title" xml:space="preserve"&gt; &lt;value&gt;材料大类&lt;/value&gt; &lt;/data&gt;</text:p>
          </table:table-cell>
          <table:table-cell table:style-name="ce6" office:value-type="string">
            <text:p><text:s/></text:p>
          </table:table-cell>
          <table:table-cell table:number-columns-repeated="250"/>
        </table:table-row>
        <table:table-row table:style-name="ro2">
          <table:table-cell table:style-name="ce12" office:value-type="string">
            <text:p>Material category</text:p>
          </table:table-cell>
          <table:table-cell table:style-name="ce12" office:value-type="string">
            <text:p>Manage material category for DC project</text:p>
          </table:table-cell>
          <table:table-cell table:style-name="ce14" office:value-type="string">
            <text:p>管理装潢项目的材料大类</text:p>
          </table:table-cell>
          <table:table-cell table:style-name="ce12" table:formula="of:=&quot;  &lt;data name=&quot;&quot;&quot;&amp;[.A112]&amp;&quot;.description&quot;&quot; xml:space=&quot;&quot;preserve&quot;&quot;&gt; &lt;value&gt;&quot;&amp;[.B112]&amp;&quot;&lt;/value&gt; &lt;/data&gt;&quot;" office:value-type="string" office:string-value="  &lt;data name=&quot;Material category.description&quot; xml:space=&quot;preserve&quot;&gt; &lt;value&gt;Manage material category for DC project&lt;/value&gt; &lt;/data&gt;">
            <text:p><text:s text:c="2"/>&lt;data name="Material category.description" xml:space="preserve"&gt; &lt;value&gt;Manage material category for DC project&lt;/value&gt; &lt;/data&gt;</text:p>
          </table:table-cell>
          <table:table-cell table:style-name="ce12" table:formula="of:=&quot;  &lt;data name=&quot;&quot;&quot;&amp;[.A112]&amp;&quot;.description&quot;&quot; xml:space=&quot;&quot;preserve&quot;&quot;&gt; &lt;value&gt;&quot;&amp;[.C112]&amp;&quot;&lt;/value&gt; &lt;/data&gt;&quot;" office:value-type="string" office:string-value="  &lt;data name=&quot;Material category.description&quot; xml:space=&quot;preserve&quot;&gt; &lt;value&gt;管理装潢项目的材料大类&lt;/value&gt; &lt;/data&gt;">
            <text:p><text:s text:c="2"/>&lt;data name="Material category.description" xml:space="preserve"&gt; &lt;value&gt;管理装潢项目的材料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order</text:p>
          </table:table-cell>
          <table:table-cell table:style-name="ce16" office:value-type="string">
            <text:p>订单修改</text:p>
          </table:table-cell>
          <table:table-cell table:style-name="ce11" table:formula="of:=&quot;  &lt;data name=&quot;&quot;&quot;&amp;[.A113]&amp;&quot;.title&quot;&quot; xml:space=&quot;&quot;preserve&quot;&quot;&gt; &lt;value&gt;&quot;&amp;[.B113]&amp;&quot;&lt;/value&gt; &lt;/data&gt;&quot;" office:value-type="string" office:string-value="  &lt;data name=&quot;Material order.title&quot; xml:space=&quot;preserve&quot;&gt; &lt;value&gt;Material order&lt;/value&gt; &lt;/data&gt;">
            <text:p><text:s text:c="2"/>&lt;data name="Material order.title" xml:space="preserve"&gt; &lt;value&gt;Material order&lt;/value&gt; &lt;/data&gt;</text:p>
          </table:table-cell>
          <table:table-cell table:style-name="ce11" table:formula="of:=&quot;  &lt;data name=&quot;&quot;&quot;&amp;[.A113]&amp;&quot;.title&quot;&quot; xml:space=&quot;&quot;preserve&quot;&quot;&gt; &lt;value&gt;&quot;&amp;[.C113]&amp;&quot;&lt;/value&gt; &lt;/data&gt;&quot;" office:value-type="string" office:string-value="  &lt;data name=&quot;Material order.title&quot; xml:space=&quot;preserve&quot;&gt; &lt;value&gt;订单修改&lt;/value&gt; &lt;/data&gt;">
            <text:p><text:s text:c="2"/>&lt;data name="Material order.title" xml:space="preserve"&gt; &lt;value&gt;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order</text:p>
          </table:table-cell>
          <table:table-cell table:style-name="ce15" office:value-type="string">
            <text:p>材料订单修改</text:p>
          </table:table-cell>
          <table:table-cell table:style-name="ce12" table:formula="of:=&quot;  &lt;data name=&quot;&quot;&quot;&amp;[.A114]&amp;&quot;.description&quot;&quot; xml:space=&quot;&quot;preserve&quot;&quot;&gt; &lt;value&gt;&quot;&amp;[.B114]&amp;&quot;&lt;/value&gt; &lt;/data&gt;&quot;" office:value-type="string" office:string-value="  &lt;data name=&quot;Material order.description&quot; xml:space=&quot;preserve&quot;&gt; &lt;value&gt;Material order&lt;/value&gt; &lt;/data&gt;">
            <text:p><text:s text:c="2"/>&lt;data name="Material order.description" xml:space="preserve"&gt; &lt;value&gt;Material order&lt;/value&gt; &lt;/data&gt;</text:p>
          </table:table-cell>
          <table:table-cell table:style-name="ce12" table:formula="of:=&quot;  &lt;data name=&quot;&quot;&quot;&amp;[.A114]&amp;&quot;.description&quot;&quot; xml:space=&quot;&quot;preserve&quot;&quot;&gt; &lt;value&gt;&quot;&amp;[.C114]&amp;&quot;&lt;/value&gt; &lt;/data&gt;&quot;" office:value-type="string" office:string-value="  &lt;data name=&quot;Material order.description&quot; xml:space=&quot;preserve&quot;&gt; &lt;value&gt;材料订单修改&lt;/value&gt; &lt;/data&gt;">
            <text:p><text:s text:c="2"/>&lt;data name="Material order.description" xml:space="preserve"&gt; &lt;value&gt;材料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pickup</text:p>
          </table:table-cell>
          <table:table-cell table:style-name="ce16" office:value-type="string">
            <text:p>材料选购</text:p>
          </table:table-cell>
          <table:table-cell table:style-name="ce11" table:formula="of:=&quot;  &lt;data name=&quot;&quot;&quot;&amp;[.A115]&amp;&quot;.title&quot;&quot; xml:space=&quot;&quot;preserve&quot;&quot;&gt; &lt;value&gt;&quot;&amp;[.B115]&amp;&quot;&lt;/value&gt; &lt;/data&gt;&quot;" office:value-type="string" office:string-value="  &lt;data name=&quot;Material pickup.title&quot; xml:space=&quot;preserve&quot;&gt; &lt;value&gt;Material pickup&lt;/value&gt; &lt;/data&gt;">
            <text:p><text:s text:c="2"/>&lt;data name="Material pickup.title" xml:space="preserve"&gt; &lt;value&gt;Material pickup&lt;/value&gt; &lt;/data&gt;</text:p>
          </table:table-cell>
          <table:table-cell table:style-name="ce11" table:formula="of:=&quot;  &lt;data name=&quot;&quot;&quot;&amp;[.A115]&amp;&quot;.title&quot;&quot; xml:space=&quot;&quot;preserve&quot;&quot;&gt; &lt;value&gt;&quot;&amp;[.C115]&amp;&quot;&lt;/value&gt; &lt;/data&gt;&quot;" office:value-type="string" office:string-value="  &lt;data name=&quot;Material pickup.title&quot; xml:space=&quot;preserve&quot;&gt; &lt;value&gt;材料选购&lt;/value&gt; &lt;/data&gt;">
            <text:p><text:s text:c="2"/>&lt;data name="Material pickup.title"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pickup</text:p>
          </table:table-cell>
          <table:table-cell table:style-name="ce15" office:value-type="string">
            <text:p>材料选购</text:p>
          </table:table-cell>
          <table:table-cell table:style-name="ce12" table:formula="of:=&quot;  &lt;data name=&quot;&quot;&quot;&amp;[.A116]&amp;&quot;.description&quot;&quot; xml:space=&quot;&quot;preserve&quot;&quot;&gt; &lt;value&gt;&quot;&amp;[.B116]&amp;&quot;&lt;/value&gt; &lt;/data&gt;&quot;" office:value-type="string" office:string-value="  &lt;data name=&quot;Material pickup.description&quot; xml:space=&quot;preserve&quot;&gt; &lt;value&gt;Material pickup&lt;/value&gt; &lt;/data&gt;">
            <text:p><text:s text:c="2"/>&lt;data name="Material pickup.description" xml:space="preserve"&gt; &lt;value&gt;Material pickup&lt;/value&gt; &lt;/data&gt;</text:p>
          </table:table-cell>
          <table:table-cell table:style-name="ce12" table:formula="of:=&quot;  &lt;data name=&quot;&quot;&quot;&amp;[.A116]&amp;&quot;.description&quot;&quot; xml:space=&quot;&quot;preserve&quot;&quot;&gt; &lt;value&gt;&quot;&amp;[.C116]&amp;&quot;&lt;/value&gt; &lt;/data&gt;&quot;" office:value-type="string" office:string-value="  &lt;data name=&quot;Material pickup.description&quot; xml:space=&quot;preserve&quot;&gt; &lt;value&gt;材料选购&lt;/value&gt; &lt;/data&gt;">
            <text:p><text:s text:c="2"/>&lt;data name="Material pickup.description"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aterial return</text:p>
          </table:table-cell>
          <table:table-cell table:style-name="ce13" office:value-type="string">
            <text:p>材料退货</text:p>
          </table:table-cell>
          <table:table-cell table:style-name="ce11" table:formula="of:=&quot;  &lt;data name=&quot;&quot;&quot;&amp;[.A117]&amp;&quot;.title&quot;&quot; xml:space=&quot;&quot;preserve&quot;&quot;&gt; &lt;value&gt;&quot;&amp;[.B117]&amp;&quot;&lt;/value&gt; &lt;/data&gt;&quot;" office:value-type="string" office:string-value="  &lt;data name=&quot;Material return.title&quot; xml:space=&quot;preserve&quot;&gt; &lt;value&gt;Material return&lt;/value&gt; &lt;/data&gt;">
            <text:p><text:s text:c="2"/>&lt;data name="Material return.title" xml:space="preserve"&gt; &lt;value&gt;Material return&lt;/value&gt; &lt;/data&gt;</text:p>
          </table:table-cell>
          <table:table-cell table:style-name="ce11" table:formula="of:=&quot;  &lt;data name=&quot;&quot;&quot;&amp;[.A117]&amp;&quot;.title&quot;&quot; xml:space=&quot;&quot;preserve&quot;&quot;&gt; &lt;value&gt;&quot;&amp;[.C117]&amp;&quot;&lt;/value&gt; &lt;/data&gt;&quot;" office:value-type="string" office:string-value="  &lt;data name=&quot;Material return.title&quot; xml:space=&quot;preserve&quot;&gt; &lt;value&gt;材料退货&lt;/value&gt; &lt;/data&gt;">
            <text:p><text:s text:c="2"/>&lt;data name="Material return.title"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aterial return</text:p>
          </table:table-cell>
          <table:table-cell table:style-name="ce15" office:value-type="string">
            <text:p>材料退货</text:p>
          </table:table-cell>
          <table:table-cell table:style-name="ce12" table:formula="of:=&quot;  &lt;data name=&quot;&quot;&quot;&amp;[.A118]&amp;&quot;.description&quot;&quot; xml:space=&quot;&quot;preserve&quot;&quot;&gt; &lt;value&gt;&quot;&amp;[.B118]&amp;&quot;&lt;/value&gt; &lt;/data&gt;&quot;" office:value-type="string" office:string-value="  &lt;data name=&quot;Material return.description&quot; xml:space=&quot;preserve&quot;&gt; &lt;value&gt;Material return&lt;/value&gt; &lt;/data&gt;">
            <text:p><text:s text:c="2"/>&lt;data name="Material return.description" xml:space="preserve"&gt; &lt;value&gt;Material return&lt;/value&gt; &lt;/data&gt;</text:p>
          </table:table-cell>
          <table:table-cell table:style-name="ce12" table:formula="of:=&quot;  &lt;data name=&quot;&quot;&quot;&amp;[.A118]&amp;&quot;.description&quot;&quot; xml:space=&quot;&quot;preserve&quot;&quot;&gt; &lt;value&gt;&quot;&amp;[.C118]&amp;&quot;&lt;/value&gt; &lt;/data&gt;&quot;" office:value-type="string" office:string-value="  &lt;data name=&quot;Material return.description&quot; xml:space=&quot;preserve&quot;&gt; &lt;value&gt;材料退货&lt;/value&gt; &lt;/data&gt;">
            <text:p><text:s text:c="2"/>&lt;data name="Material return.description"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Measurement</text:p>
          </table:table-cell>
          <table:table-cell table:style-name="ce13" office:value-type="string">
            <text:p>量房</text:p>
          </table:table-cell>
          <table:table-cell table:style-name="ce11" table:formula="of:=&quot;  &lt;data name=&quot;&quot;&quot;&amp;[.A119]&amp;&quot;.title&quot;&quot; xml:space=&quot;&quot;preserve&quot;&quot;&gt; &lt;value&gt;&quot;&amp;[.B119]&amp;&quot;&lt;/value&gt; &lt;/data&gt;&quot;" office:value-type="string" office:string-value="  &lt;data name=&quot;Measurement.title&quot; xml:space=&quot;preserve&quot;&gt; &lt;value&gt;Measurement&lt;/value&gt; &lt;/data&gt;">
            <text:p><text:s text:c="2"/>&lt;data name="Measurement.title" xml:space="preserve"&gt; &lt;value&gt;Measurement&lt;/value&gt; &lt;/data&gt;</text:p>
          </table:table-cell>
          <table:table-cell table:style-name="ce11" table:formula="of:=&quot;  &lt;data name=&quot;&quot;&quot;&amp;[.A119]&amp;&quot;.title&quot;&quot; xml:space=&quot;&quot;preserve&quot;&quot;&gt; &lt;value&gt;&quot;&amp;[.C119]&amp;&quot;&lt;/value&gt; &lt;/data&gt;&quot;" office:value-type="string" office:string-value="  &lt;data name=&quot;Measurement.title&quot; xml:space=&quot;preserve&quot;&gt; &lt;value&gt;量房&lt;/value&gt; &lt;/data&gt;">
            <text:p><text:s text:c="2"/>&lt;data name="Measurement.title" xml:space="preserve"&gt; &lt;value&gt;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Measurement</text:p>
          </table:table-cell>
          <table:table-cell table:style-name="ce14" office:value-type="string">
            <text:p>查看量房</text:p>
          </table:table-cell>
          <table:table-cell table:style-name="ce12" table:formula="of:=&quot;  &lt;data name=&quot;&quot;&quot;&amp;[.A120]&amp;&quot;.description&quot;&quot; xml:space=&quot;&quot;preserve&quot;&quot;&gt; &lt;value&gt;&quot;&amp;[.B120]&amp;&quot;&lt;/value&gt; &lt;/data&gt;&quot;" office:value-type="string" office:string-value="  &lt;data name=&quot;Measurement.description&quot; xml:space=&quot;preserve&quot;&gt; &lt;value&gt;Measurement&lt;/value&gt; &lt;/data&gt;">
            <text:p><text:s text:c="2"/>&lt;data name="Measurement.description" xml:space="preserve"&gt; &lt;value&gt;Measurement&lt;/value&gt; &lt;/data&gt;</text:p>
          </table:table-cell>
          <table:table-cell table:style-name="ce12" table:formula="of:=&quot;  &lt;data name=&quot;&quot;&quot;&amp;[.A120]&amp;&quot;.description&quot;&quot; xml:space=&quot;&quot;preserve&quot;&quot;&gt; &lt;value&gt;&quot;&amp;[.C120]&amp;&quot;&lt;/value&gt; &lt;/data&gt;&quot;" office:value-type="string" office:string-value="  &lt;data name=&quot;Measurement.description&quot; xml:space=&quot;preserve&quot;&gt; &lt;value&gt;查看量房&lt;/value&gt; &lt;/data&gt;">
            <text:p><text:s text:c="2"/>&lt;data name="Measurement.description" xml:space="preserve"&gt; &lt;value&gt;查看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bjective</text:p>
          </table:table-cell>
          <table:table-cell table:style-name="ce13" office:value-type="string">
            <text:p>目标</text:p>
          </table:table-cell>
          <table:table-cell table:style-name="ce11" table:formula="of:=&quot;  &lt;data name=&quot;&quot;&quot;&amp;[.A121]&amp;&quot;.title&quot;&quot; xml:space=&quot;&quot;preserve&quot;&quot;&gt; &lt;value&gt;&quot;&amp;[.B121]&amp;&quot;&lt;/value&gt; &lt;/data&gt;&quot;" office:value-type="string" office:string-value="  &lt;data name=&quot;Objective.title&quot; xml:space=&quot;preserve&quot;&gt; &lt;value&gt;Objective&lt;/value&gt; &lt;/data&gt;">
            <text:p><text:s text:c="2"/>&lt;data name="Objective.title" xml:space="preserve"&gt; &lt;value&gt;Objective&lt;/value&gt; &lt;/data&gt;</text:p>
          </table:table-cell>
          <table:table-cell table:style-name="ce11" table:formula="of:=&quot;  &lt;data name=&quot;&quot;&quot;&amp;[.A121]&amp;&quot;.title&quot;&quot; xml:space=&quot;&quot;preserve&quot;&quot;&gt; &lt;value&gt;&quot;&amp;[.C121]&amp;&quot;&lt;/value&gt; &lt;/data&gt;&quot;" office:value-type="string" office:string-value="  &lt;data name=&quot;Objective.title&quot; xml:space=&quot;preserve&quot;&gt; &lt;value&gt;目标&lt;/value&gt; &lt;/data&gt;">
            <text:p><text:s text:c="2"/>&lt;data name="Objective.title" xml:space="preserve"&gt; &lt;value&gt;目标&lt;/value&gt; &lt;/data&gt;</text:p>
          </table:table-cell>
          <table:table-cell table:style-name="ce6" office:value-type="string">
            <text:p><text:s/></text:p>
          </table:table-cell>
          <table:table-cell table:number-columns-repeated="250"/>
        </table:table-row>
        <table:table-row table:style-name="ro2">
          <table:table-cell table:style-name="ce12" office:value-type="string">
            <text:p>Objective</text:p>
          </table:table-cell>
          <table:table-cell table:style-name="ce12" office:value-type="string">
            <text:p>Define objectives</text:p>
          </table:table-cell>
          <table:table-cell table:style-name="ce14" office:value-type="string">
            <text:p>定义目标</text:p>
          </table:table-cell>
          <table:table-cell table:style-name="ce12" table:formula="of:=&quot;  &lt;data name=&quot;&quot;&quot;&amp;[.A122]&amp;&quot;.description&quot;&quot; xml:space=&quot;&quot;preserve&quot;&quot;&gt; &lt;value&gt;&quot;&amp;[.B122]&amp;&quot;&lt;/value&gt; &lt;/data&gt;&quot;" office:value-type="string" office:string-value="  &lt;data name=&quot;Objective.description&quot; xml:space=&quot;preserve&quot;&gt; &lt;value&gt;Define objectives&lt;/value&gt; &lt;/data&gt;">
            <text:p><text:s text:c="2"/>&lt;data name="Objective.description" xml:space="preserve"&gt; &lt;value&gt;Define objectives&lt;/value&gt; &lt;/data&gt;</text:p>
          </table:table-cell>
          <table:table-cell table:style-name="ce12" table:formula="of:=&quot;  &lt;data name=&quot;&quot;&quot;&amp;[.A122]&amp;&quot;.description&quot;&quot; xml:space=&quot;&quot;preserve&quot;&quot;&gt; &lt;value&gt;&quot;&amp;[.C122]&amp;&quot;&lt;/value&gt; &lt;/data&gt;&quot;" office:value-type="string" office:string-value="  &lt;data name=&quot;Objective.description&quot; xml:space=&quot;preserve&quot;&gt; &lt;value&gt;定义目标&lt;/value&gt; &lt;/data&gt;">
            <text:p><text:s text:c="2"/>&lt;data name="Objective.description" xml:space="preserve"&gt; &lt;value&gt;定义目标&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n display</text:p>
          </table:table-cell>
          <table:table-cell table:style-name="ce13" office:value-type="string">
            <text:p>陈列商品</text:p>
          </table:table-cell>
          <table:table-cell table:style-name="ce11" table:formula="of:=&quot;  &lt;data name=&quot;&quot;&quot;&amp;[.A123]&amp;&quot;.title&quot;&quot; xml:space=&quot;&quot;preserve&quot;&quot;&gt; &lt;value&gt;&quot;&amp;[.B123]&amp;&quot;&lt;/value&gt; &lt;/data&gt;&quot;" office:value-type="string" office:string-value="  &lt;data name=&quot;On display.title&quot; xml:space=&quot;preserve&quot;&gt; &lt;value&gt;On display&lt;/value&gt; &lt;/data&gt;">
            <text:p><text:s text:c="2"/>&lt;data name="On display.title" xml:space="preserve"&gt; &lt;value&gt;On display&lt;/value&gt; &lt;/data&gt;</text:p>
          </table:table-cell>
          <table:table-cell table:style-name="ce11" table:formula="of:=&quot;  &lt;data name=&quot;&quot;&quot;&amp;[.A123]&amp;&quot;.title&quot;&quot; xml:space=&quot;&quot;preserve&quot;&quot;&gt; &lt;value&gt;&quot;&amp;[.C123]&amp;&quot;&lt;/value&gt; &lt;/data&gt;&quot;" office:value-type="string" office:string-value="  &lt;data name=&quot;On display.title&quot; xml:space=&quot;preserve&quot;&gt; &lt;value&gt;陈列商品&lt;/value&gt; &lt;/data&gt;">
            <text:p><text:s text:c="2"/>&lt;data name="On display.title" xml:space="preserve"&gt; &lt;value&gt;陈列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On display</text:p>
          </table:table-cell>
          <table:table-cell table:style-name="ce12" office:value-type="string">
            <text:p>Define quantity on display</text:p>
          </table:table-cell>
          <table:table-cell table:style-name="ce14" office:value-type="string">
            <text:p>定义陈列商品数量</text:p>
          </table:table-cell>
          <table:table-cell table:style-name="ce12" table:formula="of:=&quot;  &lt;data name=&quot;&quot;&quot;&amp;[.A124]&amp;&quot;.description&quot;&quot; xml:space=&quot;&quot;preserve&quot;&quot;&gt; &lt;value&gt;&quot;&amp;[.B124]&amp;&quot;&lt;/value&gt; &lt;/data&gt;&quot;" office:value-type="string" office:string-value="  &lt;data name=&quot;On display.description&quot; xml:space=&quot;preserve&quot;&gt; &lt;value&gt;Define quantity on display&lt;/value&gt; &lt;/data&gt;">
            <text:p><text:s text:c="2"/>&lt;data name="On display.description" xml:space="preserve"&gt; &lt;value&gt;Define quantity on display&lt;/value&gt; &lt;/data&gt;</text:p>
          </table:table-cell>
          <table:table-cell table:style-name="ce12" table:formula="of:=&quot;  &lt;data name=&quot;&quot;&quot;&amp;[.A124]&amp;&quot;.description&quot;&quot; xml:space=&quot;&quot;preserve&quot;&quot;&gt; &lt;value&gt;&quot;&amp;[.C124]&amp;&quot;&lt;/value&gt; &lt;/data&gt;&quot;" office:value-type="string" office:string-value="  &lt;data name=&quot;On display.description&quot; xml:space=&quot;preserve&quot;&gt; &lt;value&gt;定义陈列商品数量&lt;/value&gt; &lt;/data&gt;">
            <text:p><text:s text:c="2"/>&lt;data name="On display.description" xml:space="preserve"&gt; &lt;value&gt;定义陈列商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rder</text:p>
          </table:table-cell>
          <table:table-cell table:style-name="ce13" office:value-type="string">
            <text:p>订单</text:p>
          </table:table-cell>
          <table:table-cell table:style-name="ce11" table:formula="of:=&quot;  &lt;data name=&quot;&quot;&quot;&amp;[.A125]&amp;&quot;.title&quot;&quot; xml:space=&quot;&quot;preserve&quot;&quot;&gt; &lt;value&gt;&quot;&amp;[.B125]&amp;&quot;&lt;/value&gt; &lt;/data&gt;&quot;" office:value-type="string" office:string-value="  &lt;data name=&quot;Order.title&quot; xml:space=&quot;preserve&quot;&gt; &lt;value&gt;Order&lt;/value&gt; &lt;/data&gt;">
            <text:p><text:s text:c="2"/>&lt;data name="Order.title" xml:space="preserve"&gt; &lt;value&gt;Order&lt;/value&gt; &lt;/data&gt;</text:p>
          </table:table-cell>
          <table:table-cell table:style-name="ce11" table:formula="of:=&quot;  &lt;data name=&quot;&quot;&quot;&amp;[.A125]&amp;&quot;.title&quot;&quot; xml:space=&quot;&quot;preserve&quot;&quot;&gt; &lt;value&gt;&quot;&amp;[.C125]&amp;&quot;&lt;/value&gt; &lt;/data&gt;&quot;" office:value-type="string" office:string-value="  &lt;data name=&quot;Order.title&quot; xml:space=&quot;preserve&quot;&gt; &lt;value&gt;订单&lt;/value&gt; &lt;/data&gt;">
            <text:p><text:s text:c="2"/>&lt;data name="Order.title" xml:space="preserve"&gt; &lt;value&gt;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Order</text:p>
          </table:table-cell>
          <table:table-cell table:style-name="ce12" office:value-type="string">
            <text:p>Supplier order </text:p>
          </table:table-cell>
          <table:table-cell table:style-name="ce14" office:value-type="string">
            <text:p>供应商订单修改</text:p>
          </table:table-cell>
          <table:table-cell table:style-name="ce12" table:formula="of:=&quot;  &lt;data name=&quot;&quot;&quot;&amp;[.A126]&amp;&quot;.description&quot;&quot; xml:space=&quot;&quot;preserve&quot;&quot;&gt; &lt;value&gt;&quot;&amp;[.B126]&amp;&quot;&lt;/value&gt; &lt;/data&gt;&quot;" office:value-type="string" office:string-value="  &lt;data name=&quot;Order.description&quot; xml:space=&quot;preserve&quot;&gt; &lt;value&gt;Supplier order &lt;/value&gt; &lt;/data&gt;">
            <text:p><text:s text:c="2"/>&lt;data name="Order.description" xml:space="preserve"&gt; &lt;value&gt;Supplier order &lt;/value&gt; &lt;/data&gt;</text:p>
          </table:table-cell>
          <table:table-cell table:style-name="ce12" table:formula="of:=&quot;  &lt;data name=&quot;&quot;&quot;&amp;[.A126]&amp;&quot;.description&quot;&quot; xml:space=&quot;&quot;preserve&quot;&quot;&gt; &lt;value&gt;&quot;&amp;[.C126]&amp;&quot;&lt;/value&gt; &lt;/data&gt;&quot;" office:value-type="string" office:string-value="  &lt;data name=&quot;Order.description&quot; xml:space=&quot;preserve&quot;&gt; &lt;value&gt;供应商订单修改&lt;/value&gt; &lt;/data&gt;">
            <text:p><text:s text:c="2"/>&lt;data name="Order.description" xml:space="preserve"&gt; &lt;value&gt;供应商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Other DC</text:p>
          </table:table-cell>
          <table:table-cell table:style-name="ce13" office:value-type="string">
            <text:p>其他装修公司</text:p>
          </table:table-cell>
          <table:table-cell table:style-name="ce11" table:formula="of:=&quot;  &lt;data name=&quot;&quot;&quot;&amp;[.A127]&amp;&quot;.title&quot;&quot; xml:space=&quot;&quot;preserve&quot;&quot;&gt; &lt;value&gt;&quot;&amp;[.B127]&amp;&quot;&lt;/value&gt; &lt;/data&gt;&quot;" office:value-type="string" office:string-value="  &lt;data name=&quot;Other DC.title&quot; xml:space=&quot;preserve&quot;&gt; &lt;value&gt;Other DC&lt;/value&gt; &lt;/data&gt;">
            <text:p><text:s text:c="2"/>&lt;data name="Other DC.title" xml:space="preserve"&gt; &lt;value&gt;Other DC&lt;/value&gt; &lt;/data&gt;</text:p>
          </table:table-cell>
          <table:table-cell table:style-name="ce11" table:formula="of:=&quot;  &lt;data name=&quot;&quot;&quot;&amp;[.A127]&amp;&quot;.title&quot;&quot; xml:space=&quot;&quot;preserve&quot;&quot;&gt; &lt;value&gt;&quot;&amp;[.C127]&amp;&quot;&lt;/value&gt; &lt;/data&gt;&quot;" office:value-type="string" office:string-value="  &lt;data name=&quot;Other DC.title&quot; xml:space=&quot;preserve&quot;&gt; &lt;value&gt;其他装修公司&lt;/value&gt; &lt;/data&gt;">
            <text:p><text:s text:c="2"/>&lt;data name="Other DC.title" xml:space="preserve"&gt; &lt;value&gt;其他装修公司&lt;/value&gt; &lt;/data&gt;</text:p>
          </table:table-cell>
          <table:table-cell table:style-name="ce6" office:value-type="string">
            <text:p><text:s/></text:p>
          </table:table-cell>
          <table:table-cell table:number-columns-repeated="250"/>
        </table:table-row>
        <table:table-row table:style-name="ro2">
          <table:table-cell table:style-name="ce12" office:value-type="string">
            <text:p>Other DC</text:p>
          </table:table-cell>
          <table:table-cell table:style-name="ce12" office:value-type="string">
            <text:p>Manage Other DC</text:p>
          </table:table-cell>
          <table:table-cell table:style-name="ce14" office:value-type="string">
            <text:p>管理其他装修公司</text:p>
          </table:table-cell>
          <table:table-cell table:style-name="ce12" table:formula="of:=&quot;  &lt;data name=&quot;&quot;&quot;&amp;[.A128]&amp;&quot;.description&quot;&quot; xml:space=&quot;&quot;preserve&quot;&quot;&gt; &lt;value&gt;&quot;&amp;[.B128]&amp;&quot;&lt;/value&gt; &lt;/data&gt;&quot;" office:value-type="string" office:string-value="  &lt;data name=&quot;Other DC.description&quot; xml:space=&quot;preserve&quot;&gt; &lt;value&gt;Manage Other DC&lt;/value&gt; &lt;/data&gt;">
            <text:p><text:s text:c="2"/>&lt;data name="Other DC.description" xml:space="preserve"&gt; &lt;value&gt;Manage Other DC&lt;/value&gt; &lt;/data&gt;</text:p>
          </table:table-cell>
          <table:table-cell table:style-name="ce12" table:formula="of:=&quot;  &lt;data name=&quot;&quot;&quot;&amp;[.A128]&amp;&quot;.description&quot;&quot; xml:space=&quot;&quot;preserve&quot;&quot;&gt; &lt;value&gt;&quot;&amp;[.C128]&amp;&quot;&lt;/value&gt; &lt;/data&gt;&quot;" office:value-type="string" office:string-value="  &lt;data name=&quot;Other DC.description&quot; xml:space=&quot;preserve&quot;&gt; &lt;value&gt;管理其他装修公司&lt;/value&gt; &lt;/data&gt;">
            <text:p><text:s text:c="2"/>&lt;data name="Other DC.description" xml:space="preserve"&gt; &lt;value&gt;管理其他装修公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ayment</text:p>
          </table:table-cell>
          <table:table-cell table:style-name="ce13" office:value-type="string">
            <text:p>付款</text:p>
          </table:table-cell>
          <table:table-cell table:style-name="ce11" table:formula="of:=&quot;  &lt;data name=&quot;&quot;&quot;&amp;[.A129]&amp;&quot;.title&quot;&quot; xml:space=&quot;&quot;preserve&quot;&quot;&gt; &lt;value&gt;&quot;&amp;[.B129]&amp;&quot;&lt;/value&gt; &lt;/data&gt;&quot;" office:value-type="string" office:string-value="  &lt;data name=&quot;Payment.title&quot; xml:space=&quot;preserve&quot;&gt; &lt;value&gt;Payment&lt;/value&gt; &lt;/data&gt;">
            <text:p><text:s text:c="2"/>&lt;data name="Payment.title" xml:space="preserve"&gt; &lt;value&gt;Payment&lt;/value&gt; &lt;/data&gt;</text:p>
          </table:table-cell>
          <table:table-cell table:style-name="ce11" table:formula="of:=&quot;  &lt;data name=&quot;&quot;&quot;&amp;[.A129]&amp;&quot;.title&quot;&quot; xml:space=&quot;&quot;preserve&quot;&quot;&gt; &lt;value&gt;&quot;&amp;[.C129]&amp;&quot;&lt;/value&gt; &lt;/data&gt;&quot;" office:value-type="string" office:string-value="  &lt;data name=&quot;Payment.title&quot; xml:space=&quot;preserve&quot;&gt; &lt;value&gt;付款&lt;/value&gt; &lt;/data&gt;">
            <text:p><text:s text:c="2"/>&lt;data name="Payment.title" xml:space="preserve"&gt; &lt;value&gt;付款&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Payment</text:p>
          </table:table-cell>
          <table:table-cell table:style-name="ce12" table:formula="of:=&quot;  &lt;data name=&quot;&quot;&quot;&amp;[.A130]&amp;&quot;.description&quot;&quot; xml:space=&quot;&quot;preserve&quot;&quot;&gt; &lt;value&gt;&quot;&amp;[.B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12" table:formula="of:=&quot;  &lt;data name=&quot;&quot;&quot;&amp;[.A130]&amp;&quot;.description&quot;&quot; xml:space=&quot;&quot;preserve&quot;&quot;&gt; &lt;value&gt;&quot;&amp;[.C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ermanent item</text:p>
          </table:table-cell>
          <table:table-cell table:style-name="ce13" office:value-type="string">
            <text:p>现货商品</text:p>
          </table:table-cell>
          <table:table-cell table:style-name="ce11" table:formula="of:=&quot;  &lt;data name=&quot;&quot;&quot;&amp;[.A131]&amp;&quot;.title&quot;&quot; xml:space=&quot;&quot;preserve&quot;&quot;&gt; &lt;value&gt;&quot;&amp;[.B131]&amp;&quot;&lt;/value&gt; &lt;/data&gt;&quot;" office:value-type="string" office:string-value="  &lt;data name=&quot;Permanent item.title&quot; xml:space=&quot;preserve&quot;&gt; &lt;value&gt;Permanent item&lt;/value&gt; &lt;/data&gt;">
            <text:p><text:s text:c="2"/>&lt;data name="Permanent item.title" xml:space="preserve"&gt; &lt;value&gt;Permanent item&lt;/value&gt; &lt;/data&gt;</text:p>
          </table:table-cell>
          <table:table-cell table:style-name="ce11" table:formula="of:=&quot;  &lt;data name=&quot;&quot;&quot;&amp;[.A131]&amp;&quot;.title&quot;&quot; xml:space=&quot;&quot;preserve&quot;&quot;&gt; &lt;value&gt;&quot;&amp;[.C131]&amp;&quot;&lt;/value&gt; &lt;/data&gt;&quot;" office:value-type="string" office:string-value="  &lt;data name=&quot;Permanent item.title&quot; xml:space=&quot;preserve&quot;&gt; &lt;value&gt;现货商品&lt;/value&gt; &lt;/data&gt;">
            <text:p><text:s text:c="2"/>&lt;data name="Permanent item.title" xml:space="preserve"&gt; &lt;value&gt;现货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ermanent item</text:p>
          </table:table-cell>
          <table:table-cell table:style-name="ce12" office:value-type="string">
            <text:p>Check the stocks for the permanent items of the selected project</text:p>
          </table:table-cell>
          <table:table-cell table:style-name="ce14" office:value-type="string">
            <text:p>查看项目的存货产品库存量</text:p>
          </table:table-cell>
          <table:table-cell table:style-name="ce12" table:formula="of:=&quot;  &lt;data name=&quot;&quot;&quot;&amp;[.A132]&amp;&quot;.description&quot;&quot; xml:space=&quot;&quot;preserve&quot;&quot;&gt; &lt;value&gt;&quot;&amp;[.B132]&amp;&quot;&lt;/value&gt; &lt;/data&gt;&quot;" office:value-type="string" office:string-value="  &lt;data name=&quot;Permanent item.description&quot; xml:space=&quot;preserve&quot;&gt; &lt;value&gt;Check the stocks for the permanent items of the selected project&lt;/value&gt; &lt;/data&gt;">
            <text:p><text:s text:c="2"/>&lt;data name="Permanent item.description" xml:space="preserve"&gt; &lt;value&gt;Check the stocks for the permanent items of the selected project&lt;/value&gt; &lt;/data&gt;</text:p>
          </table:table-cell>
          <table:table-cell table:style-name="ce12" table:formula="of:=&quot;  &lt;data name=&quot;&quot;&quot;&amp;[.A132]&amp;&quot;.description&quot;&quot; xml:space=&quot;&quot;preserve&quot;&quot;&gt; &lt;value&gt;&quot;&amp;[.C132]&amp;&quot;&lt;/value&gt; &lt;/data&gt;&quot;" office:value-type="string" office:string-value="  &lt;data name=&quot;Permanent item.description&quot; xml:space=&quot;preserve&quot;&gt; &lt;value&gt;查看项目的存货产品库存量&lt;/value&gt; &lt;/data&gt;">
            <text:p><text:s text:c="2"/>&lt;data name="Permanent item.description" xml:space="preserve"&gt; &lt;value&gt;查看项目的存货产品库存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text:p>
          </table:table-cell>
          <table:table-cell table:style-name="ce13" office:value-type="string">
            <office:annotation draw:style-name="gr1" draw:text-style-name="P1" svg:width="3.815cm" svg:height="2.241cm" svg:x="15.192cm" svg:y="65.761cm" draw:caption-point-x="-0.42cm" draw:caption-point-y="-6.6cm">
              <dc:date>2012-10-09T00:00:00</dc:date>
              <text:p text:style-name="P1"><text:span text:style-name="T1">mínyì diàochá</text:span></text:p>
              <text:p text:style-name="P1"><text:span text:style-name="T1">opinion poll</text:span></text:p>
            </office:annotation>
            <text:p>民意调查</text:p>
          </table:table-cell>
          <table:table-cell table:style-name="ce11" table:formula="of:=&quot;  &lt;data name=&quot;&quot;&quot;&amp;[.A133]&amp;&quot;.title&quot;&quot; xml:space=&quot;&quot;preserve&quot;&quot;&gt; &lt;value&gt;&quot;&amp;[.B133]&amp;&quot;&lt;/value&gt; &lt;/data&gt;&quot;" office:value-type="string" office:string-value="  &lt;data name=&quot;Poll.title&quot; xml:space=&quot;preserve&quot;&gt; &lt;value&gt;Poll&lt;/value&gt; &lt;/data&gt;">
            <text:p><text:s text:c="2"/>&lt;data name="Poll.title" xml:space="preserve"&gt; &lt;value&gt;Poll&lt;/value&gt; &lt;/data&gt;</text:p>
          </table:table-cell>
          <table:table-cell table:style-name="ce11" table:formula="of:=&quot;  &lt;data name=&quot;&quot;&quot;&amp;[.A133]&amp;&quot;.title&quot;&quot; xml:space=&quot;&quot;preserve&quot;&quot;&gt; &lt;value&gt;&quot;&amp;[.C133]&amp;&quot;&lt;/value&gt; &lt;/data&gt;&quot;" office:value-type="string" office:string-value="  &lt;data name=&quot;Poll.title&quot; xml:space=&quot;preserve&quot;&gt; &lt;value&gt;民意调查&lt;/value&gt; &lt;/data&gt;">
            <text:p><text:s text:c="2"/>&lt;data name="Poll.title" xml:space="preserve"&gt; &lt;value&gt;民意调查&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text:p>
          </table:table-cell>
          <table:table-cell table:style-name="ce12" office:value-type="string">
            <text:p>Define poll</text:p>
          </table:table-cell>
          <table:table-cell table:style-name="ce14" office:value-type="string">
            <text:p>定义民意调查</text:p>
          </table:table-cell>
          <table:table-cell table:style-name="ce12" table:formula="of:=&quot;  &lt;data name=&quot;&quot;&quot;&amp;[.A134]&amp;&quot;.description&quot;&quot; xml:space=&quot;&quot;preserve&quot;&quot;&gt; &lt;value&gt;&quot;&amp;[.B134]&amp;&quot;&lt;/value&gt; &lt;/data&gt;&quot;" office:value-type="string" office:string-value="  &lt;data name=&quot;Poll.description&quot; xml:space=&quot;preserve&quot;&gt; &lt;value&gt;Define poll&lt;/value&gt; &lt;/data&gt;">
            <text:p><text:s text:c="2"/>&lt;data name="Poll.description" xml:space="preserve"&gt; &lt;value&gt;Define poll&lt;/value&gt; &lt;/data&gt;</text:p>
          </table:table-cell>
          <table:table-cell table:style-name="ce12" table:formula="of:=&quot;  &lt;data name=&quot;&quot;&quot;&amp;[.A134]&amp;&quot;.description&quot;&quot; xml:space=&quot;&quot;preserve&quot;&quot;&gt; &lt;value&gt;&quot;&amp;[.C134]&amp;&quot;&lt;/value&gt; &lt;/data&gt;&quot;" office:value-type="string" office:string-value="  &lt;data name=&quot;Poll.description&quot; xml:space=&quot;preserve&quot;&gt; &lt;value&gt;定义民意调查&lt;/value&gt; &lt;/data&gt;">
            <text:p><text:s text:c="2"/>&lt;data name="Poll.description" xml:space="preserve"&gt; &lt;value&gt;定义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answer</text:p>
          </table:table-cell>
          <table:table-cell table:style-name="ce13" office:value-type="string">
            <text:p>民意调查回答</text:p>
          </table:table-cell>
          <table:table-cell table:style-name="ce11" table:formula="of:=&quot;  &lt;data name=&quot;&quot;&quot;&amp;[.A135]&amp;&quot;.title&quot;&quot; xml:space=&quot;&quot;preserve&quot;&quot;&gt; &lt;value&gt;&quot;&amp;[.B135]&amp;&quot;&lt;/value&gt; &lt;/data&gt;&quot;" office:value-type="string" office:string-value="  &lt;data name=&quot;Poll answer.title&quot; xml:space=&quot;preserve&quot;&gt; &lt;value&gt;Poll answer&lt;/value&gt; &lt;/data&gt;">
            <text:p><text:s text:c="2"/>&lt;data name="Poll answer.title" xml:space="preserve"&gt; &lt;value&gt;Poll answer&lt;/value&gt; &lt;/data&gt;</text:p>
          </table:table-cell>
          <table:table-cell table:style-name="ce11" table:formula="of:=&quot;  &lt;data name=&quot;&quot;&quot;&amp;[.A135]&amp;&quot;.title&quot;&quot; xml:space=&quot;&quot;preserve&quot;&quot;&gt; &lt;value&gt;&quot;&amp;[.C135]&amp;&quot;&lt;/value&gt; &lt;/data&gt;&quot;" office:value-type="string" office:string-value="  &lt;data name=&quot;Poll answer.title&quot; xml:space=&quot;preserve&quot;&gt; &lt;value&gt;民意调查回答&lt;/value&gt; &lt;/data&gt;">
            <text:p><text:s text:c="2"/>&lt;data name="Poll answer.title" xml:space="preserve"&gt; &lt;value&gt;民意调查回答&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answer</text:p>
          </table:table-cell>
          <table:table-cell table:style-name="ce12" office:value-type="string">
            <text:p>Answer poll</text:p>
          </table:table-cell>
          <table:table-cell table:style-name="ce14" office:value-type="string">
            <text:p>回答民意调查</text:p>
          </table:table-cell>
          <table:table-cell table:style-name="ce12" table:formula="of:=&quot;  &lt;data name=&quot;&quot;&quot;&amp;[.A136]&amp;&quot;.description&quot;&quot; xml:space=&quot;&quot;preserve&quot;&quot;&gt; &lt;value&gt;&quot;&amp;[.B136]&amp;&quot;&lt;/value&gt; &lt;/data&gt;&quot;" office:value-type="string" office:string-value="  &lt;data name=&quot;Poll answer.description&quot; xml:space=&quot;preserve&quot;&gt; &lt;value&gt;Answer poll&lt;/value&gt; &lt;/data&gt;">
            <text:p><text:s text:c="2"/>&lt;data name="Poll answer.description" xml:space="preserve"&gt; &lt;value&gt;Answer poll&lt;/value&gt; &lt;/data&gt;</text:p>
          </table:table-cell>
          <table:table-cell table:style-name="ce12" table:formula="of:=&quot;  &lt;data name=&quot;&quot;&quot;&amp;[.A136]&amp;&quot;.description&quot;&quot; xml:space=&quot;&quot;preserve&quot;&quot;&gt; &lt;value&gt;&quot;&amp;[.C136]&amp;&quot;&lt;/value&gt; &lt;/data&gt;&quot;" office:value-type="string" office:string-value="  &lt;data name=&quot;Poll answer.description&quot; xml:space=&quot;preserve&quot;&gt; &lt;value&gt;回答民意调查&lt;/value&gt; &lt;/data&gt;">
            <text:p><text:s text:c="2"/>&lt;data name="Poll answer.description" xml:space="preserve"&gt; &lt;value&gt;回答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oll question</text:p>
          </table:table-cell>
          <table:table-cell table:style-name="ce13" office:value-type="string">
            <text:p>民意调查问题</text:p>
          </table:table-cell>
          <table:table-cell table:style-name="ce11" table:formula="of:=&quot;  &lt;data name=&quot;&quot;&quot;&amp;[.A137]&amp;&quot;.title&quot;&quot; xml:space=&quot;&quot;preserve&quot;&quot;&gt; &lt;value&gt;&quot;&amp;[.B137]&amp;&quot;&lt;/value&gt; &lt;/data&gt;&quot;" office:value-type="string" office:string-value="  &lt;data name=&quot;Poll question.title&quot; xml:space=&quot;preserve&quot;&gt; &lt;value&gt;Poll question&lt;/value&gt; &lt;/data&gt;">
            <text:p><text:s text:c="2"/>&lt;data name="Poll question.title" xml:space="preserve"&gt; &lt;value&gt;Poll question&lt;/value&gt; &lt;/data&gt;</text:p>
          </table:table-cell>
          <table:table-cell table:style-name="ce11" table:formula="of:=&quot;  &lt;data name=&quot;&quot;&quot;&amp;[.A137]&amp;&quot;.title&quot;&quot; xml:space=&quot;&quot;preserve&quot;&quot;&gt; &lt;value&gt;&quot;&amp;[.C137]&amp;&quot;&lt;/value&gt; &lt;/data&gt;&quot;" office:value-type="string" office:string-value="  &lt;data name=&quot;Poll question.title&quot; xml:space=&quot;preserve&quot;&gt; &lt;value&gt;民意调查问题&lt;/value&gt; &lt;/data&gt;">
            <text:p><text:s text:c="2"/>&lt;data name="Poll question.title" xml:space="preserve"&gt; &lt;value&gt;民意调查问题&lt;/value&gt; &lt;/data&gt;</text:p>
          </table:table-cell>
          <table:table-cell table:style-name="ce6" office:value-type="string">
            <text:p><text:s/></text:p>
          </table:table-cell>
          <table:table-cell table:number-columns-repeated="250"/>
        </table:table-row>
        <table:table-row table:style-name="ro2">
          <table:table-cell table:style-name="ce12" office:value-type="string">
            <text:p>Poll question</text:p>
          </table:table-cell>
          <table:table-cell table:style-name="ce12" office:value-type="string">
            <text:p>Define questions for poll</text:p>
          </table:table-cell>
          <table:table-cell table:style-name="ce14" office:value-type="string">
            <text:p>定义民意调查问题</text:p>
          </table:table-cell>
          <table:table-cell table:style-name="ce12" table:formula="of:=&quot;  &lt;data name=&quot;&quot;&quot;&amp;[.A138]&amp;&quot;.description&quot;&quot; xml:space=&quot;&quot;preserve&quot;&quot;&gt; &lt;value&gt;&quot;&amp;[.B138]&amp;&quot;&lt;/value&gt; &lt;/data&gt;&quot;" office:value-type="string" office:string-value="  &lt;data name=&quot;Poll question.description&quot; xml:space=&quot;preserve&quot;&gt; &lt;value&gt;Define questions for poll&lt;/value&gt; &lt;/data&gt;">
            <text:p><text:s text:c="2"/>&lt;data name="Poll question.description" xml:space="preserve"&gt; &lt;value&gt;Define questions for poll&lt;/value&gt; &lt;/data&gt;</text:p>
          </table:table-cell>
          <table:table-cell table:style-name="ce12" table:formula="of:=&quot;  &lt;data name=&quot;&quot;&quot;&amp;[.A138]&amp;&quot;.description&quot;&quot; xml:space=&quot;&quot;preserve&quot;&quot;&gt; &lt;value&gt;&quot;&amp;[.C138]&amp;&quot;&lt;/value&gt; &lt;/data&gt;&quot;" office:value-type="string" office:string-value="  &lt;data name=&quot;Poll question.description&quot; xml:space=&quot;preserve&quot;&gt; &lt;value&gt;定义民意调查问题&lt;/value&gt; &lt;/data&gt;">
            <text:p><text:s text:c="2"/>&lt;data name="Poll question.description" xml:space="preserve"&gt; &lt;value&gt;定义民意调查问题&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text:p>
          </table:table-cell>
          <table:table-cell table:style-name="ce11" office:value-type="string">
            <text:p>Precount</text:p>
          </table:table-cell>
          <table:table-cell table:style-name="ce13" office:value-type="string">
            <text:p>预盘</text:p>
          </table:table-cell>
          <table:table-cell table:style-name="ce11" table:formula="of:=&quot;  &lt;data name=&quot;&quot;&quot;&amp;[.A139]&amp;&quot;.title&quot;&quot; xml:space=&quot;&quot;preserve&quot;&quot;&gt; &lt;value&gt;&quot;&amp;[.B139]&amp;&quot;&lt;/value&gt; &lt;/data&gt;&quot;" office:value-type="string" office:string-value="  &lt;data name=&quot;Preparation.title&quot; xml:space=&quot;preserve&quot;&gt; &lt;value&gt;Precount&lt;/value&gt; &lt;/data&gt;">
            <text:p><text:s text:c="2"/>&lt;data name="Preparation.title" xml:space="preserve"&gt; &lt;value&gt;Precount&lt;/value&gt; &lt;/data&gt;</text:p>
          </table:table-cell>
          <table:table-cell table:style-name="ce11" table:formula="of:=&quot;  &lt;data name=&quot;&quot;&quot;&amp;[.A139]&amp;&quot;.title&quot;&quot; xml:space=&quot;&quot;preserve&quot;&quot;&gt; &lt;value&gt;&quot;&amp;[.C139]&amp;&quot;&lt;/value&gt; &lt;/data&gt;&quot;" office:value-type="string" office:string-value="  &lt;data name=&quot;Preparation.title&quot; xml:space=&quot;preserve&quot;&gt; &lt;value&gt;预盘&lt;/value&gt; &lt;/data&gt;">
            <text:p><text:s text:c="2"/>&lt;data name="Preparation.title" xml:space="preserve"&gt; &lt;value&gt;预盘&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text:p>
          </table:table-cell>
          <table:table-cell table:style-name="ce12" office:value-type="string">
            <text:p>Precount</text:p>
          </table:table-cell>
          <table:table-cell table:style-name="ce12" office:value-type="string">
            <text:p>Preparation</text:p>
          </table:table-cell>
          <table:table-cell table:style-name="ce12" table:formula="of:=&quot;  &lt;data name=&quot;&quot;&quot;&amp;[.A140]&amp;&quot;.description&quot;&quot; xml:space=&quot;&quot;preserve&quot;&quot;&gt; &lt;value&gt;&quot;&amp;[.B140]&amp;&quot;&lt;/value&gt; &lt;/data&gt;&quot;" office:value-type="string" office:string-value="  &lt;data name=&quot;Preparation.description&quot; xml:space=&quot;preserve&quot;&gt; &lt;value&gt;Precount&lt;/value&gt; &lt;/data&gt;">
            <text:p><text:s text:c="2"/>&lt;data name="Preparation.description" xml:space="preserve"&gt; &lt;value&gt;Precount&lt;/value&gt; &lt;/data&gt;</text:p>
          </table:table-cell>
          <table:table-cell table:style-name="ce12" table:formula="of:=&quot;  &lt;data name=&quot;&quot;&quot;&amp;[.A140]&amp;&quot;.description&quot;&quot; xml:space=&quot;&quot;preserve&quot;&quot;&gt; &lt;value&gt;&quot;&amp;[.C140]&amp;&quot;&lt;/value&gt; &lt;/data&gt;&quot;" office:value-type="string" office:string-value="  &lt;data name=&quot;Preparation.description&quot; xml:space=&quot;preserve&quot;&gt; &lt;value&gt;Preparation&lt;/value&gt; &lt;/data&gt;">
            <text:p><text:s text:c="2"/>&lt;data name="Preparation.description" xml:space="preserve"&gt; &lt;value&gt;Prepara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label</text:p>
          </table:table-cell>
          <table:table-cell table:style-name="ce13" office:value-type="string">
            <text:p>打印价签</text:p>
          </table:table-cell>
          <table:table-cell table:style-name="ce11" table:formula="of:=&quot;  &lt;data name=&quot;&quot;&quot;&amp;[.A141]&amp;&quot;.title&quot;&quot; xml:space=&quot;&quot;preserve&quot;&quot;&gt; &lt;value&gt;&quot;&amp;[.B141]&amp;&quot;&lt;/value&gt; &lt;/data&gt;&quot;" office:value-type="string" office:string-value="  &lt;data name=&quot;Print label.title&quot; xml:space=&quot;preserve&quot;&gt; &lt;value&gt;Print label&lt;/value&gt; &lt;/data&gt;">
            <text:p><text:s text:c="2"/>&lt;data name="Print label.title" xml:space="preserve"&gt; &lt;value&gt;Print label&lt;/value&gt; &lt;/data&gt;</text:p>
          </table:table-cell>
          <table:table-cell table:style-name="ce11" table:formula="of:=&quot;  &lt;data name=&quot;&quot;&quot;&amp;[.A141]&amp;&quot;.title&quot;&quot; xml:space=&quot;&quot;preserve&quot;&quot;&gt; &lt;value&gt;&quot;&amp;[.C141]&amp;&quot;&lt;/value&gt; &lt;/data&gt;&quot;" office:value-type="string" office:string-value="  &lt;data name=&quot;Print label.title&quot; xml:space=&quot;preserve&quot;&gt; &lt;value&gt;打印价签&lt;/value&gt; &lt;/data&gt;">
            <text:p><text:s text:c="2"/>&lt;data name="Print label.title" xml:space="preserve"&gt; &lt;value&gt;打印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2]&amp;&quot;.description&quot;&quot; xml:space=&quot;&quot;preserve&quot;&quot;&gt; &lt;value&gt;&quot;&amp;[.B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2]&amp;&quot;.description&quot;&quot; xml:space=&quot;&quot;preserve&quot;&quot;&gt; &lt;value&gt;&quot;&amp;[.C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report</text:p>
          </table:table-cell>
          <table:table-cell table:style-name="ce13" office:value-type="string">
            <text:p>打印报表</text:p>
          </table:table-cell>
          <table:table-cell table:style-name="ce11" table:formula="of:=&quot;  &lt;data name=&quot;&quot;&quot;&amp;[.A143]&amp;&quot;.title&quot;&quot; xml:space=&quot;&quot;preserve&quot;&quot;&gt; &lt;value&gt;&quot;&amp;[.B143]&amp;&quot;&lt;/value&gt; &lt;/data&gt;&quot;" office:value-type="string" office:string-value="  &lt;data name=&quot;Print report.title&quot; xml:space=&quot;preserve&quot;&gt; &lt;value&gt;Print report&lt;/value&gt; &lt;/data&gt;">
            <text:p><text:s text:c="2"/>&lt;data name="Print report.title" xml:space="preserve"&gt; &lt;value&gt;Print report&lt;/value&gt; &lt;/data&gt;</text:p>
          </table:table-cell>
          <table:table-cell table:style-name="ce11" table:formula="of:=&quot;  &lt;data name=&quot;&quot;&quot;&amp;[.A143]&amp;&quot;.title&quot;&quot; xml:space=&quot;&quot;preserve&quot;&quot;&gt; &lt;value&gt;&quot;&amp;[.C143]&amp;&quot;&lt;/value&gt; &lt;/data&gt;&quot;" office:value-type="string" office:string-value="  &lt;data name=&quot;Print report.title&quot; xml:space=&quot;preserve&quot;&gt; &lt;value&gt;打印报表&lt;/value&gt; &lt;/data&gt;">
            <text:p><text:s text:c="2"/>&lt;data name="Print report.title" xml:space="preserve"&gt; &lt;value&gt;打印报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label</text:p>
          </table:table-cell>
          <table:table-cell table:number-columns-repeated="2" table:style-name="ce12" office:value-type="string">
            <text:p>Print and request price labels</text:p>
          </table:table-cell>
          <table:table-cell table:style-name="ce12" table:formula="of:=&quot;  &lt;data name=&quot;&quot;&quot;&amp;[.A144]&amp;&quot;.description&quot;&quot; xml:space=&quot;&quot;preserve&quot;&quot;&gt; &lt;value&gt;&quot;&amp;[.B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12" table:formula="of:=&quot;  &lt;data name=&quot;&quot;&quot;&amp;[.A144]&amp;&quot;.description&quot;&quot; xml:space=&quot;&quot;preserve&quot;&quot;&gt; &lt;value&gt;&quot;&amp;[.C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nt product card</text:p>
          </table:table-cell>
          <table:table-cell table:style-name="ce13" office:value-type="string">
            <text:p>打印技术价签</text:p>
          </table:table-cell>
          <table:table-cell table:style-name="ce11" table:formula="of:=&quot;  &lt;data name=&quot;&quot;&quot;&amp;[.A145]&amp;&quot;.title&quot;&quot; xml:space=&quot;&quot;preserve&quot;&quot;&gt; &lt;value&gt;&quot;&amp;[.B145]&amp;&quot;&lt;/value&gt; &lt;/data&gt;&quot;" office:value-type="string" office:string-value="  &lt;data name=&quot;Print product card.title&quot; xml:space=&quot;preserve&quot;&gt; &lt;value&gt;Print product card&lt;/value&gt; &lt;/data&gt;">
            <text:p><text:s text:c="2"/>&lt;data name="Print product card.title" xml:space="preserve"&gt; &lt;value&gt;Print product card&lt;/value&gt; &lt;/data&gt;</text:p>
          </table:table-cell>
          <table:table-cell table:style-name="ce11" table:formula="of:=&quot;  &lt;data name=&quot;&quot;&quot;&amp;[.A145]&amp;&quot;.title&quot;&quot; xml:space=&quot;&quot;preserve&quot;&quot;&gt; &lt;value&gt;&quot;&amp;[.C145]&amp;&quot;&lt;/value&gt; &lt;/data&gt;&quot;" office:value-type="string" office:string-value="  &lt;data name=&quot;Print product card.title&quot; xml:space=&quot;preserve&quot;&gt; &lt;value&gt;打印技术价签&lt;/value&gt; &lt;/data&gt;">
            <text:p><text:s text:c="2"/>&lt;data name="Print product card.title" xml:space="preserve"&gt; &lt;value&gt;打印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text:p>
          </table:table-cell>
          <table:table-cell table:number-columns-repeated="2" table:style-name="ce12" office:value-type="string">
            <text:p>Print product card for specified items</text:p>
          </table:table-cell>
          <table:table-cell table:style-name="ce12" table:formula="of:=&quot;  &lt;data name=&quot;&quot;&quot;&amp;[.A146]&amp;&quot;.description&quot;&quot; xml:space=&quot;&quot;preserve&quot;&quot;&gt; &lt;value&gt;&quot;&amp;[.B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12" table:formula="of:=&quot;  &lt;data name=&quot;&quot;&quot;&amp;[.A146]&amp;&quot;.description&quot;&quot; xml:space=&quot;&quot;preserve&quot;&quot;&gt; &lt;value&gt;&quot;&amp;[.C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style-name="ce11" office:value-type="string">
            <text:p>Print product card old</text:p>
          </table:table-cell>
          <table:table-cell table:style-name="ce11" office:value-type="string">
            <text:p>Print product card (old)</text:p>
          </table:table-cell>
          <table:table-cell table:style-name="ce13" office:value-type="string">
            <text:p>打印技术价签 <text:span text:style-name="T2">(</text:span><text:span text:style-name="T3">旧</text:span><text:span text:style-name="T2">)</text:span></text:p>
          </table:table-cell>
          <table:table-cell table:style-name="ce11" table:formula="of:=&quot;  &lt;data name=&quot;&quot;&quot;&amp;[.A147]&amp;&quot;.title&quot;&quot; xml:space=&quot;&quot;preserve&quot;&quot;&gt; &lt;value&gt;&quot;&amp;[.B147]&amp;&quot;&lt;/value&gt; &lt;/data&gt;&quot;" office:value-type="string" office:string-value="  &lt;data name=&quot;Print product card old.title&quot; xml:space=&quot;preserve&quot;&gt; &lt;value&gt;Print product card (old)&lt;/value&gt; &lt;/data&gt;">
            <text:p><text:s text:c="2"/>&lt;data name="Print product card old.title" xml:space="preserve"&gt; &lt;value&gt;Print product card (old)&lt;/value&gt; &lt;/data&gt;</text:p>
          </table:table-cell>
          <table:table-cell table:style-name="ce11" table:formula="of:=&quot;  &lt;data name=&quot;&quot;&quot;&amp;[.A147]&amp;&quot;.title&quot;&quot; xml:space=&quot;&quot;preserve&quot;&quot;&gt; &lt;value&gt;&quot;&amp;[.C147]&amp;&quot;&lt;/value&gt; &lt;/data&gt;&quot;" office:value-type="string" office:string-value="  &lt;data name=&quot;Print product card old.title&quot; xml:space=&quot;preserve&quot;&gt; &lt;value&gt;打印技术价签 (旧)&lt;/value&gt; &lt;/data&gt;">
            <text:p><text:s text:c="2"/>&lt;data name="Print product card old.title" xml:space="preserve"&gt; &lt;value&gt;打印技术价签 (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int product card old</text:p>
          </table:table-cell>
          <table:table-cell table:number-columns-repeated="2" table:style-name="ce12" office:value-type="string">
            <text:p>Print product card for specified items</text:p>
          </table:table-cell>
          <table:table-cell table:style-name="ce12" table:formula="of:=&quot;  &lt;data name=&quot;&quot;&quot;&amp;[.A148]&amp;&quot;.description&quot;&quot; xml:space=&quot;&quot;preserve&quot;&quot;&gt; &lt;value&gt;&quot;&amp;[.B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12" table:formula="of:=&quot;  &lt;data name=&quot;&quot;&quot;&amp;[.A148]&amp;&quot;.description&quot;&quot; xml:space=&quot;&quot;preserve&quot;&quot;&gt; &lt;value&gt;&quot;&amp;[.C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ice change</text:p>
          </table:table-cell>
          <table:table-cell table:style-name="ce13" office:value-type="string">
            <text:p>商品变价</text:p>
          </table:table-cell>
          <table:table-cell table:style-name="ce11" table:formula="of:=&quot;  &lt;data name=&quot;&quot;&quot;&amp;[.A149]&amp;&quot;.title&quot;&quot; xml:space=&quot;&quot;preserve&quot;&quot;&gt; &lt;value&gt;&quot;&amp;[.B149]&amp;&quot;&lt;/value&gt; &lt;/data&gt;&quot;" office:value-type="string" office:string-value="  &lt;data name=&quot;Price change.title&quot; xml:space=&quot;preserve&quot;&gt; &lt;value&gt;Price change&lt;/value&gt; &lt;/data&gt;">
            <text:p><text:s text:c="2"/>&lt;data name="Price change.title" xml:space="preserve"&gt; &lt;value&gt;Price change&lt;/value&gt; &lt;/data&gt;</text:p>
          </table:table-cell>
          <table:table-cell table:style-name="ce11" table:formula="of:=&quot;  &lt;data name=&quot;&quot;&quot;&amp;[.A149]&amp;&quot;.title&quot;&quot; xml:space=&quot;&quot;preserve&quot;&quot;&gt; &lt;value&gt;&quot;&amp;[.C149]&amp;&quot;&lt;/value&gt; &lt;/data&gt;&quot;" office:value-type="string" office:string-value="  &lt;data name=&quot;Price change.title&quot; xml:space=&quot;preserve&quot;&gt; &lt;value&gt;商品变价&lt;/value&gt; &lt;/data&gt;">
            <text:p><text:s text:c="2"/>&lt;data name="Price change.title" xml:space="preserve"&gt; &lt;value&gt;商品变价&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ice change</text:p>
          </table:table-cell>
          <table:table-cell table:style-name="ce14" office:value-type="string">
            <text:p>管理商品变价</text:p>
          </table:table-cell>
          <table:table-cell table:style-name="ce12" table:formula="of:=&quot;  &lt;data name=&quot;&quot;&quot;&amp;[.A150]&amp;&quot;.description&quot;&quot; xml:space=&quot;&quot;preserve&quot;&quot;&gt; &lt;value&gt;&quot;&amp;[.B150]&amp;&quot;&lt;/value&gt; &lt;/data&gt;&quot;" office:value-type="string" office:string-value="  &lt;data name=&quot;Price change.description&quot; xml:space=&quot;preserve&quot;&gt; &lt;value&gt;Price change&lt;/value&gt; &lt;/data&gt;">
            <text:p><text:s text:c="2"/>&lt;data name="Price change.description" xml:space="preserve"&gt; &lt;value&gt;Price change&lt;/value&gt; &lt;/data&gt;</text:p>
          </table:table-cell>
          <table:table-cell table:style-name="ce12" table:formula="of:=&quot;  &lt;data name=&quot;&quot;&quot;&amp;[.A150]&amp;&quot;.description&quot;&quot; xml:space=&quot;&quot;preserve&quot;&quot;&gt; &lt;value&gt;&quot;&amp;[.C150]&amp;&quot;&lt;/value&gt; &lt;/data&gt;&quot;" office:value-type="string" office:string-value="  &lt;data name=&quot;Price change.description&quot; xml:space=&quot;preserve&quot;&gt; &lt;value&gt;管理商品变价&lt;/value&gt; &lt;/data&gt;">
            <text:p><text:s text:c="2"/>&lt;data name="Price change.description" xml:space="preserve"&gt; &lt;value&gt;管理商品变价&lt;/value&gt; &lt;/data&gt;</text:p>
          </table:table-cell>
          <table:table-cell table:style-name="ce6" office:value-type="string">
            <text:p><text:s/></text:p>
          </table:table-cell>
          <table:table-cell table:number-columns-repeated="250"/>
        </table:table-row>
        <table:table-row table:style-name="ro2">
          <table:table-cell table:style-name="ce11" office:value-type="string">
            <text:p>Preparation sheet</text:p>
          </table:table-cell>
          <table:table-cell table:style-name="ce11" office:value-type="string">
            <text:p>Precount sheet</text:p>
          </table:table-cell>
          <table:table-cell table:style-name="ce13" office:value-type="string">
            <text:p>预盘表</text:p>
          </table:table-cell>
          <table:table-cell table:style-name="ce11" table:formula="of:=&quot;  &lt;data name=&quot;&quot;&quot;&amp;[.A151]&amp;&quot;.title&quot;&quot; xml:space=&quot;&quot;preserve&quot;&quot;&gt; &lt;value&gt;&quot;&amp;[.B151]&amp;&quot;&lt;/value&gt; &lt;/data&gt;&quot;" office:value-type="string" office:string-value="  &lt;data name=&quot;Preparation sheet.title&quot; xml:space=&quot;preserve&quot;&gt; &lt;value&gt;Precount sheet&lt;/value&gt; &lt;/data&gt;">
            <text:p><text:s text:c="2"/>&lt;data name="Preparation sheet.title" xml:space="preserve"&gt; &lt;value&gt;Precount sheet&lt;/value&gt; &lt;/data&gt;</text:p>
          </table:table-cell>
          <table:table-cell table:style-name="ce11" table:formula="of:=&quot;  &lt;data name=&quot;&quot;&quot;&amp;[.A151]&amp;&quot;.title&quot;&quot; xml:space=&quot;&quot;preserve&quot;&quot;&gt; &lt;value&gt;&quot;&amp;[.C151]&amp;&quot;&lt;/value&gt; &lt;/data&gt;&quot;" office:value-type="string" office:string-value="  &lt;data name=&quot;Preparation sheet.title&quot; xml:space=&quot;preserve&quot;&gt; &lt;value&gt;预盘表&lt;/value&gt; &lt;/data&gt;">
            <text:p><text:s text:c="2"/>&lt;data name="Preparation sheet.title" xml:space="preserve"&gt; &lt;value&gt;预盘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eparation sheet</text:p>
          </table:table-cell>
          <table:table-cell table:style-name="ce12" office:value-type="string">
            <text:p>Precount sheet</text:p>
          </table:table-cell>
          <table:table-cell table:style-name="ce12" office:value-type="string">
            <text:p>Preparation sheet</text:p>
          </table:table-cell>
          <table:table-cell table:style-name="ce12" table:formula="of:=&quot;  &lt;data name=&quot;&quot;&quot;&amp;[.A152]&amp;&quot;.description&quot;&quot; xml:space=&quot;&quot;preserve&quot;&quot;&gt; &lt;value&gt;&quot;&amp;[.B152]&amp;&quot;&lt;/value&gt; &lt;/data&gt;&quot;" office:value-type="string" office:string-value="  &lt;data name=&quot;Preparation sheet.description&quot; xml:space=&quot;preserve&quot;&gt; &lt;value&gt;Precount sheet&lt;/value&gt; &lt;/data&gt;">
            <text:p><text:s text:c="2"/>&lt;data name="Preparation sheet.description" xml:space="preserve"&gt; &lt;value&gt;Precount sheet&lt;/value&gt; &lt;/data&gt;</text:p>
          </table:table-cell>
          <table:table-cell table:style-name="ce12" table:formula="of:=&quot;  &lt;data name=&quot;&quot;&quot;&amp;[.A152]&amp;&quot;.description&quot;&quot; xml:space=&quot;&quot;preserve&quot;&quot;&gt; &lt;value&gt;&quot;&amp;[.C152]&amp;&quot;&lt;/value&gt; &lt;/data&gt;&quot;" office:value-type="string" office:string-value="  &lt;data name=&quot;Preparation sheet.description&quot; xml:space=&quot;preserve&quot;&gt; &lt;value&gt;Preparation sheet&lt;/value&gt; &lt;/data&gt;">
            <text:p><text:s text:c="2"/>&lt;data name="Preparation sheet.description" xml:space="preserve"&gt; &lt;value&gt;Preparation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cess</text:p>
          </table:table-cell>
          <table:table-cell table:style-name="ce13" office:value-type="string">
            <text:p>流程</text:p>
          </table:table-cell>
          <table:table-cell table:style-name="ce11" table:formula="of:=&quot;  &lt;data name=&quot;&quot;&quot;&amp;[.A153]&amp;&quot;.title&quot;&quot; xml:space=&quot;&quot;preserve&quot;&quot;&gt; &lt;value&gt;&quot;&amp;[.B153]&amp;&quot;&lt;/value&gt; &lt;/data&gt;&quot;" office:value-type="string" office:string-value="  &lt;data name=&quot;Process.title&quot; xml:space=&quot;preserve&quot;&gt; &lt;value&gt;Process&lt;/value&gt; &lt;/data&gt;">
            <text:p><text:s text:c="2"/>&lt;data name="Process.title" xml:space="preserve"&gt; &lt;value&gt;Process&lt;/value&gt; &lt;/data&gt;</text:p>
          </table:table-cell>
          <table:table-cell table:style-name="ce11" table:formula="of:=&quot;  &lt;data name=&quot;&quot;&quot;&amp;[.A153]&amp;&quot;.title&quot;&quot; xml:space=&quot;&quot;preserve&quot;&quot;&gt; &lt;value&gt;&quot;&amp;[.C153]&amp;&quot;&lt;/value&gt; &lt;/data&gt;&quot;" office:value-type="string" office:string-value="  &lt;data name=&quot;Process.title&quot; xml:space=&quot;preserve&quot;&gt; &lt;value&gt;流程&lt;/value&gt; &lt;/data&gt;">
            <text:p><text:s text:c="2"/>&lt;data name="Process.title" xml:space="preserve"&gt; &lt;value&gt;流程&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cess</text:p>
          </table:table-cell>
          <table:table-cell table:style-name="ce12" office:value-type="string">
            <text:p>Document processes</text:p>
          </table:table-cell>
          <table:table-cell table:style-name="ce14" office:value-type="string">
            <text:p>流程文档</text:p>
          </table:table-cell>
          <table:table-cell table:style-name="ce12" table:formula="of:=&quot;  &lt;data name=&quot;&quot;&quot;&amp;[.A154]&amp;&quot;.description&quot;&quot; xml:space=&quot;&quot;preserve&quot;&quot;&gt; &lt;value&gt;&quot;&amp;[.B154]&amp;&quot;&lt;/value&gt; &lt;/data&gt;&quot;" office:value-type="string" office:string-value="  &lt;data name=&quot;Process.description&quot; xml:space=&quot;preserve&quot;&gt; &lt;value&gt;Document processes&lt;/value&gt; &lt;/data&gt;">
            <text:p><text:s text:c="2"/>&lt;data name="Process.description" xml:space="preserve"&gt; &lt;value&gt;Document processes&lt;/value&gt; &lt;/data&gt;</text:p>
          </table:table-cell>
          <table:table-cell table:style-name="ce12" table:formula="of:=&quot;  &lt;data name=&quot;&quot;&quot;&amp;[.A154]&amp;&quot;.description&quot;&quot; xml:space=&quot;&quot;preserve&quot;&quot;&gt; &lt;value&gt;&quot;&amp;[.C154]&amp;&quot;&lt;/value&gt; &lt;/data&gt;&quot;" office:value-type="string" office:string-value="  &lt;data name=&quot;Process.description&quot; xml:space=&quot;preserve&quot;&gt; &lt;value&gt;流程文档&lt;/value&gt; &lt;/data&gt;">
            <text:p><text:s text:c="2"/>&lt;data name="Process.description" xml:space="preserve"&gt; &lt;value&gt;流程文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text:p>
          </table:table-cell>
          <table:table-cell table:style-name="ce13" office:value-type="string">
            <text:p>技术价签</text:p>
          </table:table-cell>
          <table:table-cell table:style-name="ce11" table:formula="of:=&quot;  &lt;data name=&quot;&quot;&quot;&amp;[.A155]&amp;&quot;.title&quot;&quot; xml:space=&quot;&quot;preserve&quot;&quot;&gt; &lt;value&gt;&quot;&amp;[.B155]&amp;&quot;&lt;/value&gt; &lt;/data&gt;&quot;" office:value-type="string" office:string-value="  &lt;data name=&quot;Product card.title&quot; xml:space=&quot;preserve&quot;&gt; &lt;value&gt;Product card&lt;/value&gt; &lt;/data&gt;">
            <text:p><text:s text:c="2"/>&lt;data name="Product card.title" xml:space="preserve"&gt; &lt;value&gt;Product card&lt;/value&gt; &lt;/data&gt;</text:p>
          </table:table-cell>
          <table:table-cell table:style-name="ce11" table:formula="of:=&quot;  &lt;data name=&quot;&quot;&quot;&amp;[.A155]&amp;&quot;.title&quot;&quot; xml:space=&quot;&quot;preserve&quot;&quot;&gt; &lt;value&gt;&quot;&amp;[.C155]&amp;&quot;&lt;/value&gt; &lt;/data&gt;&quot;" office:value-type="string" office:string-value="  &lt;data name=&quot;Product card.title&quot; xml:space=&quot;preserve&quot;&gt; &lt;value&gt;技术价签&lt;/value&gt; &lt;/data&gt;">
            <text:p><text:s text:c="2"/>&lt;data name="Product card.title" xml:space="preserve"&gt; &lt;value&gt;技术价签&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text:p>
          </table:table-cell>
          <table:table-cell table:style-name="ce12" office:value-type="string">
            <text:p>Define product card</text:p>
          </table:table-cell>
          <table:table-cell table:style-name="ce12" office:value-type="string">
            <text:p>Product card</text:p>
          </table:table-cell>
          <table:table-cell table:style-name="ce12" table:formula="of:=&quot;  &lt;data name=&quot;&quot;&quot;&amp;[.A156]&amp;&quot;.description&quot;&quot; xml:space=&quot;&quot;preserve&quot;&quot;&gt; &lt;value&gt;&quot;&amp;[.B156]&amp;&quot;&lt;/value&gt; &lt;/data&gt;&quot;" office:value-type="string" office:string-value="  &lt;data name=&quot;Product card.description&quot; xml:space=&quot;preserve&quot;&gt; &lt;value&gt;Define product card&lt;/value&gt; &lt;/data&gt;">
            <text:p><text:s text:c="2"/>&lt;data name="Product card.description" xml:space="preserve"&gt; &lt;value&gt;Define product card&lt;/value&gt; &lt;/data&gt;</text:p>
          </table:table-cell>
          <table:table-cell table:style-name="ce12" table:formula="of:=&quot;  &lt;data name=&quot;&quot;&quot;&amp;[.A156]&amp;&quot;.description&quot;&quot; xml:space=&quot;&quot;preserve&quot;&quot;&gt; &lt;value&gt;&quot;&amp;[.C156]&amp;&quot;&lt;/value&gt; &lt;/data&gt;&quot;" office:value-type="string" office:string-value="  &lt;data name=&quot;Product card.description&quot; xml:space=&quot;preserve&quot;&gt; &lt;value&gt;Product card&lt;/value&gt; &lt;/data&gt;">
            <text:p><text:s text:c="2"/>&lt;data name="Product card.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duct card typology</text:p>
          </table:table-cell>
          <table:table-cell table:style-name="ce13" office:value-type="string">
            <text:p>商品标签和目录</text:p>
          </table:table-cell>
          <table:table-cell table:style-name="ce11" table:formula="of:=&quot;  &lt;data name=&quot;&quot;&quot;&amp;[.A157]&amp;&quot;.title&quot;&quot; xml:space=&quot;&quot;preserve&quot;&quot;&gt; &lt;value&gt;&quot;&amp;[.B157]&amp;&quot;&lt;/value&gt; &lt;/data&gt;&quot;" office:value-type="string" office:string-value="  &lt;data name=&quot;Product card typology.title&quot; xml:space=&quot;preserve&quot;&gt; &lt;value&gt;Product card typology&lt;/value&gt; &lt;/data&gt;">
            <text:p><text:s text:c="2"/>&lt;data name="Product card typology.title" xml:space="preserve"&gt; &lt;value&gt;Product card typology&lt;/value&gt; &lt;/data&gt;</text:p>
          </table:table-cell>
          <table:table-cell table:style-name="ce11" table:formula="of:=&quot;  &lt;data name=&quot;&quot;&quot;&amp;[.A157]&amp;&quot;.title&quot;&quot; xml:space=&quot;&quot;preserve&quot;&quot;&gt; &lt;value&gt;&quot;&amp;[.C157]&amp;&quot;&lt;/value&gt; &lt;/data&gt;&quot;" office:value-type="string" office:string-value="  &lt;data name=&quot;Product card typology.title&quot; xml:space=&quot;preserve&quot;&gt; &lt;value&gt;商品标签和目录&lt;/value&gt; &lt;/data&gt;">
            <text:p><text:s text:c="2"/>&lt;data name="Product card typology.title" xml:space="preserve"&gt; &lt;value&gt;商品标签和目录&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duct card typology</text:p>
          </table:table-cell>
          <table:table-cell table:style-name="ce12" office:value-type="string">
            <text:p>Identify and assign product card per typology</text:p>
          </table:table-cell>
          <table:table-cell table:style-name="ce12" office:value-type="string">
            <text:p>Product card</text:p>
          </table:table-cell>
          <table:table-cell table:style-name="ce12" table:formula="of:=&quot;  &lt;data name=&quot;&quot;&quot;&amp;[.A158]&amp;&quot;.description&quot;&quot; xml:space=&quot;&quot;preserve&quot;&quot;&gt; &lt;value&gt;&quot;&amp;[.B158]&amp;&quot;&lt;/value&gt; &lt;/data&gt;&quot;" office:value-type="string" office:string-value="  &lt;data name=&quot;Product card typology.description&quot; xml:space=&quot;preserve&quot;&gt; &lt;value&gt;Identify and assign product card per typology&lt;/value&gt; &lt;/data&gt;">
            <text:p><text:s text:c="2"/>&lt;data name="Product card typology.description" xml:space="preserve"&gt; &lt;value&gt;Identify and assign product card per typology&lt;/value&gt; &lt;/data&gt;</text:p>
          </table:table-cell>
          <table:table-cell table:style-name="ce12" table:formula="of:=&quot;  &lt;data name=&quot;&quot;&quot;&amp;[.A158]&amp;&quot;.description&quot;&quot; xml:space=&quot;&quot;preserve&quot;&quot;&gt; &lt;value&gt;&quot;&amp;[.C158]&amp;&quot;&lt;/value&gt; &lt;/data&gt;&quot;" office:value-type="string" office:string-value="  &lt;data name=&quot;Product card typology.description&quot; xml:space=&quot;preserve&quot;&gt; &lt;value&gt;Product card&lt;/value&gt; &lt;/data&gt;">
            <text:p><text:s text:c="2"/>&lt;data name="Product card typology.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text:p>
          </table:table-cell>
          <table:table-cell table:style-name="ce13" office:value-type="string">
            <text:p>项目</text:p>
          </table:table-cell>
          <table:table-cell table:style-name="ce11" table:formula="of:=&quot;  &lt;data name=&quot;&quot;&quot;&amp;[.A159]&amp;&quot;.title&quot;&quot; xml:space=&quot;&quot;preserve&quot;&quot;&gt; &lt;value&gt;&quot;&amp;[.B159]&amp;&quot;&lt;/value&gt; &lt;/data&gt;&quot;" office:value-type="string" office:string-value="  &lt;data name=&quot;Project.title&quot; xml:space=&quot;preserve&quot;&gt; &lt;value&gt;Project&lt;/value&gt; &lt;/data&gt;">
            <text:p><text:s text:c="2"/>&lt;data name="Project.title" xml:space="preserve"&gt; &lt;value&gt;Project&lt;/value&gt; &lt;/data&gt;</text:p>
          </table:table-cell>
          <table:table-cell table:style-name="ce11" table:formula="of:=&quot;  &lt;data name=&quot;&quot;&quot;&amp;[.A159]&amp;&quot;.title&quot;&quot; xml:space=&quot;&quot;preserve&quot;&quot;&gt; &lt;value&gt;&quot;&amp;[.C159]&amp;&quot;&lt;/value&gt; &lt;/data&gt;&quot;" office:value-type="string" office:string-value="  &lt;data name=&quot;Project.title&quot; xml:space=&quot;preserve&quot;&gt; &lt;value&gt;项目&lt;/value&gt; &lt;/data&gt;">
            <text:p><text:s text:c="2"/>&lt;data name="Project.title" xml:space="preserve"&gt; &lt;value&gt;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text:p>
          </table:table-cell>
          <table:table-cell table:style-name="ce12" office:value-type="string">
            <text:p>View, select, edit projects</text:p>
          </table:table-cell>
          <table:table-cell table:style-name="ce14" office:value-type="string">
            <text:p>查看<text:span text:style-name="T2">,</text:span><text:span text:style-name="T3">选择</text:span><text:span text:style-name="T2">,</text:span><text:span text:style-name="T3">更改项目</text:span></text:p>
          </table:table-cell>
          <table:table-cell table:style-name="ce12" table:formula="of:=&quot;  &lt;data name=&quot;&quot;&quot;&amp;[.A160]&amp;&quot;.description&quot;&quot; xml:space=&quot;&quot;preserve&quot;&quot;&gt; &lt;value&gt;&quot;&amp;[.B160]&amp;&quot;&lt;/value&gt; &lt;/data&gt;&quot;" office:value-type="string" office:string-value="  &lt;data name=&quot;Project.description&quot; xml:space=&quot;preserve&quot;&gt; &lt;value&gt;View, select, edit projects&lt;/value&gt; &lt;/data&gt;">
            <text:p><text:s text:c="2"/>&lt;data name="Project.description" xml:space="preserve"&gt; &lt;value&gt;View, select, edit projects&lt;/value&gt; &lt;/data&gt;</text:p>
          </table:table-cell>
          <table:table-cell table:style-name="ce12" table:formula="of:=&quot;  &lt;data name=&quot;&quot;&quot;&amp;[.A160]&amp;&quot;.description&quot;&quot; xml:space=&quot;&quot;preserve&quot;&quot;&gt; &lt;value&gt;&quot;&amp;[.C160]&amp;&quot;&lt;/value&gt; &lt;/data&gt;&quot;" office:value-type="string" office:string-value="  &lt;data name=&quot;Project.description&quot; xml:space=&quot;preserve&quot;&gt; &lt;value&gt;查看,选择,更改项目&lt;/value&gt; &lt;/data&gt;">
            <text:p><text:s text:c="2"/>&lt;data name="Project.description" xml:space="preserve"&gt; &lt;value&gt;查看,选择,更改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construction</text:p>
          </table:table-cell>
          <table:table-cell table:style-name="ce13" office:value-type="string">
            <text:p>装修工程</text:p>
          </table:table-cell>
          <table:table-cell table:style-name="ce11" table:formula="of:=&quot;  &lt;data name=&quot;&quot;&quot;&amp;[.A161]&amp;&quot;.title&quot;&quot; xml:space=&quot;&quot;preserve&quot;&quot;&gt; &lt;value&gt;&quot;&amp;[.B161]&amp;&quot;&lt;/value&gt; &lt;/data&gt;&quot;" office:value-type="string" office:string-value="  &lt;data name=&quot;Project construction.title&quot; xml:space=&quot;preserve&quot;&gt; &lt;value&gt;Project construction&lt;/value&gt; &lt;/data&gt;">
            <text:p><text:s text:c="2"/>&lt;data name="Project construction.title" xml:space="preserve"&gt; &lt;value&gt;Project construction&lt;/value&gt; &lt;/data&gt;</text:p>
          </table:table-cell>
          <table:table-cell table:style-name="ce11" table:formula="of:=&quot;  &lt;data name=&quot;&quot;&quot;&amp;[.A161]&amp;&quot;.title&quot;&quot; xml:space=&quot;&quot;preserve&quot;&quot;&gt; &lt;value&gt;&quot;&amp;[.C161]&amp;&quot;&lt;/value&gt; &lt;/data&gt;&quot;" office:value-type="string" office:string-value="  &lt;data name=&quot;Project construction.title&quot; xml:space=&quot;preserve&quot;&gt; &lt;value&gt;装修工程&lt;/value&gt; &lt;/data&gt;">
            <text:p><text:s text:c="2"/>&lt;data name="Project construction.title"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Project construction</text:p>
          </table:table-cell>
          <table:table-cell table:style-name="ce14" office:value-type="string">
            <text:p>装修工程</text:p>
          </table:table-cell>
          <table:table-cell table:style-name="ce12" table:formula="of:=&quot;  &lt;data name=&quot;&quot;&quot;&amp;[.A162]&amp;&quot;.description&quot;&quot; xml:space=&quot;&quot;preserve&quot;&quot;&gt; &lt;value&gt;&quot;&amp;[.B162]&amp;&quot;&lt;/value&gt; &lt;/data&gt;&quot;" office:value-type="string" office:string-value="  &lt;data name=&quot;Project construction.description&quot; xml:space=&quot;preserve&quot;&gt; &lt;value&gt;Project construction&lt;/value&gt; &lt;/data&gt;">
            <text:p><text:s text:c="2"/>&lt;data name="Project construction.description" xml:space="preserve"&gt; &lt;value&gt;Project construction&lt;/value&gt; &lt;/data&gt;</text:p>
          </table:table-cell>
          <table:table-cell table:style-name="ce12" table:formula="of:=&quot;  &lt;data name=&quot;&quot;&quot;&amp;[.A162]&amp;&quot;.description&quot;&quot; xml:space=&quot;&quot;preserve&quot;&quot;&gt; &lt;value&gt;&quot;&amp;[.C162]&amp;&quot;&lt;/value&gt; &lt;/data&gt;&quot;" office:value-type="string" office:string-value="  &lt;data name=&quot;Project construction.description&quot; xml:space=&quot;preserve&quot;&gt; &lt;value&gt;装修工程&lt;/value&gt; &lt;/data&gt;">
            <text:p><text:s text:c="2"/>&lt;data name="Project construction.description"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delivery</text:p>
          </table:table-cell>
          <table:table-cell table:style-name="ce13" office:value-type="string">
            <text:p>项目送货</text:p>
          </table:table-cell>
          <table:table-cell table:style-name="ce11" table:formula="of:=&quot;  &lt;data name=&quot;&quot;&quot;&amp;[.A163]&amp;&quot;.title&quot;&quot; xml:space=&quot;&quot;preserve&quot;&quot;&gt; &lt;value&gt;&quot;&amp;[.B163]&amp;&quot;&lt;/value&gt; &lt;/data&gt;&quot;" office:value-type="string" office:string-value="  &lt;data name=&quot;Project delivery.title&quot; xml:space=&quot;preserve&quot;&gt; &lt;value&gt;Project delivery&lt;/value&gt; &lt;/data&gt;">
            <text:p><text:s text:c="2"/>&lt;data name="Project delivery.title" xml:space="preserve"&gt; &lt;value&gt;Project delivery&lt;/value&gt; &lt;/data&gt;</text:p>
          </table:table-cell>
          <table:table-cell table:style-name="ce11" table:formula="of:=&quot;  &lt;data name=&quot;&quot;&quot;&amp;[.A163]&amp;&quot;.title&quot;&quot; xml:space=&quot;&quot;preserve&quot;&quot;&gt; &lt;value&gt;&quot;&amp;[.C163]&amp;&quot;&lt;/value&gt; &lt;/data&gt;&quot;" office:value-type="string" office:string-value="  &lt;data name=&quot;Project delivery.title&quot; xml:space=&quot;preserve&quot;&gt; &lt;value&gt;项目送货&lt;/value&gt; &lt;/data&gt;">
            <text:p><text:s text:c="2"/>&lt;data name="Project delivery.title" xml:space="preserve"&gt; &lt;value&gt;项目送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delivery</text:p>
          </table:table-cell>
          <table:table-cell table:number-columns-repeated="2" table:style-name="ce12" office:value-type="string">
            <text:p>Goods to be delivered for project</text:p>
          </table:table-cell>
          <table:table-cell table:style-name="ce12" table:formula="of:=&quot;  &lt;data name=&quot;&quot;&quot;&amp;[.A164]&amp;&quot;.description&quot;&quot; xml:space=&quot;&quot;preserve&quot;&quot;&gt; &lt;value&gt;&quot;&amp;[.B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12" table:formula="of:=&quot;  &lt;data name=&quot;&quot;&quot;&amp;[.A164]&amp;&quot;.description&quot;&quot; xml:space=&quot;&quot;preserve&quot;&quot;&gt; &lt;value&gt;&quot;&amp;[.C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maintenance</text:p>
          </table:table-cell>
          <table:table-cell table:style-name="ce13" office:value-type="string">
            <text:p>维修项目</text:p>
          </table:table-cell>
          <table:table-cell table:style-name="ce11" table:formula="of:=&quot;  &lt;data name=&quot;&quot;&quot;&amp;[.A165]&amp;&quot;.title&quot;&quot; xml:space=&quot;&quot;preserve&quot;&quot;&gt; &lt;value&gt;&quot;&amp;[.B165]&amp;&quot;&lt;/value&gt; &lt;/data&gt;&quot;" office:value-type="string" office:string-value="  &lt;data name=&quot;Project maintenance.title&quot; xml:space=&quot;preserve&quot;&gt; &lt;value&gt;Project maintenance&lt;/value&gt; &lt;/data&gt;">
            <text:p><text:s text:c="2"/>&lt;data name="Project maintenance.title" xml:space="preserve"&gt; &lt;value&gt;Project maintenance&lt;/value&gt; &lt;/data&gt;</text:p>
          </table:table-cell>
          <table:table-cell table:style-name="ce11" table:formula="of:=&quot;  &lt;data name=&quot;&quot;&quot;&amp;[.A165]&amp;&quot;.title&quot;&quot; xml:space=&quot;&quot;preserve&quot;&quot;&gt; &lt;value&gt;&quot;&amp;[.C165]&amp;&quot;&lt;/value&gt; &lt;/data&gt;&quot;" office:value-type="string" office:string-value="  &lt;data name=&quot;Project maintenance.title&quot; xml:space=&quot;preserve&quot;&gt; &lt;value&gt;维修项目&lt;/value&gt; &lt;/data&gt;">
            <text:p><text:s text:c="2"/>&lt;data name="Project maintenance.title" xml:space="preserve"&gt; &lt;value&gt;维修项目&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maintenance</text:p>
          </table:table-cell>
          <table:table-cell table:style-name="ce12" office:value-type="string">
            <text:p>Register project maintenance</text:p>
          </table:table-cell>
          <table:table-cell table:style-name="ce14" office:value-type="string">
            <text:p>纪录维修项目</text:p>
          </table:table-cell>
          <table:table-cell table:style-name="ce12" table:formula="of:=&quot;  &lt;data name=&quot;&quot;&quot;&amp;[.A166]&amp;&quot;.description&quot;&quot; xml:space=&quot;&quot;preserve&quot;&quot;&gt; &lt;value&gt;&quot;&amp;[.B166]&amp;&quot;&lt;/value&gt; &lt;/data&gt;&quot;" office:value-type="string" office:string-value="  &lt;data name=&quot;Project maintenance.description&quot; xml:space=&quot;preserve&quot;&gt; &lt;value&gt;Register project maintenance&lt;/value&gt; &lt;/data&gt;">
            <text:p><text:s text:c="2"/>&lt;data name="Project maintenance.description" xml:space="preserve"&gt; &lt;value&gt;Register project maintenance&lt;/value&gt; &lt;/data&gt;</text:p>
          </table:table-cell>
          <table:table-cell table:style-name="ce12" table:formula="of:=&quot;  &lt;data name=&quot;&quot;&quot;&amp;[.A166]&amp;&quot;.description&quot;&quot; xml:space=&quot;&quot;preserve&quot;&quot;&gt; &lt;value&gt;&quot;&amp;[.C166]&amp;&quot;&lt;/value&gt; &lt;/data&gt;&quot;" office:value-type="string" office:string-value="  &lt;data name=&quot;Project maintenance.description&quot; xml:space=&quot;preserve&quot;&gt; &lt;value&gt;纪录维修项目&lt;/value&gt; &lt;/data&gt;">
            <text:p><text:s text:c="2"/>&lt;data name="Project maintenance.description" xml:space="preserve"&gt; &lt;value&gt;纪录维修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ject room</text:p>
          </table:table-cell>
          <table:table-cell table:style-name="ce13" office:value-type="string">
            <text:p>设定房间</text:p>
          </table:table-cell>
          <table:table-cell table:style-name="ce11" table:formula="of:=&quot;  &lt;data name=&quot;&quot;&quot;&amp;[.A167]&amp;&quot;.title&quot;&quot; xml:space=&quot;&quot;preserve&quot;&quot;&gt; &lt;value&gt;&quot;&amp;[.B167]&amp;&quot;&lt;/value&gt; &lt;/data&gt;&quot;" office:value-type="string" office:string-value="  &lt;data name=&quot;Project room.title&quot; xml:space=&quot;preserve&quot;&gt; &lt;value&gt;Project room&lt;/value&gt; &lt;/data&gt;">
            <text:p><text:s text:c="2"/>&lt;data name="Project room.title" xml:space="preserve"&gt; &lt;value&gt;Project room&lt;/value&gt; &lt;/data&gt;</text:p>
          </table:table-cell>
          <table:table-cell table:style-name="ce11" table:formula="of:=&quot;  &lt;data name=&quot;&quot;&quot;&amp;[.A167]&amp;&quot;.title&quot;&quot; xml:space=&quot;&quot;preserve&quot;&quot;&gt; &lt;value&gt;&quot;&amp;[.C167]&amp;&quot;&lt;/value&gt; &lt;/data&gt;&quot;" office:value-type="string" office:string-value="  &lt;data name=&quot;Project room.title&quot; xml:space=&quot;preserve&quot;&gt; &lt;value&gt;设定房间&lt;/value&gt; &lt;/data&gt;">
            <text:p><text:s text:c="2"/>&lt;data name="Project room.title" xml:space="preserve"&gt; &lt;value&gt;设定房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room</text:p>
          </table:table-cell>
          <table:table-cell table:style-name="ce12" office:value-type="string">
            <text:p>Define rooms for the selected project</text:p>
          </table:table-cell>
          <table:table-cell table:style-name="ce14" office:value-type="string">
            <text:p>设定项目的房间 <text:span text:style-name="T2">(</text:span><text:span text:style-name="T3">需先选择项目</text:span><text:span text:style-name="T2">)</text:span></text:p>
          </table:table-cell>
          <table:table-cell table:style-name="ce12" table:formula="of:=&quot;  &lt;data name=&quot;&quot;&quot;&amp;[.A168]&amp;&quot;.description&quot;&quot; xml:space=&quot;&quot;preserve&quot;&quot;&gt; &lt;value&gt;&quot;&amp;[.B168]&amp;&quot;&lt;/value&gt; &lt;/data&gt;&quot;" office:value-type="string" office:string-value="  &lt;data name=&quot;Project room.description&quot; xml:space=&quot;preserve&quot;&gt; &lt;value&gt;Define rooms for the selected project&lt;/value&gt; &lt;/data&gt;">
            <text:p><text:s text:c="2"/>&lt;data name="Project room.description" xml:space="preserve"&gt; &lt;value&gt;Define rooms for the selected project&lt;/value&gt; &lt;/data&gt;</text:p>
          </table:table-cell>
          <table:table-cell table:style-name="ce12" table:formula="of:=&quot;  &lt;data name=&quot;&quot;&quot;&amp;[.A168]&amp;&quot;.description&quot;&quot; xml:space=&quot;&quot;preserve&quot;&quot;&gt; &lt;value&gt;&quot;&amp;[.C168]&amp;&quot;&lt;/value&gt; &lt;/data&gt;&quot;" office:value-type="string" office:string-value="  &lt;data name=&quot;Project room.description&quot; xml:space=&quot;preserve&quot;&gt; &lt;value&gt;设定项目的房间 (需先选择项目)&lt;/value&gt; &lt;/data&gt;">
            <text:p><text:s text:c="2"/>&lt;data name="Project room.description" xml:space="preserve"&gt; &lt;value&gt;设定项目的房间 (需先选择项目)&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ject schedule</text:p>
          </table:table-cell>
          <table:table-cell table:style-name="ce11" office:value-type="string">
            <text:p>Schedule</text:p>
          </table:table-cell>
          <table:table-cell table:style-name="ce13" office:value-type="string">
            <text:p>时间表</text:p>
          </table:table-cell>
          <table:table-cell table:style-name="ce11" table:formula="of:=&quot;  &lt;data name=&quot;&quot;&quot;&amp;[.A169]&amp;&quot;.title&quot;&quot; xml:space=&quot;&quot;preserve&quot;&quot;&gt; &lt;value&gt;&quot;&amp;[.B169]&amp;&quot;&lt;/value&gt; &lt;/data&gt;&quot;" office:value-type="string" office:string-value="  &lt;data name=&quot;Project schedule.title&quot; xml:space=&quot;preserve&quot;&gt; &lt;value&gt;Schedule&lt;/value&gt; &lt;/data&gt;">
            <text:p><text:s text:c="2"/>&lt;data name="Project schedule.title" xml:space="preserve"&gt; &lt;value&gt;Schedule&lt;/value&gt; &lt;/data&gt;</text:p>
          </table:table-cell>
          <table:table-cell table:style-name="ce11" table:formula="of:=&quot;  &lt;data name=&quot;&quot;&quot;&amp;[.A169]&amp;&quot;.title&quot;&quot; xml:space=&quot;&quot;preserve&quot;&quot;&gt; &lt;value&gt;&quot;&amp;[.C169]&amp;&quot;&lt;/value&gt; &lt;/data&gt;&quot;" office:value-type="string" office:string-value="  &lt;data name=&quot;Project schedule.title&quot; xml:space=&quot;preserve&quot;&gt; &lt;value&gt;时间表&lt;/value&gt; &lt;/data&gt;">
            <text:p><text:s text:c="2"/>&lt;data name="Project schedule.title" xml:space="preserve"&gt; &lt;value&gt;时间表&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ject schedule</text:p>
          </table:table-cell>
          <table:table-cell table:number-columns-repeated="2" table:style-name="ce12" office:value-type="string">
            <text:p>Schedule</text:p>
          </table:table-cell>
          <table:table-cell table:style-name="ce12" table:formula="of:=&quot;  &lt;data name=&quot;&quot;&quot;&amp;[.A170]&amp;&quot;.description&quot;&quot; xml:space=&quot;&quot;preserve&quot;&quot;&gt; &lt;value&gt;&quot;&amp;[.B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12" table:formula="of:=&quot;  &lt;data name=&quot;&quot;&quot;&amp;[.A170]&amp;&quot;.description&quot;&quot; xml:space=&quot;&quot;preserve&quot;&quot;&gt; &lt;value&gt;&quot;&amp;[.C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posal</text:p>
          </table:table-cell>
          <table:table-cell table:style-name="ce13" office:value-type="string">
            <text:p>预算</text:p>
          </table:table-cell>
          <table:table-cell table:style-name="ce11" table:formula="of:=&quot;  &lt;data name=&quot;&quot;&quot;&amp;[.A171]&amp;&quot;.title&quot;&quot; xml:space=&quot;&quot;preserve&quot;&quot;&gt; &lt;value&gt;&quot;&amp;[.B171]&amp;&quot;&lt;/value&gt; &lt;/data&gt;&quot;" office:value-type="string" office:string-value="  &lt;data name=&quot;Proposal.title&quot; xml:space=&quot;preserve&quot;&gt; &lt;value&gt;Proposal&lt;/value&gt; &lt;/data&gt;">
            <text:p><text:s text:c="2"/>&lt;data name="Proposal.title" xml:space="preserve"&gt; &lt;value&gt;Proposal&lt;/value&gt; &lt;/data&gt;</text:p>
          </table:table-cell>
          <table:table-cell table:style-name="ce11" table:formula="of:=&quot;  &lt;data name=&quot;&quot;&quot;&amp;[.A171]&amp;&quot;.title&quot;&quot; xml:space=&quot;&quot;preserve&quot;&quot;&gt; &lt;value&gt;&quot;&amp;[.C171]&amp;&quot;&lt;/value&gt; &lt;/data&gt;&quot;" office:value-type="string" office:string-value="  &lt;data name=&quot;Proposal.title&quot; xml:space=&quot;preserve&quot;&gt; &lt;value&gt;预算&lt;/value&gt; &lt;/data&gt;">
            <text:p><text:s text:c="2"/>&lt;data name="Proposal.title"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posal</text:p>
          </table:table-cell>
          <table:table-cell table:style-name="ce12" office:value-type="string">
            <text:p>View the proposal for the selected project</text:p>
          </table:table-cell>
          <table:table-cell table:style-name="ce14" office:value-type="string">
            <text:p>查看项目的预算<text:span text:style-name="T2">(</text:span><text:span text:style-name="T3">需先选择项目</text:span><text:span text:style-name="T2">)</text:span></text:p>
          </table:table-cell>
          <table:table-cell table:style-name="ce12" table:formula="of:=&quot;  &lt;data name=&quot;&quot;&quot;&amp;[.A172]&amp;&quot;.description&quot;&quot; xml:space=&quot;&quot;preserve&quot;&quot;&gt; &lt;value&gt;&quot;&amp;[.B172]&amp;&quot;&lt;/value&gt; &lt;/data&gt;&quot;" office:value-type="string" office:string-value="  &lt;data name=&quot;Proposal.description&quot; xml:space=&quot;preserve&quot;&gt; &lt;value&gt;View the proposal for the selected project&lt;/value&gt; &lt;/data&gt;">
            <text:p><text:s text:c="2"/>&lt;data name="Proposal.description" xml:space="preserve"&gt; &lt;value&gt;View the proposal for the selected project&lt;/value&gt; &lt;/data&gt;</text:p>
          </table:table-cell>
          <table:table-cell table:style-name="ce12" table:formula="of:=&quot;  &lt;data name=&quot;&quot;&quot;&amp;[.A172]&amp;&quot;.description&quot;&quot; xml:space=&quot;&quot;preserve&quot;&quot;&gt; &lt;value&gt;&quot;&amp;[.C172]&amp;&quot;&lt;/value&gt; &lt;/data&gt;&quot;" office:value-type="string" office:string-value="  &lt;data name=&quot;Proposal.description&quot; xml:space=&quot;preserve&quot;&gt; &lt;value&gt;查看项目的预算(需先选择项目)&lt;/value&gt; &lt;/data&gt;">
            <text:p><text:s text:c="2"/>&lt;data name="Proposal.description" xml:space="preserve"&gt; &lt;value&gt;查看项目的预算(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text:p>
          </table:table-cell>
          <table:table-cell table:style-name="ce13" office:value-type="string">
            <text:p>促销</text:p>
          </table:table-cell>
          <table:table-cell table:style-name="ce11" table:formula="of:=&quot;  &lt;data name=&quot;&quot;&quot;&amp;[.A173]&amp;&quot;.title&quot;&quot; xml:space=&quot;&quot;preserve&quot;&quot;&gt; &lt;value&gt;&quot;&amp;[.B173]&amp;&quot;&lt;/value&gt; &lt;/data&gt;&quot;" office:value-type="string" office:string-value="  &lt;data name=&quot;Promotion.title&quot; xml:space=&quot;preserve&quot;&gt; &lt;value&gt;Promotion&lt;/value&gt; &lt;/data&gt;">
            <text:p><text:s text:c="2"/>&lt;data name="Promotion.title" xml:space="preserve"&gt; &lt;value&gt;Promotion&lt;/value&gt; &lt;/data&gt;</text:p>
          </table:table-cell>
          <table:table-cell table:style-name="ce11" table:formula="of:=&quot;  &lt;data name=&quot;&quot;&quot;&amp;[.A173]&amp;&quot;.title&quot;&quot; xml:space=&quot;&quot;preserve&quot;&quot;&gt; &lt;value&gt;&quot;&amp;[.C173]&amp;&quot;&lt;/value&gt; &lt;/data&gt;&quot;" office:value-type="string" office:string-value="  &lt;data name=&quot;Promotion.title&quot; xml:space=&quot;preserve&quot;&gt; &lt;value&gt;促销&lt;/value&gt; &lt;/data&gt;">
            <text:p><text:s text:c="2"/>&lt;data name="Promotion.title" xml:space="preserve"&gt; &lt;value&gt;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text:p>
          </table:table-cell>
          <table:table-cell table:style-name="ce12" office:value-type="string">
            <text:p>Define promotion</text:p>
          </table:table-cell>
          <table:table-cell table:style-name="ce14" office:value-type="string">
            <text:p>定义促销</text:p>
          </table:table-cell>
          <table:table-cell table:style-name="ce12" table:formula="of:=&quot;  &lt;data name=&quot;&quot;&quot;&amp;[.A174]&amp;&quot;.description&quot;&quot; xml:space=&quot;&quot;preserve&quot;&quot;&gt; &lt;value&gt;&quot;&amp;[.B174]&amp;&quot;&lt;/value&gt; &lt;/data&gt;&quot;" office:value-type="string" office:string-value="  &lt;data name=&quot;Promotion.description&quot; xml:space=&quot;preserve&quot;&gt; &lt;value&gt;Define promotion&lt;/value&gt; &lt;/data&gt;">
            <text:p><text:s text:c="2"/>&lt;data name="Promotion.description" xml:space="preserve"&gt; &lt;value&gt;Define promotion&lt;/value&gt; &lt;/data&gt;</text:p>
          </table:table-cell>
          <table:table-cell table:style-name="ce12" table:formula="of:=&quot;  &lt;data name=&quot;&quot;&quot;&amp;[.A174]&amp;&quot;.description&quot;&quot; xml:space=&quot;&quot;preserve&quot;&quot;&gt; &lt;value&gt;&quot;&amp;[.C174]&amp;&quot;&lt;/value&gt; &lt;/data&gt;&quot;" office:value-type="string" office:string-value="  &lt;data name=&quot;Promotion.description&quot; xml:space=&quot;preserve&quot;&gt; &lt;value&gt;定义促销&lt;/value&gt; &lt;/data&gt;">
            <text:p><text:s text:c="2"/>&lt;data name="Promotion.description" xml:space="preserve"&gt; &lt;value&gt;定义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excluded</text:p>
          </table:table-cell>
          <table:table-cell table:style-name="ce13" office:value-type="string">
            <text:p>促销排除</text:p>
          </table:table-cell>
          <table:table-cell table:style-name="ce11" table:formula="of:=&quot;  &lt;data name=&quot;&quot;&quot;&amp;[.A175]&amp;&quot;.title&quot;&quot; xml:space=&quot;&quot;preserve&quot;&quot;&gt; &lt;value&gt;&quot;&amp;[.B175]&amp;&quot;&lt;/value&gt; &lt;/data&gt;&quot;" office:value-type="string" office:string-value="  &lt;data name=&quot;Promotion excluded.title&quot; xml:space=&quot;preserve&quot;&gt; &lt;value&gt;Promotion excluded&lt;/value&gt; &lt;/data&gt;">
            <text:p><text:s text:c="2"/>&lt;data name="Promotion excluded.title" xml:space="preserve"&gt; &lt;value&gt;Promotion excluded&lt;/value&gt; &lt;/data&gt;</text:p>
          </table:table-cell>
          <table:table-cell table:style-name="ce11" table:formula="of:=&quot;  &lt;data name=&quot;&quot;&quot;&amp;[.A175]&amp;&quot;.title&quot;&quot; xml:space=&quot;&quot;preserve&quot;&quot;&gt; &lt;value&gt;&quot;&amp;[.C175]&amp;&quot;&lt;/value&gt; &lt;/data&gt;&quot;" office:value-type="string" office:string-value="  &lt;data name=&quot;Promotion excluded.title&quot; xml:space=&quot;preserve&quot;&gt; &lt;value&gt;促销排除&lt;/value&gt; &lt;/data&gt;">
            <text:p><text:s text:c="2"/>&lt;data name="Promotion excluded.title" xml:space="preserve"&gt; &lt;value&gt;促销排除&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excluded</text:p>
          </table:table-cell>
          <table:table-cell table:number-columns-repeated="2" table:style-name="ce12" office:value-type="string">
            <text:p>Define items excluded from promotion</text:p>
          </table:table-cell>
          <table:table-cell table:style-name="ce12" table:formula="of:=&quot;  &lt;data name=&quot;&quot;&quot;&amp;[.A176]&amp;&quot;.description&quot;&quot; xml:space=&quot;&quot;preserve&quot;&quot;&gt; &lt;value&gt;&quot;&amp;[.B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12" table:formula="of:=&quot;  &lt;data name=&quot;&quot;&quot;&amp;[.A176]&amp;&quot;.description&quot;&quot; xml:space=&quot;&quot;preserve&quot;&quot;&gt; &lt;value&gt;&quot;&amp;[.C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item</text:p>
          </table:table-cell>
          <table:table-cell table:style-name="ce13" office:value-type="string">
            <text:p>促销商品</text:p>
          </table:table-cell>
          <table:table-cell table:style-name="ce11" table:formula="of:=&quot;  &lt;data name=&quot;&quot;&quot;&amp;[.A177]&amp;&quot;.title&quot;&quot; xml:space=&quot;&quot;preserve&quot;&quot;&gt; &lt;value&gt;&quot;&amp;[.B177]&amp;&quot;&lt;/value&gt; &lt;/data&gt;&quot;" office:value-type="string" office:string-value="  &lt;data name=&quot;Promotion item.title&quot; xml:space=&quot;preserve&quot;&gt; &lt;value&gt;Promotion item&lt;/value&gt; &lt;/data&gt;">
            <text:p><text:s text:c="2"/>&lt;data name="Promotion item.title" xml:space="preserve"&gt; &lt;value&gt;Promotion item&lt;/value&gt; &lt;/data&gt;</text:p>
          </table:table-cell>
          <table:table-cell table:style-name="ce11" table:formula="of:=&quot;  &lt;data name=&quot;&quot;&quot;&amp;[.A177]&amp;&quot;.title&quot;&quot; xml:space=&quot;&quot;preserve&quot;&quot;&gt; &lt;value&gt;&quot;&amp;[.C177]&amp;&quot;&lt;/value&gt; &lt;/data&gt;&quot;" office:value-type="string" office:string-value="  &lt;data name=&quot;Promotion item.title&quot; xml:space=&quot;preserve&quot;&gt; &lt;value&gt;促销商品&lt;/value&gt; &lt;/data&gt;">
            <text:p><text:s text:c="2"/>&lt;data name="Promotion item.title" xml:space="preserve"&gt; &lt;value&gt;促销商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item</text:p>
          </table:table-cell>
          <table:table-cell table:style-name="ce12" office:value-type="string">
            <text:p>Define promotion items (DM)</text:p>
          </table:table-cell>
          <table:table-cell table:style-name="ce14" office:value-type="string">
            <text:p>定义促销商品</text:p>
          </table:table-cell>
          <table:table-cell table:style-name="ce12" table:formula="of:=&quot;  &lt;data name=&quot;&quot;&quot;&amp;[.A178]&amp;&quot;.description&quot;&quot; xml:space=&quot;&quot;preserve&quot;&quot;&gt; &lt;value&gt;&quot;&amp;[.B178]&amp;&quot;&lt;/value&gt; &lt;/data&gt;&quot;" office:value-type="string" office:string-value="  &lt;data name=&quot;Promotion item.description&quot; xml:space=&quot;preserve&quot;&gt; &lt;value&gt;Define promotion items (DM)&lt;/value&gt; &lt;/data&gt;">
            <text:p><text:s text:c="2"/>&lt;data name="Promotion item.description" xml:space="preserve"&gt; &lt;value&gt;Define promotion items (DM)&lt;/value&gt; &lt;/data&gt;</text:p>
          </table:table-cell>
          <table:table-cell table:style-name="ce12" table:formula="of:=&quot;  &lt;data name=&quot;&quot;&quot;&amp;[.A178]&amp;&quot;.description&quot;&quot; xml:space=&quot;&quot;preserve&quot;&quot;&gt; &lt;value&gt;&quot;&amp;[.C178]&amp;&quot;&lt;/value&gt; &lt;/data&gt;&quot;" office:value-type="string" office:string-value="  &lt;data name=&quot;Promotion item.description&quot; xml:space=&quot;preserve&quot;&gt; &lt;value&gt;定义促销商品&lt;/value&gt; &lt;/data&gt;">
            <text:p><text:s text:c="2"/>&lt;data name="Promotion item.description" xml:space="preserve"&gt; &lt;value&gt;定义促销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level</text:p>
          </table:table-cell>
          <table:table-cell table:style-name="ce13" office:value-type="string">
            <text:p>促销程度</text:p>
          </table:table-cell>
          <table:table-cell table:style-name="ce11" table:formula="of:=&quot;  &lt;data name=&quot;&quot;&quot;&amp;[.A179]&amp;&quot;.title&quot;&quot; xml:space=&quot;&quot;preserve&quot;&quot;&gt; &lt;value&gt;&quot;&amp;[.B179]&amp;&quot;&lt;/value&gt; &lt;/data&gt;&quot;" office:value-type="string" office:string-value="  &lt;data name=&quot;Promotion level.title&quot; xml:space=&quot;preserve&quot;&gt; &lt;value&gt;Promotion level&lt;/value&gt; &lt;/data&gt;">
            <text:p><text:s text:c="2"/>&lt;data name="Promotion level.title" xml:space="preserve"&gt; &lt;value&gt;Promotion level&lt;/value&gt; &lt;/data&gt;</text:p>
          </table:table-cell>
          <table:table-cell table:style-name="ce11" table:formula="of:=&quot;  &lt;data name=&quot;&quot;&quot;&amp;[.A179]&amp;&quot;.title&quot;&quot; xml:space=&quot;&quot;preserve&quot;&quot;&gt; &lt;value&gt;&quot;&amp;[.C179]&amp;&quot;&lt;/value&gt; &lt;/data&gt;&quot;" office:value-type="string" office:string-value="  &lt;data name=&quot;Promotion level.title&quot; xml:space=&quot;preserve&quot;&gt; &lt;value&gt;促销程度&lt;/value&gt; &lt;/data&gt;">
            <text:p><text:s text:c="2"/>&lt;data name="Promotion level.title" xml:space="preserve"&gt; &lt;value&gt;促销程度&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level</text:p>
          </table:table-cell>
          <table:table-cell table:number-columns-repeated="2" table:style-name="ce12" office:value-type="string">
            <text:p>Define discount level for promotion</text:p>
          </table:table-cell>
          <table:table-cell table:style-name="ce12" table:formula="of:=&quot;  &lt;data name=&quot;&quot;&quot;&amp;[.A180]&amp;&quot;.description&quot;&quot; xml:space=&quot;&quot;preserve&quot;&quot;&gt; &lt;value&gt;&quot;&amp;[.B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12" table:formula="of:=&quot;  &lt;data name=&quot;&quot;&quot;&amp;[.A180]&amp;&quot;.description&quot;&quot; xml:space=&quot;&quot;preserve&quot;&quot;&gt; &lt;value&gt;&quot;&amp;[.C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6" office:value-type="string">
            <text:p><text:s/></text:p>
          </table:table-cell>
          <table:table-cell table:number-columns-repeated="250"/>
        </table:table-row>
        <table:table-row table:style-name="ro2">
          <table:table-cell table:style-name="ce11" office:value-type="string">
            <text:p>Promotion object</text:p>
          </table:table-cell>
          <table:table-cell table:style-name="ce11" office:value-type="string">
            <text:p>Assign voucher</text:p>
          </table:table-cell>
          <table:table-cell table:style-name="ce13" office:value-type="string">
            <text:p>选择礼券</text:p>
          </table:table-cell>
          <table:table-cell table:style-name="ce11" table:formula="of:=&quot;  &lt;data name=&quot;&quot;&quot;&amp;[.A181]&amp;&quot;.title&quot;&quot; xml:space=&quot;&quot;preserve&quot;&quot;&gt; &lt;value&gt;&quot;&amp;[.B181]&amp;&quot;&lt;/value&gt; &lt;/data&gt;&quot;" office:value-type="string" office:string-value="  &lt;data name=&quot;Promotion object.title&quot; xml:space=&quot;preserve&quot;&gt; &lt;value&gt;Assign voucher&lt;/value&gt; &lt;/data&gt;">
            <text:p><text:s text:c="2"/>&lt;data name="Promotion object.title" xml:space="preserve"&gt; &lt;value&gt;Assign voucher&lt;/value&gt; &lt;/data&gt;</text:p>
          </table:table-cell>
          <table:table-cell table:style-name="ce11" table:formula="of:=&quot;  &lt;data name=&quot;&quot;&quot;&amp;[.A181]&amp;&quot;.title&quot;&quot; xml:space=&quot;&quot;preserve&quot;&quot;&gt; &lt;value&gt;&quot;&amp;[.C181]&amp;&quot;&lt;/value&gt; &lt;/data&gt;&quot;" office:value-type="string" office:string-value="  &lt;data name=&quot;Promotion object.title&quot; xml:space=&quot;preserve&quot;&gt; &lt;value&gt;选择礼券&lt;/value&gt; &lt;/data&gt;">
            <text:p><text:s text:c="2"/>&lt;data name="Promotion object.title" xml:space="preserve"&gt; &lt;value&gt;选择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object</text:p>
          </table:table-cell>
          <table:table-cell table:number-columns-repeated="2" table:style-name="ce12" office:value-type="string">
            <text:p>Assign promotion discount to object</text:p>
          </table:table-cell>
          <table:table-cell table:style-name="ce12" table:formula="of:=&quot;  &lt;data name=&quot;&quot;&quot;&amp;[.A182]&amp;&quot;.description&quot;&quot; xml:space=&quot;&quot;preserve&quot;&quot;&gt; &lt;value&gt;&quot;&amp;[.B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12" table:formula="of:=&quot;  &lt;data name=&quot;&quot;&quot;&amp;[.A182]&amp;&quot;.description&quot;&quot; xml:space=&quot;&quot;preserve&quot;&quot;&gt; &lt;value&gt;&quot;&amp;[.C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motion supplier</text:p>
          </table:table-cell>
          <table:table-cell table:style-name="ce13" office:value-type="string">
            <text:p>供应商促销</text:p>
          </table:table-cell>
          <table:table-cell table:style-name="ce11" table:formula="of:=&quot;  &lt;data name=&quot;&quot;&quot;&amp;[.A183]&amp;&quot;.title&quot;&quot; xml:space=&quot;&quot;preserve&quot;&quot;&gt; &lt;value&gt;&quot;&amp;[.B183]&amp;&quot;&lt;/value&gt; &lt;/data&gt;&quot;" office:value-type="string" office:string-value="  &lt;data name=&quot;Promotion supplier.title&quot; xml:space=&quot;preserve&quot;&gt; &lt;value&gt;Promotion supplier&lt;/value&gt; &lt;/data&gt;">
            <text:p><text:s text:c="2"/>&lt;data name="Promotion supplier.title" xml:space="preserve"&gt; &lt;value&gt;Promotion supplier&lt;/value&gt; &lt;/data&gt;</text:p>
          </table:table-cell>
          <table:table-cell table:style-name="ce11" table:formula="of:=&quot;  &lt;data name=&quot;&quot;&quot;&amp;[.A183]&amp;&quot;.title&quot;&quot; xml:space=&quot;&quot;preserve&quot;&quot;&gt; &lt;value&gt;&quot;&amp;[.C183]&amp;&quot;&lt;/value&gt; &lt;/data&gt;&quot;" office:value-type="string" office:string-value="  &lt;data name=&quot;Promotion supplier.title&quot; xml:space=&quot;preserve&quot;&gt; &lt;value&gt;供应商促销&lt;/value&gt; &lt;/data&gt;">
            <text:p><text:s text:c="2"/>&lt;data name="Promotion supplier.title" xml:space="preserve"&gt; &lt;value&gt;供应商促销&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motion supplier</text:p>
          </table:table-cell>
          <table:table-cell table:style-name="ce12" office:value-type="string">
            <text:p>Define promotion per supplier</text:p>
          </table:table-cell>
          <table:table-cell table:style-name="ce14" office:value-type="string">
            <text:p>定义供应商促销</text:p>
          </table:table-cell>
          <table:table-cell table:style-name="ce12" table:formula="of:=&quot;  &lt;data name=&quot;&quot;&quot;&amp;[.A184]&amp;&quot;.description&quot;&quot; xml:space=&quot;&quot;preserve&quot;&quot;&gt; &lt;value&gt;&quot;&amp;[.B184]&amp;&quot;&lt;/value&gt; &lt;/data&gt;&quot;" office:value-type="string" office:string-value="  &lt;data name=&quot;Promotion supplier.description&quot; xml:space=&quot;preserve&quot;&gt; &lt;value&gt;Define promotion per supplier&lt;/value&gt; &lt;/data&gt;">
            <text:p><text:s text:c="2"/>&lt;data name="Promotion supplier.description" xml:space="preserve"&gt; &lt;value&gt;Define promotion per supplier&lt;/value&gt; &lt;/data&gt;</text:p>
          </table:table-cell>
          <table:table-cell table:style-name="ce12" table:formula="of:=&quot;  &lt;data name=&quot;&quot;&quot;&amp;[.A184]&amp;&quot;.description&quot;&quot; xml:space=&quot;&quot;preserve&quot;&quot;&gt; &lt;value&gt;&quot;&amp;[.C184]&amp;&quot;&lt;/value&gt; &lt;/data&gt;&quot;" office:value-type="string" office:string-value="  &lt;data name=&quot;Promotion supplier.description&quot; xml:space=&quot;preserve&quot;&gt; &lt;value&gt;定义供应商促销&lt;/value&gt; &lt;/data&gt;">
            <text:p><text:s text:c="2"/>&lt;data name="Promotion supplier.description" xml:space="preserve"&gt; &lt;value&gt;定义供应商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Prospect</text:p>
          </table:table-cell>
          <table:table-cell table:style-name="ce13" office:value-type="string">
            <text:p>潜在顾客</text:p>
          </table:table-cell>
          <table:table-cell table:style-name="ce11" table:formula="of:=&quot;  &lt;data name=&quot;&quot;&quot;&amp;[.A185]&amp;&quot;.title&quot;&quot; xml:space=&quot;&quot;preserve&quot;&quot;&gt; &lt;value&gt;&quot;&amp;[.B185]&amp;&quot;&lt;/value&gt; &lt;/data&gt;&quot;" office:value-type="string" office:string-value="  &lt;data name=&quot;Prospect.title&quot; xml:space=&quot;preserve&quot;&gt; &lt;value&gt;Prospect&lt;/value&gt; &lt;/data&gt;">
            <text:p><text:s text:c="2"/>&lt;data name="Prospect.title" xml:space="preserve"&gt; &lt;value&gt;Prospect&lt;/value&gt; &lt;/data&gt;</text:p>
          </table:table-cell>
          <table:table-cell table:style-name="ce11" table:formula="of:=&quot;  &lt;data name=&quot;&quot;&quot;&amp;[.A185]&amp;&quot;.title&quot;&quot; xml:space=&quot;&quot;preserve&quot;&quot;&gt; &lt;value&gt;&quot;&amp;[.C185]&amp;&quot;&lt;/value&gt; &lt;/data&gt;&quot;" office:value-type="string" office:string-value="  &lt;data name=&quot;Prospect.title&quot; xml:space=&quot;preserve&quot;&gt; &lt;value&gt;潜在顾客&lt;/value&gt; &lt;/data&gt;">
            <text:p><text:s text:c="2"/>&lt;data name="Prospect.title" xml:space="preserve"&gt; &lt;value&gt;潜在顾客&lt;/value&gt; &lt;/data&gt;</text:p>
          </table:table-cell>
          <table:table-cell table:style-name="ce6" office:value-type="string">
            <text:p><text:s/></text:p>
          </table:table-cell>
          <table:table-cell table:number-columns-repeated="250"/>
        </table:table-row>
        <table:table-row table:style-name="ro2">
          <table:table-cell table:style-name="ce12" office:value-type="string">
            <text:p>Prospect</text:p>
          </table:table-cell>
          <table:table-cell table:style-name="ce12" office:value-type="string">
            <text:p>View edit prospect</text:p>
          </table:table-cell>
          <table:table-cell table:style-name="ce14" office:value-type="string">
            <text:p>查看<text:span text:style-name="T2">,</text:span><text:span text:style-name="T3">更改潜在顾客</text:span></text:p>
          </table:table-cell>
          <table:table-cell table:style-name="ce12" table:formula="of:=&quot;  &lt;data name=&quot;&quot;&quot;&amp;[.A186]&amp;&quot;.description&quot;&quot; xml:space=&quot;&quot;preserve&quot;&quot;&gt; &lt;value&gt;&quot;&amp;[.B186]&amp;&quot;&lt;/value&gt; &lt;/data&gt;&quot;" office:value-type="string" office:string-value="  &lt;data name=&quot;Prospect.description&quot; xml:space=&quot;preserve&quot;&gt; &lt;value&gt;View edit prospect&lt;/value&gt; &lt;/data&gt;">
            <text:p><text:s text:c="2"/>&lt;data name="Prospect.description" xml:space="preserve"&gt; &lt;value&gt;View edit prospect&lt;/value&gt; &lt;/data&gt;</text:p>
          </table:table-cell>
          <table:table-cell table:style-name="ce12" table:formula="of:=&quot;  &lt;data name=&quot;&quot;&quot;&amp;[.A186]&amp;&quot;.description&quot;&quot; xml:space=&quot;&quot;preserve&quot;&quot;&gt; &lt;value&gt;&quot;&amp;[.C186]&amp;&quot;&lt;/value&gt; &lt;/data&gt;&quot;" office:value-type="string" office:string-value="  &lt;data name=&quot;Prospect.description&quot; xml:space=&quot;preserve&quot;&gt; &lt;value&gt;查看,更改潜在顾客&lt;/value&gt; &lt;/data&gt;">
            <text:p><text:s text:c="2"/>&lt;data name="Prospect.description" xml:space="preserve"&gt; &lt;value&gt;查看,更改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Quality control</text:p>
          </table:table-cell>
          <table:table-cell table:style-name="ce13" office:value-type="string">
            <text:p>质检</text:p>
          </table:table-cell>
          <table:table-cell table:style-name="ce11" table:formula="of:=&quot;  &lt;data name=&quot;&quot;&quot;&amp;[.A187]&amp;&quot;.title&quot;&quot; xml:space=&quot;&quot;preserve&quot;&quot;&gt; &lt;value&gt;&quot;&amp;[.B187]&amp;&quot;&lt;/value&gt; &lt;/data&gt;&quot;" office:value-type="string" office:string-value="  &lt;data name=&quot;Quality control.title&quot; xml:space=&quot;preserve&quot;&gt; &lt;value&gt;Quality control&lt;/value&gt; &lt;/data&gt;">
            <text:p><text:s text:c="2"/>&lt;data name="Quality control.title" xml:space="preserve"&gt; &lt;value&gt;Quality control&lt;/value&gt; &lt;/data&gt;</text:p>
          </table:table-cell>
          <table:table-cell table:style-name="ce11" table:formula="of:=&quot;  &lt;data name=&quot;&quot;&quot;&amp;[.A187]&amp;&quot;.title&quot;&quot; xml:space=&quot;&quot;preserve&quot;&quot;&gt; &lt;value&gt;&quot;&amp;[.C187]&amp;&quot;&lt;/value&gt; &lt;/data&gt;&quot;" office:value-type="string" office:string-value="  &lt;data name=&quot;Quality control.title&quot; xml:space=&quot;preserve&quot;&gt; &lt;value&gt;质检&lt;/value&gt; &lt;/data&gt;">
            <text:p><text:s text:c="2"/>&lt;data name="Quality control.title" xml:space="preserve"&gt; &lt;value&gt;质检&lt;/value&gt; &lt;/data&gt;</text:p>
          </table:table-cell>
          <table:table-cell table:style-name="ce6" office:value-type="string">
            <text:p><text:s/></text:p>
          </table:table-cell>
          <table:table-cell table:number-columns-repeated="250"/>
        </table:table-row>
        <table:table-row table:style-name="ro2">
          <table:table-cell table:style-name="ce12" office:value-type="string">
            <text:p>Quality control</text:p>
          </table:table-cell>
          <table:table-cell table:style-name="ce12" office:value-type="string">
            <text:p>Follow up project quality controls</text:p>
          </table:table-cell>
          <table:table-cell table:style-name="ce15" office:value-type="string">
            <text:p>项目质检跟踪</text:p>
          </table:table-cell>
          <table:table-cell table:style-name="ce12" table:formula="of:=&quot;  &lt;data name=&quot;&quot;&quot;&amp;[.A188]&amp;&quot;.description&quot;&quot; xml:space=&quot;&quot;preserve&quot;&quot;&gt; &lt;value&gt;&quot;&amp;[.B188]&amp;&quot;&lt;/value&gt; &lt;/data&gt;&quot;" office:value-type="string" office:string-value="  &lt;data name=&quot;Quality control.description&quot; xml:space=&quot;preserve&quot;&gt; &lt;value&gt;Follow up project quality controls&lt;/value&gt; &lt;/data&gt;">
            <text:p><text:s text:c="2"/>&lt;data name="Quality control.description" xml:space="preserve"&gt; &lt;value&gt;Follow up project quality controls&lt;/value&gt; &lt;/data&gt;</text:p>
          </table:table-cell>
          <table:table-cell table:style-name="ce12" table:formula="of:=&quot;  &lt;data name=&quot;&quot;&quot;&amp;[.A188]&amp;&quot;.description&quot;&quot; xml:space=&quot;&quot;preserve&quot;&quot;&gt; &lt;value&gt;&quot;&amp;[.C188]&amp;&quot;&lt;/value&gt; &lt;/data&gt;&quot;" office:value-type="string" office:string-value="  &lt;data name=&quot;Quality control.description&quot; xml:space=&quot;preserve&quot;&gt; &lt;value&gt;项目质检跟踪&lt;/value&gt; &lt;/data&gt;">
            <text:p><text:s text:c="2"/>&lt;data name="Quality control.description" xml:space="preserve"&gt; &lt;value&gt;项目质检跟踪&lt;/value&gt; &lt;/data&gt;</text:p>
          </table:table-cell>
          <table:table-cell table:style-name="ce6" office:value-type="string">
            <text:p><text:s/></text:p>
          </table:table-cell>
          <table:table-cell table:number-columns-repeated="250"/>
        </table:table-row>
        <table:table-row table:style-name="ro2">
          <table:table-cell table:number-columns-repeated="3" table:style-name="ce11" office:value-type="string">
            <text:p>Range</text:p>
          </table:table-cell>
          <table:table-cell table:style-name="ce11" table:formula="of:=&quot;  &lt;data name=&quot;&quot;&quot;&amp;[.A189]&amp;&quot;.title&quot;&quot; xml:space=&quot;&quot;preserve&quot;&quot;&gt; &lt;value&gt;&quot;&amp;[.B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11" table:formula="of:=&quot;  &lt;data name=&quot;&quot;&quot;&amp;[.A189]&amp;&quot;.title&quot;&quot; xml:space=&quot;&quot;preserve&quot;&quot;&gt; &lt;value&gt;&quot;&amp;[.C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ge</text:p>
          </table:table-cell>
          <table:table-cell table:number-columns-repeated="2" table:style-name="ce12" office:value-type="string">
            <text:p>Review item range</text:p>
          </table:table-cell>
          <table:table-cell table:style-name="ce12" table:formula="of:=&quot;  &lt;data name=&quot;&quot;&quot;&amp;[.A190]&amp;&quot;.description&quot;&quot; xml:space=&quot;&quot;preserve&quot;&quot;&gt; &lt;value&gt;&quot;&amp;[.B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12" table:formula="of:=&quot;  &lt;data name=&quot;&quot;&quot;&amp;[.A190]&amp;&quot;.description&quot;&quot; xml:space=&quot;&quot;preserve&quot;&quot;&gt; &lt;value&gt;&quot;&amp;[.C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ank</text:p>
          </table:table-cell>
          <table:table-cell table:style-name="ce13" office:value-type="string">
            <text:p>级别</text:p>
          </table:table-cell>
          <table:table-cell table:style-name="ce11" table:formula="of:=&quot;  &lt;data name=&quot;&quot;&quot;&amp;[.A191]&amp;&quot;.title&quot;&quot; xml:space=&quot;&quot;preserve&quot;&quot;&gt; &lt;value&gt;&quot;&amp;[.B191]&amp;&quot;&lt;/value&gt; &lt;/data&gt;&quot;" office:value-type="string" office:string-value="  &lt;data name=&quot;Rank.title&quot; xml:space=&quot;preserve&quot;&gt; &lt;value&gt;Rank&lt;/value&gt; &lt;/data&gt;">
            <text:p><text:s text:c="2"/>&lt;data name="Rank.title" xml:space="preserve"&gt; &lt;value&gt;Rank&lt;/value&gt; &lt;/data&gt;</text:p>
          </table:table-cell>
          <table:table-cell table:style-name="ce11" table:formula="of:=&quot;  &lt;data name=&quot;&quot;&quot;&amp;[.A191]&amp;&quot;.title&quot;&quot; xml:space=&quot;&quot;preserve&quot;&quot;&gt; &lt;value&gt;&quot;&amp;[.C191]&amp;&quot;&lt;/value&gt; &lt;/data&gt;&quot;" office:value-type="string" office:string-value="  &lt;data name=&quot;Rank.title&quot; xml:space=&quot;preserve&quot;&gt; &lt;value&gt;级别&lt;/value&gt; &lt;/data&gt;">
            <text:p><text:s text:c="2"/>&lt;data name="Rank.title" xml:space="preserve"&gt; &lt;value&gt;级别&lt;/value&gt; &lt;/data&gt;</text:p>
          </table:table-cell>
          <table:table-cell table:style-name="ce6" office:value-type="string">
            <text:p><text:s/></text:p>
          </table:table-cell>
          <table:table-cell table:number-columns-repeated="250"/>
        </table:table-row>
        <table:table-row table:style-name="ro2">
          <table:table-cell table:style-name="ce12" office:value-type="string">
            <text:p>Rank</text:p>
          </table:table-cell>
          <table:table-cell table:style-name="ce12" office:value-type="string">
            <text:p>Manage work leader rank</text:p>
          </table:table-cell>
          <table:table-cell table:style-name="ce14" office:value-type="string">
            <text:p>级别</text:p>
          </table:table-cell>
          <table:table-cell table:style-name="ce12" table:formula="of:=&quot;  &lt;data name=&quot;&quot;&quot;&amp;[.A192]&amp;&quot;.description&quot;&quot; xml:space=&quot;&quot;preserve&quot;&quot;&gt; &lt;value&gt;&quot;&amp;[.B192]&amp;&quot;&lt;/value&gt; &lt;/data&gt;&quot;" office:value-type="string" office:string-value="  &lt;data name=&quot;Rank.description&quot; xml:space=&quot;preserve&quot;&gt; &lt;value&gt;Manage work leader rank&lt;/value&gt; &lt;/data&gt;">
            <text:p><text:s text:c="2"/>&lt;data name="Rank.description" xml:space="preserve"&gt; &lt;value&gt;Manage work leader rank&lt;/value&gt; &lt;/data&gt;</text:p>
          </table:table-cell>
          <table:table-cell table:style-name="ce12" table:formula="of:=&quot;  &lt;data name=&quot;&quot;&quot;&amp;[.A192]&amp;&quot;.description&quot;&quot; xml:space=&quot;&quot;preserve&quot;&quot;&gt; &lt;value&gt;&quot;&amp;[.C192]&amp;&quot;&lt;/value&gt; &lt;/data&gt;&quot;" office:value-type="string" office:string-value="  &lt;data name=&quot;Rank.description&quot; xml:space=&quot;preserve&quot;&gt; &lt;value&gt;级别&lt;/value&gt; &lt;/data&gt;">
            <text:p><text:s text:c="2"/>&lt;data name="Rank.description" xml:space="preserve"&gt; &lt;value&gt;级别&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pt info</text:p>
          </table:table-cell>
          <table:table-cell table:style-name="ce13" office:value-type="string">
            <text:p>收据信息</text:p>
          </table:table-cell>
          <table:table-cell table:style-name="ce11" table:formula="of:=&quot;  &lt;data name=&quot;&quot;&quot;&amp;[.A193]&amp;&quot;.title&quot;&quot; xml:space=&quot;&quot;preserve&quot;&quot;&gt; &lt;value&gt;&quot;&amp;[.B193]&amp;&quot;&lt;/value&gt; &lt;/data&gt;&quot;" office:value-type="string" office:string-value="  &lt;data name=&quot;Receipt info.title&quot; xml:space=&quot;preserve&quot;&gt; &lt;value&gt;Receipt info&lt;/value&gt; &lt;/data&gt;">
            <text:p><text:s text:c="2"/>&lt;data name="Receipt info.title" xml:space="preserve"&gt; &lt;value&gt;Receipt info&lt;/value&gt; &lt;/data&gt;</text:p>
          </table:table-cell>
          <table:table-cell table:style-name="ce11" table:formula="of:=&quot;  &lt;data name=&quot;&quot;&quot;&amp;[.A193]&amp;&quot;.title&quot;&quot; xml:space=&quot;&quot;preserve&quot;&quot;&gt; &lt;value&gt;&quot;&amp;[.C193]&amp;&quot;&lt;/value&gt; &lt;/data&gt;&quot;" office:value-type="string" office:string-value="  &lt;data name=&quot;Receipt info.title&quot; xml:space=&quot;preserve&quot;&gt; &lt;value&gt;收据信息&lt;/value&gt; &lt;/data&gt;">
            <text:p><text:s text:c="2"/>&lt;data name="Receipt info.title" xml:space="preserve"&gt; &lt;value&gt;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pt info</text:p>
          </table:table-cell>
          <table:table-cell table:style-name="ce14" office:value-type="string">
            <text:p>查看收据信息</text:p>
          </table:table-cell>
          <table:table-cell table:style-name="ce12" table:formula="of:=&quot;  &lt;data name=&quot;&quot;&quot;&amp;[.A194]&amp;&quot;.description&quot;&quot; xml:space=&quot;&quot;preserve&quot;&quot;&gt; &lt;value&gt;&quot;&amp;[.B194]&amp;&quot;&lt;/value&gt; &lt;/data&gt;&quot;" office:value-type="string" office:string-value="  &lt;data name=&quot;Receipt info.description&quot; xml:space=&quot;preserve&quot;&gt; &lt;value&gt;Receipt info&lt;/value&gt; &lt;/data&gt;">
            <text:p><text:s text:c="2"/>&lt;data name="Receipt info.description" xml:space="preserve"&gt; &lt;value&gt;Receipt info&lt;/value&gt; &lt;/data&gt;</text:p>
          </table:table-cell>
          <table:table-cell table:style-name="ce12" table:formula="of:=&quot;  &lt;data name=&quot;&quot;&quot;&amp;[.A194]&amp;&quot;.description&quot;&quot; xml:space=&quot;&quot;preserve&quot;&quot;&gt; &lt;value&gt;&quot;&amp;[.C194]&amp;&quot;&lt;/value&gt; &lt;/data&gt;&quot;" office:value-type="string" office:string-value="  &lt;data name=&quot;Receipt info.description&quot; xml:space=&quot;preserve&quot;&gt; &lt;value&gt;查看收据信息&lt;/value&gt; &lt;/data&gt;">
            <text:p><text:s text:c="2"/>&lt;data name="Receipt info.description" xml:space="preserve"&gt; &lt;value&gt;查看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text:p>
          </table:table-cell>
          <table:table-cell table:style-name="ce13" office:value-type="string">
            <text:p>收货</text:p>
          </table:table-cell>
          <table:table-cell table:style-name="ce11" table:formula="of:=&quot;  &lt;data name=&quot;&quot;&quot;&amp;[.A195]&amp;&quot;.title&quot;&quot; xml:space=&quot;&quot;preserve&quot;&quot;&gt; &lt;value&gt;&quot;&amp;[.B195]&amp;&quot;&lt;/value&gt; &lt;/data&gt;&quot;" office:value-type="string" office:string-value="  &lt;data name=&quot;Receiving.title&quot; xml:space=&quot;preserve&quot;&gt; &lt;value&gt;Receiving&lt;/value&gt; &lt;/data&gt;">
            <text:p><text:s text:c="2"/>&lt;data name="Receiving.title" xml:space="preserve"&gt; &lt;value&gt;Receiving&lt;/value&gt; &lt;/data&gt;</text:p>
          </table:table-cell>
          <table:table-cell table:style-name="ce11" table:formula="of:=&quot;  &lt;data name=&quot;&quot;&quot;&amp;[.A195]&amp;&quot;.title&quot;&quot; xml:space=&quot;&quot;preserve&quot;&quot;&gt; &lt;value&gt;&quot;&amp;[.C195]&amp;&quot;&lt;/value&gt; &lt;/data&gt;&quot;" office:value-type="string" office:string-value="  &lt;data name=&quot;Receiving.title&quot; xml:space=&quot;preserve&quot;&gt; &lt;value&gt;收货&lt;/value&gt; &lt;/data&gt;">
            <text:p><text:s text:c="2"/>&lt;data name="Receiving.title" xml:space="preserve"&gt; &lt;value&gt;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text:p>
          </table:table-cell>
          <table:table-cell table:style-name="ce14" office:value-type="string">
            <text:p>管理收货</text:p>
          </table:table-cell>
          <table:table-cell table:style-name="ce12" table:formula="of:=&quot;  &lt;data name=&quot;&quot;&quot;&amp;[.A196]&amp;&quot;.description&quot;&quot; xml:space=&quot;&quot;preserve&quot;&quot;&gt; &lt;value&gt;&quot;&amp;[.B196]&amp;&quot;&lt;/value&gt; &lt;/data&gt;&quot;" office:value-type="string" office:string-value="  &lt;data name=&quot;Receiving.description&quot; xml:space=&quot;preserve&quot;&gt; &lt;value&gt;Receiving&lt;/value&gt; &lt;/data&gt;">
            <text:p><text:s text:c="2"/>&lt;data name="Receiving.description" xml:space="preserve"&gt; &lt;value&gt;Receiving&lt;/value&gt; &lt;/data&gt;</text:p>
          </table:table-cell>
          <table:table-cell table:style-name="ce12" table:formula="of:=&quot;  &lt;data name=&quot;&quot;&quot;&amp;[.A196]&amp;&quot;.description&quot;&quot; xml:space=&quot;&quot;preserve&quot;&quot;&gt; &lt;value&gt;&quot;&amp;[.C196]&amp;&quot;&lt;/value&gt; &lt;/data&gt;&quot;" office:value-type="string" office:string-value="  &lt;data name=&quot;Receiving.description&quot; xml:space=&quot;preserve&quot;&gt; &lt;value&gt;管理收货&lt;/value&gt; &lt;/data&gt;">
            <text:p><text:s text:c="2"/>&lt;data name="Receiving.description" xml:space="preserve"&gt; &lt;value&gt;管理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ceiving adjustment</text:p>
          </table:table-cell>
          <table:table-cell table:style-name="ce13" office:value-type="string">
            <text:p>收货调整</text:p>
          </table:table-cell>
          <table:table-cell table:style-name="ce11" table:formula="of:=&quot;  &lt;data name=&quot;&quot;&quot;&amp;[.A197]&amp;&quot;.title&quot;&quot; xml:space=&quot;&quot;preserve&quot;&quot;&gt; &lt;value&gt;&quot;&amp;[.B197]&amp;&quot;&lt;/value&gt; &lt;/data&gt;&quot;" office:value-type="string" office:string-value="  &lt;data name=&quot;Receiving adjustment.title&quot; xml:space=&quot;preserve&quot;&gt; &lt;value&gt;Receiving adjustment&lt;/value&gt; &lt;/data&gt;">
            <text:p><text:s text:c="2"/>&lt;data name="Receiving adjustment.title" xml:space="preserve"&gt; &lt;value&gt;Receiving adjustment&lt;/value&gt; &lt;/data&gt;</text:p>
          </table:table-cell>
          <table:table-cell table:style-name="ce11" table:formula="of:=&quot;  &lt;data name=&quot;&quot;&quot;&amp;[.A197]&amp;&quot;.title&quot;&quot; xml:space=&quot;&quot;preserve&quot;&quot;&gt; &lt;value&gt;&quot;&amp;[.C197]&amp;&quot;&lt;/value&gt; &lt;/data&gt;&quot;" office:value-type="string" office:string-value="  &lt;data name=&quot;Receiving adjustment.title&quot; xml:space=&quot;preserve&quot;&gt; &lt;value&gt;收货调整&lt;/value&gt; &lt;/data&gt;">
            <text:p><text:s text:c="2"/>&lt;data name="Receiving adjustment.title" xml:space="preserve"&gt; &lt;value&gt;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ceiving adjustment</text:p>
          </table:table-cell>
          <table:table-cell table:style-name="ce14" office:value-type="string">
            <text:p>管理收货调整</text:p>
          </table:table-cell>
          <table:table-cell table:style-name="ce12" table:formula="of:=&quot;  &lt;data name=&quot;&quot;&quot;&amp;[.A198]&amp;&quot;.description&quot;&quot; xml:space=&quot;&quot;preserve&quot;&quot;&gt; &lt;value&gt;&quot;&amp;[.B198]&amp;&quot;&lt;/value&gt; &lt;/data&gt;&quot;" office:value-type="string" office:string-value="  &lt;data name=&quot;Receiving adjustment.description&quot; xml:space=&quot;preserve&quot;&gt; &lt;value&gt;Receiving adjustment&lt;/value&gt; &lt;/data&gt;">
            <text:p><text:s text:c="2"/>&lt;data name="Receiving adjustment.description" xml:space="preserve"&gt; &lt;value&gt;Receiving adjustment&lt;/value&gt; &lt;/data&gt;</text:p>
          </table:table-cell>
          <table:table-cell table:style-name="ce12" table:formula="of:=&quot;  &lt;data name=&quot;&quot;&quot;&amp;[.A198]&amp;&quot;.description&quot;&quot; xml:space=&quot;&quot;preserve&quot;&quot;&gt; &lt;value&gt;&quot;&amp;[.C198]&amp;&quot;&lt;/value&gt; &lt;/data&gt;&quot;" office:value-type="string" office:string-value="  &lt;data name=&quot;Receiving adjustment.description&quot; xml:space=&quot;preserve&quot;&gt; &lt;value&gt;管理收货调整&lt;/value&gt; &lt;/data&gt;">
            <text:p><text:s text:c="2"/>&lt;data name="Receiving adjustment.description" xml:space="preserve"&gt; &lt;value&gt;管理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text:p>
          </table:table-cell>
          <table:table-cell table:style-name="ce16" office:value-type="string">
            <text:p>半自动补货</text:p>
          </table:table-cell>
          <table:table-cell table:style-name="ce11" table:formula="of:=&quot;  &lt;data name=&quot;&quot;&quot;&amp;[.A199]&amp;&quot;.title&quot;&quot; xml:space=&quot;&quot;preserve&quot;&quot;&gt; &lt;value&gt;&quot;&amp;[.B199]&amp;&quot;&lt;/value&gt; &lt;/data&gt;&quot;" office:value-type="string" office:string-value="  &lt;data name=&quot;Replenishment.title&quot; xml:space=&quot;preserve&quot;&gt; &lt;value&gt;Replenishment&lt;/value&gt; &lt;/data&gt;">
            <text:p><text:s text:c="2"/>&lt;data name="Replenishment.title" xml:space="preserve"&gt; &lt;value&gt;Replenishment&lt;/value&gt; &lt;/data&gt;</text:p>
          </table:table-cell>
          <table:table-cell table:style-name="ce11" table:formula="of:=&quot;  &lt;data name=&quot;&quot;&quot;&amp;[.A199]&amp;&quot;.title&quot;&quot; xml:space=&quot;&quot;preserve&quot;&quot;&gt; &lt;value&gt;&quot;&amp;[.C199]&amp;&quot;&lt;/value&gt; &lt;/data&gt;&quot;" office:value-type="string" office:string-value="  &lt;data name=&quot;Replenishment.title&quot; xml:space=&quot;preserve&quot;&gt; &lt;value&gt;半自动补货&lt;/value&gt; &lt;/data&gt;">
            <text:p><text:s text:c="2"/>&lt;data name="Replenishment.title" xml:space="preserve"&gt; &lt;value&gt;半自动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lenishment</text:p>
          </table:table-cell>
          <table:table-cell table:style-name="ce15" office:value-type="string">
            <text:p>半自动补货管理</text:p>
          </table:table-cell>
          <table:table-cell table:style-name="ce12" table:formula="of:=&quot;  &lt;data name=&quot;&quot;&quot;&amp;[.A200]&amp;&quot;.description&quot;&quot; xml:space=&quot;&quot;preserve&quot;&quot;&gt; &lt;value&gt;&quot;&amp;[.B200]&amp;&quot;&lt;/value&gt; &lt;/data&gt;&quot;" office:value-type="string" office:string-value="  &lt;data name=&quot;Replenishment.description&quot; xml:space=&quot;preserve&quot;&gt; &lt;value&gt;Replenishment&lt;/value&gt; &lt;/data&gt;">
            <text:p><text:s text:c="2"/>&lt;data name="Replenishment.description" xml:space="preserve"&gt; &lt;value&gt;Replenishment&lt;/value&gt; &lt;/data&gt;</text:p>
          </table:table-cell>
          <table:table-cell table:style-name="ce12" table:formula="of:=&quot;  &lt;data name=&quot;&quot;&quot;&amp;[.A200]&amp;&quot;.description&quot;&quot; xml:space=&quot;&quot;preserve&quot;&quot;&gt; &lt;value&gt;&quot;&amp;[.C200]&amp;&quot;&lt;/value&gt; &lt;/data&gt;&quot;" office:value-type="string" office:string-value="  &lt;data name=&quot;Replenishment.description&quot; xml:space=&quot;preserve&quot;&gt; &lt;value&gt;半自动补货管理&lt;/value&gt; &lt;/data&gt;">
            <text:p><text:s text:c="2"/>&lt;data name="Replenishment.description" xml:space="preserve"&gt; &lt;value&gt;半自动补货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lenishment day</text:p>
          </table:table-cell>
          <table:table-cell table:style-name="ce13" office:value-type="string">
            <text:p>补货时间</text:p>
          </table:table-cell>
          <table:table-cell table:style-name="ce11" table:formula="of:=&quot;  &lt;data name=&quot;&quot;&quot;&amp;[.A201]&amp;&quot;.title&quot;&quot; xml:space=&quot;&quot;preserve&quot;&quot;&gt; &lt;value&gt;&quot;&amp;[.B201]&amp;&quot;&lt;/value&gt; &lt;/data&gt;&quot;" office:value-type="string" office:string-value="  &lt;data name=&quot;Replenishment day.title&quot; xml:space=&quot;preserve&quot;&gt; &lt;value&gt;Replenishment day&lt;/value&gt; &lt;/data&gt;">
            <text:p><text:s text:c="2"/>&lt;data name="Replenishment day.title" xml:space="preserve"&gt; &lt;value&gt;Replenishment day&lt;/value&gt; &lt;/data&gt;</text:p>
          </table:table-cell>
          <table:table-cell table:style-name="ce11" table:formula="of:=&quot;  &lt;data name=&quot;&quot;&quot;&amp;[.A201]&amp;&quot;.title&quot;&quot; xml:space=&quot;&quot;preserve&quot;&quot;&gt; &lt;value&gt;&quot;&amp;[.C201]&amp;&quot;&lt;/value&gt; &lt;/data&gt;&quot;" office:value-type="string" office:string-value="  &lt;data name=&quot;Replenishment day.title&quot; xml:space=&quot;preserve&quot;&gt; &lt;value&gt;补货时间&lt;/value&gt; &lt;/data&gt;">
            <text:p><text:s text:c="2"/>&lt;data name="Replenishment day.title" xml:space="preserve"&gt; &lt;value&gt;补货时间&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day</text:p>
          </table:table-cell>
          <table:table-cell table:style-name="ce12" office:value-type="string">
            <text:p>Replenishment day management</text:p>
          </table:table-cell>
          <table:table-cell table:style-name="ce14" office:value-type="string">
            <text:p>补货时间管理</text:p>
          </table:table-cell>
          <table:table-cell table:style-name="ce12" table:formula="of:=&quot;  &lt;data name=&quot;&quot;&quot;&amp;[.A202]&amp;&quot;.description&quot;&quot; xml:space=&quot;&quot;preserve&quot;&quot;&gt; &lt;value&gt;&quot;&amp;[.B202]&amp;&quot;&lt;/value&gt; &lt;/data&gt;&quot;" office:value-type="string" office:string-value="  &lt;data name=&quot;Replenishment day.description&quot; xml:space=&quot;preserve&quot;&gt; &lt;value&gt;Replenishment day management&lt;/value&gt; &lt;/data&gt;">
            <text:p><text:s text:c="2"/>&lt;data name="Replenishment day.description" xml:space="preserve"&gt; &lt;value&gt;Replenishment day management&lt;/value&gt; &lt;/data&gt;</text:p>
          </table:table-cell>
          <table:table-cell table:style-name="ce12" table:formula="of:=&quot;  &lt;data name=&quot;&quot;&quot;&amp;[.A202]&amp;&quot;.description&quot;&quot; xml:space=&quot;&quot;preserve&quot;&quot;&gt; &lt;value&gt;&quot;&amp;[.C202]&amp;&quot;&lt;/value&gt; &lt;/data&gt;&quot;" office:value-type="string" office:string-value="  &lt;data name=&quot;Replenishment day.description&quot; xml:space=&quot;preserve&quot;&gt; &lt;value&gt;补货时间管理&lt;/value&gt; &lt;/data&gt;">
            <text:p><text:s text:c="2"/>&lt;data name="Replenishment day.description" xml:space="preserve"&gt; &lt;value&gt;补货时间管理&lt;/value&gt; &lt;/data&gt;</text:p>
          </table:table-cell>
          <table:table-cell table:style-name="ce6" office:value-type="string">
            <text:p><text:s/></text:p>
          </table:table-cell>
          <table:table-cell table:number-columns-repeated="250"/>
        </table:table-row>
        <table:table-row table:style-name="ro2">
          <table:table-cell table:style-name="ce11" office:value-type="string">
            <text:p>Replenishment quantity</text:p>
          </table:table-cell>
          <table:table-cell table:style-name="ce11" office:value-type="string">
            <text:p>Replenishment parameter</text:p>
          </table:table-cell>
          <table:table-cell table:style-name="ce13" office:value-type="string">
            <text:p>补货参数</text:p>
          </table:table-cell>
          <table:table-cell table:style-name="ce11" table:formula="of:=&quot;  &lt;data name=&quot;&quot;&quot;&amp;[.A203]&amp;&quot;.title&quot;&quot; xml:space=&quot;&quot;preserve&quot;&quot;&gt; &lt;value&gt;&quot;&amp;[.B203]&amp;&quot;&lt;/value&gt; &lt;/data&gt;&quot;" office:value-type="string" office:string-value="  &lt;data name=&quot;Replenishment quantity.title&quot; xml:space=&quot;preserve&quot;&gt; &lt;value&gt;Replenishment parameter&lt;/value&gt; &lt;/data&gt;">
            <text:p><text:s text:c="2"/>&lt;data name="Replenishment quantity.title" xml:space="preserve"&gt; &lt;value&gt;Replenishment parameter&lt;/value&gt; &lt;/data&gt;</text:p>
          </table:table-cell>
          <table:table-cell table:style-name="ce11" table:formula="of:=&quot;  &lt;data name=&quot;&quot;&quot;&amp;[.A203]&amp;&quot;.title&quot;&quot; xml:space=&quot;&quot;preserve&quot;&quot;&gt; &lt;value&gt;&quot;&amp;[.C203]&amp;&quot;&lt;/value&gt; &lt;/data&gt;&quot;" office:value-type="string" office:string-value="  &lt;data name=&quot;Replenishment quantity.title&quot; xml:space=&quot;preserve&quot;&gt; &lt;value&gt;补货参数&lt;/value&gt; &lt;/data&gt;">
            <text:p><text:s text:c="2"/>&lt;data name="Replenishment quantity.title" xml:space="preserve"&gt; &lt;value&gt;补货参数&lt;/value&gt; &lt;/data&gt;</text:p>
          </table:table-cell>
          <table:table-cell table:style-name="ce6" office:value-type="string">
            <text:p><text:s/></text:p>
          </table:table-cell>
          <table:table-cell table:number-columns-repeated="250"/>
        </table:table-row>
        <table:table-row table:style-name="ro2">
          <table:table-cell table:style-name="ce12" office:value-type="string">
            <text:p>Replenishment quantity</text:p>
          </table:table-cell>
          <table:table-cell table:style-name="ce12" office:value-type="string">
            <text:p>Replenishment quantity management</text:p>
          </table:table-cell>
          <table:table-cell table:style-name="ce14" office:value-type="string">
            <text:p>补货数量管理</text:p>
          </table:table-cell>
          <table:table-cell table:style-name="ce12" table:formula="of:=&quot;  &lt;data name=&quot;&quot;&quot;&amp;[.A204]&amp;&quot;.description&quot;&quot; xml:space=&quot;&quot;preserve&quot;&quot;&gt; &lt;value&gt;&quot;&amp;[.B204]&amp;&quot;&lt;/value&gt; &lt;/data&gt;&quot;" office:value-type="string" office:string-value="  &lt;data name=&quot;Replenishment quantity.description&quot; xml:space=&quot;preserve&quot;&gt; &lt;value&gt;Replenishment quantity management&lt;/value&gt; &lt;/data&gt;">
            <text:p><text:s text:c="2"/>&lt;data name="Replenishment quantity.description" xml:space="preserve"&gt; &lt;value&gt;Replenishment quantity management&lt;/value&gt; &lt;/data&gt;</text:p>
          </table:table-cell>
          <table:table-cell table:style-name="ce12" table:formula="of:=&quot;  &lt;data name=&quot;&quot;&quot;&amp;[.A204]&amp;&quot;.description&quot;&quot; xml:space=&quot;&quot;preserve&quot;&quot;&gt; &lt;value&gt;&quot;&amp;[.C204]&amp;&quot;&lt;/value&gt; &lt;/data&gt;&quot;" office:value-type="string" office:string-value="  &lt;data name=&quot;Replenishment quantity.description&quot; xml:space=&quot;preserve&quot;&gt; &lt;value&gt;补货数量管理&lt;/value&gt; &lt;/data&gt;">
            <text:p><text:s text:c="2"/>&lt;data name="Replenishment quantity.description" xml:space="preserve"&gt; &lt;value&gt;补货数量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port</text:p>
          </table:table-cell>
          <table:table-cell table:style-name="ce13" office:value-type="string">
            <text:p>报告</text:p>
          </table:table-cell>
          <table:table-cell table:style-name="ce11" table:formula="of:=&quot;  &lt;data name=&quot;&quot;&quot;&amp;[.A205]&amp;&quot;.title&quot;&quot; xml:space=&quot;&quot;preserve&quot;&quot;&gt; &lt;value&gt;&quot;&amp;[.B205]&amp;&quot;&lt;/value&gt; &lt;/data&gt;&quot;" office:value-type="string" office:string-value="  &lt;data name=&quot;Report.title&quot; xml:space=&quot;preserve&quot;&gt; &lt;value&gt;Report&lt;/value&gt; &lt;/data&gt;">
            <text:p><text:s text:c="2"/>&lt;data name="Report.title" xml:space="preserve"&gt; &lt;value&gt;Report&lt;/value&gt; &lt;/data&gt;</text:p>
          </table:table-cell>
          <table:table-cell table:style-name="ce11" table:formula="of:=&quot;  &lt;data name=&quot;&quot;&quot;&amp;[.A205]&amp;&quot;.title&quot;&quot; xml:space=&quot;&quot;preserve&quot;&quot;&gt; &lt;value&gt;&quot;&amp;[.C205]&amp;&quot;&lt;/value&gt; &lt;/data&gt;&quot;" office:value-type="string" office:string-value="  &lt;data name=&quot;Report.title&quot; xml:space=&quot;preserve&quot;&gt; &lt;value&gt;报告&lt;/value&gt; &lt;/data&gt;">
            <text:p><text:s text:c="2"/>&lt;data name="Report.title"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port</text:p>
          </table:table-cell>
          <table:table-cell table:style-name="ce14" office:value-type="string">
            <text:p>报告</text:p>
          </table:table-cell>
          <table:table-cell table:style-name="ce12" table:formula="of:=&quot;  &lt;data name=&quot;&quot;&quot;&amp;[.A206]&amp;&quot;.description&quot;&quot; xml:space=&quot;&quot;preserve&quot;&quot;&gt; &lt;value&gt;&quot;&amp;[.B206]&amp;&quot;&lt;/value&gt; &lt;/data&gt;&quot;" office:value-type="string" office:string-value="  &lt;data name=&quot;Report.description&quot; xml:space=&quot;preserve&quot;&gt; &lt;value&gt;Report&lt;/value&gt; &lt;/data&gt;">
            <text:p><text:s text:c="2"/>&lt;data name="Report.description" xml:space="preserve"&gt; &lt;value&gt;Report&lt;/value&gt; &lt;/data&gt;</text:p>
          </table:table-cell>
          <table:table-cell table:style-name="ce12" table:formula="of:=&quot;  &lt;data name=&quot;&quot;&quot;&amp;[.A206]&amp;&quot;.description&quot;&quot; xml:space=&quot;&quot;preserve&quot;&quot;&gt; &lt;value&gt;&quot;&amp;[.C206]&amp;&quot;&lt;/value&gt; &lt;/data&gt;&quot;" office:value-type="string" office:string-value="  &lt;data name=&quot;Report.description&quot; xml:space=&quot;preserve&quot;&gt; &lt;value&gt;报告&lt;/value&gt; &lt;/data&gt;">
            <text:p><text:s text:c="2"/>&lt;data name="Report.description"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text:p>
          </table:table-cell>
          <table:table-cell table:style-name="ce13" office:value-type="string">
            <text:p>退测量费</text:p>
          </table:table-cell>
          <table:table-cell table:style-name="ce11" table:formula="of:=&quot;  &lt;data name=&quot;&quot;&quot;&amp;[.A207]&amp;&quot;.title&quot;&quot; xml:space=&quot;&quot;preserve&quot;&quot;&gt; &lt;value&gt;&quot;&amp;[.B207]&amp;&quot;&lt;/value&gt; &lt;/data&gt;&quot;" office:value-type="string" office:string-value="  &lt;data name=&quot;Return measurement.title&quot; xml:space=&quot;preserve&quot;&gt; &lt;value&gt;Return measurement&lt;/value&gt; &lt;/data&gt;">
            <text:p><text:s text:c="2"/>&lt;data name="Return measurement.title" xml:space="preserve"&gt; &lt;value&gt;Return measurement&lt;/value&gt; &lt;/data&gt;</text:p>
          </table:table-cell>
          <table:table-cell table:style-name="ce11" table:formula="of:=&quot;  &lt;data name=&quot;&quot;&quot;&amp;[.A207]&amp;&quot;.title&quot;&quot; xml:space=&quot;&quot;preserve&quot;&quot;&gt; &lt;value&gt;&quot;&amp;[.C207]&amp;&quot;&lt;/value&gt; &lt;/data&gt;&quot;" office:value-type="string" office:string-value="  &lt;data name=&quot;Return measurement.title&quot; xml:space=&quot;preserve&quot;&gt; &lt;value&gt;退测量费&lt;/value&gt; &lt;/data&gt;">
            <text:p><text:s text:c="2"/>&lt;data name="Return measurement.title"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text:p>
          </table:table-cell>
          <table:table-cell table:style-name="ce14" office:value-type="string">
            <text:p>退测量费</text:p>
          </table:table-cell>
          <table:table-cell table:style-name="ce12" table:formula="of:=&quot;  &lt;data name=&quot;&quot;&quot;&amp;[.A208]&amp;&quot;.description&quot;&quot; xml:space=&quot;&quot;preserve&quot;&quot;&gt; &lt;value&gt;&quot;&amp;[.B208]&amp;&quot;&lt;/value&gt; &lt;/data&gt;&quot;" office:value-type="string" office:string-value="  &lt;data name=&quot;Return measurement.description&quot; xml:space=&quot;preserve&quot;&gt; &lt;value&gt;Return measurement&lt;/value&gt; &lt;/data&gt;">
            <text:p><text:s text:c="2"/>&lt;data name="Return measurement.description" xml:space="preserve"&gt; &lt;value&gt;Return measurement&lt;/value&gt; &lt;/data&gt;</text:p>
          </table:table-cell>
          <table:table-cell table:style-name="ce12" table:formula="of:=&quot;  &lt;data name=&quot;&quot;&quot;&amp;[.A208]&amp;&quot;.description&quot;&quot; xml:space=&quot;&quot;preserve&quot;&quot;&gt; &lt;value&gt;&quot;&amp;[.C208]&amp;&quot;&lt;/value&gt; &lt;/data&gt;&quot;" office:value-type="string" office:string-value="  &lt;data name=&quot;Return measurement.description&quot; xml:space=&quot;preserve&quot;&gt; &lt;value&gt;退测量费&lt;/value&gt; &lt;/data&gt;">
            <text:p><text:s text:c="2"/>&lt;data name="Return measurement.description"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measurement history</text:p>
          </table:table-cell>
          <table:table-cell table:style-name="ce13" office:value-type="string">
            <text:p>退测量费历史</text:p>
          </table:table-cell>
          <table:table-cell table:style-name="ce11" table:formula="of:=&quot;  &lt;data name=&quot;&quot;&quot;&amp;[.A209]&amp;&quot;.title&quot;&quot; xml:space=&quot;&quot;preserve&quot;&quot;&gt; &lt;value&gt;&quot;&amp;[.B209]&amp;&quot;&lt;/value&gt; &lt;/data&gt;&quot;" office:value-type="string" office:string-value="  &lt;data name=&quot;Return measurement history.title&quot; xml:space=&quot;preserve&quot;&gt; &lt;value&gt;Return measurement history&lt;/value&gt; &lt;/data&gt;">
            <text:p><text:s text:c="2"/>&lt;data name="Return measurement history.title" xml:space="preserve"&gt; &lt;value&gt;Return measurement history&lt;/value&gt; &lt;/data&gt;</text:p>
          </table:table-cell>
          <table:table-cell table:style-name="ce11" table:formula="of:=&quot;  &lt;data name=&quot;&quot;&quot;&amp;[.A209]&amp;&quot;.title&quot;&quot; xml:space=&quot;&quot;preserve&quot;&quot;&gt; &lt;value&gt;&quot;&amp;[.C209]&amp;&quot;&lt;/value&gt; &lt;/data&gt;&quot;" office:value-type="string" office:string-value="  &lt;data name=&quot;Return measurement history.title&quot; xml:space=&quot;preserve&quot;&gt; &lt;value&gt;退测量费历史&lt;/value&gt; &lt;/data&gt;">
            <text:p><text:s text:c="2"/>&lt;data name="Return measurement history.title"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measurement history</text:p>
          </table:table-cell>
          <table:table-cell table:style-name="ce14" office:value-type="string">
            <text:p>退测量费历史</text:p>
          </table:table-cell>
          <table:table-cell table:style-name="ce12" table:formula="of:=&quot;  &lt;data name=&quot;&quot;&quot;&amp;[.A210]&amp;&quot;.description&quot;&quot; xml:space=&quot;&quot;preserve&quot;&quot;&gt; &lt;value&gt;&quot;&amp;[.B210]&amp;&quot;&lt;/value&gt; &lt;/data&gt;&quot;" office:value-type="string" office:string-value="  &lt;data name=&quot;Return measurement history.description&quot; xml:space=&quot;preserve&quot;&gt; &lt;value&gt;Return measurement history&lt;/value&gt; &lt;/data&gt;">
            <text:p><text:s text:c="2"/>&lt;data name="Return measurement history.description" xml:space="preserve"&gt; &lt;value&gt;Return measurement history&lt;/value&gt; &lt;/data&gt;</text:p>
          </table:table-cell>
          <table:table-cell table:style-name="ce12" table:formula="of:=&quot;  &lt;data name=&quot;&quot;&quot;&amp;[.A210]&amp;&quot;.description&quot;&quot; xml:space=&quot;&quot;preserve&quot;&quot;&gt; &lt;value&gt;&quot;&amp;[.C210]&amp;&quot;&lt;/value&gt; &lt;/data&gt;&quot;" office:value-type="string" office:string-value="  &lt;data name=&quot;Return measurement history.description&quot; xml:space=&quot;preserve&quot;&gt; &lt;value&gt;退测量费历史&lt;/value&gt; &lt;/data&gt;">
            <text:p><text:s text:c="2"/>&lt;data name="Return measurement history.description"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Return project deduction</text:p>
          </table:table-cell>
          <table:table-cell table:style-name="ce13" office:value-type="string">
            <text:p>退项目扣点</text:p>
          </table:table-cell>
          <table:table-cell table:style-name="ce11" table:formula="of:=&quot;  &lt;data name=&quot;&quot;&quot;&amp;[.A211]&amp;&quot;.title&quot;&quot; xml:space=&quot;&quot;preserve&quot;&quot;&gt; &lt;value&gt;&quot;&amp;[.B211]&amp;&quot;&lt;/value&gt; &lt;/data&gt;&quot;" office:value-type="string" office:string-value="  &lt;data name=&quot;Return project deduction.title&quot; xml:space=&quot;preserve&quot;&gt; &lt;value&gt;Return project deduction&lt;/value&gt; &lt;/data&gt;">
            <text:p><text:s text:c="2"/>&lt;data name="Return project deduction.title" xml:space="preserve"&gt; &lt;value&gt;Return project deduction&lt;/value&gt; &lt;/data&gt;</text:p>
          </table:table-cell>
          <table:table-cell table:style-name="ce11" table:formula="of:=&quot;  &lt;data name=&quot;&quot;&quot;&amp;[.A211]&amp;&quot;.title&quot;&quot; xml:space=&quot;&quot;preserve&quot;&quot;&gt; &lt;value&gt;&quot;&amp;[.C211]&amp;&quot;&lt;/value&gt; &lt;/data&gt;&quot;" office:value-type="string" office:string-value="  &lt;data name=&quot;Return project deduction.title&quot; xml:space=&quot;preserve&quot;&gt; &lt;value&gt;退项目扣点&lt;/value&gt; &lt;/data&gt;">
            <text:p><text:s text:c="2"/>&lt;data name="Return project deduction.title"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Return project deduction</text:p>
          </table:table-cell>
          <table:table-cell table:style-name="ce14" office:value-type="string">
            <text:p>退项目扣点</text:p>
          </table:table-cell>
          <table:table-cell table:style-name="ce12" table:formula="of:=&quot;  &lt;data name=&quot;&quot;&quot;&amp;[.A212]&amp;&quot;.description&quot;&quot; xml:space=&quot;&quot;preserve&quot;&quot;&gt; &lt;value&gt;&quot;&amp;[.B212]&amp;&quot;&lt;/value&gt; &lt;/data&gt;&quot;" office:value-type="string" office:string-value="  &lt;data name=&quot;Return project deduction.description&quot; xml:space=&quot;preserve&quot;&gt; &lt;value&gt;Return project deduction&lt;/value&gt; &lt;/data&gt;">
            <text:p><text:s text:c="2"/>&lt;data name="Return project deduction.description" xml:space="preserve"&gt; &lt;value&gt;Return project deduction&lt;/value&gt; &lt;/data&gt;</text:p>
          </table:table-cell>
          <table:table-cell table:style-name="ce12" table:formula="of:=&quot;  &lt;data name=&quot;&quot;&quot;&amp;[.A212]&amp;&quot;.description&quot;&quot; xml:space=&quot;&quot;preserve&quot;&quot;&gt; &lt;value&gt;&quot;&amp;[.C212]&amp;&quot;&lt;/value&gt; &lt;/data&gt;&quot;" office:value-type="string" office:string-value="  &lt;data name=&quot;Return project deduction.description&quot; xml:space=&quot;preserve&quot;&gt; &lt;value&gt;退项目扣点&lt;/value&gt; &lt;/data&gt;">
            <text:p><text:s text:c="2"/>&lt;data name="Return project deduction.description"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ample</text:p>
          </table:table-cell>
          <table:table-cell table:style-name="ce13" office:value-type="string">
            <text:p>样品</text:p>
          </table:table-cell>
          <table:table-cell table:style-name="ce11" table:formula="of:=&quot;  &lt;data name=&quot;&quot;&quot;&amp;[.A213]&amp;&quot;.title&quot;&quot; xml:space=&quot;&quot;preserve&quot;&quot;&gt; &lt;value&gt;&quot;&amp;[.B213]&amp;&quot;&lt;/value&gt; &lt;/data&gt;&quot;" office:value-type="string" office:string-value="  &lt;data name=&quot;Sample.title&quot; xml:space=&quot;preserve&quot;&gt; &lt;value&gt;Sample&lt;/value&gt; &lt;/data&gt;">
            <text:p><text:s text:c="2"/>&lt;data name="Sample.title" xml:space="preserve"&gt; &lt;value&gt;Sample&lt;/value&gt; &lt;/data&gt;</text:p>
          </table:table-cell>
          <table:table-cell table:style-name="ce11" table:formula="of:=&quot;  &lt;data name=&quot;&quot;&quot;&amp;[.A213]&amp;&quot;.title&quot;&quot; xml:space=&quot;&quot;preserve&quot;&quot;&gt; &lt;value&gt;&quot;&amp;[.C213]&amp;&quot;&lt;/value&gt; &lt;/data&gt;&quot;" office:value-type="string" office:string-value="  &lt;data name=&quot;Sample.title&quot; xml:space=&quot;preserve&quot;&gt; &lt;value&gt;样品&lt;/value&gt; &lt;/data&gt;">
            <text:p><text:s text:c="2"/>&lt;data name="Sample.title" xml:space="preserve"&gt; &lt;value&gt;样品&lt;/value&gt; &lt;/data&gt;</text:p>
          </table:table-cell>
          <table:table-cell table:style-name="ce6" office:value-type="string">
            <text:p><text:s/></text:p>
          </table:table-cell>
          <table:table-cell table:number-columns-repeated="250"/>
        </table:table-row>
        <table:table-row table:style-name="ro2">
          <table:table-cell table:style-name="ce12" office:value-type="string">
            <text:p>Sample</text:p>
          </table:table-cell>
          <table:table-cell table:style-name="ce12" office:value-type="string">
            <text:p>Sample quantities</text:p>
          </table:table-cell>
          <table:table-cell table:style-name="ce14" office:value-type="string">
            <text:p>样品数量</text:p>
          </table:table-cell>
          <table:table-cell table:style-name="ce12" table:formula="of:=&quot;  &lt;data name=&quot;&quot;&quot;&amp;[.A214]&amp;&quot;.description&quot;&quot; xml:space=&quot;&quot;preserve&quot;&quot;&gt; &lt;value&gt;&quot;&amp;[.B214]&amp;&quot;&lt;/value&gt; &lt;/data&gt;&quot;" office:value-type="string" office:string-value="  &lt;data name=&quot;Sample.description&quot; xml:space=&quot;preserve&quot;&gt; &lt;value&gt;Sample quantities&lt;/value&gt; &lt;/data&gt;">
            <text:p><text:s text:c="2"/>&lt;data name="Sample.description" xml:space="preserve"&gt; &lt;value&gt;Sample quantities&lt;/value&gt; &lt;/data&gt;</text:p>
          </table:table-cell>
          <table:table-cell table:style-name="ce12" table:formula="of:=&quot;  &lt;data name=&quot;&quot;&quot;&amp;[.A214]&amp;&quot;.description&quot;&quot; xml:space=&quot;&quot;preserve&quot;&quot;&gt; &lt;value&gt;&quot;&amp;[.C214]&amp;&quot;&lt;/value&gt; &lt;/data&gt;&quot;" office:value-type="string" office:string-value="  &lt;data name=&quot;Sample.description&quot; xml:space=&quot;preserve&quot;&gt; &lt;value&gt;样品数量&lt;/value&gt; &lt;/data&gt;">
            <text:p><text:s text:c="2"/>&lt;data name="Sample.description" xml:space="preserve"&gt; &lt;value&gt;样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text:p>
          </table:table-cell>
          <table:table-cell table:style-name="ce13" office:value-type="string">
            <text:p>员工</text:p>
          </table:table-cell>
          <table:table-cell table:style-name="ce11" table:formula="of:=&quot;  &lt;data name=&quot;&quot;&quot;&amp;[.A215]&amp;&quot;.title&quot;&quot; xml:space=&quot;&quot;preserve&quot;&quot;&gt; &lt;value&gt;&quot;&amp;[.B215]&amp;&quot;&lt;/value&gt; &lt;/data&gt;&quot;" office:value-type="string" office:string-value="  &lt;data name=&quot;Staff.title&quot; xml:space=&quot;preserve&quot;&gt; &lt;value&gt;Staff&lt;/value&gt; &lt;/data&gt;">
            <text:p><text:s text:c="2"/>&lt;data name="Staff.title" xml:space="preserve"&gt; &lt;value&gt;Staff&lt;/value&gt; &lt;/data&gt;</text:p>
          </table:table-cell>
          <table:table-cell table:style-name="ce11" table:formula="of:=&quot;  &lt;data name=&quot;&quot;&quot;&amp;[.A215]&amp;&quot;.title&quot;&quot; xml:space=&quot;&quot;preserve&quot;&quot;&gt; &lt;value&gt;&quot;&amp;[.C215]&amp;&quot;&lt;/value&gt; &lt;/data&gt;&quot;" office:value-type="string" office:string-value="  &lt;data name=&quot;Staff.title&quot; xml:space=&quot;preserve&quot;&gt; &lt;value&gt;员工&lt;/value&gt; &lt;/data&gt;">
            <text:p><text:s text:c="2"/>&lt;data name="Staff.title" xml:space="preserve"&gt; &lt;value&gt;员工&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text:p>
          </table:table-cell>
          <table:table-cell table:style-name="ce12" office:value-type="string">
            <text:p>Staff and system administration</text:p>
          </table:table-cell>
          <table:table-cell table:style-name="ce14" office:value-type="string">
            <text:p>员工和系统管理</text:p>
          </table:table-cell>
          <table:table-cell table:style-name="ce12" table:formula="of:=&quot;  &lt;data name=&quot;&quot;&quot;&amp;[.A216]&amp;&quot;.description&quot;&quot; xml:space=&quot;&quot;preserve&quot;&quot;&gt; &lt;value&gt;&quot;&amp;[.B216]&amp;&quot;&lt;/value&gt; &lt;/data&gt;&quot;" office:value-type="string" office:string-value="  &lt;data name=&quot;Staff.description&quot; xml:space=&quot;preserve&quot;&gt; &lt;value&gt;Staff and system administration&lt;/value&gt; &lt;/data&gt;">
            <text:p><text:s text:c="2"/>&lt;data name="Staff.description" xml:space="preserve"&gt; &lt;value&gt;Staff and system administration&lt;/value&gt; &lt;/data&gt;</text:p>
          </table:table-cell>
          <table:table-cell table:style-name="ce12" table:formula="of:=&quot;  &lt;data name=&quot;&quot;&quot;&amp;[.A216]&amp;&quot;.description&quot;&quot; xml:space=&quot;&quot;preserve&quot;&quot;&gt; &lt;value&gt;&quot;&amp;[.C216]&amp;&quot;&lt;/value&gt; &lt;/data&gt;&quot;" office:value-type="string" office:string-value="  &lt;data name=&quot;Staff.description&quot; xml:space=&quot;preserve&quot;&gt; &lt;value&gt;员工和系统管理&lt;/value&gt; &lt;/data&gt;">
            <text:p><text:s text:c="2"/>&lt;data name="Staff.description" xml:space="preserve"&gt; &lt;value&gt;员工和系统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aff role</text:p>
          </table:table-cell>
          <table:table-cell table:style-name="ce13" office:value-type="string">
            <text:p>员工职位</text:p>
          </table:table-cell>
          <table:table-cell table:style-name="ce11" table:formula="of:=&quot;  &lt;data name=&quot;&quot;&quot;&amp;[.A217]&amp;&quot;.title&quot;&quot; xml:space=&quot;&quot;preserve&quot;&quot;&gt; &lt;value&gt;&quot;&amp;[.B217]&amp;&quot;&lt;/value&gt; &lt;/data&gt;&quot;" office:value-type="string" office:string-value="  &lt;data name=&quot;Staff role.title&quot; xml:space=&quot;preserve&quot;&gt; &lt;value&gt;Staff role&lt;/value&gt; &lt;/data&gt;">
            <text:p><text:s text:c="2"/>&lt;data name="Staff role.title" xml:space="preserve"&gt; &lt;value&gt;Staff role&lt;/value&gt; &lt;/data&gt;</text:p>
          </table:table-cell>
          <table:table-cell table:style-name="ce11" table:formula="of:=&quot;  &lt;data name=&quot;&quot;&quot;&amp;[.A217]&amp;&quot;.title&quot;&quot; xml:space=&quot;&quot;preserve&quot;&quot;&gt; &lt;value&gt;&quot;&amp;[.C217]&amp;&quot;&lt;/value&gt; &lt;/data&gt;&quot;" office:value-type="string" office:string-value="  &lt;data name=&quot;Staff role.title&quot; xml:space=&quot;preserve&quot;&gt; &lt;value&gt;员工职位&lt;/value&gt; &lt;/data&gt;">
            <text:p><text:s text:c="2"/>&lt;data name="Staff role.title" xml:space="preserve"&gt; &lt;value&gt;员工职位&lt;/value&gt; &lt;/data&gt;</text:p>
          </table:table-cell>
          <table:table-cell table:style-name="ce6" office:value-type="string">
            <text:p><text:s/></text:p>
          </table:table-cell>
          <table:table-cell table:number-columns-repeated="250"/>
        </table:table-row>
        <table:table-row table:style-name="ro2">
          <table:table-cell table:style-name="ce12" office:value-type="string">
            <text:p>Staff role</text:p>
          </table:table-cell>
          <table:table-cell table:style-name="ce12" office:value-type="string">
            <text:p>Manage temporary role</text:p>
          </table:table-cell>
          <table:table-cell table:style-name="ce14" office:value-type="string">
            <text:p>管理临时员工职位</text:p>
          </table:table-cell>
          <table:table-cell table:style-name="ce12" table:formula="of:=&quot;  &lt;data name=&quot;&quot;&quot;&amp;[.A218]&amp;&quot;.description&quot;&quot; xml:space=&quot;&quot;preserve&quot;&quot;&gt; &lt;value&gt;&quot;&amp;[.B218]&amp;&quot;&lt;/value&gt; &lt;/data&gt;&quot;" office:value-type="string" office:string-value="  &lt;data name=&quot;Staff role.description&quot; xml:space=&quot;preserve&quot;&gt; &lt;value&gt;Manage temporary role&lt;/value&gt; &lt;/data&gt;">
            <text:p><text:s text:c="2"/>&lt;data name="Staff role.description" xml:space="preserve"&gt; &lt;value&gt;Manage temporary role&lt;/value&gt; &lt;/data&gt;</text:p>
          </table:table-cell>
          <table:table-cell table:style-name="ce12" table:formula="of:=&quot;  &lt;data name=&quot;&quot;&quot;&amp;[.A218]&amp;&quot;.description&quot;&quot; xml:space=&quot;&quot;preserve&quot;&quot;&gt; &lt;value&gt;&quot;&amp;[.C218]&amp;&quot;&lt;/value&gt; &lt;/data&gt;&quot;" office:value-type="string" office:string-value="  &lt;data name=&quot;Staff role.description&quot; xml:space=&quot;preserve&quot;&gt; &lt;value&gt;管理临时员工职位&lt;/value&gt; &lt;/data&gt;">
            <text:p><text:s text:c="2"/>&lt;data name="Staff role.description" xml:space="preserve"&gt; &lt;value&gt;管理临时员工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adjustment</text:p>
          </table:table-cell>
          <table:table-cell table:style-name="ce13" office:value-type="string">
            <text:p>库存调整</text:p>
          </table:table-cell>
          <table:table-cell table:style-name="ce11" table:formula="of:=&quot;  &lt;data name=&quot;&quot;&quot;&amp;[.A219]&amp;&quot;.title&quot;&quot; xml:space=&quot;&quot;preserve&quot;&quot;&gt; &lt;value&gt;&quot;&amp;[.B219]&amp;&quot;&lt;/value&gt; &lt;/data&gt;&quot;" office:value-type="string" office:string-value="  &lt;data name=&quot;Stock adjustment.title&quot; xml:space=&quot;preserve&quot;&gt; &lt;value&gt;Stock adjustment&lt;/value&gt; &lt;/data&gt;">
            <text:p><text:s text:c="2"/>&lt;data name="Stock adjustment.title" xml:space="preserve"&gt; &lt;value&gt;Stock adjustment&lt;/value&gt; &lt;/data&gt;</text:p>
          </table:table-cell>
          <table:table-cell table:style-name="ce11" table:formula="of:=&quot;  &lt;data name=&quot;&quot;&quot;&amp;[.A219]&amp;&quot;.title&quot;&quot; xml:space=&quot;&quot;preserve&quot;&quot;&gt; &lt;value&gt;&quot;&amp;[.C219]&amp;&quot;&lt;/value&gt; &lt;/data&gt;&quot;" office:value-type="string" office:string-value="  &lt;data name=&quot;Stock adjustment.title&quot; xml:space=&quot;preserve&quot;&gt; &lt;value&gt;库存调整&lt;/value&gt; &lt;/data&gt;">
            <text:p><text:s text:c="2"/>&lt;data name="Stock adjustment.title" xml:space="preserve"&gt; &lt;value&gt;库存调整&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adjustment</text:p>
          </table:table-cell>
          <table:table-cell table:number-columns-repeated="2" table:style-name="ce12" office:value-type="string">
            <text:p>Consumptions, mark down and stock adjustment</text:p>
          </table:table-cell>
          <table:table-cell table:style-name="ce12" table:formula="of:=&quot;  &lt;data name=&quot;&quot;&quot;&amp;[.A220]&amp;&quot;.description&quot;&quot; xml:space=&quot;&quot;preserve&quot;&quot;&gt; &lt;value&gt;&quot;&amp;[.B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12" table:formula="of:=&quot;  &lt;data name=&quot;&quot;&quot;&amp;[.A220]&amp;&quot;.description&quot;&quot; xml:space=&quot;&quot;preserve&quot;&quot;&gt; &lt;value&gt;&quot;&amp;[.C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text:p>
          </table:table-cell>
          <table:table-cell table:style-name="ce13" office:value-type="string">
            <text:p>盘点</text:p>
          </table:table-cell>
          <table:table-cell table:style-name="ce11" table:formula="of:=&quot;  &lt;data name=&quot;&quot;&quot;&amp;[.A221]&amp;&quot;.title&quot;&quot; xml:space=&quot;&quot;preserve&quot;&quot;&gt; &lt;value&gt;&quot;&amp;[.B221]&amp;&quot;&lt;/value&gt; &lt;/data&gt;&quot;" office:value-type="string" office:string-value="  &lt;data name=&quot;Stock count.title&quot; xml:space=&quot;preserve&quot;&gt; &lt;value&gt;Stock count&lt;/value&gt; &lt;/data&gt;">
            <text:p><text:s text:c="2"/>&lt;data name="Stock count.title" xml:space="preserve"&gt; &lt;value&gt;Stock count&lt;/value&gt; &lt;/data&gt;</text:p>
          </table:table-cell>
          <table:table-cell table:style-name="ce11" table:formula="of:=&quot;  &lt;data name=&quot;&quot;&quot;&amp;[.A221]&amp;&quot;.title&quot;&quot; xml:space=&quot;&quot;preserve&quot;&quot;&gt; &lt;value&gt;&quot;&amp;[.C221]&amp;&quot;&lt;/value&gt; &lt;/data&gt;&quot;" office:value-type="string" office:string-value="  &lt;data name=&quot;Stock count.title&quot; xml:space=&quot;preserve&quot;&gt; &lt;value&gt;盘点&lt;/value&gt; &lt;/data&gt;">
            <text:p><text:s text:c="2"/>&lt;data name="Stock count.title" xml:space="preserve"&gt; &lt;value&gt;盘点&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text:p>
          </table:table-cell>
          <table:table-cell table:style-name="ce12" office:value-type="string">
            <text:p>Stock count operations</text:p>
          </table:table-cell>
          <table:table-cell table:style-name="ce14" office:value-type="string">
            <text:p>盘点管理</text:p>
          </table:table-cell>
          <table:table-cell table:style-name="ce12" table:formula="of:=&quot;  &lt;data name=&quot;&quot;&quot;&amp;[.A222]&amp;&quot;.description&quot;&quot; xml:space=&quot;&quot;preserve&quot;&quot;&gt; &lt;value&gt;&quot;&amp;[.B222]&amp;&quot;&lt;/value&gt; &lt;/data&gt;&quot;" office:value-type="string" office:string-value="  &lt;data name=&quot;Stock count.description&quot; xml:space=&quot;preserve&quot;&gt; &lt;value&gt;Stock count operations&lt;/value&gt; &lt;/data&gt;">
            <text:p><text:s text:c="2"/>&lt;data name="Stock count.description" xml:space="preserve"&gt; &lt;value&gt;Stock count operations&lt;/value&gt; &lt;/data&gt;</text:p>
          </table:table-cell>
          <table:table-cell table:style-name="ce12" table:formula="of:=&quot;  &lt;data name=&quot;&quot;&quot;&amp;[.A222]&amp;&quot;.description&quot;&quot; xml:space=&quot;&quot;preserve&quot;&quot;&gt; &lt;value&gt;&quot;&amp;[.C222]&amp;&quot;&lt;/value&gt; &lt;/data&gt;&quot;" office:value-type="string" office:string-value="  &lt;data name=&quot;Stock count.description&quot; xml:space=&quot;preserve&quot;&gt; &lt;value&gt;盘点管理&lt;/value&gt; &lt;/data&gt;">
            <text:p><text:s text:c="2"/>&lt;data name="Stock count.description" xml:space="preserve"&gt; &lt;value&gt;盘点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address</text:p>
          </table:table-cell>
          <table:table-cell table:style-name="ce13" office:value-type="string">
            <text:p>盘点地址</text:p>
          </table:table-cell>
          <table:table-cell table:style-name="ce11" table:formula="of:=&quot;  &lt;data name=&quot;&quot;&quot;&amp;[.A223]&amp;&quot;.title&quot;&quot; xml:space=&quot;&quot;preserve&quot;&quot;&gt; &lt;value&gt;&quot;&amp;[.B223]&amp;&quot;&lt;/value&gt; &lt;/data&gt;&quot;" office:value-type="string" office:string-value="  &lt;data name=&quot;Stock count address.title&quot; xml:space=&quot;preserve&quot;&gt; &lt;value&gt;Stock count address&lt;/value&gt; &lt;/data&gt;">
            <text:p><text:s text:c="2"/>&lt;data name="Stock count address.title" xml:space="preserve"&gt; &lt;value&gt;Stock count address&lt;/value&gt; &lt;/data&gt;</text:p>
          </table:table-cell>
          <table:table-cell table:style-name="ce11" table:formula="of:=&quot;  &lt;data name=&quot;&quot;&quot;&amp;[.A223]&amp;&quot;.title&quot;&quot; xml:space=&quot;&quot;preserve&quot;&quot;&gt; &lt;value&gt;&quot;&amp;[.C223]&amp;&quot;&lt;/value&gt; &lt;/data&gt;&quot;" office:value-type="string" office:string-value="  &lt;data name=&quot;Stock count address.title&quot; xml:space=&quot;preserve&quot;&gt; &lt;value&gt;盘点地址&lt;/value&gt; &lt;/data&gt;">
            <text:p><text:s text:c="2"/>&lt;data name="Stock count address.title" xml:space="preserve"&gt; &lt;value&gt;盘点地址&lt;/value&gt; &lt;/data&gt;</text:p>
          </table:table-cell>
          <table:table-cell table:style-name="ce6" office:value-type="string">
            <text:p><text:s/></text:p>
          </table:table-cell>
          <table:table-cell table:number-columns-repeated="250"/>
        </table:table-row>
        <table:table-row table:style-name="ro2">
          <table:table-cell table:style-name="ce12" office:value-type="string">
            <text:p>Stock count address</text:p>
          </table:table-cell>
          <table:table-cell table:style-name="ce12" office:value-type="string">
            <text:p>Stock count address management</text:p>
          </table:table-cell>
          <table:table-cell table:style-name="ce14" office:value-type="string">
            <text:p>盘点地址管理</text:p>
          </table:table-cell>
          <table:table-cell table:style-name="ce12" table:formula="of:=&quot;  &lt;data name=&quot;&quot;&quot;&amp;[.A224]&amp;&quot;.description&quot;&quot; xml:space=&quot;&quot;preserve&quot;&quot;&gt; &lt;value&gt;&quot;&amp;[.B224]&amp;&quot;&lt;/value&gt; &lt;/data&gt;&quot;" office:value-type="string" office:string-value="  &lt;data name=&quot;Stock count address.description&quot; xml:space=&quot;preserve&quot;&gt; &lt;value&gt;Stock count address management&lt;/value&gt; &lt;/data&gt;">
            <text:p><text:s text:c="2"/>&lt;data name="Stock count address.description" xml:space="preserve"&gt; &lt;value&gt;Stock count address management&lt;/value&gt; &lt;/data&gt;</text:p>
          </table:table-cell>
          <table:table-cell table:style-name="ce12" table:formula="of:=&quot;  &lt;data name=&quot;&quot;&quot;&amp;[.A224]&amp;&quot;.description&quot;&quot; xml:space=&quot;&quot;preserve&quot;&quot;&gt; &lt;value&gt;&quot;&amp;[.C224]&amp;&quot;&lt;/value&gt; &lt;/data&gt;&quot;" office:value-type="string" office:string-value="  &lt;data name=&quot;Stock count address.description&quot; xml:space=&quot;preserve&quot;&gt; &lt;value&gt;盘点地址管理&lt;/value&gt; &lt;/data&gt;">
            <text:p><text:s text:c="2"/>&lt;data name="Stock count address.description" xml:space="preserve"&gt; &lt;value&gt;盘点地址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tock count export</text:p>
          </table:table-cell>
          <table:table-cell table:style-name="ce13" office:value-type="string">
            <text:p>导出盘点</text:p>
          </table:table-cell>
          <table:table-cell table:style-name="ce11" table:formula="of:=&quot;  &lt;data name=&quot;&quot;&quot;&amp;[.A225]&amp;&quot;.title&quot;&quot; xml:space=&quot;&quot;preserve&quot;&quot;&gt; &lt;value&gt;&quot;&amp;[.B225]&amp;&quot;&lt;/value&gt; &lt;/data&gt;&quot;" office:value-type="string" office:string-value="  &lt;data name=&quot;Stock count export.title&quot; xml:space=&quot;preserve&quot;&gt; &lt;value&gt;Stock count export&lt;/value&gt; &lt;/data&gt;">
            <text:p><text:s text:c="2"/>&lt;data name="Stock count export.title" xml:space="preserve"&gt; &lt;value&gt;Stock count export&lt;/value&gt; &lt;/data&gt;</text:p>
          </table:table-cell>
          <table:table-cell table:style-name="ce11" table:formula="of:=&quot;  &lt;data name=&quot;&quot;&quot;&amp;[.A225]&amp;&quot;.title&quot;&quot; xml:space=&quot;&quot;preserve&quot;&quot;&gt; &lt;value&gt;&quot;&amp;[.C225]&amp;&quot;&lt;/value&gt; &lt;/data&gt;&quot;" office:value-type="string" office:string-value="  &lt;data name=&quot;Stock count export.title&quot; xml:space=&quot;preserve&quot;&gt; &lt;value&gt;导出盘点&lt;/value&gt; &lt;/data&gt;">
            <text:p><text:s text:c="2"/>&lt;data name="Stock count export.title" xml:space="preserve"&gt; &lt;value&gt;导出盘点&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Stock count export</text:p>
          </table:table-cell>
          <table:table-cell table:style-name="ce12" table:formula="of:=&quot;  &lt;data name=&quot;&quot;&quot;&amp;[.A226]&amp;&quot;.description&quot;&quot; xml:space=&quot;&quot;preserve&quot;&quot;&gt; &lt;value&gt;&quot;&amp;[.B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12" table:formula="of:=&quot;  &lt;data name=&quot;&quot;&quot;&amp;[.A226]&amp;&quot;.description&quot;&quot; xml:space=&quot;&quot;preserve&quot;&quot;&gt; &lt;value&gt;&quot;&amp;[.C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text:p>
          </table:table-cell>
          <table:table-cell table:style-name="ce13" office:value-type="string">
            <text:p>供应商</text:p>
          </table:table-cell>
          <table:table-cell table:style-name="ce11" table:formula="of:=&quot;  &lt;data name=&quot;&quot;&quot;&amp;[.A227]&amp;&quot;.title&quot;&quot; xml:space=&quot;&quot;preserve&quot;&quot;&gt; &lt;value&gt;&quot;&amp;[.B227]&amp;&quot;&lt;/value&gt; &lt;/data&gt;&quot;" office:value-type="string" office:string-value="  &lt;data name=&quot;Supplier.title&quot; xml:space=&quot;preserve&quot;&gt; &lt;value&gt;Supplier&lt;/value&gt; &lt;/data&gt;">
            <text:p><text:s text:c="2"/>&lt;data name="Supplier.title" xml:space="preserve"&gt; &lt;value&gt;Supplier&lt;/value&gt; &lt;/data&gt;</text:p>
          </table:table-cell>
          <table:table-cell table:style-name="ce11" table:formula="of:=&quot;  &lt;data name=&quot;&quot;&quot;&amp;[.A227]&amp;&quot;.title&quot;&quot; xml:space=&quot;&quot;preserve&quot;&quot;&gt; &lt;value&gt;&quot;&amp;[.C227]&amp;&quot;&lt;/value&gt; &lt;/data&gt;&quot;" office:value-type="string" office:string-value="  &lt;data name=&quot;Supplier.title&quot; xml:space=&quot;preserve&quot;&gt; &lt;value&gt;供应商&lt;/value&gt; &lt;/data&gt;">
            <text:p><text:s text:c="2"/>&lt;data name="Supplier.title" xml:space="preserve"&gt; &lt;value&gt;供应商&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text:p>
          </table:table-cell>
          <table:table-cell table:style-name="ce12" office:value-type="string">
            <text:p>View, edit supplier discount</text:p>
          </table:table-cell>
          <table:table-cell table:style-name="ce14" office:value-type="string">
            <text:p>查看<text:span text:style-name="T2">, </text:span><text:span text:style-name="T3">更改厂家折扣</text:span></text:p>
          </table:table-cell>
          <table:table-cell table:style-name="ce12" table:formula="of:=&quot;  &lt;data name=&quot;&quot;&quot;&amp;[.A228]&amp;&quot;.description&quot;&quot; xml:space=&quot;&quot;preserve&quot;&quot;&gt; &lt;value&gt;&quot;&amp;[.B228]&amp;&quot;&lt;/value&gt; &lt;/data&gt;&quot;" office:value-type="string" office:string-value="  &lt;data name=&quot;Supplier.description&quot; xml:space=&quot;preserve&quot;&gt; &lt;value&gt;View, edit supplier discount&lt;/value&gt; &lt;/data&gt;">
            <text:p><text:s text:c="2"/>&lt;data name="Supplier.description" xml:space="preserve"&gt; &lt;value&gt;View, edit supplier discount&lt;/value&gt; &lt;/data&gt;</text:p>
          </table:table-cell>
          <table:table-cell table:style-name="ce12" table:formula="of:=&quot;  &lt;data name=&quot;&quot;&quot;&amp;[.A228]&amp;&quot;.description&quot;&quot; xml:space=&quot;&quot;preserve&quot;&quot;&gt; &lt;value&gt;&quot;&amp;[.C228]&amp;&quot;&lt;/value&gt; &lt;/data&gt;&quot;" office:value-type="string" office:string-value="  &lt;data name=&quot;Supplier.description&quot; xml:space=&quot;preserve&quot;&gt; &lt;value&gt;查看, 更改厂家折扣&lt;/value&gt; &lt;/data&gt;">
            <text:p><text:s text:c="2"/>&lt;data name="Supplier.description" xml:space="preserve"&gt; &lt;value&gt;查看, 更改厂家折扣&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fee</text:p>
          </table:table-cell>
          <table:table-cell table:style-name="ce13" office:value-type="string">
            <text:p>供应商费</text:p>
          </table:table-cell>
          <table:table-cell table:style-name="ce11" table:formula="of:=&quot;  &lt;data name=&quot;&quot;&quot;&amp;[.A229]&amp;&quot;.title&quot;&quot; xml:space=&quot;&quot;preserve&quot;&quot;&gt; &lt;value&gt;&quot;&amp;[.B229]&amp;&quot;&lt;/value&gt; &lt;/data&gt;&quot;" office:value-type="string" office:string-value="  &lt;data name=&quot;Supplier fee.title&quot; xml:space=&quot;preserve&quot;&gt; &lt;value&gt;Supplier fee&lt;/value&gt; &lt;/data&gt;">
            <text:p><text:s text:c="2"/>&lt;data name="Supplier fee.title" xml:space="preserve"&gt; &lt;value&gt;Supplier fee&lt;/value&gt; &lt;/data&gt;</text:p>
          </table:table-cell>
          <table:table-cell table:style-name="ce11" table:formula="of:=&quot;  &lt;data name=&quot;&quot;&quot;&amp;[.A229]&amp;&quot;.title&quot;&quot; xml:space=&quot;&quot;preserve&quot;&quot;&gt; &lt;value&gt;&quot;&amp;[.C229]&amp;&quot;&lt;/value&gt; &lt;/data&gt;&quot;" office:value-type="string" office:string-value="  &lt;data name=&quot;Supplier fee.title&quot; xml:space=&quot;preserve&quot;&gt; &lt;value&gt;供应商费&lt;/value&gt; &lt;/data&gt;">
            <text:p><text:s text:c="2"/>&lt;data name="Supplier fee.title" xml:space="preserve"&gt; &lt;value&gt;供应商费&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fee</text:p>
          </table:table-cell>
          <table:table-cell table:style-name="ce12" office:value-type="string">
            <text:p>Define supplier fee</text:p>
          </table:table-cell>
          <table:table-cell table:style-name="ce14" office:value-type="string">
            <text:p>管理供应商费</text:p>
          </table:table-cell>
          <table:table-cell table:style-name="ce12" table:formula="of:=&quot;  &lt;data name=&quot;&quot;&quot;&amp;[.A230]&amp;&quot;.description&quot;&quot; xml:space=&quot;&quot;preserve&quot;&quot;&gt; &lt;value&gt;&quot;&amp;[.B230]&amp;&quot;&lt;/value&gt; &lt;/data&gt;&quot;" office:value-type="string" office:string-value="  &lt;data name=&quot;Supplier fee.description&quot; xml:space=&quot;preserve&quot;&gt; &lt;value&gt;Define supplier fee&lt;/value&gt; &lt;/data&gt;">
            <text:p><text:s text:c="2"/>&lt;data name="Supplier fee.description" xml:space="preserve"&gt; &lt;value&gt;Define supplier fee&lt;/value&gt; &lt;/data&gt;</text:p>
          </table:table-cell>
          <table:table-cell table:style-name="ce12" table:formula="of:=&quot;  &lt;data name=&quot;&quot;&quot;&amp;[.A230]&amp;&quot;.description&quot;&quot; xml:space=&quot;&quot;preserve&quot;&quot;&gt; &lt;value&gt;&quot;&amp;[.C230]&amp;&quot;&lt;/value&gt; &lt;/data&gt;&quot;" office:value-type="string" office:string-value="  &lt;data name=&quot;Supplier fee.description&quot; xml:space=&quot;preserve&quot;&gt; &lt;value&gt;管理供应商费&lt;/value&gt; &lt;/data&gt;">
            <text:p><text:s text:c="2"/>&lt;data name="Supplier fee.description" xml:space="preserve"&gt; &lt;value&gt;管理供应商费&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order</text:p>
          </table:table-cell>
          <table:table-cell table:style-name="ce13" office:value-type="string">
            <text:p>供应商订单</text:p>
          </table:table-cell>
          <table:table-cell table:style-name="ce11" table:formula="of:=&quot;  &lt;data name=&quot;&quot;&quot;&amp;[.A231]&amp;&quot;.title&quot;&quot; xml:space=&quot;&quot;preserve&quot;&quot;&gt; &lt;value&gt;&quot;&amp;[.B231]&amp;&quot;&lt;/value&gt; &lt;/data&gt;&quot;" office:value-type="string" office:string-value="  &lt;data name=&quot;Supplier order.title&quot; xml:space=&quot;preserve&quot;&gt; &lt;value&gt;Supplier order&lt;/value&gt; &lt;/data&gt;">
            <text:p><text:s text:c="2"/>&lt;data name="Supplier order.title" xml:space="preserve"&gt; &lt;value&gt;Supplier order&lt;/value&gt; &lt;/data&gt;</text:p>
          </table:table-cell>
          <table:table-cell table:style-name="ce11" table:formula="of:=&quot;  &lt;data name=&quot;&quot;&quot;&amp;[.A231]&amp;&quot;.title&quot;&quot; xml:space=&quot;&quot;preserve&quot;&quot;&gt; &lt;value&gt;&quot;&amp;[.C231]&amp;&quot;&lt;/value&gt; &lt;/data&gt;&quot;" office:value-type="string" office:string-value="  &lt;data name=&quot;Supplier order.title&quot; xml:space=&quot;preserve&quot;&gt; &lt;value&gt;供应商订单&lt;/value&gt; &lt;/data&gt;">
            <text:p><text:s text:c="2"/>&lt;data name="Supplier order.title" xml:space="preserve"&gt; &lt;value&gt;供应商订单&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order</text:p>
          </table:table-cell>
          <table:table-cell table:style-name="ce12" office:value-type="string">
            <text:p>Update and manage delivery date for on order items for the selected project</text:p>
          </table:table-cell>
          <table:table-cell table:style-name="ce14" office:value-type="string">
            <text:p>更新<text:span text:style-name="T2">,</text:span><text:span text:style-name="T3">管理项目的产品定单送货时间</text:span></text:p>
          </table:table-cell>
          <table:table-cell table:style-name="ce12" table:formula="of:=&quot;  &lt;data name=&quot;&quot;&quot;&amp;[.A232]&amp;&quot;.description&quot;&quot; xml:space=&quot;&quot;preserve&quot;&quot;&gt; &lt;value&gt;&quot;&amp;[.B232]&amp;&quot;&lt;/value&gt; &lt;/data&gt;&quot;" office:value-type="string" office:string-value="  &lt;data name=&quot;Supplier order.description&quot; xml:space=&quot;preserve&quot;&gt; &lt;value&gt;Update and manage delivery date for on order items for the selected project&lt;/value&gt; &lt;/data&gt;">
            <text:p><text:s text:c="2"/>&lt;data name="Supplier order.description" xml:space="preserve"&gt; &lt;value&gt;Update and manage delivery date for on order items for the selected project&lt;/value&gt; &lt;/data&gt;</text:p>
          </table:table-cell>
          <table:table-cell table:style-name="ce12" table:formula="of:=&quot;  &lt;data name=&quot;&quot;&quot;&amp;[.A232]&amp;&quot;.description&quot;&quot; xml:space=&quot;&quot;preserve&quot;&quot;&gt; &lt;value&gt;&quot;&amp;[.C232]&amp;&quot;&lt;/value&gt; &lt;/data&gt;&quot;" office:value-type="string" office:string-value="  &lt;data name=&quot;Supplier order.description&quot; xml:space=&quot;preserve&quot;&gt; &lt;value&gt;更新,管理项目的产品定单送货时间&lt;/value&gt; &lt;/data&gt;">
            <text:p><text:s text:c="2"/>&lt;data name="Supplier order.description" xml:space="preserve"&gt; &lt;value&gt;更新,管理项目的产品定单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Supplier return</text:p>
          </table:table-cell>
          <table:table-cell table:style-name="ce13" office:value-type="string">
            <text:p>供应商退货</text:p>
          </table:table-cell>
          <table:table-cell table:style-name="ce11" table:formula="of:=&quot;  &lt;data name=&quot;&quot;&quot;&amp;[.A233]&amp;&quot;.title&quot;&quot; xml:space=&quot;&quot;preserve&quot;&quot;&gt; &lt;value&gt;&quot;&amp;[.B233]&amp;&quot;&lt;/value&gt; &lt;/data&gt;&quot;" office:value-type="string" office:string-value="  &lt;data name=&quot;Supplier return.title&quot; xml:space=&quot;preserve&quot;&gt; &lt;value&gt;Supplier return&lt;/value&gt; &lt;/data&gt;">
            <text:p><text:s text:c="2"/>&lt;data name="Supplier return.title" xml:space="preserve"&gt; &lt;value&gt;Supplier return&lt;/value&gt; &lt;/data&gt;</text:p>
          </table:table-cell>
          <table:table-cell table:style-name="ce11" table:formula="of:=&quot;  &lt;data name=&quot;&quot;&quot;&amp;[.A233]&amp;&quot;.title&quot;&quot; xml:space=&quot;&quot;preserve&quot;&quot;&gt; &lt;value&gt;&quot;&amp;[.C233]&amp;&quot;&lt;/value&gt; &lt;/data&gt;&quot;" office:value-type="string" office:string-value="  &lt;data name=&quot;Supplier return.title&quot; xml:space=&quot;preserve&quot;&gt; &lt;value&gt;供应商退货&lt;/value&gt; &lt;/data&gt;">
            <text:p><text:s text:c="2"/>&lt;data name="Supplier return.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Supplier return</text:p>
          </table:table-cell>
          <table:table-cell table:style-name="ce14" office:value-type="string">
            <text:p>供应商退货</text:p>
          </table:table-cell>
          <table:table-cell table:style-name="ce12" table:formula="of:=&quot;  &lt;data name=&quot;&quot;&quot;&amp;[.A234]&amp;&quot;.description&quot;&quot; xml:space=&quot;&quot;preserve&quot;&quot;&gt; &lt;value&gt;&quot;&amp;[.B234]&amp;&quot;&lt;/value&gt; &lt;/data&gt;&quot;" office:value-type="string" office:string-value="  &lt;data name=&quot;Supplier return.description&quot; xml:space=&quot;preserve&quot;&gt; &lt;value&gt;Supplier return&lt;/value&gt; &lt;/data&gt;">
            <text:p><text:s text:c="2"/>&lt;data name="Supplier return.description" xml:space="preserve"&gt; &lt;value&gt;Supplier return&lt;/value&gt; &lt;/data&gt;</text:p>
          </table:table-cell>
          <table:table-cell table:style-name="ce12" table:formula="of:=&quot;  &lt;data name=&quot;&quot;&quot;&amp;[.A234]&amp;&quot;.description&quot;&quot; xml:space=&quot;&quot;preserve&quot;&quot;&gt; &lt;value&gt;&quot;&amp;[.C234]&amp;&quot;&lt;/value&gt; &lt;/data&gt;&quot;" office:value-type="string" office:string-value="  &lt;data name=&quot;Supplier return.description&quot; xml:space=&quot;preserve&quot;&gt; &lt;value&gt;供应商退货&lt;/value&gt; &lt;/data&gt;">
            <text:p><text:s text:c="2"/>&lt;data name="Supplier return.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1" office:value-type="string">
            <text:p>Supplier return2</text:p>
          </table:table-cell>
          <table:table-cell table:style-name="ce11" office:value-type="string">
            <text:p>Supplier return</text:p>
          </table:table-cell>
          <table:table-cell table:style-name="ce13" office:value-type="string">
            <text:p>供应商退货</text:p>
          </table:table-cell>
          <table:table-cell table:style-name="ce11" table:formula="of:=&quot;  &lt;data name=&quot;&quot;&quot;&amp;[.A235]&amp;&quot;.title&quot;&quot; xml:space=&quot;&quot;preserve&quot;&quot;&gt; &lt;value&gt;&quot;&amp;[.B235]&amp;&quot;&lt;/value&gt; &lt;/data&gt;&quot;" office:value-type="string" office:string-value="  &lt;data name=&quot;Supplier return2.title&quot; xml:space=&quot;preserve&quot;&gt; &lt;value&gt;Supplier return&lt;/value&gt; &lt;/data&gt;">
            <text:p><text:s text:c="2"/>&lt;data name="Supplier return2.title" xml:space="preserve"&gt; &lt;value&gt;Supplier return&lt;/value&gt; &lt;/data&gt;</text:p>
          </table:table-cell>
          <table:table-cell table:style-name="ce11" table:formula="of:=&quot;  &lt;data name=&quot;&quot;&quot;&amp;[.A235]&amp;&quot;.title&quot;&quot; xml:space=&quot;&quot;preserve&quot;&quot;&gt; &lt;value&gt;&quot;&amp;[.C235]&amp;&quot;&lt;/value&gt; &lt;/data&gt;&quot;" office:value-type="string" office:string-value="  &lt;data name=&quot;Supplier return2.title&quot; xml:space=&quot;preserve&quot;&gt; &lt;value&gt;供应商退货&lt;/value&gt; &lt;/data&gt;">
            <text:p><text:s text:c="2"/>&lt;data name="Supplier return2.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2" office:value-type="string">
            <text:p>Supplier return2</text:p>
          </table:table-cell>
          <table:table-cell table:style-name="ce12" office:value-type="string">
            <text:p>Supplier return</text:p>
          </table:table-cell>
          <table:table-cell table:style-name="ce14" office:value-type="string">
            <text:p>供应商退货</text:p>
          </table:table-cell>
          <table:table-cell table:style-name="ce12" table:formula="of:=&quot;  &lt;data name=&quot;&quot;&quot;&amp;[.A236]&amp;&quot;.description&quot;&quot; xml:space=&quot;&quot;preserve&quot;&quot;&gt; &lt;value&gt;&quot;&amp;[.B236]&amp;&quot;&lt;/value&gt; &lt;/data&gt;&quot;" office:value-type="string" office:string-value="  &lt;data name=&quot;Supplier return2.description&quot; xml:space=&quot;preserve&quot;&gt; &lt;value&gt;Supplier return&lt;/value&gt; &lt;/data&gt;">
            <text:p><text:s text:c="2"/>&lt;data name="Supplier return2.description" xml:space="preserve"&gt; &lt;value&gt;Supplier return&lt;/value&gt; &lt;/data&gt;</text:p>
          </table:table-cell>
          <table:table-cell table:style-name="ce12" table:formula="of:=&quot;  &lt;data name=&quot;&quot;&quot;&amp;[.A236]&amp;&quot;.description&quot;&quot; xml:space=&quot;&quot;preserve&quot;&quot;&gt; &lt;value&gt;&quot;&amp;[.C236]&amp;&quot;&lt;/value&gt; &lt;/data&gt;&quot;" office:value-type="string" office:string-value="  &lt;data name=&quot;Supplier return2.description&quot; xml:space=&quot;preserve&quot;&gt; &lt;value&gt;供应商退货&lt;/value&gt; &lt;/data&gt;">
            <text:p><text:s text:c="2"/>&lt;data name="Supplier return2.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ill</text:p>
          </table:table-cell>
          <table:table-cell table:style-name="ce13" office:value-type="string">
            <text:p>收银机</text:p>
          </table:table-cell>
          <table:table-cell table:style-name="ce11" table:formula="of:=&quot;  &lt;data name=&quot;&quot;&quot;&amp;[.A237]&amp;&quot;.title&quot;&quot; xml:space=&quot;&quot;preserve&quot;&quot;&gt; &lt;value&gt;&quot;&amp;[.B237]&amp;&quot;&lt;/value&gt; &lt;/data&gt;&quot;" office:value-type="string" office:string-value="  &lt;data name=&quot;Till.title&quot; xml:space=&quot;preserve&quot;&gt; &lt;value&gt;Till&lt;/value&gt; &lt;/data&gt;">
            <text:p><text:s text:c="2"/>&lt;data name="Till.title" xml:space="preserve"&gt; &lt;value&gt;Till&lt;/value&gt; &lt;/data&gt;</text:p>
          </table:table-cell>
          <table:table-cell table:style-name="ce11" table:formula="of:=&quot;  &lt;data name=&quot;&quot;&quot;&amp;[.A237]&amp;&quot;.title&quot;&quot; xml:space=&quot;&quot;preserve&quot;&quot;&gt; &lt;value&gt;&quot;&amp;[.C237]&amp;&quot;&lt;/value&gt; &lt;/data&gt;&quot;" office:value-type="string" office:string-value="  &lt;data name=&quot;Till.title&quot; xml:space=&quot;preserve&quot;&gt; &lt;value&gt;收银机&lt;/value&gt; &lt;/data&gt;">
            <text:p><text:s text:c="2"/>&lt;data name="Till.title" xml:space="preserve"&gt; &lt;value&gt;收银机&lt;/value&gt; &lt;/data&gt;</text:p>
          </table:table-cell>
          <table:table-cell table:style-name="ce6" office:value-type="string">
            <text:p><text:s/></text:p>
          </table:table-cell>
          <table:table-cell table:number-columns-repeated="250"/>
        </table:table-row>
        <table:table-row table:style-name="ro2">
          <table:table-cell table:style-name="ce12" office:value-type="string">
            <text:p>Till</text:p>
          </table:table-cell>
          <table:table-cell table:number-columns-repeated="2" table:style-name="ce12" office:value-type="string">
            <text:p>Register direct sales and customer orders</text:p>
          </table:table-cell>
          <table:table-cell table:style-name="ce12" table:formula="of:=&quot;  &lt;data name=&quot;&quot;&quot;&amp;[.A238]&amp;&quot;.description&quot;&quot; xml:space=&quot;&quot;preserve&quot;&quot;&gt; &lt;value&gt;&quot;&amp;[.B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12" table:formula="of:=&quot;  &lt;data name=&quot;&quot;&quot;&amp;[.A238]&amp;&quot;.description&quot;&quot; xml:space=&quot;&quot;preserve&quot;&quot;&gt; &lt;value&gt;&quot;&amp;[.C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ransfer</text:p>
          </table:table-cell>
          <table:table-cell table:style-name="ce13" office:value-type="string">
            <text:p>调拨</text:p>
          </table:table-cell>
          <table:table-cell table:style-name="ce11" table:formula="of:=&quot;  &lt;data name=&quot;&quot;&quot;&amp;[.A239]&amp;&quot;.title&quot;&quot; xml:space=&quot;&quot;preserve&quot;&quot;&gt; &lt;value&gt;&quot;&amp;[.B239]&amp;&quot;&lt;/value&gt; &lt;/data&gt;&quot;" office:value-type="string" office:string-value="  &lt;data name=&quot;Transfer.title&quot; xml:space=&quot;preserve&quot;&gt; &lt;value&gt;Transfer&lt;/value&gt; &lt;/data&gt;">
            <text:p><text:s text:c="2"/>&lt;data name="Transfer.title" xml:space="preserve"&gt; &lt;value&gt;Transfer&lt;/value&gt; &lt;/data&gt;</text:p>
          </table:table-cell>
          <table:table-cell table:style-name="ce11" table:formula="of:=&quot;  &lt;data name=&quot;&quot;&quot;&amp;[.A239]&amp;&quot;.title&quot;&quot; xml:space=&quot;&quot;preserve&quot;&quot;&gt; &lt;value&gt;&quot;&amp;[.C239]&amp;&quot;&lt;/value&gt; &lt;/data&gt;&quot;" office:value-type="string" office:string-value="  &lt;data name=&quot;Transfer.title&quot; xml:space=&quot;preserve&quot;&gt; &lt;value&gt;调拨&lt;/value&gt; &lt;/data&gt;">
            <text:p><text:s text:c="2"/>&lt;data name="Transfer.title" xml:space="preserve"&gt; &lt;value&gt;调拨&lt;/value&gt; &lt;/data&gt;</text:p>
          </table:table-cell>
          <table:table-cell table:style-name="ce6" office:value-type="string">
            <text:p><text:s/></text:p>
          </table:table-cell>
          <table:table-cell table:number-columns-repeated="250"/>
        </table:table-row>
        <table:table-row table:style-name="ro2">
          <table:table-cell table:style-name="ce12" office:value-type="string">
            <text:p>Transfer</text:p>
          </table:table-cell>
          <table:table-cell table:style-name="ce12" office:value-type="string">
            <text:p>Manage transfers between store</text:p>
          </table:table-cell>
          <table:table-cell table:style-name="ce14" office:value-type="string">
            <text:p>管理商店调拨</text:p>
          </table:table-cell>
          <table:table-cell table:style-name="ce12" table:formula="of:=&quot;  &lt;data name=&quot;&quot;&quot;&amp;[.A240]&amp;&quot;.description&quot;&quot; xml:space=&quot;&quot;preserve&quot;&quot;&gt; &lt;value&gt;&quot;&amp;[.B240]&amp;&quot;&lt;/value&gt; &lt;/data&gt;&quot;" office:value-type="string" office:string-value="  &lt;data name=&quot;Transfer.description&quot; xml:space=&quot;preserve&quot;&gt; &lt;value&gt;Manage transfers between store&lt;/value&gt; &lt;/data&gt;">
            <text:p><text:s text:c="2"/>&lt;data name="Transfer.description" xml:space="preserve"&gt; &lt;value&gt;Manage transfers between store&lt;/value&gt; &lt;/data&gt;</text:p>
          </table:table-cell>
          <table:table-cell table:style-name="ce12" table:formula="of:=&quot;  &lt;data name=&quot;&quot;&quot;&amp;[.A240]&amp;&quot;.description&quot;&quot; xml:space=&quot;&quot;preserve&quot;&quot;&gt; &lt;value&gt;&quot;&amp;[.C240]&amp;&quot;&lt;/value&gt; &lt;/data&gt;&quot;" office:value-type="string" office:string-value="  &lt;data name=&quot;Transfer.description&quot; xml:space=&quot;preserve&quot;&gt; &lt;value&gt;管理商店调拨&lt;/value&gt; &lt;/data&gt;">
            <text:p><text:s text:c="2"/>&lt;data name="Transfer.description" xml:space="preserve"&gt; &lt;value&gt;管理商店调拨&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text:p>
          </table:table-cell>
          <table:table-cell table:style-name="ce13" office:value-type="string">
            <text:p>商品目录</text:p>
          </table:table-cell>
          <table:table-cell table:style-name="ce11" table:formula="of:=&quot;  &lt;data name=&quot;&quot;&quot;&amp;[.A241]&amp;&quot;.title&quot;&quot; xml:space=&quot;&quot;preserve&quot;&quot;&gt; &lt;value&gt;&quot;&amp;[.B241]&amp;&quot;&lt;/value&gt; &lt;/data&gt;&quot;" office:value-type="string" office:string-value="  &lt;data name=&quot;Typology.title&quot; xml:space=&quot;preserve&quot;&gt; &lt;value&gt;Typology&lt;/value&gt; &lt;/data&gt;">
            <text:p><text:s text:c="2"/>&lt;data name="Typology.title" xml:space="preserve"&gt; &lt;value&gt;Typology&lt;/value&gt; &lt;/data&gt;</text:p>
          </table:table-cell>
          <table:table-cell table:style-name="ce11" table:formula="of:=&quot;  &lt;data name=&quot;&quot;&quot;&amp;[.A241]&amp;&quot;.title&quot;&quot; xml:space=&quot;&quot;preserve&quot;&quot;&gt; &lt;value&gt;&quot;&amp;[.C241]&amp;&quot;&lt;/value&gt; &lt;/data&gt;&quot;" office:value-type="string" office:string-value="  &lt;data name=&quot;Typology.title&quot; xml:space=&quot;preserve&quot;&gt; &lt;value&gt;商品目录&lt;/value&gt; &lt;/data&gt;">
            <text:p><text:s text:c="2"/>&lt;data name="Typology.title" xml:space="preserve"&gt; &lt;value&gt;商品目录&lt;/value&gt; &lt;/data&gt;</text:p>
          </table:table-cell>
          <table:table-cell table:style-name="ce6" office:value-type="string">
            <text:p><text:s/></text:p>
          </table:table-cell>
          <table:table-cell table:number-columns-repeated="250"/>
        </table:table-row>
        <table:table-row table:style-name="ro2">
          <table:table-cell table:number-columns-repeated="3" table:style-name="ce12" office:value-type="string">
            <text:p>Typology</text:p>
          </table:table-cell>
          <table:table-cell table:style-name="ce12" table:formula="of:=&quot;  &lt;data name=&quot;&quot;&quot;&amp;[.A242]&amp;&quot;.description&quot;&quot; xml:space=&quot;&quot;preserve&quot;&quot;&gt; &lt;value&gt;&quot;&amp;[.B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12" table:formula="of:=&quot;  &lt;data name=&quot;&quot;&quot;&amp;[.A242]&amp;&quot;.description&quot;&quot; xml:space=&quot;&quot;preserve&quot;&quot;&gt; &lt;value&gt;&quot;&amp;[.C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Typology update</text:p>
          </table:table-cell>
          <table:table-cell table:style-name="ce13" office:value-type="string">
            <text:p>商品目录更新</text:p>
          </table:table-cell>
          <table:table-cell table:style-name="ce11" table:formula="of:=&quot;  &lt;data name=&quot;&quot;&quot;&amp;[.A243]&amp;&quot;.title&quot;&quot; xml:space=&quot;&quot;preserve&quot;&quot;&gt; &lt;value&gt;&quot;&amp;[.B243]&amp;&quot;&lt;/value&gt; &lt;/data&gt;&quot;" office:value-type="string" office:string-value="  &lt;data name=&quot;Typology update.title&quot; xml:space=&quot;preserve&quot;&gt; &lt;value&gt;Typology update&lt;/value&gt; &lt;/data&gt;">
            <text:p><text:s text:c="2"/>&lt;data name="Typology update.title" xml:space="preserve"&gt; &lt;value&gt;Typology update&lt;/value&gt; &lt;/data&gt;</text:p>
          </table:table-cell>
          <table:table-cell table:style-name="ce11" table:formula="of:=&quot;  &lt;data name=&quot;&quot;&quot;&amp;[.A243]&amp;&quot;.title&quot;&quot; xml:space=&quot;&quot;preserve&quot;&quot;&gt; &lt;value&gt;&quot;&amp;[.C243]&amp;&quot;&lt;/value&gt; &lt;/data&gt;&quot;" office:value-type="string" office:string-value="  &lt;data name=&quot;Typology update.title&quot; xml:space=&quot;preserve&quot;&gt; &lt;value&gt;商品目录更新&lt;/value&gt; &lt;/data&gt;">
            <text:p><text:s text:c="2"/>&lt;data name="Typology update.title"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Typology update</text:p>
          </table:table-cell>
          <table:table-cell table:style-name="ce14" office:value-type="string">
            <text:p>商品目录更新</text:p>
          </table:table-cell>
          <table:table-cell table:style-name="ce12" table:formula="of:=&quot;  &lt;data name=&quot;&quot;&quot;&amp;[.A244]&amp;&quot;.description&quot;&quot; xml:space=&quot;&quot;preserve&quot;&quot;&gt; &lt;value&gt;&quot;&amp;[.B244]&amp;&quot;&lt;/value&gt; &lt;/data&gt;&quot;" office:value-type="string" office:string-value="  &lt;data name=&quot;Typology update.description&quot; xml:space=&quot;preserve&quot;&gt; &lt;value&gt;Typology update&lt;/value&gt; &lt;/data&gt;">
            <text:p><text:s text:c="2"/>&lt;data name="Typology update.description" xml:space="preserve"&gt; &lt;value&gt;Typology update&lt;/value&gt; &lt;/data&gt;</text:p>
          </table:table-cell>
          <table:table-cell table:style-name="ce12" table:formula="of:=&quot;  &lt;data name=&quot;&quot;&quot;&amp;[.A244]&amp;&quot;.description&quot;&quot; xml:space=&quot;&quot;preserve&quot;&quot;&gt; &lt;value&gt;&quot;&amp;[.C244]&amp;&quot;&lt;/value&gt; &lt;/data&gt;&quot;" office:value-type="string" office:string-value="  &lt;data name=&quot;Typology update.description&quot; xml:space=&quot;preserve&quot;&gt; &lt;value&gt;商品目录更新&lt;/value&gt; &lt;/data&gt;">
            <text:p><text:s text:c="2"/>&lt;data name="Typology update.description"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pload prospect</text:p>
          </table:table-cell>
          <table:table-cell table:style-name="ce13" office:value-type="string">
            <text:p>上传潜在顾客</text:p>
          </table:table-cell>
          <table:table-cell table:style-name="ce11" table:formula="of:=&quot;  &lt;data name=&quot;&quot;&quot;&amp;[.A245]&amp;&quot;.title&quot;&quot; xml:space=&quot;&quot;preserve&quot;&quot;&gt; &lt;value&gt;&quot;&amp;[.B245]&amp;&quot;&lt;/value&gt; &lt;/data&gt;&quot;" office:value-type="string" office:string-value="  &lt;data name=&quot;Upload prospect.title&quot; xml:space=&quot;preserve&quot;&gt; &lt;value&gt;Upload prospect&lt;/value&gt; &lt;/data&gt;">
            <text:p><text:s text:c="2"/>&lt;data name="Upload prospect.title" xml:space="preserve"&gt; &lt;value&gt;Upload prospect&lt;/value&gt; &lt;/data&gt;</text:p>
          </table:table-cell>
          <table:table-cell table:style-name="ce11" table:formula="of:=&quot;  &lt;data name=&quot;&quot;&quot;&amp;[.A245]&amp;&quot;.title&quot;&quot; xml:space=&quot;&quot;preserve&quot;&quot;&gt; &lt;value&gt;&quot;&amp;[.C245]&amp;&quot;&lt;/value&gt; &lt;/data&gt;&quot;" office:value-type="string" office:string-value="  &lt;data name=&quot;Upload prospect.title&quot; xml:space=&quot;preserve&quot;&gt; &lt;value&gt;上传潜在顾客&lt;/value&gt; &lt;/data&gt;">
            <text:p><text:s text:c="2"/>&lt;data name="Upload prospect.title"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Upload prospect</text:p>
          </table:table-cell>
          <table:table-cell table:style-name="ce14" office:value-type="string">
            <text:p>上传潜在顾客</text:p>
          </table:table-cell>
          <table:table-cell table:style-name="ce12" table:formula="of:=&quot;  &lt;data name=&quot;&quot;&quot;&amp;[.A246]&amp;&quot;.description&quot;&quot; xml:space=&quot;&quot;preserve&quot;&quot;&gt; &lt;value&gt;&quot;&amp;[.B246]&amp;&quot;&lt;/value&gt; &lt;/data&gt;&quot;" office:value-type="string" office:string-value="  &lt;data name=&quot;Upload prospect.description&quot; xml:space=&quot;preserve&quot;&gt; &lt;value&gt;Upload prospect&lt;/value&gt; &lt;/data&gt;">
            <text:p><text:s text:c="2"/>&lt;data name="Upload prospect.description" xml:space="preserve"&gt; &lt;value&gt;Upload prospect&lt;/value&gt; &lt;/data&gt;</text:p>
          </table:table-cell>
          <table:table-cell table:style-name="ce12" table:formula="of:=&quot;  &lt;data name=&quot;&quot;&quot;&amp;[.A246]&amp;&quot;.description&quot;&quot; xml:space=&quot;&quot;preserve&quot;&quot;&gt; &lt;value&gt;&quot;&amp;[.C246]&amp;&quot;&lt;/value&gt; &lt;/data&gt;&quot;" office:value-type="string" office:string-value="  &lt;data name=&quot;Upload prospect.description&quot; xml:space=&quot;preserve&quot;&gt; &lt;value&gt;上传潜在顾客&lt;/value&gt; &lt;/data&gt;">
            <text:p><text:s text:c="2"/>&lt;data name="Upload prospect.description"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User's role</text:p>
          </table:table-cell>
          <table:table-cell table:style-name="ce13" office:value-type="string">
            <text:p>用户组</text:p>
          </table:table-cell>
          <table:table-cell table:style-name="ce11" table:formula="of:=&quot;  &lt;data name=&quot;&quot;&quot;&amp;[.A247]&amp;&quot;.title&quot;&quot; xml:space=&quot;&quot;preserve&quot;&quot;&gt; &lt;value&gt;&quot;&amp;[.B247]&amp;&quot;&lt;/value&gt; &lt;/data&gt;&quot;" office:value-type="string" office:string-value="  &lt;data name=&quot;User's role.title&quot; xml:space=&quot;preserve&quot;&gt; &lt;value&gt;User's role&lt;/value&gt; &lt;/data&gt;">
            <text:p><text:s text:c="2"/>&lt;data name="User's role.title" xml:space="preserve"&gt; &lt;value&gt;User's role&lt;/value&gt; &lt;/data&gt;</text:p>
          </table:table-cell>
          <table:table-cell table:style-name="ce11" table:formula="of:=&quot;  &lt;data name=&quot;&quot;&quot;&amp;[.A247]&amp;&quot;.title&quot;&quot; xml:space=&quot;&quot;preserve&quot;&quot;&gt; &lt;value&gt;&quot;&amp;[.C247]&amp;&quot;&lt;/value&gt; &lt;/data&gt;&quot;" office:value-type="string" office:string-value="  &lt;data name=&quot;User's role.title&quot; xml:space=&quot;preserve&quot;&gt; &lt;value&gt;用户组&lt;/value&gt; &lt;/data&gt;">
            <text:p><text:s text:c="2"/>&lt;data name="User's role.title" xml:space="preserve"&gt; &lt;value&gt;用户组&lt;/value&gt; &lt;/data&gt;</text:p>
          </table:table-cell>
          <table:table-cell table:style-name="ce6" office:value-type="string">
            <text:p><text:s/></text:p>
          </table:table-cell>
          <table:table-cell table:number-columns-repeated="250"/>
        </table:table-row>
        <table:table-row table:style-name="ro2">
          <table:table-cell table:style-name="ce12" office:value-type="string">
            <text:p>User's role</text:p>
          </table:table-cell>
          <table:table-cell table:style-name="ce12" office:value-type="string">
            <text:p>Define roles for users</text:p>
          </table:table-cell>
          <table:table-cell table:style-name="ce14" office:value-type="string">
            <text:p>设定用户者职位</text:p>
          </table:table-cell>
          <table:table-cell table:style-name="ce12" table:formula="of:=&quot;  &lt;data name=&quot;&quot;&quot;&amp;[.A248]&amp;&quot;.description&quot;&quot; xml:space=&quot;&quot;preserve&quot;&quot;&gt; &lt;value&gt;&quot;&amp;[.B248]&amp;&quot;&lt;/value&gt; &lt;/data&gt;&quot;" office:value-type="string" office:string-value="  &lt;data name=&quot;User's role.description&quot; xml:space=&quot;preserve&quot;&gt; &lt;value&gt;Define roles for users&lt;/value&gt; &lt;/data&gt;">
            <text:p><text:s text:c="2"/>&lt;data name="User's role.description" xml:space="preserve"&gt; &lt;value&gt;Define roles for users&lt;/value&gt; &lt;/data&gt;</text:p>
          </table:table-cell>
          <table:table-cell table:style-name="ce12" table:formula="of:=&quot;  &lt;data name=&quot;&quot;&quot;&amp;[.A248]&amp;&quot;.description&quot;&quot; xml:space=&quot;&quot;preserve&quot;&quot;&gt; &lt;value&gt;&quot;&amp;[.C248]&amp;&quot;&lt;/value&gt; &lt;/data&gt;&quot;" office:value-type="string" office:string-value="  &lt;data name=&quot;User's role.description&quot; xml:space=&quot;preserve&quot;&gt; &lt;value&gt;设定用户者职位&lt;/value&gt; &lt;/data&gt;">
            <text:p><text:s text:c="2"/>&lt;data name="User's role.description" xml:space="preserve"&gt; &lt;value&gt;设定用户者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card</text:p>
          </table:table-cell>
          <table:table-cell table:style-name="ce11" office:value-type="string">
            <text:p>VIP <text:span text:style-name="T3">卡</text:span></text:p>
          </table:table-cell>
          <table:table-cell table:style-name="ce11" table:formula="of:=&quot;  &lt;data name=&quot;&quot;&quot;&amp;[.A249]&amp;&quot;.title&quot;&quot; xml:space=&quot;&quot;preserve&quot;&quot;&gt; &lt;value&gt;&quot;&amp;[.B249]&amp;&quot;&lt;/value&gt; &lt;/data&gt;&quot;" office:value-type="string" office:string-value="  &lt;data name=&quot;VIP card.title&quot; xml:space=&quot;preserve&quot;&gt; &lt;value&gt;VIP card&lt;/value&gt; &lt;/data&gt;">
            <text:p><text:s text:c="2"/>&lt;data name="VIP card.title" xml:space="preserve"&gt; &lt;value&gt;VIP card&lt;/value&gt; &lt;/data&gt;</text:p>
          </table:table-cell>
          <table:table-cell table:style-name="ce11" table:formula="of:=&quot;  &lt;data name=&quot;&quot;&quot;&amp;[.A249]&amp;&quot;.title&quot;&quot; xml:space=&quot;&quot;preserve&quot;&quot;&gt; &lt;value&gt;&quot;&amp;[.C249]&amp;&quot;&lt;/value&gt; &lt;/data&gt;&quot;" office:value-type="string" office:string-value="  &lt;data name=&quot;VIP card.title&quot; xml:space=&quot;preserve&quot;&gt; &lt;value&gt;VIP 卡&lt;/value&gt; &lt;/data&gt;">
            <text:p><text:s text:c="2"/>&lt;data name="VIP card.title" xml:space="preserve"&gt; &lt;value&gt;VIP 卡&lt;/value&gt; &lt;/data&gt;</text:p>
          </table:table-cell>
          <table:table-cell table:style-name="ce6" office:value-type="string">
            <text:p><text:s/></text:p>
          </table:table-cell>
          <table:table-cell table:number-columns-repeated="250"/>
        </table:table-row>
        <table:table-row table:style-name="ro2">
          <table:table-cell table:style-name="ce12" office:value-type="string">
            <text:p>VIP card</text:p>
          </table:table-cell>
          <table:table-cell table:style-name="ce12" office:value-type="string">
            <text:p>Print VIP card</text:p>
          </table:table-cell>
          <table:table-cell table:style-name="ce14" office:value-type="string">
            <text:p>打印<text:span text:style-name="T2">VIP</text:span><text:span text:style-name="T3">卡</text:span></text:p>
          </table:table-cell>
          <table:table-cell table:style-name="ce12" table:formula="of:=&quot;  &lt;data name=&quot;&quot;&quot;&amp;[.A250]&amp;&quot;.description&quot;&quot; xml:space=&quot;&quot;preserve&quot;&quot;&gt; &lt;value&gt;&quot;&amp;[.B250]&amp;&quot;&lt;/value&gt; &lt;/data&gt;&quot;" office:value-type="string" office:string-value="  &lt;data name=&quot;VIP card.description&quot; xml:space=&quot;preserve&quot;&gt; &lt;value&gt;Print VIP card&lt;/value&gt; &lt;/data&gt;">
            <text:p><text:s text:c="2"/>&lt;data name="VIP card.description" xml:space="preserve"&gt; &lt;value&gt;Print VIP card&lt;/value&gt; &lt;/data&gt;</text:p>
          </table:table-cell>
          <table:table-cell table:style-name="ce12" table:formula="of:=&quot;  &lt;data name=&quot;&quot;&quot;&amp;[.A250]&amp;&quot;.description&quot;&quot; xml:space=&quot;&quot;preserve&quot;&quot;&gt; &lt;value&gt;&quot;&amp;[.C250]&amp;&quot;&lt;/value&gt; &lt;/data&gt;&quot;" office:value-type="string" office:string-value="  &lt;data name=&quot;VIP card.description&quot; xml:space=&quot;preserve&quot;&gt; &lt;value&gt;打印VIP卡&lt;/value&gt; &lt;/data&gt;">
            <text:p><text:s text:c="2"/>&lt;data name="VIP card.description" xml:space="preserve"&gt; &lt;value&gt;打印VIP卡&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P extension</text:p>
          </table:table-cell>
          <table:table-cell table:style-name="ce11" office:value-type="string">
            <text:p>VIP <text:span text:style-name="T3">卡到期延续</text:span></text:p>
          </table:table-cell>
          <table:table-cell table:style-name="ce11" table:formula="of:=&quot;  &lt;data name=&quot;&quot;&quot;&amp;[.A251]&amp;&quot;.title&quot;&quot; xml:space=&quot;&quot;preserve&quot;&quot;&gt; &lt;value&gt;&quot;&amp;[.B251]&amp;&quot;&lt;/value&gt; &lt;/data&gt;&quot;" office:value-type="string" office:string-value="  &lt;data name=&quot;VIP extension.title&quot; xml:space=&quot;preserve&quot;&gt; &lt;value&gt;VIP extension&lt;/value&gt; &lt;/data&gt;">
            <text:p><text:s text:c="2"/>&lt;data name="VIP extension.title" xml:space="preserve"&gt; &lt;value&gt;VIP extension&lt;/value&gt; &lt;/data&gt;</text:p>
          </table:table-cell>
          <table:table-cell table:style-name="ce11" table:formula="of:=&quot;  &lt;data name=&quot;&quot;&quot;&amp;[.A251]&amp;&quot;.title&quot;&quot; xml:space=&quot;&quot;preserve&quot;&quot;&gt; &lt;value&gt;&quot;&amp;[.C251]&amp;&quot;&lt;/value&gt; &lt;/data&gt;&quot;" office:value-type="string" office:string-value="  &lt;data name=&quot;VIP extension.title&quot; xml:space=&quot;preserve&quot;&gt; &lt;value&gt;VIP 卡到期延续&lt;/value&gt; &lt;/data&gt;">
            <text:p><text:s text:c="2"/>&lt;data name="VIP extension.title"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P extension</text:p>
          </table:table-cell>
          <table:table-cell table:style-name="ce12" office:value-type="string">
            <text:p>VIP <text:span text:style-name="T3">卡到期延续</text:span></text:p>
          </table:table-cell>
          <table:table-cell table:style-name="ce12" table:formula="of:=&quot;  &lt;data name=&quot;&quot;&quot;&amp;[.A252]&amp;&quot;.description&quot;&quot; xml:space=&quot;&quot;preserve&quot;&quot;&gt; &lt;value&gt;&quot;&amp;[.B252]&amp;&quot;&lt;/value&gt; &lt;/data&gt;&quot;" office:value-type="string" office:string-value="  &lt;data name=&quot;VIP extension.description&quot; xml:space=&quot;preserve&quot;&gt; &lt;value&gt;VIP extension&lt;/value&gt; &lt;/data&gt;">
            <text:p><text:s text:c="2"/>&lt;data name="VIP extension.description" xml:space="preserve"&gt; &lt;value&gt;VIP extension&lt;/value&gt; &lt;/data&gt;</text:p>
          </table:table-cell>
          <table:table-cell table:style-name="ce12" table:formula="of:=&quot;  &lt;data name=&quot;&quot;&quot;&amp;[.A252]&amp;&quot;.description&quot;&quot; xml:space=&quot;&quot;preserve&quot;&quot;&gt; &lt;value&gt;&quot;&amp;[.C252]&amp;&quot;&lt;/value&gt; &lt;/data&gt;&quot;" office:value-type="string" office:string-value="  &lt;data name=&quot;VIP extension.description&quot; xml:space=&quot;preserve&quot;&gt; &lt;value&gt;VIP 卡到期延续&lt;/value&gt; &lt;/data&gt;">
            <text:p><text:s text:c="2"/>&lt;data name="VIP extension.description"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isitor</text:p>
          </table:table-cell>
          <table:table-cell table:style-name="ce13" office:value-type="string">
            <text:p>访客</text:p>
          </table:table-cell>
          <table:table-cell table:style-name="ce11" table:formula="of:=&quot;  &lt;data name=&quot;&quot;&quot;&amp;[.A253]&amp;&quot;.title&quot;&quot; xml:space=&quot;&quot;preserve&quot;&quot;&gt; &lt;value&gt;&quot;&amp;[.B253]&amp;&quot;&lt;/value&gt; &lt;/data&gt;&quot;" office:value-type="string" office:string-value="  &lt;data name=&quot;Visitor.title&quot; xml:space=&quot;preserve&quot;&gt; &lt;value&gt;Visitor&lt;/value&gt; &lt;/data&gt;">
            <text:p><text:s text:c="2"/>&lt;data name="Visitor.title" xml:space="preserve"&gt; &lt;value&gt;Visitor&lt;/value&gt; &lt;/data&gt;</text:p>
          </table:table-cell>
          <table:table-cell table:style-name="ce11" table:formula="of:=&quot;  &lt;data name=&quot;&quot;&quot;&amp;[.A253]&amp;&quot;.title&quot;&quot; xml:space=&quot;&quot;preserve&quot;&quot;&gt; &lt;value&gt;&quot;&amp;[.C253]&amp;&quot;&lt;/value&gt; &lt;/data&gt;&quot;" office:value-type="string" office:string-value="  &lt;data name=&quot;Visitor.title&quot; xml:space=&quot;preserve&quot;&gt; &lt;value&gt;访客&lt;/value&gt; &lt;/data&gt;">
            <text:p><text:s text:c="2"/>&lt;data name="Visitor.title"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2" office:value-type="string">
            <text:p>Visitor</text:p>
          </table:table-cell>
          <table:table-cell table:style-name="ce14" office:value-type="string">
            <text:p>访客</text:p>
          </table:table-cell>
          <table:table-cell table:style-name="ce12" table:formula="of:=&quot;  &lt;data name=&quot;&quot;&quot;&amp;[.A254]&amp;&quot;.description&quot;&quot; xml:space=&quot;&quot;preserve&quot;&quot;&gt; &lt;value&gt;&quot;&amp;[.B254]&amp;&quot;&lt;/value&gt; &lt;/data&gt;&quot;" office:value-type="string" office:string-value="  &lt;data name=&quot;Visitor.description&quot; xml:space=&quot;preserve&quot;&gt; &lt;value&gt;Visitor&lt;/value&gt; &lt;/data&gt;">
            <text:p><text:s text:c="2"/>&lt;data name="Visitor.description" xml:space="preserve"&gt; &lt;value&gt;Visitor&lt;/value&gt; &lt;/data&gt;</text:p>
          </table:table-cell>
          <table:table-cell table:style-name="ce12" table:formula="of:=&quot;  &lt;data name=&quot;&quot;&quot;&amp;[.A254]&amp;&quot;.description&quot;&quot; xml:space=&quot;&quot;preserve&quot;&quot;&gt; &lt;value&gt;&quot;&amp;[.C254]&amp;&quot;&lt;/value&gt; &lt;/data&gt;&quot;" office:value-type="string" office:string-value="  &lt;data name=&quot;Visitor.description&quot; xml:space=&quot;preserve&quot;&gt; &lt;value&gt;访客&lt;/value&gt; &lt;/data&gt;">
            <text:p><text:s text:c="2"/>&lt;data name="Visitor.description"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Voucher granted</text:p>
          </table:table-cell>
          <table:table-cell table:style-name="ce13" office:value-type="string">
            <text:p>计算礼券</text:p>
          </table:table-cell>
          <table:table-cell table:style-name="ce11" table:formula="of:=&quot;  &lt;data name=&quot;&quot;&quot;&amp;[.A255]&amp;&quot;.title&quot;&quot; xml:space=&quot;&quot;preserve&quot;&quot;&gt; &lt;value&gt;&quot;&amp;[.B255]&amp;&quot;&lt;/value&gt; &lt;/data&gt;&quot;" office:value-type="string" office:string-value="  &lt;data name=&quot;Voucher granted.title&quot; xml:space=&quot;preserve&quot;&gt; &lt;value&gt;Voucher granted&lt;/value&gt; &lt;/data&gt;">
            <text:p><text:s text:c="2"/>&lt;data name="Voucher granted.title" xml:space="preserve"&gt; &lt;value&gt;Voucher granted&lt;/value&gt; &lt;/data&gt;</text:p>
          </table:table-cell>
          <table:table-cell table:style-name="ce11" table:formula="of:=&quot;  &lt;data name=&quot;&quot;&quot;&amp;[.A255]&amp;&quot;.title&quot;&quot; xml:space=&quot;&quot;preserve&quot;&quot;&gt; &lt;value&gt;&quot;&amp;[.C255]&amp;&quot;&lt;/value&gt; &lt;/data&gt;&quot;" office:value-type="string" office:string-value="  &lt;data name=&quot;Voucher granted.title&quot; xml:space=&quot;preserve&quot;&gt; &lt;value&gt;计算礼券&lt;/value&gt; &lt;/data&gt;">
            <text:p><text:s text:c="2"/>&lt;data name="Voucher granted.title" xml:space="preserve"&gt; &lt;value&gt;计算礼券&lt;/value&gt; &lt;/data&gt;</text:p>
          </table:table-cell>
          <table:table-cell table:style-name="ce6" office:value-type="string">
            <text:p><text:s/></text:p>
          </table:table-cell>
          <table:table-cell table:number-columns-repeated="250"/>
        </table:table-row>
        <table:table-row table:style-name="ro2">
          <table:table-cell table:style-name="ce12" office:value-type="string">
            <text:p>Voucher granted</text:p>
          </table:table-cell>
          <table:table-cell table:style-name="ce12" office:value-type="string">
            <text:p>Calculate and register distributed voucher</text:p>
          </table:table-cell>
          <table:table-cell table:style-name="ce14" office:value-type="string">
            <text:p>计算和记录礼券</text:p>
          </table:table-cell>
          <table:table-cell table:style-name="ce12" table:formula="of:=&quot;  &lt;data name=&quot;&quot;&quot;&amp;[.A256]&amp;&quot;.description&quot;&quot; xml:space=&quot;&quot;preserve&quot;&quot;&gt; &lt;value&gt;&quot;&amp;[.B256]&amp;&quot;&lt;/value&gt; &lt;/data&gt;&quot;" office:value-type="string" office:string-value="  &lt;data name=&quot;Voucher granted.description&quot; xml:space=&quot;preserve&quot;&gt; &lt;value&gt;Calculate and register distributed voucher&lt;/value&gt; &lt;/data&gt;">
            <text:p><text:s text:c="2"/>&lt;data name="Voucher granted.description" xml:space="preserve"&gt; &lt;value&gt;Calculate and register distributed voucher&lt;/value&gt; &lt;/data&gt;</text:p>
          </table:table-cell>
          <table:table-cell table:style-name="ce12" table:formula="of:=&quot;  &lt;data name=&quot;&quot;&quot;&amp;[.A256]&amp;&quot;.description&quot;&quot; xml:space=&quot;&quot;preserve&quot;&quot;&gt; &lt;value&gt;&quot;&amp;[.C256]&amp;&quot;&lt;/value&gt; &lt;/data&gt;&quot;" office:value-type="string" office:string-value="  &lt;data name=&quot;Voucher granted.description&quot; xml:space=&quot;preserve&quot;&gt; &lt;value&gt;计算和记录礼券&lt;/value&gt; &lt;/data&gt;">
            <text:p><text:s text:c="2"/>&lt;data name="Voucher granted.description" xml:space="preserve"&gt; &lt;value&gt;计算和记录礼券&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text:p>
          </table:table-cell>
          <table:table-cell table:style-name="ce13" office:value-type="string">
            <text:p>工长</text:p>
          </table:table-cell>
          <table:table-cell table:style-name="ce11" table:formula="of:=&quot;  &lt;data name=&quot;&quot;&quot;&amp;[.A257]&amp;&quot;.title&quot;&quot; xml:space=&quot;&quot;preserve&quot;&quot;&gt; &lt;value&gt;&quot;&amp;[.B257]&amp;&quot;&lt;/value&gt; &lt;/data&gt;&quot;" office:value-type="string" office:string-value="  &lt;data name=&quot;Work leader.title&quot; xml:space=&quot;preserve&quot;&gt; &lt;value&gt;Work leader&lt;/value&gt; &lt;/data&gt;">
            <text:p><text:s text:c="2"/>&lt;data name="Work leader.title" xml:space="preserve"&gt; &lt;value&gt;Work leader&lt;/value&gt; &lt;/data&gt;</text:p>
          </table:table-cell>
          <table:table-cell table:style-name="ce11" table:formula="of:=&quot;  &lt;data name=&quot;&quot;&quot;&amp;[.A257]&amp;&quot;.title&quot;&quot; xml:space=&quot;&quot;preserve&quot;&quot;&gt; &lt;value&gt;&quot;&amp;[.C257]&amp;&quot;&lt;/value&gt; &lt;/data&gt;&quot;" office:value-type="string" office:string-value="  &lt;data name=&quot;Work leader.title&quot; xml:space=&quot;preserve&quot;&gt; &lt;value&gt;工长&lt;/value&gt; &lt;/data&gt;">
            <text:p><text:s text:c="2"/>&lt;data name="Work leader.title" xml:space="preserve"&gt; &lt;value&gt;工长&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text:p>
          </table:table-cell>
          <table:table-cell table:style-name="ce12" office:value-type="string">
            <text:p>Manage work leader</text:p>
          </table:table-cell>
          <table:table-cell table:style-name="ce14" office:value-type="string">
            <text:p>管理工长</text:p>
          </table:table-cell>
          <table:table-cell table:style-name="ce12" table:formula="of:=&quot;  &lt;data name=&quot;&quot;&quot;&amp;[.A258]&amp;&quot;.description&quot;&quot; xml:space=&quot;&quot;preserve&quot;&quot;&gt; &lt;value&gt;&quot;&amp;[.B258]&amp;&quot;&lt;/value&gt; &lt;/data&gt;&quot;" office:value-type="string" office:string-value="  &lt;data name=&quot;Work leader.description&quot; xml:space=&quot;preserve&quot;&gt; &lt;value&gt;Manage work leader&lt;/value&gt; &lt;/data&gt;">
            <text:p><text:s text:c="2"/>&lt;data name="Work leader.description" xml:space="preserve"&gt; &lt;value&gt;Manage work leader&lt;/value&gt; &lt;/data&gt;</text:p>
          </table:table-cell>
          <table:table-cell table:style-name="ce12" table:formula="of:=&quot;  &lt;data name=&quot;&quot;&quot;&amp;[.A258]&amp;&quot;.description&quot;&quot; xml:space=&quot;&quot;preserve&quot;&quot;&gt; &lt;value&gt;&quot;&amp;[.C258]&amp;&quot;&lt;/value&gt; &lt;/data&gt;&quot;" office:value-type="string" office:string-value="  &lt;data name=&quot;Work leader.description&quot; xml:space=&quot;preserve&quot;&gt; &lt;value&gt;管理工长&lt;/value&gt; &lt;/data&gt;">
            <text:p><text:s text:c="2"/>&lt;data name="Work leader.description" xml:space="preserve"&gt; &lt;value&gt;管理工长&lt;/value&gt; &lt;/data&gt;</text:p>
          </table:table-cell>
          <table:table-cell table:style-name="ce6" office:value-type="string">
            <text:p><text:s/></text:p>
          </table:table-cell>
          <table:table-cell table:number-columns-repeated="250"/>
        </table:table-row>
        <table:table-row table:style-name="ro2">
          <table:table-cell table:number-columns-repeated="2" table:style-name="ce11" office:value-type="string">
            <text:p>Work leader payment</text:p>
          </table:table-cell>
          <table:table-cell table:style-name="ce13" office:value-type="string">
            <text:p>工长付款</text:p>
          </table:table-cell>
          <table:table-cell table:style-name="ce11" table:formula="of:=&quot;  &lt;data name=&quot;&quot;&quot;&amp;[.A259]&amp;&quot;.title&quot;&quot; xml:space=&quot;&quot;preserve&quot;&quot;&gt; &lt;value&gt;&quot;&amp;[.B259]&amp;&quot;&lt;/value&gt; &lt;/data&gt;&quot;" office:value-type="string" office:string-value="  &lt;data name=&quot;Work leader payment.title&quot; xml:space=&quot;preserve&quot;&gt; &lt;value&gt;Work leader payment&lt;/value&gt; &lt;/data&gt;">
            <text:p><text:s text:c="2"/>&lt;data name="Work leader payment.title" xml:space="preserve"&gt; &lt;value&gt;Work leader payment&lt;/value&gt; &lt;/data&gt;</text:p>
          </table:table-cell>
          <table:table-cell table:style-name="ce11" table:formula="of:=&quot;  &lt;data name=&quot;&quot;&quot;&amp;[.A259]&amp;&quot;.title&quot;&quot; xml:space=&quot;&quot;preserve&quot;&quot;&gt; &lt;value&gt;&quot;&amp;[.C259]&amp;&quot;&lt;/value&gt; &lt;/data&gt;&quot;" office:value-type="string" office:string-value="  &lt;data name=&quot;Work leader payment.title&quot; xml:space=&quot;preserve&quot;&gt; &lt;value&gt;工长付款&lt;/value&gt; &lt;/data&gt;">
            <text:p><text:s text:c="2"/>&lt;data name="Work leader payment.title" xml:space="preserve"&gt; &lt;value&gt;工长付款&lt;/value&gt; &lt;/data&gt;</text:p>
          </table:table-cell>
          <table:table-cell table:style-name="ce6" office:value-type="string">
            <text:p><text:s/></text:p>
          </table:table-cell>
          <table:table-cell table:number-columns-repeated="250"/>
        </table:table-row>
        <table:table-row table:style-name="ro2">
          <table:table-cell table:style-name="ce12" office:value-type="string">
            <text:p>Work leader payment</text:p>
          </table:table-cell>
          <table:table-cell table:style-name="ce12" office:value-type="string">
            <text:p>Manage work leader payment</text:p>
          </table:table-cell>
          <table:table-cell table:style-name="ce14" office:value-type="string">
            <text:p>管理工长付款</text:p>
          </table:table-cell>
          <table:table-cell table:style-name="ce12" table:formula="of:=&quot;  &lt;data name=&quot;&quot;&quot;&amp;[.A260]&amp;&quot;.description&quot;&quot; xml:space=&quot;&quot;preserve&quot;&quot;&gt; &lt;value&gt;&quot;&amp;[.B260]&amp;&quot;&lt;/value&gt; &lt;/data&gt;&quot;" office:value-type="string" office:string-value="  &lt;data name=&quot;Work leader payment.description&quot; xml:space=&quot;preserve&quot;&gt; &lt;value&gt;Manage work leader payment&lt;/value&gt; &lt;/data&gt;">
            <text:p><text:s text:c="2"/>&lt;data name="Work leader payment.description" xml:space="preserve"&gt; &lt;value&gt;Manage work leader payment&lt;/value&gt; &lt;/data&gt;</text:p>
          </table:table-cell>
          <table:table-cell table:style-name="ce12" table:formula="of:=&quot;  &lt;data name=&quot;&quot;&quot;&amp;[.A260]&amp;&quot;.description&quot;&quot; xml:space=&quot;&quot;preserve&quot;&quot;&gt; &lt;value&gt;&quot;&amp;[.C260]&amp;&quot;&lt;/value&gt; &lt;/data&gt;&quot;" office:value-type="string" office:string-value="  &lt;data name=&quot;Work leader payment.description&quot; xml:space=&quot;preserve&quot;&gt; &lt;value&gt;管理工长付款&lt;/value&gt; &lt;/data&gt;">
            <text:p><text:s text:c="2"/>&lt;data name="Work leader payment.description" xml:space="preserve"&gt; &lt;value&gt;管理工长付款&lt;/value&gt; &lt;/data&gt;</text:p>
          </table:table-cell>
          <table:table-cell table:style-name="ce6" office:value-type="string">
            <text:p><text:s/></text:p>
          </table:table-cell>
          <table:table-cell table:number-columns-repeated="250"/>
        </table:table-row>
        <table:table-row table:style-name="ro2">
          <table:table-cell table:number-columns-repeated="3"/>
          <table:table-cell table:number-columns-repeated="2" office:value-type="string">
            <text:p>&lt;/root&gt;</text:p>
          </table:table-cell>
          <table:table-cell table:style-name="ce6" office:value-type="string">
            <text:p><text:s/></text:p>
          </table:table-cell>
          <table:table-cell table:number-columns-repeated="250"/>
        </table:table-row>
        <table:table-row table:style-name="ro2">
          <table:table-cell office:value-type="string">
            <text:p>Deleted lines</text:p>
          </table:table-cell>
          <table:table-cell table:number-columns-repeated="4"/>
          <table:table-cell table:style-name="ce6" office:value-type="string">
            <text:p><text:s/></text:p>
          </table:table-cell>
          <table:table-cell table:number-columns-repeated="250"/>
        </table:table-row>
        <table:table-row table:style-name="ro2">
          <table:table-cell table:number-columns-repeated="2" table:style-name="ce11" office:value-type="string">
            <text:p>Account</text:p>
          </table:table-cell>
          <table:table-cell table:style-name="ce13" office:value-type="string">
            <text:p>顾客帐户</text:p>
          </table:table-cell>
          <table:table-cell table:style-name="ce11" table:formula="of:=&quot;  &lt;data name=&quot;&quot;&quot;&amp;[.A263]&amp;&quot;.title&quot;&quot; xml:space=&quot;&quot;preserve&quot;&quot;&gt; &lt;value&gt;&quot;&amp;[.B263]&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3]&amp;&quot;.title&quot;&quot; xml:space=&quot;&quot;preserve&quot;&quot;&gt; &lt;value&gt;&quot;&amp;[.C263]&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number-columns-repeated="251"/>
        </table:table-row>
        <table:table-row table:style-name="ro2">
          <table:table-cell table:style-name="ce12" office:value-type="string">
            <text:p>Account</text:p>
          </table:table-cell>
          <table:table-cell table:style-name="ce12" office:value-type="string">
            <text:p>Add money to customer account</text:p>
          </table:table-cell>
          <table:table-cell table:style-name="ce14" office:value-type="string">
            <text:p>加顾客金</text:p>
          </table:table-cell>
          <table:table-cell table:style-name="ce12" table:formula="of:=&quot;  &lt;data name=&quot;&quot;&quot;&amp;[.A264]&amp;&quot;.description&quot;&quot; xml:space=&quot;&quot;preserve&quot;&quot;&gt; &lt;value&gt;&quot;&amp;[.B264]&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4]&amp;&quot;.description&quot;&quot; xml:space=&quot;&quot;preserve&quot;&quot;&gt; &lt;value&gt;&quot;&amp;[.C264]&amp;&quot;&lt;/value&gt; &lt;/data&gt;&quot;" office:value-type="string" office:string-value="  &lt;data name=&quot;Account.description&quot; xml:space=&quot;preserve&quot;&gt; &lt;value&gt;加顾客金&lt;/value&gt; &lt;/data&gt;">
            <text:p><text:s text:c="2"/>&lt;data name="Account.description" xml:space="preserve"&gt; &lt;value&gt;加顾客金&lt;/value&gt; &lt;/data&gt;</text:p>
          </table:table-cell>
          <table:table-cell table:number-columns-repeated="251"/>
        </table:table-row>
        <table:table-row table:style-name="ro2">
          <table:table-cell table:number-columns-repeated="2" table:style-name="ce11" office:value-type="string">
            <text:p>Account</text:p>
          </table:table-cell>
          <table:table-cell table:style-name="ce16" office:value-type="string">
            <text:p>顾客帐户</text:p>
          </table:table-cell>
          <table:table-cell table:style-name="ce11" table:formula="of:=&quot;  &lt;data name=&quot;&quot;&quot;&amp;[.A265]&amp;&quot;.title&quot;&quot; xml:space=&quot;&quot;preserve&quot;&quot;&gt; &lt;value&gt;&quot;&amp;[.B265]&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1" table:formula="of:=&quot;  &lt;data name=&quot;&quot;&quot;&amp;[.A265]&amp;&quot;.title&quot;&quot; xml:space=&quot;&quot;preserve&quot;&quot;&gt; &lt;value&gt;&quot;&amp;[.C265]&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style-name="ce6" office:value-type="string">
            <text:p><text:s/></text:p>
          </table:table-cell>
          <table:table-cell table:number-columns-repeated="250"/>
        </table:table-row>
        <table:table-row table:style-name="ro2">
          <table:table-cell table:style-name="ce12" office:value-type="string">
            <text:p>Account</text:p>
          </table:table-cell>
          <table:table-cell table:style-name="ce12" office:value-type="string">
            <text:p>Add money to customer account</text:p>
          </table:table-cell>
          <table:table-cell table:style-name="ce15" office:value-type="string">
            <text:p>给顾客帐户充值</text:p>
          </table:table-cell>
          <table:table-cell table:style-name="ce12" table:formula="of:=&quot;  &lt;data name=&quot;&quot;&quot;&amp;[.A266]&amp;&quot;.description&quot;&quot; xml:space=&quot;&quot;preserve&quot;&quot;&gt; &lt;value&gt;&quot;&amp;[.B266]&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12" table:formula="of:=&quot;  &lt;data name=&quot;&quot;&quot;&amp;[.A266]&amp;&quot;.description&quot;&quot; xml:space=&quot;&quot;preserve&quot;&quot;&gt; &lt;value&gt;&quot;&amp;[.C266]&amp;&quot;&lt;/value&gt; &lt;/data&gt;&quot;" office:value-type="string" office:string-value="  &lt;data name=&quot;Account.description&quot; xml:space=&quot;preserve&quot;&gt; &lt;value&gt;给顾客帐户充值&lt;/value&gt; &lt;/data&gt;">
            <text:p><text:s text:c="2"/>&lt;data name="Account.description" xml:space="preserve"&gt; &lt;value&gt;给顾客帐户充值&lt;/value&gt; &lt;/data&gt;</text:p>
          </table:table-cell>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number-rows-repeated="1048307">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imes New Roman1" svg:font-family="'Times New Roman'" style:font-family-generic="swiss"/>
    <style:font-face style:name="微软雅黑" svg:font-family="微软雅黑"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微软雅黑"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强调文字颜色_20_1" style:display-name="20% - 强调文字颜色 1" style:family="table-cell" style:parent-style-name="Default">
      <style:table-cell-properties fo:background-color="#cc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2" style:display-name="20% - 强调文字颜色 2" style:family="table-cell" style:parent-style-name="Default">
      <style:table-cell-properties fo:background-color="#ff99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3" style:display-name="20% - 强调文字颜色 3" style:family="table-cell" style:parent-style-name="Default">
      <style:table-cell-properties fo:background-color="#ccff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4" style:display-name="2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5" style:display-name="20% - 强调文字颜色 5" style:family="table-cell" style:parent-style-name="Default">
      <style:table-cell-properties fo:background-color="#ccff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6" style:display-name="20% - 强调文字颜色 6" style:family="table-cell" style:parent-style-name="Default">
      <style:table-cell-properties fo:background-color="#ffcc99"/>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1" style:display-name="40% - 强调文字颜色 1"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2" style:display-name="40% - 强调文字颜色 2" style:family="table-cell" style:parent-style-name="Default">
      <style:table-cell-properties fo:background-color="#ff808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3" style:display-name="40% - 强调文字颜色 3" style:family="table-cell" style:parent-style-name="Default">
      <style:table-cell-properties fo:background-color="#00ff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4" style:display-name="4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5" style:display-name="40% - 强调文字颜色 5"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6" style:display-name="40% - 强调文字颜色 6" style:family="table-cell" style:parent-style-name="Default">
      <style:table-cell-properties fo:background-color="#ffcc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1" style:display-name="60% - 强调文字颜色 1" style:family="table-cell" style:parent-style-name="Default">
      <style:table-cell-properties fo:background-color="#0066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2" style:display-name="60% - 强调文字颜色 2" style:family="table-cell" style:parent-style-name="Default">
      <style:table-cell-properties fo:background-color="#ff8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3" style:display-name="60% - 强调文字颜色 3" style:family="table-cell" style:parent-style-name="Default">
      <style:table-cell-properties fo:background-color="#00ff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4" style:display-name="60% - 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5" style:display-name="60% - 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6" style:display-name="60% - 强调文字颜色 6" style:family="table-cell" style:parent-style-name="Default">
      <style:table-cell-properties fo:background-color="#ff99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好" style:family="table-cell" style:parent-style-name="Default">
      <style:table-cell-properties fo:background-color="#ccffcc"/>
      <style:text-properties fo:color="#008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差" style:family="table-cell" style:parent-style-name="Default">
      <style:table-cell-properties fo:background-color="#ff99cc"/>
      <style:text-properties fo:color="#80008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1" style:display-name="强调文字颜色 1" style:family="table-cell" style:parent-style-name="Default">
      <style:table-cell-properties fo:background-color="#333399"/>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2" style:display-name="强调文字颜色 2" style:family="table-cell" style:parent-style-name="Default">
      <style:table-cell-properties fo:background-color="#ff00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3" style:display-name="强调文字颜色 3" style:family="table-cell" style:parent-style-name="Default">
      <style:table-cell-properties fo:background-color="#339966"/>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4" style:display-name="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5" style:display-name="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6" style:display-name="强调文字颜色 6" style:family="table-cell" style:parent-style-name="Default">
      <style:table-cell-properties fo:background-color="#ff66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标题" style:family="table-cell" style:parent-style-name="Default">
      <style:text-properties fo:color="#003366" style:text-outline="false" style:text-line-through-style="none" style:font-name="宋体" fo:font-size="18pt" fo:font-style="normal" fo:text-shadow="none" style:text-underline-style="none" fo:font-weight="bold" style:font-name-asian="宋体" style:font-size-asian="18pt" style:font-style-asian="normal" style:font-weight-asian="bold" style:font-size-complex="18pt" style:font-style-complex="normal" style:font-weight-complex="bold"/>
    </style:style>
    <style:style style:name="标题_20_1" style:display-name="标题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宋体" fo:font-size="15pt" fo:font-style="normal" fo:text-shadow="none" style:text-underline-style="none" fo:font-weight="bold" style:font-name-asian="宋体" style:font-size-asian="15pt" style:font-style-asian="normal" style:font-weight-asian="bold" style:font-size-complex="15pt" style:font-style-complex="normal" style:font-weight-complex="bold"/>
    </style:style>
    <style:style style:name="标题_20_2" style:display-name="标题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宋体" fo:font-size="13pt" fo:font-style="normal" fo:text-shadow="none" style:text-underline-style="none" fo:font-weight="bold" style:font-name-asian="宋体" style:font-size-asian="13pt" style:font-style-asian="normal" style:font-weight-asian="bold" style:font-size-complex="13pt" style:font-style-complex="normal" style:font-weight-complex="bold"/>
    </style:style>
    <style:style style:name="标题_20_3" style:display-name="标题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标题_20_4" style:display-name="标题 4" style:family="table-cell" style:parent-style-name="Default">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检查单元格"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汇总"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注释"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解释性文本" style:family="table-cell" style:parent-style-name="Default">
      <style:text-properties fo:color="#808080" style:text-outline="false" style:text-line-through-style="none" style:font-name="宋体" fo:font-size="11pt" fo:font-style="italic" fo:text-shadow="none" style:text-underline-style="none" fo:font-weight="normal" style:font-name-asian="宋体" style:font-size-asian="11pt" style:font-style-asian="italic" style:font-weight-asian="normal" style:font-size-complex="11pt" style:font-style-complex="italic" style:font-weight-complex="normal"/>
    </style:style>
    <style:style style:name="警告文本" style:family="table-cell" style:parent-style-name="Default">
      <style:text-properties fo:color="#ff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计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输入"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输出"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适中" style:family="table-cell" style:parent-style-name="Default">
      <style:table-cell-properties fo:background-color="#ffff99"/>
      <style:text-properties fo:color="#9933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链接单元格"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30">11/30/2012</text:date>, <text:time>17:28:49</text:time></text:p>
        </style:region-right>
      </style:header>
      <style:header-left style:display="false"/>
      <style:footer>
        <text:p>Page <text:page-number>1</text:page-number> / <text:page-count>99</text:page-count></text:p>
      </style:footer>
      <style:footer-left style:display="false"/>
    </style:master-page>
    <style:master-page style:name="PageStyle_5f_New_20_words" style:display-name="PageStyle_New words" style:page-layout-name="Mpm3">
      <style:header style:display="false"/>
      <style:header-left style:display="false"/>
      <style:footer style:display="false"/>
      <style:footer-left style:display="false"/>
    </style:master-page>
    <style:master-page style:name="PageStyle_5f_Old" style:display-name="PageStyle_Old" style:page-layout-name="Mpm4">
      <style:header style:display="false"/>
      <style:header-left style:display="false"/>
      <style:footer style:display="false"/>
      <style:footer-left style:display="false"/>
    </style:master-page>
    <style:master-page style:name="PageStyle_5f_Dico" style:display-name="PageStyle_Dico"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nu" style:display-name="PageStyle_Menu"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30T17:28:49.01</dc:date>
    <meta:editing-duration>P2DT15H58M8S</meta:editing-duration>
    <meta:editing-cycles>61</meta:editing-cycles>
    <meta:generator>OpenOffice.org/3.4.1$Win32 OpenOffice.org_project/341m1$Build-9593</meta:generator>
    <meta:document-statistic meta:table-count="3" meta:cell-count="2182" meta:object-count="0"/>
  </office:meta>
</office:document-meta>
</file>